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fo:background-color="#000000"/>
      <style:text-properties fo:color="#729fcf" fo:font-size="14pt" style:font-size-asian="14pt" style:font-size-complex="14pt"/>
    </style:style>
    <style:style style:name="ce2" style:family="table-cell" style:parent-style-name="Default">
      <style:table-cell-properties fo:background-color="#000000"/>
      <style:text-properties fo:color="#80008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00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000000"/>
      <style:text-properties fo:color="#ffff00"/>
    </style:style>
    <style:style style:name="ce6" style:family="table-cell" style:parent-style-name="Default">
      <style:table-cell-properties fo:background-color="transparent"/>
      <style:text-properties fo:color="#729fcf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800080" fo:font-weight="bold" style:font-weight-asian="bold" style:font-weight-complex="bold"/>
    </style:style>
    <style:style style:name="ce13" style:family="table-cell" style:parent-style-name="Default">
      <style:table-cell-properties fo:background-color="#800080" style:text-align-source="fix" style:repeat-content="false" fo:border="non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color="#ffff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fo:background-color="#000000" fo:border="none"/>
      <style:text-properties fo:color="#800080" fo:font-weight="bold" style:font-weight-asian="bold" style:font-weight-complex="bold"/>
    </style:style>
    <style:style style:name="ce45" style:family="table-cell" style:parent-style-name="Default">
      <style:table-cell-properties fo:background-color="#000000" fo:border="none"/>
      <style:text-properties fo:color="#ffff00" fo:font-weight="bold" style:font-weight-asian="bold" style:font-weight-complex="bold"/>
    </style:style>
    <style:style style:name="ce46" style:family="table-cell" style:parent-style-name="Default">
      <style:table-cell-properties fo:background-color="#000000" fo:border="0.06pt solid #000000"/>
    </style:style>
    <style:style style:name="ce31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81d41a"/>
      <style:text-properties fo:color="#000000"/>
    </style:style>
    <style:style style:name="ce33" style:family="table-cell" style:parent-style-name="Default" style:data-style-name="N1">
      <style:table-cell-properties fo:background-color="#81d41a"/>
    </style:style>
    <style:style style:name="ce35" style:family="table-cell" style:parent-style-name="Default" style:data-style-name="N0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000000" fo:border="0.06pt solid #000000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-bottom="0.06pt solid #000000" fo:background-color="#80008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ff972f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729fcf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800080" fo:border="none"/>
    </style:style>
    <style:style style:name="ce62" style:family="table-cell" style:parent-style-name="Default" style:data-style-name="N0">
      <style:table-cell-properties fo:background-color="#81d41a" fo:border="0.06pt solid #000000"/>
    </style:style>
    <style:style style:name="ce63" style:family="table-cell" style:parent-style-name="Default">
      <style:table-cell-properties fo:background-color="#800080" fo:border="none"/>
    </style:style>
    <style:style style:name="ce64" style:family="table-cell" style:parent-style-name="Default">
      <style:table-cell-properties fo:background-color="#81d41a" fo:border="0.06pt solid #000000"/>
    </style:style>
    <style:style style:name="ce65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81d41a" fo:border="0.06pt solid #000000"/>
      <style:map style:condition="cell-content()&gt;[.C$124]" style:apply-style-name="Good" style:base-cell-address="Feuille1.C83"/>
      <style:map style:condition="cell-content()&lt;[.C$124]" style:apply-style-name="Bad" style:base-cell-address="Feuille1.C83"/>
    </style:style>
    <style:style style:name="ce70" style:family="table-cell" style:parent-style-name="Default">
      <style:table-cell-properties fo:background-color="#800080" fo:border="none"/>
      <style:map style:condition="cell-content()&gt;[.C$124]" style:apply-style-name="Good" style:base-cell-address="Feuille1.C83"/>
      <style:map style:condition="cell-content()&lt;[.C$124]" style:apply-style-name="Bad" style:base-cell-address="Feuille1.C83"/>
    </style:style>
    <style:style style:name="ce73" style:family="table-cell" style:parent-style-name="Default">
      <style:table-cell-properties fo:background-color="#81d41a" fo:border="0.06pt solid #000000"/>
      <style:map style:condition="cell-content()&gt;[.C$124]" style:apply-style-name="Good" style:base-cell-address="Feuille1.C83"/>
      <style:map style:condition="cell-content()&lt;[.C$124]" style:apply-style-name="Bad" style:base-cell-address="Feuille1.C83"/>
    </style:style>
    <style:style style:name="ce3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000000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800080" style:text-align-source="fix" style:repeat-content="false" fo:border-left="0.06pt solid #000000" fo:border-right="none" fo:border-top="non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end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end" fo:margin-left="0mm"/>
      <style:text-properties fo:color="#ffff00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end" fo:margin-left="0mm"/>
      <style:text-properties fo:color="#800080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00000" fo:border-left="0.06pt solid #000000" fo:border-right="none" fo:border-top="none"/>
      <style:text-properties fo:color="#800080" fo:font-weight="bold" style:font-weight-asian="bold" style:font-weight-complex="bold"/>
    </style:style>
    <style:style style:name="ce84" style:family="table-cell" style:parent-style-name="Default">
      <style:table-cell-properties fo:background-color="#b7b3c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ackground-color="#b7b3ca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972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972f" style:cell-protect="none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000000" fo:border-left="0.99pt groove #000000" fo:border-right="0.99pt groove #000000" fo:border-top="0.06pt solid #000000"/>
    </style:style>
    <style:style style:name="ce88" style:family="table-cell" style:parent-style-name="Default">
      <style:table-cell-properties fo:border-bottom="0.06pt solid #000000" fo:background-color="#b7b3ca" style:text-align-source="fix" style:repeat-content="false" fo:border-left="0.99pt groove #000000" fo:border-right="0.99pt groove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0">
      <style:table-cell-properties fo:border-bottom="0.06pt solid #000000" fo:background-color="#b7b3ca" style:text-align-source="fix" style:repeat-content="false" fo:border-left="0.99pt groove #000000" fo:border-right="0.99pt groove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800080" fo:border-left="0.99pt groove #000000" fo:border-right="0.99pt groove #000000" fo:border-top="0.06pt solid #000000"/>
    </style:style>
    <style:style style:name="ce140" style:family="table-cell" style:parent-style-name="Default">
      <style:table-cell-properties fo:border-bottom="0.06pt solid #000000" fo:background-color="#ff972f" style:cell-protect="none" style:print-content="true" style:text-align-source="fix" style:repeat-content="false" fo:border-left="0.99pt groove #000000" fo:border-right="0.99pt groove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000000" style:text-align-source="fix" style:repeat-content="false" fo:border-left="0.99pt groove #000000" fo:border-right="0.06pt solid #000000" fo:border-top="0.06pt solid #000000"/>
      <style:paragraph-properties fo:text-align="center" fo:margin-left="0mm"/>
      <style:text-properties fo:color="#729fc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0.06pt solid #000000" fo:background-color="#000000" fo:border-left="none" fo:border-right="0.06pt solid #000000" fo:border-top="0.06pt solid #000000"/>
    </style:style>
    <style:style style:name="ce94" style:family="table-cell" style:parent-style-name="Default" style:data-style-name="N0">
      <style:table-cell-properties fo:border-bottom="0.06pt solid #000000" fo:background-color="#b7b3ca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800080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000000" fo:border-left="0.99pt groove #000000" fo:border-right="0.06pt solid #000000" fo:border-top="0.06pt solid #000000"/>
    </style:style>
    <style:style style:name="ce146" style:family="table-cell" style:parent-style-name="Default">
      <style:table-cell-properties fo:border-bottom="0.06pt solid #000000" fo:background-color="#ff972f" style:cell-protect="none" style:print-content="true" style:text-align-source="fix" style:repeat-content="false" fo:border-left="0.99pt groove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ff972f" style:cell-protect="none" style:print-content="true" style:text-align-source="fix" style:repeat-content="false" fo:border-left="0.99pt groove #000000" fo:border-right="0.99pt groove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000000" fo:border="0.06pt solid #000000"/>
    </style:style>
    <style:style style:name="ce100" style:family="table-cell" style:parent-style-name="Default">
      <style:table-cell-properties fo:background-color="#000000" fo:border="none"/>
    </style:style>
    <style:style style:name="ce101" style:family="table-cell" style:parent-style-name="Default">
      <style:table-cell-properties fo:background-color="#000000" style:cell-protect="none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 fo:border="0.06pt solid #000000"/>
    </style:style>
    <style:style style:name="ce105" style:family="table-cell" style:parent-style-name="Default">
      <style:table-cell-properties fo:background-color="transparent" fo:border="none"/>
    </style:style>
    <style:style style:name="ce106" style:family="table-cell" style:parent-style-name="Default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729fc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800080"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ffff00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800080"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800080" fo:font-weight="bold" style:font-weight-asian="bold" style:font-weight-complex="bold"/>
    </style:style>
    <style:style style:name="ce117" style:family="table-cell" style:parent-style-name="Default">
      <style:table-cell-properties fo:background-color="transparent" fo:border="none"/>
      <style:text-properties fo:color="#800080" fo:font-weight="bold" style:font-weight-asian="bold" style:font-weight-complex="bold"/>
    </style:style>
    <style:style style:name="ce118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1" table:default-cell-style-name="ce57"/>
        <table:table-column table:style-name="co1" table:number-columns-repeated="10" table:default-cell-style-name="ce64"/>
        <table:table-column table:style-name="co1" table:default-cell-style-name="ce46"/>
        <table:table-column table:style-name="co1" table:number-columns-repeated="122" table:default-cell-style-name="Default"/>
        <table:table-row table:style-name="ro1">
          <table:table-cell table:style-name="ce4" office:value-type="string" calcext:value-type="string">
            <text:p>Damage=attack-defense</text:p>
          </table:table-cell>
          <table:table-cell table:style-name="ce29" table:number-columns-repeated="3"/>
          <table:table-cell table:style-name="ce29" office:value-type="string" calcext:value-type="string">
            <text:p>attack</text:p>
          </table:table-cell>
          <table:table-cell table:style-name="ce29" table:number-columns-repeated="3"/>
          <table:table-cell table:style-name="ce4" office:value-type="string" calcext:value-type="string">
            <text:p>Damage=((char1.int*2)-char2.int)*3</text:p>
          </table:table-cell>
          <table:table-cell table:style-name="ce29" table:number-columns-repeated="3"/>
          <table:table-cell table:style-name="ce29" office:value-type="string" calcext:value-type="string">
            <text:p>trap</text:p>
          </table:table-cell>
          <table:table-cell table:style-name="ce29" table:number-columns-repeated="3"/>
          <table:table-cell table:number-columns-repeated="119"/>
        </table:table-row>
        <table:table-row table:style-name="ro2">
          <table:table-cell table:style-name="ce2" office:value-type="string" calcext:value-type="string">
            <text:p><text:s text:c="11"/>attack</text:p>
          </table:table-cell>
          <table:table-cell table:style-name="ce29" table:number-columns-repeated="7"/>
          <table:table-cell table:style-name="ce2" office:value-type="string" calcext:value-type="string">
            <text:p>int player1</text:p>
          </table:table-cell>
          <table:table-cell table:style-name="ce29" table:number-columns-repeated="7"/>
          <table:table-cell table:number-columns-repeated="119"/>
        </table:table-row>
        <table:table-row table:style-name="ro2">
          <table:table-cell table:style-name="ce2" table:formula="of:=([.A4]+50)" office:value-type="float" office:value="500" calcext:value-type="float">
            <text:p>500</text:p>
          </table:table-cell>
          <table:table-cell table:style-name="ce31" table:formula="of:=([.A3]-[.B9])" office:value-type="float" office:value="500" calcext:value-type="float">
            <text:p>500</text:p>
          </table:table-cell>
          <table:table-cell table:style-name="ce31" table:formula="of:=([.A3]-[.C9])" office:value-type="float" office:value="490" calcext:value-type="float">
            <text:p>490</text:p>
          </table:table-cell>
          <table:table-cell table:style-name="ce31" table:formula="of:=([.A3]-[.D9])" office:value-type="float" office:value="475" calcext:value-type="float">
            <text:p>475</text:p>
          </table:table-cell>
          <table:table-cell table:style-name="ce31" table:formula="of:=([.A3]-[.E9])" office:value-type="float" office:value="450" calcext:value-type="float">
            <text:p>450</text:p>
          </table:table-cell>
          <table:table-cell table:style-name="ce31" table:formula="of:=([.A3]-[.F9])" office:value-type="float" office:value="425" calcext:value-type="float">
            <text:p>425</text:p>
          </table:table-cell>
          <table:table-cell table:style-name="ce31" table:formula="of:=([.B3]-[.G9])" office:value-type="float" office:value="400" calcext:value-type="float">
            <text:p>400</text:p>
          </table:table-cell>
          <table:table-cell table:style-name="ce29"/>
          <table:table-cell table:style-name="ce2" table:formula="of:=[.I4]+20" office:value-type="float" office:value="200" calcext:value-type="float">
            <text:p>20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2" table:formula="of:=([.A5]+50)" office:value-type="float" office:value="450" calcext:value-type="float">
            <text:p>450</text:p>
          </table:table-cell>
          <table:table-cell table:style-name="ce31" table:formula="of:=([.A4]-[.B9])" office:value-type="float" office:value="450" calcext:value-type="float">
            <text:p>450</text:p>
          </table:table-cell>
          <table:table-cell table:style-name="ce31" table:formula="of:=([.A4]-[.C9])" office:value-type="float" office:value="440" calcext:value-type="float">
            <text:p>440</text:p>
          </table:table-cell>
          <table:table-cell table:style-name="ce31" table:formula="of:=([.A4]-[.D9])" office:value-type="float" office:value="425" calcext:value-type="float">
            <text:p>425</text:p>
          </table:table-cell>
          <table:table-cell table:style-name="ce31" table:formula="of:=([.A4]-[.E9])" office:value-type="float" office:value="400" calcext:value-type="float">
            <text:p>400</text:p>
          </table:table-cell>
          <table:table-cell table:style-name="ce31" table:formula="of:=([.A4]-[.F9])" office:value-type="float" office:value="375" calcext:value-type="float">
            <text:p>375</text:p>
          </table:table-cell>
          <table:table-cell table:style-name="ce31" table:formula="of:=([.B4]-[.G9])" office:value-type="float" office:value="350" calcext:value-type="float">
            <text:p>350</text:p>
          </table:table-cell>
          <table:table-cell table:style-name="ce29"/>
          <table:table-cell table:style-name="ce2" table:formula="of:=[.I5]+20" office:value-type="float" office:value="180" calcext:value-type="float">
            <text:p>18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2" table:formula="of:=([.A6]+50)" office:value-type="float" office:value="400" calcext:value-type="float">
            <text:p>400</text:p>
          </table:table-cell>
          <table:table-cell table:style-name="ce31" table:formula="of:=([.A5]-[.B9])" office:value-type="float" office:value="400" calcext:value-type="float">
            <text:p>400</text:p>
          </table:table-cell>
          <table:table-cell table:style-name="ce31" table:formula="of:=([.A5]-[.C9])" office:value-type="float" office:value="390" calcext:value-type="float">
            <text:p>390</text:p>
          </table:table-cell>
          <table:table-cell table:style-name="ce31" table:formula="of:=([.A5]-[.D9])" office:value-type="float" office:value="375" calcext:value-type="float">
            <text:p>375</text:p>
          </table:table-cell>
          <table:table-cell table:style-name="ce31" table:formula="of:=([.A5]-[.E9])" office:value-type="float" office:value="350" calcext:value-type="float">
            <text:p>350</text:p>
          </table:table-cell>
          <table:table-cell table:style-name="ce31" table:formula="of:=([.A5]-[.F9])" office:value-type="float" office:value="325" calcext:value-type="float">
            <text:p>325</text:p>
          </table:table-cell>
          <table:table-cell table:style-name="ce31" table:formula="of:=([.B5]-[.G9])" office:value-type="float" office:value="300" calcext:value-type="float">
            <text:p>300</text:p>
          </table:table-cell>
          <table:table-cell table:style-name="ce29"/>
          <table:table-cell table:style-name="ce2" table:formula="of:=[.I6]+20" office:value-type="float" office:value="160" calcext:value-type="float">
            <text:p>16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2" table:formula="of:=([.A7]+50)" office:value-type="float" office:value="350" calcext:value-type="float">
            <text:p>350</text:p>
          </table:table-cell>
          <table:table-cell table:style-name="ce31" table:formula="of:=([.A6]-[.B9])" office:value-type="float" office:value="350" calcext:value-type="float">
            <text:p>350</text:p>
          </table:table-cell>
          <table:table-cell table:style-name="ce31" table:formula="of:=([.A6]-[.C9])" office:value-type="float" office:value="340" calcext:value-type="float">
            <text:p>340</text:p>
          </table:table-cell>
          <table:table-cell table:style-name="ce31" table:formula="of:=([.A6]-[.D9])" office:value-type="float" office:value="325" calcext:value-type="float">
            <text:p>325</text:p>
          </table:table-cell>
          <table:table-cell table:style-name="ce31" table:formula="of:=([.A6]-[.E9])" office:value-type="float" office:value="300" calcext:value-type="float">
            <text:p>300</text:p>
          </table:table-cell>
          <table:table-cell table:style-name="ce31" table:formula="of:=([.A6]-[.F9])" office:value-type="float" office:value="275" calcext:value-type="float">
            <text:p>275</text:p>
          </table:table-cell>
          <table:table-cell table:style-name="ce31" table:formula="of:=([.B6]-[.G9])" office:value-type="float" office:value="250" calcext:value-type="float">
            <text:p>250</text:p>
          </table:table-cell>
          <table:table-cell table:style-name="ce29"/>
          <table:table-cell table:style-name="ce2" table:formula="of:=[.I7]+20" office:value-type="float" office:value="140" calcext:value-type="float">
            <text:p>14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2" table:formula="of:=([.A8]+50)" office:value-type="float" office:value="300" calcext:value-type="float">
            <text:p>300</text:p>
          </table:table-cell>
          <table:table-cell table:style-name="ce51" table:formula="of:=([.A7]-[.B9])" office:value-type="float" office:value="300" calcext:value-type="float">
            <text:p>300</text:p>
          </table:table-cell>
          <table:table-cell table:style-name="ce51" table:formula="of:=([.A7]-[.C9])" office:value-type="float" office:value="290" calcext:value-type="float">
            <text:p>290</text:p>
          </table:table-cell>
          <table:table-cell table:style-name="ce51" table:formula="of:=([.A7]-[.D9])" office:value-type="float" office:value="275" calcext:value-type="float">
            <text:p>275</text:p>
          </table:table-cell>
          <table:table-cell table:style-name="ce31" table:formula="of:=([.A7]-[.E9])" office:value-type="float" office:value="250" calcext:value-type="float">
            <text:p>250</text:p>
          </table:table-cell>
          <table:table-cell table:style-name="ce31" table:formula="of:=([.A7]-[.F9])" office:value-type="float" office:value="225" calcext:value-type="float">
            <text:p>225</text:p>
          </table:table-cell>
          <table:table-cell table:style-name="ce31" table:formula="of:=([.B7]-[.G9])" office:value-type="float" office:value="200" calcext:value-type="float">
            <text:p>200</text:p>
          </table:table-cell>
          <table:table-cell table:style-name="ce29"/>
          <table:table-cell table:style-name="ce2" table:formula="of:=[.I8]+20" office:value-type="float" office:value="120" calcext:value-type="float">
            <text:p>12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1" table:formula="of:=([.A8]-[.B9])" office:value-type="float" office:value="250" calcext:value-type="float">
            <text:p>250</text:p>
          </table:table-cell>
          <table:table-cell table:style-name="ce51" table:formula="of:=([.A8]-[.C9])" office:value-type="float" office:value="240" calcext:value-type="float">
            <text:p>240</text:p>
          </table:table-cell>
          <table:table-cell table:style-name="ce51" table:formula="of:=([.A8]-[.D9])" office:value-type="float" office:value="225" calcext:value-type="float">
            <text:p>225</text:p>
          </table:table-cell>
          <table:table-cell table:style-name="ce31" table:formula="of:=([.A8]-[.E9])" office:value-type="float" office:value="200" calcext:value-type="float">
            <text:p>200</text:p>
          </table:table-cell>
          <table:table-cell table:style-name="ce31" table:formula="of:=([.A8]-[.F9])" office:value-type="float" office:value="175" calcext:value-type="float">
            <text:p>175</text:p>
          </table:table-cell>
          <table:table-cell table:style-name="ce31" table:formula="of:=([.B8]-[.G9])" office:value-type="float" office:value="150" calcext:value-type="float">
            <text:p>150</text:p>
          </table:table-cell>
          <table:table-cell table:style-name="ce29"/>
          <table:table-cell table:style-name="ce2" office:value-type="float" office:value="100" calcext:value-type="float">
            <text:p>100</text:p>
          </table:table-cell>
          <table:table-cell table:style-name="ce17" table:number-columns-repeated="6"/>
          <table:table-cell table:style-name="ce29"/>
          <table:table-cell table:number-columns-repeated="119"/>
        </table:table-row>
        <table:table-row table:style-name="ro2">
          <table:table-cell table:style-name="ce3" office:value-type="string" calcext:value-type="string">
            <text:p><text:s text:c="7"/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29"/>
          <table:table-cell table:style-name="ce3" office:value-type="string" calcext:value-type="string">
            <text:p>attack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([.J9]+50)" office:value-type="float" office:value="300" calcext:value-type="float">
            <text:p>300</text:p>
          </table:table-cell>
          <table:table-cell table:style-name="ce3" table:formula="of:=([.K9]+50)" office:value-type="float" office:value="350" calcext:value-type="float">
            <text:p>350</text:p>
          </table:table-cell>
          <table:table-cell table:style-name="ce3" table:formula="of:=([.L9]+50)" office:value-type="float" office:value="400" calcext:value-type="float">
            <text:p>400</text:p>
          </table:table-cell>
          <table:table-cell table:style-name="ce3" table:formula="of:=([.M9]+50)" office:value-type="float" office:value="450" calcext:value-type="float">
            <text:p>450</text:p>
          </table:table-cell>
          <table:table-cell table:style-name="ce3" table:formula="of:=([.N9]+50)" office:value-type="float" office:value="500" calcext:value-type="float">
            <text:p>500</text:p>
          </table:table-cell>
          <table:table-cell table:style-name="ce30"/>
          <table:table-cell table:number-columns-repeated="119"/>
        </table:table-row>
        <table:table-row table:style-name="ro2">
          <table:table-cell table:style-name="ce29" table:number-columns-repeated="7"/>
          <table:table-cell table:style-name="ce37" office:value-type="string" calcext:value-type="string">
            <text:p>Within Avg</text:p>
          </table:table-cell>
          <table:table-cell table:style-name="ce29" table:number-columns-repeated="8"/>
          <table:table-cell table:number-columns-repeated="119"/>
        </table:table-row>
        <table:table-row table:style-name="ro2">
          <table:table-cell table:style-name="ce29" table:number-columns-repeated="3"/>
          <table:table-cell table:style-name="ce29" office:value-type="string" calcext:value-type="string">
            <text:p>avgDef :</text:p>
          </table:table-cell>
          <table:table-cell table:style-name="ce29" table:formula="of:=((70+130+80+110+60+40+190+110+70+70+200+40)/12)/2" office:value-type="float" office:value="48.75" calcext:value-type="float">
            <text:p>48,75</text:p>
          </table:table-cell>
          <table:table-cell table:style-name="ce29" office:value-type="string" calcext:value-type="string">
            <text:p>avg. Atk :</text:p>
          </table:table-cell>
          <table:table-cell table:style-name="ce29" table:formula="of:=(360+470+310+350+320+330+260+400+270+260+250+260)/12" office:value-type="float" office:value="320" calcext:value-type="float">
            <text:p>320</text:p>
          </table:table-cell>
          <table:table-cell table:style-name="ce38" office:value-type="string" calcext:value-type="string">
            <text:p>Outside Avg</text:p>
          </table:table-cell>
          <table:table-cell table:style-name="ce29" table:number-columns-repeated="3"/>
          <table:table-cell table:style-name="ce29" office:value-type="string" calcext:value-type="string">
            <text:p>moy. Int :</text:p>
          </table:table-cell>
          <table:table-cell table:style-name="ce41" table:formula="of:=(179+85+100+120+130+120+120+75+140+90+190+120)/12" office:value-type="float" office:value="122.416666666667" calcext:value-type="float">
            <text:p>122</text:p>
          </table:table-cell>
          <table:table-cell table:style-name="ce29" table:number-columns-repeated="3"/>
          <table:table-cell table:number-columns-repeated="119"/>
        </table:table-row>
        <table:table-row table:style-name="ro1">
          <table:table-cell table:style-name="ce4" office:value-type="string" calcext:value-type="string">
            <text:p>Damage=(atk/(1+def))*50</text:p>
          </table:table-cell>
          <table:table-cell table:style-name="ce29" table:number-columns-repeated="6"/>
          <table:table-cell table:style-name="ce39" office:value-type="string" calcext:value-type="string">
            <text:p>Neg. Value</text:p>
          </table:table-cell>
          <table:table-cell table:style-name="ce4" office:value-type="string" calcext:value-type="string">
            <text:p>Damage=char1.int-char2.int</text:p>
          </table:table-cell>
          <table:table-cell table:style-name="ce29" table:number-columns-repeated="7"/>
          <table:table-cell table:number-columns-repeated="119"/>
        </table:table-row>
        <table:table-row table:style-name="ro2">
          <table:table-cell table:style-name="ce2" office:value-type="string" calcext:value-type="string">
            <text:p><text:s text:c="11"/>attack</text:p>
          </table:table-cell>
          <table:table-cell table:style-name="ce29" table:number-columns-repeated="7"/>
          <table:table-cell table:style-name="ce2" office:value-type="string" calcext:value-type="string">
            <text:p>int player1</text:p>
          </table:table-cell>
          <table:table-cell table:style-name="ce29" table:number-columns-repeated="7"/>
          <table:table-cell table:number-columns-repeated="11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33" table:formula="of:=([.A14]/(1+[.B20]))*50" office:value-type="float" office:value="25000" calcext:value-type="float">
            <text:p>25000</text:p>
          </table:table-cell>
          <table:table-cell table:style-name="ce33" table:formula="of:=([.A14]/(1+[.C20]))*50" office:value-type="float" office:value="2272.72727272727" calcext:value-type="float">
            <text:p>2273</text:p>
          </table:table-cell>
          <table:table-cell table:style-name="ce33" table:formula="of:=([.A14]/(1+[.D20]))*50" office:value-type="float" office:value="961.538461538462" calcext:value-type="float">
            <text:p>962</text:p>
          </table:table-cell>
          <table:table-cell table:style-name="ce33" table:formula="of:=([.A14]/(1+[.E20]))*50" office:value-type="float" office:value="490.196078431373" calcext:value-type="float">
            <text:p>490</text:p>
          </table:table-cell>
          <table:table-cell table:style-name="ce33" table:formula="of:=([.A14]/(1+[.F20]))*50" office:value-type="float" office:value="328.947368421053" calcext:value-type="float">
            <text:p>329</text:p>
          </table:table-cell>
          <table:table-cell table:style-name="ce33" table:formula="of:=([.A14]/(1+[.G20]))*50" office:value-type="float" office:value="247.524752475248" calcext:value-type="float">
            <text:p>248</text:p>
          </table:table-cell>
          <table:table-cell table:style-name="ce29"/>
          <table:table-cell table:style-name="ce2" table:formula="of:=([.I15]+40)" office:value-type="float" office:value="200" calcext:value-type="float">
            <text:p>200</text:p>
          </table:table-cell>
          <table:table-cell table:style-name="ce31" table:formula="of:=[.$I14]-[.J$20]" office:value-type="float" office:value="200" calcext:value-type="float">
            <text:p>200</text:p>
          </table:table-cell>
          <table:table-cell table:style-name="ce31" table:formula="of:=[.$I14]-[.K$20]" office:value-type="float" office:value="160" calcext:value-type="float">
            <text:p>160</text:p>
          </table:table-cell>
          <table:table-cell table:style-name="ce31" table:formula="of:=[.$I14]-[.L$20]" office:value-type="float" office:value="120" calcext:value-type="float">
            <text:p>120</text:p>
          </table:table-cell>
          <table:table-cell table:style-name="ce31" table:formula="of:=[.$I14]-[.M$20]" office:value-type="float" office:value="80" calcext:value-type="float">
            <text:p>80</text:p>
          </table:table-cell>
          <table:table-cell table:style-name="ce31" table:formula="of:=[.$I14]-[.N$20]" office:value-type="float" office:value="40" calcext:value-type="float">
            <text:p>40</text:p>
          </table:table-cell>
          <table:table-cell table:style-name="ce31" table:formula="of:=[.$I14]-[.O$20]" office:value-type="float" office:value="0" calcext:value-type="float">
            <text:p>0</text:p>
          </table:table-cell>
          <table:table-cell table:style-name="ce29"/>
          <table:table-cell table:number-columns-repeated="119"/>
        </table:table-row>
        <table:table-row table:style-name="ro2">
          <table:table-cell table:style-name="ce2" table:formula="of:=([.A16]+50)" office:value-type="float" office:value="450" calcext:value-type="float">
            <text:p>450</text:p>
          </table:table-cell>
          <table:table-cell table:style-name="ce33" table:formula="of:=([.A15]/(1+[.B20]))*50" office:value-type="float" office:value="22500" calcext:value-type="float">
            <text:p>22500</text:p>
          </table:table-cell>
          <table:table-cell table:style-name="ce33" table:formula="of:=([.A15]/(1+[.C20]))*50" office:value-type="float" office:value="2045.45454545455" calcext:value-type="float">
            <text:p>2045</text:p>
          </table:table-cell>
          <table:table-cell table:style-name="ce33" table:formula="of:=([.A15]/(1+[.D20]))*50" office:value-type="float" office:value="865.384615384615" calcext:value-type="float">
            <text:p>865</text:p>
          </table:table-cell>
          <table:table-cell table:style-name="ce33" table:formula="of:=([.A15]/(1+[.E20]))*50" office:value-type="float" office:value="441.176470588235" calcext:value-type="float">
            <text:p>441</text:p>
          </table:table-cell>
          <table:table-cell table:style-name="ce33" table:formula="of:=([.A15]/(1+[.F20]))*50" office:value-type="float" office:value="296.052631578947" calcext:value-type="float">
            <text:p>296</text:p>
          </table:table-cell>
          <table:table-cell table:style-name="ce33" table:formula="of:=([.A15]/(1+[.G20]))*50" office:value-type="float" office:value="222.772277227723" calcext:value-type="float">
            <text:p>223</text:p>
          </table:table-cell>
          <table:table-cell table:style-name="ce29"/>
          <table:table-cell table:style-name="ce2" table:formula="of:=([.I16]+40)" office:value-type="float" office:value="160" calcext:value-type="float">
            <text:p>160</text:p>
          </table:table-cell>
          <table:table-cell table:style-name="ce31" table:formula="of:=[.$I15]-[.J$20]" office:value-type="float" office:value="160" calcext:value-type="float">
            <text:p>160</text:p>
          </table:table-cell>
          <table:table-cell table:style-name="ce31" table:formula="of:=[.$I15]-[.K$20]" office:value-type="float" office:value="120" calcext:value-type="float">
            <text:p>120</text:p>
          </table:table-cell>
          <table:table-cell table:style-name="ce31" table:formula="of:=[.$I15]-[.L$20]" office:value-type="float" office:value="80" calcext:value-type="float">
            <text:p>80</text:p>
          </table:table-cell>
          <table:table-cell table:style-name="ce31" table:formula="of:=[.$I15]-[.M$20]" office:value-type="float" office:value="40" calcext:value-type="float">
            <text:p>40</text:p>
          </table:table-cell>
          <table:table-cell table:style-name="ce31" table:formula="of:=[.$I15]-[.N$20]" office:value-type="float" office:value="0" calcext:value-type="float">
            <text:p>0</text:p>
          </table:table-cell>
          <table:table-cell table:style-name="ce31" table:formula="of:=[.$I15]-[.O$20]" office:value-type="float" office:value="-40" calcext:value-type="float">
            <text:p>-40</text:p>
          </table:table-cell>
          <table:table-cell table:style-name="ce29"/>
          <table:table-cell table:number-columns-repeated="119"/>
        </table:table-row>
        <table:table-row table:style-name="ro2">
          <table:table-cell table:style-name="ce2" table:formula="of:=([.A17]+50)" office:value-type="float" office:value="400" calcext:value-type="float">
            <text:p>400</text:p>
          </table:table-cell>
          <table:table-cell table:style-name="ce33" table:formula="of:=([.A16]/(1+[.B20]))*50" office:value-type="float" office:value="20000" calcext:value-type="float">
            <text:p>20000</text:p>
          </table:table-cell>
          <table:table-cell table:style-name="ce33" table:formula="of:=([.A16]/(1+[.C20]))*50" office:value-type="float" office:value="1818.18181818182" calcext:value-type="float">
            <text:p>1818</text:p>
          </table:table-cell>
          <table:table-cell table:style-name="ce33" table:formula="of:=([.A16]/(1+[.D20]))*50" office:value-type="float" office:value="769.230769230769" calcext:value-type="float">
            <text:p>769</text:p>
          </table:table-cell>
          <table:table-cell table:style-name="ce33" table:formula="of:=([.A16]/(1+[.E20]))*50" office:value-type="float" office:value="392.156862745098" calcext:value-type="float">
            <text:p>392</text:p>
          </table:table-cell>
          <table:table-cell table:style-name="ce33" table:formula="of:=([.A16]/(1+[.F20]))*50" office:value-type="float" office:value="263.157894736842" calcext:value-type="float">
            <text:p>263</text:p>
          </table:table-cell>
          <table:table-cell table:style-name="ce33" table:formula="of:=([.A16]/(1+[.G20]))*50" office:value-type="float" office:value="198.019801980198" calcext:value-type="float">
            <text:p>198</text:p>
          </table:table-cell>
          <table:table-cell table:style-name="ce29"/>
          <table:table-cell table:style-name="ce2" table:formula="of:=([.I17]+40)" office:value-type="float" office:value="120" calcext:value-type="float">
            <text:p>120</text:p>
          </table:table-cell>
          <table:table-cell table:style-name="ce31" table:formula="of:=[.$I16]-[.J$20]" office:value-type="float" office:value="120" calcext:value-type="float">
            <text:p>120</text:p>
          </table:table-cell>
          <table:table-cell table:style-name="ce31" table:formula="of:=[.$I16]-[.K$20]" office:value-type="float" office:value="80" calcext:value-type="float">
            <text:p>80</text:p>
          </table:table-cell>
          <table:table-cell table:style-name="ce31" table:formula="of:=[.$I16]-[.L$20]" office:value-type="float" office:value="40" calcext:value-type="float">
            <text:p>40</text:p>
          </table:table-cell>
          <table:table-cell table:style-name="ce31" table:formula="of:=[.$I16]-[.M$20]" office:value-type="float" office:value="0" calcext:value-type="float">
            <text:p>0</text:p>
          </table:table-cell>
          <table:table-cell table:style-name="ce31" table:formula="of:=[.$I16]-[.N$20]" office:value-type="float" office:value="-40" calcext:value-type="float">
            <text:p>-40</text:p>
          </table:table-cell>
          <table:table-cell table:style-name="ce31" table:formula="of:=[.$I16]-[.O$20]" office:value-type="float" office:value="-80" calcext:value-type="float">
            <text:p>-80</text:p>
          </table:table-cell>
          <table:table-cell table:style-name="ce29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table:formula="of:=([.A18]+50)" office:value-type="float" office:value="350" calcext:value-type="float">
            <text:p>350</text:p>
          </table:table-cell>
          <table:table-cell table:style-name="ce33" table:formula="of:=([.A17]/(1+[.B20]))*50" office:value-type="float" office:value="17500" calcext:value-type="float">
            <text:p>17500</text:p>
          </table:table-cell>
          <table:table-cell table:style-name="ce33" table:formula="of:=([.A17]/(1+[.C20]))*50" office:value-type="float" office:value="1590.90909090909" calcext:value-type="float">
            <text:p>1591</text:p>
          </table:table-cell>
          <table:table-cell table:style-name="ce33" table:formula="of:=([.A17]/(1+[.D20]))*50" office:value-type="float" office:value="673.076923076923" calcext:value-type="float">
            <text:p>673</text:p>
          </table:table-cell>
          <table:table-cell table:style-name="ce33" table:formula="of:=([.A17]/(1+[.E20]))*50" office:value-type="float" office:value="343.137254901961" calcext:value-type="float">
            <text:p>343</text:p>
          </table:table-cell>
          <table:table-cell table:style-name="ce33" table:formula="of:=([.A17]/(1+[.F20]))*50" office:value-type="float" office:value="230.263157894737" calcext:value-type="float">
            <text:p>230</text:p>
          </table:table-cell>
          <table:table-cell table:style-name="ce33" table:formula="of:=([.A17]/(1+[.G20]))*50" office:value-type="float" office:value="173.267326732673" calcext:value-type="float">
            <text:p>173</text:p>
          </table:table-cell>
          <table:table-cell table:style-name="ce29"/>
          <table:table-cell table:style-name="ce2" table:formula="of:=([.I18]+40)" office:value-type="float" office:value="80" calcext:value-type="float">
            <text:p>80</text:p>
          </table:table-cell>
          <table:table-cell table:style-name="ce31" table:formula="of:=[.$I17]-[.J$20]" office:value-type="float" office:value="80" calcext:value-type="float">
            <text:p>80</text:p>
          </table:table-cell>
          <table:table-cell table:style-name="ce31" table:formula="of:=[.$I17]-[.K$20]" office:value-type="float" office:value="40" calcext:value-type="float">
            <text:p>40</text:p>
          </table:table-cell>
          <table:table-cell table:style-name="ce31" table:formula="of:=[.$I17]-[.L$20]" office:value-type="float" office:value="0" calcext:value-type="float">
            <text:p>0</text:p>
          </table:table-cell>
          <table:table-cell table:style-name="ce31" table:formula="of:=[.$I17]-[.M$20]" office:value-type="float" office:value="-40" calcext:value-type="float">
            <text:p>-40</text:p>
          </table:table-cell>
          <table:table-cell table:style-name="ce31" table:formula="of:=[.$I17]-[.N$20]" office:value-type="float" office:value="-80" calcext:value-type="float">
            <text:p>-80</text:p>
          </table:table-cell>
          <table:table-cell table:style-name="ce31" table:formula="of:=[.$I17]-[.O$20]" office:value-type="float" office:value="-120" calcext:value-type="float">
            <text:p>-120</text:p>
          </table:table-cell>
          <table:table-cell table:style-name="ce29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table:formula="of:=([.A19]+50)" office:value-type="float" office:value="300" calcext:value-type="float">
            <text:p>300</text:p>
          </table:table-cell>
          <table:table-cell table:style-name="ce33" table:formula="of:=([.A18]/(1+[.B20]))*50" office:value-type="float" office:value="15000" calcext:value-type="float">
            <text:p>15000</text:p>
          </table:table-cell>
          <table:table-cell table:style-name="ce33" table:formula="of:=([.A18]/(1+[.C20]))*50" office:value-type="float" office:value="1363.63636363636" calcext:value-type="float">
            <text:p>1364</text:p>
          </table:table-cell>
          <table:table-cell table:style-name="ce33" table:formula="of:=([.A18]/(1+[.D20]))*50" office:value-type="float" office:value="576.923076923077" calcext:value-type="float">
            <text:p>577</text:p>
          </table:table-cell>
          <table:table-cell table:style-name="ce33" table:formula="of:=([.A18]/(1+[.E20]))*50" office:value-type="float" office:value="294.117647058824" calcext:value-type="float">
            <text:p>294</text:p>
          </table:table-cell>
          <table:table-cell table:style-name="ce33" table:formula="of:=([.A18]/(1+[.F20]))*50" office:value-type="float" office:value="197.368421052632" calcext:value-type="float">
            <text:p>197</text:p>
          </table:table-cell>
          <table:table-cell table:style-name="ce33" table:formula="of:=([.A18]/(1+[.G20]))*50" office:value-type="float" office:value="148.514851485149" calcext:value-type="float">
            <text:p>149</text:p>
          </table:table-cell>
          <table:table-cell table:style-name="ce29"/>
          <table:table-cell table:style-name="ce2" table:formula="of:=([.I19]+40)" office:value-type="float" office:value="40" calcext:value-type="float">
            <text:p>40</text:p>
          </table:table-cell>
          <table:table-cell table:style-name="ce31" table:formula="of:=[.$I18]-[.J$20]" office:value-type="float" office:value="40" calcext:value-type="float">
            <text:p>40</text:p>
          </table:table-cell>
          <table:table-cell table:style-name="ce31" table:formula="of:=[.$I18]-[.K$20]" office:value-type="float" office:value="0" calcext:value-type="float">
            <text:p>0</text:p>
          </table:table-cell>
          <table:table-cell table:style-name="ce31" table:formula="of:=[.$I18]-[.L$20]" office:value-type="float" office:value="-40" calcext:value-type="float">
            <text:p>-40</text:p>
          </table:table-cell>
          <table:table-cell table:style-name="ce31" table:formula="of:=[.$I18]-[.M$20]" office:value-type="float" office:value="-80" calcext:value-type="float">
            <text:p>-80</text:p>
          </table:table-cell>
          <table:table-cell table:style-name="ce31" table:formula="of:=[.$I18]-[.N$20]" office:value-type="float" office:value="-120" calcext:value-type="float">
            <text:p>-120</text:p>
          </table:table-cell>
          <table:table-cell table:style-name="ce31" table:formula="of:=[.$I18]-[.O$20]" office:value-type="float" office:value="-160" calcext:value-type="float">
            <text:p>-160</text:p>
          </table:table-cell>
          <table:table-cell table:style-name="ce29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33" table:formula="of:=([.A19]/(1+[.B20]))*50" office:value-type="float" office:value="12500" calcext:value-type="float">
            <text:p>12500</text:p>
          </table:table-cell>
          <table:table-cell table:style-name="ce33" table:formula="of:=([.A19]/(1+[.C20]))*50" office:value-type="float" office:value="1136.36363636364" calcext:value-type="float">
            <text:p>1136</text:p>
          </table:table-cell>
          <table:table-cell table:style-name="ce33" table:formula="of:=([.A19]/(1+[.D20]))*50" office:value-type="float" office:value="480.769230769231" calcext:value-type="float">
            <text:p>481</text:p>
          </table:table-cell>
          <table:table-cell table:style-name="ce33" table:formula="of:=([.A19]/(1+[.E20]))*50" office:value-type="float" office:value="245.098039215686" calcext:value-type="float">
            <text:p>245</text:p>
          </table:table-cell>
          <table:table-cell table:style-name="ce33" table:formula="of:=([.A19]/(1+[.F20]))*50" office:value-type="float" office:value="164.473684210526" calcext:value-type="float">
            <text:p>164</text:p>
          </table:table-cell>
          <table:table-cell table:style-name="ce33" table:formula="of:=([.A19]/(1+[.G20]))*50" office:value-type="float" office:value="123.762376237624" calcext:value-type="float">
            <text:p>124</text:p>
          </table:table-cell>
          <table:table-cell table:style-name="ce29"/>
          <table:table-cell table:style-name="ce2" office:value-type="float" office:value="0" calcext:value-type="float">
            <text:p>0</text:p>
          </table:table-cell>
          <table:table-cell table:style-name="ce31" table:formula="of:=[.$I19]-[.J$20]" office:value-type="float" office:value="0" calcext:value-type="float">
            <text:p>0</text:p>
          </table:table-cell>
          <table:table-cell table:style-name="ce31" table:formula="of:=[.$I19]-[.K$20]" office:value-type="float" office:value="-40" calcext:value-type="float">
            <text:p>-40</text:p>
          </table:table-cell>
          <table:table-cell table:style-name="ce31" table:formula="of:=[.$I19]-[.L$20]" office:value-type="float" office:value="-80" calcext:value-type="float">
            <text:p>-80</text:p>
          </table:table-cell>
          <table:table-cell table:style-name="ce31" table:formula="of:=[.$I19]-[.M$20]" office:value-type="float" office:value="-120" calcext:value-type="float">
            <text:p>-120</text:p>
          </table:table-cell>
          <table:table-cell table:style-name="ce31" table:formula="of:=[.$I19]-[.N$20]" office:value-type="float" office:value="-160" calcext:value-type="float">
            <text:p>-160</text:p>
          </table:table-cell>
          <table:table-cell table:style-name="ce31" table:formula="of:=[.$I19]-[.O$20]" office:value-type="float" office:value="-200" calcext:value-type="float">
            <text:p>-200</text:p>
          </table:table-cell>
          <table:table-cell table:style-name="ce29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5" office:value-type="string" calcext:value-type="string">
            <text:p><text:s text:c="7"/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([.D20]+25)" office:value-type="float" office:value="50" calcext:value-type="float">
            <text:p>50</text:p>
          </table:table-cell>
          <table:table-cell table:style-name="ce3" table:formula="of:=([.E20]+25)" office:value-type="float" office:value="75" calcext:value-type="float">
            <text:p>75</text:p>
          </table:table-cell>
          <table:table-cell table:style-name="ce3" table:formula="of:=([.F20]+25)" office:value-type="float" office:value="100" calcext:value-type="float">
            <text:p>100</text:p>
          </table:table-cell>
          <table:table-cell table:style-name="ce30"/>
          <table:table-cell table:style-name="ce3" office:value-type="string" calcext:value-type="string">
            <text:p>int player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([.J20]+40)" office:value-type="float" office:value="40" calcext:value-type="float">
            <text:p>40</text:p>
          </table:table-cell>
          <table:table-cell table:style-name="ce3" table:formula="of:=([.K20]+40)" office:value-type="float" office:value="80" calcext:value-type="float">
            <text:p>80</text:p>
          </table:table-cell>
          <table:table-cell table:style-name="ce3" table:formula="of:=([.L20]+40)" office:value-type="float" office:value="120" calcext:value-type="float">
            <text:p>120</text:p>
          </table:table-cell>
          <table:table-cell table:style-name="ce3" table:formula="of:=([.M20]+40)" office:value-type="float" office:value="160" calcext:value-type="float">
            <text:p>160</text:p>
          </table:table-cell>
          <table:table-cell table:style-name="ce3" table:formula="of:=([.N20]+40)" office:value-type="float" office:value="200" calcext:value-type="float">
            <text:p>200</text:p>
          </table:table-cell>
          <table:table-cell table:style-name="ce30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9" table:number-columns-repeated="16"/>
          <table:table-cell table:number-columns-repeated="7"/>
          <table:table-cell table:style-name="ce17" table:number-columns-repeated="13"/>
          <table:table-cell table:number-columns-repeated="99"/>
        </table:table-row>
        <table:table-row table:style-name="ro1">
          <table:table-cell table:style-name="ce4" office:value-type="string" calcext:value-type="string">
            <text:p>Damage=atk*(1-def/100)</text:p>
          </table:table-cell>
          <table:table-cell table:style-name="ce29" table:number-columns-repeated="7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office:value-type="string" calcext:value-type="string">
            <text:p><text:s text:c="11"/>attack</text:p>
          </table:table-cell>
          <table:table-cell table:style-name="ce29" table:number-columns-repeated="7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35" table:formula="of:=[.$A24]*(1-[.B$30]/100)" office:value-type="float" office:value="500" calcext:value-type="float">
            <text:p>500</text:p>
          </table:table-cell>
          <table:table-cell table:style-name="ce35" table:formula="of:=[.$A24]*(1-[.C$30]/100)" office:value-type="float" office:value="450" calcext:value-type="float">
            <text:p>450</text:p>
          </table:table-cell>
          <table:table-cell table:style-name="ce35" table:formula="of:=[.$A24]*(1-[.D$30]/100)" office:value-type="float" office:value="375" calcext:value-type="float">
            <text:p>375</text:p>
          </table:table-cell>
          <table:table-cell table:style-name="ce35" table:formula="of:=[.$A24]*(1-[.E$30]/100)" office:value-type="float" office:value="250" calcext:value-type="float">
            <text:p>250</text:p>
          </table:table-cell>
          <table:table-cell table:style-name="ce35" table:formula="of:=[.$A24]*(1-[.F$30]/100)" office:value-type="float" office:value="125" calcext:value-type="float">
            <text:p>125</text:p>
          </table:table-cell>
          <table:table-cell table:style-name="ce35" table:formula="of:=[.$A24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9"/>
        </table:table-row>
        <table:table-row table:style-name="ro2">
          <table:table-cell table:style-name="ce2" table:formula="of:=([.A26]+50)" office:value-type="float" office:value="450" calcext:value-type="float">
            <text:p>450</text:p>
          </table:table-cell>
          <table:table-cell table:style-name="ce35" table:formula="of:=[.$A25]*(1-[.B$30]/100)" office:value-type="float" office:value="450" calcext:value-type="float">
            <text:p>450</text:p>
          </table:table-cell>
          <table:table-cell table:style-name="ce35" table:formula="of:=[.$A25]*(1-[.C$30]/100)" office:value-type="float" office:value="405" calcext:value-type="float">
            <text:p>405</text:p>
          </table:table-cell>
          <table:table-cell table:style-name="ce35" table:formula="of:=[.$A25]*(1-[.D$30]/100)" office:value-type="float" office:value="337.5" calcext:value-type="float">
            <text:p>337,5</text:p>
          </table:table-cell>
          <table:table-cell table:style-name="ce35" table:formula="of:=[.$A25]*(1-[.E$30]/100)" office:value-type="float" office:value="225" calcext:value-type="float">
            <text:p>225</text:p>
          </table:table-cell>
          <table:table-cell table:style-name="ce35" table:formula="of:=[.$A25]*(1-[.F$30]/100)" office:value-type="float" office:value="112.5" calcext:value-type="float">
            <text:p>112,5</text:p>
          </table:table-cell>
          <table:table-cell table:style-name="ce35" table:formula="of:=[.$A25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4"/>
          <table:table-cell table:style-name="ce17" table:number-columns-repeated="5"/>
        </table:table-row>
        <table:table-row table:style-name="ro2">
          <table:table-cell table:style-name="ce2" table:formula="of:=([.A27]+50)" office:value-type="float" office:value="400" calcext:value-type="float">
            <text:p>400</text:p>
          </table:table-cell>
          <table:table-cell table:style-name="ce35" table:formula="of:=[.$A26]*(1-[.B$30]/100)" office:value-type="float" office:value="400" calcext:value-type="float">
            <text:p>400</text:p>
          </table:table-cell>
          <table:table-cell table:style-name="ce35" table:formula="of:=[.$A26]*(1-[.C$30]/100)" office:value-type="float" office:value="360" calcext:value-type="float">
            <text:p>360</text:p>
          </table:table-cell>
          <table:table-cell table:style-name="ce35" table:formula="of:=[.$A26]*(1-[.D$30]/100)" office:value-type="float" office:value="300" calcext:value-type="float">
            <text:p>300</text:p>
          </table:table-cell>
          <table:table-cell table:style-name="ce35" table:formula="of:=[.$A26]*(1-[.E$30]/100)" office:value-type="float" office:value="200" calcext:value-type="float">
            <text:p>200</text:p>
          </table:table-cell>
          <table:table-cell table:style-name="ce35" table:formula="of:=[.$A26]*(1-[.F$30]/100)" office:value-type="float" office:value="100" calcext:value-type="float">
            <text:p>100</text:p>
          </table:table-cell>
          <table:table-cell table:style-name="ce35" table:formula="of:=[.$A26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4"/>
          <table:table-cell table:style-name="ce17" table:number-columns-repeated="5"/>
        </table:table-row>
        <table:table-row table:style-name="ro2">
          <table:table-cell table:style-name="ce2" table:formula="of:=([.A28]+50)" office:value-type="float" office:value="350" calcext:value-type="float">
            <text:p>350</text:p>
          </table:table-cell>
          <table:table-cell table:style-name="ce35" table:formula="of:=[.$A27]*(1-[.B$30]/100)" office:value-type="float" office:value="350" calcext:value-type="float">
            <text:p>350</text:p>
          </table:table-cell>
          <table:table-cell table:style-name="ce35" table:formula="of:=[.$A27]*(1-[.C$30]/100)" office:value-type="float" office:value="315" calcext:value-type="float">
            <text:p>315</text:p>
          </table:table-cell>
          <table:table-cell table:style-name="ce35" table:formula="of:=[.$A27]*(1-[.D$30]/100)" office:value-type="float" office:value="262.5" calcext:value-type="float">
            <text:p>262,5</text:p>
          </table:table-cell>
          <table:table-cell table:style-name="ce35" table:formula="of:=[.$A27]*(1-[.E$30]/100)" office:value-type="float" office:value="175" calcext:value-type="float">
            <text:p>175</text:p>
          </table:table-cell>
          <table:table-cell table:style-name="ce35" table:formula="of:=[.$A27]*(1-[.F$30]/100)" office:value-type="float" office:value="87.5" calcext:value-type="float">
            <text:p>87,5</text:p>
          </table:table-cell>
          <table:table-cell table:style-name="ce35" table:formula="of:=[.$A27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 table:number-columns-repeated="13"/>
          <table:table-cell table:number-columns-repeated="94"/>
          <table:table-cell table:style-name="ce17" table:number-columns-repeated="5"/>
        </table:table-row>
        <table:table-row table:style-name="ro2">
          <table:table-cell table:style-name="ce2" table:formula="of:=([.A29]+50)" office:value-type="float" office:value="300" calcext:value-type="float">
            <text:p>300</text:p>
          </table:table-cell>
          <table:table-cell table:style-name="ce35" table:formula="of:=[.$A28]*(1-[.B$30]/100)" office:value-type="float" office:value="300" calcext:value-type="float">
            <text:p>300</text:p>
          </table:table-cell>
          <table:table-cell table:style-name="ce35" table:formula="of:=[.$A28]*(1-[.C$30]/100)" office:value-type="float" office:value="270" calcext:value-type="float">
            <text:p>270</text:p>
          </table:table-cell>
          <table:table-cell table:style-name="ce35" table:formula="of:=[.$A28]*(1-[.D$30]/100)" office:value-type="float" office:value="225" calcext:value-type="float">
            <text:p>225</text:p>
          </table:table-cell>
          <table:table-cell table:style-name="ce35" table:formula="of:=[.$A28]*(1-[.E$30]/100)" office:value-type="float" office:value="150" calcext:value-type="float">
            <text:p>150</text:p>
          </table:table-cell>
          <table:table-cell table:style-name="ce35" table:formula="of:=[.$A28]*(1-[.F$30]/100)" office:value-type="float" office:value="75" calcext:value-type="float">
            <text:p>75</text:p>
          </table:table-cell>
          <table:table-cell table:style-name="ce35" table:formula="of:=[.$A28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/>
          <table:table-cell table:style-name="ce49"/>
          <table:table-cell table:style-name="ce17" table:number-columns-repeated="11"/>
          <table:table-cell table:number-columns-repeated="82"/>
          <table:table-cell table:style-name="ce17" table:number-columns-repeated="17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35" table:formula="of:=[.$A29]*(1-[.B$30]/100)" office:value-type="float" office:value="250" calcext:value-type="float">
            <text:p>250</text:p>
          </table:table-cell>
          <table:table-cell table:style-name="ce35" table:formula="of:=[.$A29]*(1-[.C$30]/100)" office:value-type="float" office:value="225" calcext:value-type="float">
            <text:p>225</text:p>
          </table:table-cell>
          <table:table-cell table:style-name="ce35" table:formula="of:=[.$A29]*(1-[.D$30]/100)" office:value-type="float" office:value="187.5" calcext:value-type="float">
            <text:p>187,5</text:p>
          </table:table-cell>
          <table:table-cell table:style-name="ce35" table:formula="of:=[.$A29]*(1-[.E$30]/100)" office:value-type="float" office:value="125" calcext:value-type="float">
            <text:p>125</text:p>
          </table:table-cell>
          <table:table-cell table:style-name="ce35" table:formula="of:=[.$A29]*(1-[.F$30]/100)" office:value-type="float" office:value="62.5" calcext:value-type="float">
            <text:p>62,5</text:p>
          </table:table-cell>
          <table:table-cell table:style-name="ce35" table:formula="of:=[.$A29]*(1-[.G$30]/100)" office:value-type="float" office:value="0" calcext:value-type="float">
            <text:p>0</text:p>
          </table:table-cell>
          <table:table-cell table:style-name="ce29"/>
          <table:table-cell table:style-name="Default" table:number-columns-repeated="5"/>
          <table:table-cell table:number-columns-repeated="10"/>
          <table:table-cell table:style-name="ce17"/>
          <table:table-cell table:style-name="ce49"/>
          <table:table-cell table:style-name="ce17" table:number-columns-repeated="80"/>
          <table:table-cell table:number-columns-repeated="13"/>
          <table:table-cell table:style-name="ce17" table:number-columns-repeated="17"/>
        </table:table-row>
        <table:table-row table:style-name="ro2">
          <table:table-cell table:style-name="ce3" office:value-type="string" calcext:value-type="string">
            <text:p><text:s text:c="7"/>defen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0"/>
          <table:table-cell table:style-name="Default" table:number-columns-repeated="5"/>
          <table:table-cell table:number-columns-repeated="10"/>
          <table:table-cell table:style-name="ce17"/>
          <table:table-cell table:style-name="ce49"/>
          <table:table-cell table:style-name="ce17" table:number-columns-repeated="80"/>
          <table:table-cell table:number-columns-repeated="13"/>
          <table:table-cell table:style-name="ce17" table:number-columns-repeated="17"/>
        </table:table-row>
        <table:table-row table:style-name="ro2">
          <table:table-cell table:style-name="ce29" table:number-columns-repeated="8"/>
          <table:table-cell table:style-name="Default" table:number-columns-repeated="5"/>
          <table:table-cell table:number-columns-repeated="10"/>
          <table:table-cell table:style-name="ce17"/>
          <table:table-cell table:style-name="ce49"/>
          <table:table-cell table:style-name="ce17" table:number-columns-repeated="80"/>
          <table:table-cell table:number-columns-repeated="13"/>
          <table:table-cell table:style-name="ce17" table:number-columns-repeated="17"/>
        </table:table-row>
        <table:table-row table:style-name="ro1">
          <table:table-cell table:style-name="ce6"/>
          <table:table-cell table:style-name="ce17" table:number-columns-repeated="7"/>
          <table:table-cell table:style-name="Default" table:number-columns-repeated="5"/>
          <table:table-cell/>
          <table:table-cell table:style-name="ce16"/>
          <table:table-cell table:style-name="ce55"/>
          <table:table-cell table:style-name="ce29"/>
          <table:table-cell table:style-name="ce60" office:value-type="string" calcext:value-type="string">
            <text:p>Damage=atk*(1-def/100)*((life/5000)*10)*((acc/100)*25)</text:p>
          </table:table-cell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2"/>
          <table:table-cell table:style-name="ce87"/>
          <table:table-cell table:style-name="ce92"/>
          <table:table-cell table:style-name="ce55"/>
          <table:table-cell table:style-name="ce46" table:number-columns-repeated="3"/>
          <table:table-cell table:style-name="ce102"/>
          <table:table-cell table:style-name="ce17"/>
          <table:table-cell table:style-name="ce109"/>
          <table:table-cell table:style-name="ce110"/>
          <table:table-cell table:style-name="ce102" table:number-columns-repeated="7"/>
          <table:table-cell table:style-name="ce17"/>
          <table:table-cell table:style-name="ce109"/>
          <table:table-cell table:style-name="ce110"/>
          <table:table-cell table:style-name="ce102" table:number-columns-repeated="7"/>
          <table:table-cell table:style-name="ce17"/>
          <table:table-cell table:style-name="ce109"/>
          <table:table-cell table:style-name="ce110"/>
          <table:table-cell table:style-name="ce102" table:number-columns-repeated="7"/>
          <table:table-cell table:style-name="ce17"/>
          <table:table-cell table:style-name="ce109"/>
          <table:table-cell table:style-name="ce110"/>
          <table:table-cell table:style-name="ce102" table:number-columns-repeated="7"/>
          <table:table-cell table:style-name="ce17"/>
          <table:table-cell table:style-name="ce109"/>
          <table:table-cell table:style-name="ce110"/>
          <table:table-cell table:style-name="ce102" table:number-columns-repeated="11"/>
          <table:table-cell table:style-name="ce111"/>
          <table:table-cell table:style-name="ce110"/>
          <table:table-cell table:style-name="ce17"/>
          <table:table-cell table:style-name="ce109"/>
          <table:table-cell table:style-name="ce110"/>
          <table:table-cell table:style-name="ce102" table:number-columns-repeated="7"/>
          <table:table-cell table:style-name="ce17"/>
        </table:table-row>
        <table:table-row table:style-name="ro1">
          <table:table-cell table:style-name="ce16"/>
          <table:table-cell table:style-name="ce55"/>
          <table:table-cell table:style-name="ce60" office:value-type="string" calcext:value-type="string">
            <text:p>Damage=atk*(1-def/100)*((life/5000)*10)</text:p>
          </table:table-cell>
          <table:table-cell table:style-name="ce55"/>
          <table:table-cell table:style-name="ce46" table:number-columns-repeated="3"/>
          <table:table-cell table:style-name="ce46" office:value-type="string" calcext:value-type="string">
            <text:p>Avg. Def=48,75</text:p>
          </table:table-cell>
          <table:table-cell table:style-name="ce46"/>
          <table:table-cell table:style-name="ce46" office:value-type="string" calcext:value-type="string">
            <text:p>Avg. Atk=320</text:p>
          </table:table-cell>
          <table:table-cell table:style-name="ce46" table:number-columns-repeated="2"/>
          <table:table-cell/>
          <table:table-cell table:style-name="ce17"/>
          <table:table-cell table:style-name="ce29" table:number-columns-repeated="2"/>
          <table:table-cell table:style-name="ce84" office:value-type="string" calcext:value-type="string">
            <text:p>Accuracy</text:p>
          </table:table-cell>
          <table:table-cell table:style-name="ce29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3"/>
          <table:table-cell table:style-name="ce88" office:value-type="string" calcext:value-type="string">
            <text:p>Accuracy</text:p>
          </table:table-cell>
          <table:table-cell table:style-name="ce93" office:value-type="string" calcext:value-type="string">
            <text:p>Avg. Acc=5,41</text:p>
          </table:table-cell>
          <table:table-cell table:style-name="ce29" table:number-columns-repeated="4"/>
          <table:table-cell table:style-name="ce17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10"/>
          <table:table-cell table:style-name="ce107"/>
          <table:table-cell table:style-name="ce17" table:number-columns-repeated="4"/>
          <table:table-cell table:style-name="ce107"/>
          <table:table-cell table:style-name="ce17" table:number-columns-repeated="5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500" calcext:value-type="float">
            <text:p>500</text:p>
          </table:table-cell>
          <table:table-cell table:style-name="ce61" table:number-columns-repeated="5"/>
          <table:table-cell table:style-name="ce63" table:number-columns-repeated="5"/>
          <table:table-cell/>
          <table:table-cell table:style-name="ce17"/>
          <table:table-cell table:style-name="ce78" office:value-type="string" calcext:value-type="string">
            <text:p>Attack</text:p>
          </table:table-cell>
          <table:table-cell table:style-name="ce56" office:value-type="float" office:value="500" calcext:value-type="float">
            <text:p>50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98"/>
          <table:table-cell table:style-name="ce103"/>
          <table:table-cell table:style-name="ce108" table:number-columns-repeated="5"/>
          <table:table-cell table:style-name="ce103" table:number-columns-repeated="5"/>
          <table:table-cell table:style-name="ce108" table:number-columns-repeated="5"/>
          <table:table-cell table:style-name="ce103" table:number-columns-repeated="5"/>
          <table:table-cell table:style-name="ce108" table:number-columns-repeated="5"/>
          <table:table-cell table:style-name="ce103" table:number-columns-repeated="5"/>
          <table:table-cell table:style-name="ce108" table:number-columns-repeated="5"/>
          <table:table-cell table:style-name="ce103" table:number-columns-repeated="5"/>
          <table:table-cell table:style-name="ce108" table:number-columns-repeated="5"/>
          <table:table-cell table:style-name="ce103" table:number-columns-repeated="9"/>
          <table:table-cell table:style-name="ce112"/>
          <table:table-cell table:style-name="ce119"/>
          <table:table-cell table:style-name="ce108" table:number-columns-repeated="5"/>
          <table:table-cell table:style-name="ce103" table:number-columns-repeated="5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style-name="ce62" table:formula="of:=[.$B$34]*(1-[.$B35]/100)*(([.C$76]/5000)*10)" office:value-type="float" office:value="500" calcext:value-type="float">
            <text:p>500</text:p>
          </table:table-cell>
          <table:table-cell table:style-name="ce62" table:formula="of:=[.$B$34]*(1-[.$B35]/100)*(([.D$76]/5000)*10)" office:value-type="float" office:value="1000" calcext:value-type="float">
            <text:p>1000</text:p>
          </table:table-cell>
          <table:table-cell table:style-name="ce62" table:formula="of:=[.$B$34]*(1-[.$B35]/100)*(([.E$76]/5000)*10)" office:value-type="float" office:value="1500" calcext:value-type="float">
            <text:p>1500</text:p>
          </table:table-cell>
          <table:table-cell table:style-name="ce62" table:formula="of:=[.$B$34]*(1-[.$B35]/100)*(([.F$76]/5000)*10)" office:value-type="float" office:value="2000" calcext:value-type="float">
            <text:p>2000</text:p>
          </table:table-cell>
          <table:table-cell table:style-name="ce62" table:formula="of:=[.$B$34]*(1-[.$B35]/100)*(([.G$76]/5000)*10)" office:value-type="float" office:value="2500" calcext:value-type="float">
            <text:p>2500</text:p>
          </table:table-cell>
          <table:table-cell table:style-name="ce62" table:formula="of:=[.$B$34]*(1-[.$B35]/100)*(([.H$76]/5000)*10)" office:value-type="float" office:value="3000" calcext:value-type="float">
            <text:p>3000</text:p>
          </table:table-cell>
          <table:table-cell table:style-name="ce62" table:formula="of:=[.$B$34]*(1-[.$B35]/100)*(([.I$76]/5000)*10)" office:value-type="float" office:value="3500" calcext:value-type="float">
            <text:p>3500</text:p>
          </table:table-cell>
          <table:table-cell table:style-name="ce62" table:formula="of:=[.$B$34]*(1-[.$B35]/100)*(([.J$76]/5000)*10)" office:value-type="float" office:value="4000" calcext:value-type="float">
            <text:p>4000</text:p>
          </table:table-cell>
          <table:table-cell table:style-name="ce62" table:formula="of:=[.$B$34]*(1-[.$B35]/100)*(([.K$76]/5000)*10)" office:value-type="float" office:value="4500" calcext:value-type="float">
            <text:p>4500</text:p>
          </table:table-cell>
          <table:table-cell table:style-name="ce62" table:formula="of:=[.$B$34]*(1-[.$B35]/100)*(([.L$76]/5000)*10)" office:value-type="float" office:value="5000" calcext:value-type="float">
            <text:p>5000</text:p>
          </table:table-cell>
          <table:table-cell/>
          <table:table-cell table:style-name="ce71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2" table:formula="of:=[.$P$34]*(1-[.$P35]/100)*(([.Q$77]/5000)*10)*(([.Q$34]/100)*20)" office:value-type="float" office:value="200" calcext:value-type="float">
            <text:p>200</text:p>
          </table:table-cell>
          <table:table-cell table:style-name="ce62" table:formula="of:=[.$P$34]*(1-[.$P35]/100)*(([.R$77]/5000)*10)*(([.R$34]/100)*20)" office:value-type="float" office:value="400" calcext:value-type="float">
            <text:p>400</text:p>
          </table:table-cell>
          <table:table-cell table:style-name="ce62" table:formula="of:=[.$P$34]*(1-[.$P35]/100)*(([.S$77]/5000)*10)*(([.S$34]/100)*20)" office:value-type="float" office:value="600" calcext:value-type="float">
            <text:p>600</text:p>
          </table:table-cell>
          <table:table-cell table:style-name="ce62" table:formula="of:=[.$P$34]*(1-[.$P35]/100)*(([.T$77]/5000)*10)*(([.T$34]/100)*20)" office:value-type="float" office:value="800" calcext:value-type="float">
            <text:p>800</text:p>
          </table:table-cell>
          <table:table-cell table:style-name="ce62" table:formula="of:=[.$P$34]*(1-[.$P35]/100)*(([.U$77]/5000)*10)*(([.U$34]/100)*20)" office:value-type="float" office:value="1000" calcext:value-type="float">
            <text:p>1000</text:p>
          </table:table-cell>
          <table:table-cell table:style-name="ce62" table:formula="of:=[.$P$34]*(1-[.$P35]/100)*(([.V$77]/5000)*10)*(([.V$34]/100)*25)" office:value-type="float" office:value="500" calcext:value-type="float">
            <text:p>500</text:p>
          </table:table-cell>
          <table:table-cell table:style-name="ce62" table:formula="of:=[.$P$34]*(1-[.$P35]/100)*(([.W$77]/5000)*10)*(([.W$34]/100)*25)" office:value-type="float" office:value="1000" calcext:value-type="float">
            <text:p>1000</text:p>
          </table:table-cell>
          <table:table-cell table:style-name="ce62" table:formula="of:=[.$P$34]*(1-[.$P35]/100)*(([.X$77]/5000)*10)*(([.X$34]/100)*25)" office:value-type="float" office:value="1500" calcext:value-type="float">
            <text:p>1500</text:p>
          </table:table-cell>
          <table:table-cell table:style-name="ce62" table:formula="of:=[.$P$34]*(1-[.$P35]/100)*(([.Y$77]/5000)*10)*(([.Y$34]/100)*25)" office:value-type="float" office:value="2000" calcext:value-type="float">
            <text:p>2000</text:p>
          </table:table-cell>
          <table:table-cell table:style-name="ce62" table:formula="of:=[.$P$34]*(1-[.$P35]/100)*(([.Z$77]/5000)*10)*(([.Z$34]/100)*25)" office:value-type="float" office:value="2500" calcext:value-type="float">
            <text:p>2500</text:p>
          </table:table-cell>
          <table:table-cell table:style-name="ce62" table:formula="of:=[.$P$34]*(1-[.$P35]/100)*(([.AA$77]/5000)*10)*(([.AA$34]/100)*25)" office:value-type="float" office:value="750" calcext:value-type="float">
            <text:p>750</text:p>
          </table:table-cell>
          <table:table-cell table:style-name="ce62" table:formula="of:=[.$P$34]*(1-[.$P35]/100)*(([.AB$77]/5000)*10)*(([.AB$34]/100)*25)" office:value-type="float" office:value="1500" calcext:value-type="float">
            <text:p>1500</text:p>
          </table:table-cell>
          <table:table-cell table:style-name="ce62" table:formula="of:=[.$P$34]*(1-[.$P35]/100)*(([.AC$77]/5000)*10)*(([.AC$34]/100)*25)" office:value-type="float" office:value="2250" calcext:value-type="float">
            <text:p>2250</text:p>
          </table:table-cell>
          <table:table-cell table:style-name="ce62" table:formula="of:=[.$P$34]*(1-[.$P35]/100)*(([.AD$77]/5000)*10)*(([.AD$34]/100)*25)" office:value-type="float" office:value="3000" calcext:value-type="float">
            <text:p>3000</text:p>
          </table:table-cell>
          <table:table-cell table:style-name="ce62" table:formula="of:=[.$P$34]*(1-[.$P35]/100)*(([.AE$77]/5000)*10)*(([.AE$34]/100)*25)" office:value-type="float" office:value="3750" calcext:value-type="float">
            <text:p>3750</text:p>
          </table:table-cell>
          <table:table-cell table:style-name="ce62" table:formula="of:=[.$P$34]*(1-[.$P35]/100)*(([.AF$77]/5000)*10)*(([.AF$34]/100)*25)" office:value-type="float" office:value="1000" calcext:value-type="float">
            <text:p>1000</text:p>
          </table:table-cell>
          <table:table-cell table:style-name="ce62" table:formula="of:=[.$P$34]*(1-[.$P35]/100)*(([.AG$77]/5000)*10)*(([.AG$34]/100)*25)" office:value-type="float" office:value="2000" calcext:value-type="float">
            <text:p>2000</text:p>
          </table:table-cell>
          <table:table-cell table:style-name="ce62" table:formula="of:=[.$P$34]*(1-[.$P35]/100)*(([.AH$77]/5000)*10)*(([.AH$34]/100)*25)" office:value-type="float" office:value="3000" calcext:value-type="float">
            <text:p>3000</text:p>
          </table:table-cell>
          <table:table-cell table:style-name="ce62" table:formula="of:=[.$P$34]*(1-[.$P35]/100)*(([.AI$77]/5000)*10)*(([.AI$34]/100)*25)" office:value-type="float" office:value="4000" calcext:value-type="float">
            <text:p>4000</text:p>
          </table:table-cell>
          <table:table-cell table:style-name="ce62" table:formula="of:=[.$P$34]*(1-[.$P35]/100)*(([.AJ$77]/5000)*10)*(([.AJ$34]/100)*25)" office:value-type="float" office:value="5000" calcext:value-type="float">
            <text:p>5000</text:p>
          </table:table-cell>
          <table:table-cell table:style-name="ce62" table:formula="of:=[.$P$34]*(1-[.$P35]/100)*(([.AK$77]/5000)*10)*(([.AK$34]/100)*25)" office:value-type="float" office:value="1250" calcext:value-type="float">
            <text:p>1250</text:p>
          </table:table-cell>
          <table:table-cell table:style-name="ce62" table:formula="of:=[.$P$34]*(1-[.$P35]/100)*(([.AL$77]/5000)*10)*(([.AL$34]/100)*25)" office:value-type="float" office:value="2500" calcext:value-type="float">
            <text:p>2500</text:p>
          </table:table-cell>
          <table:table-cell table:style-name="ce62" table:formula="of:=[.$P$34]*(1-[.$P35]/100)*(([.AM$77]/5000)*10)*(([.AM$34]/100)*25)" office:value-type="float" office:value="3750" calcext:value-type="float">
            <text:p>3750</text:p>
          </table:table-cell>
          <table:table-cell table:style-name="ce62" table:formula="of:=[.$P$34]*(1-[.$P35]/100)*(([.AN$77]/5000)*10)*(([.AN$34]/100)*25)" office:value-type="float" office:value="5000" calcext:value-type="float">
            <text:p>5000</text:p>
          </table:table-cell>
          <table:table-cell table:style-name="ce62" table:formula="of:=[.$P$34]*(1-[.$P35]/100)*(([.AO$77]/5000)*10)*(([.AO$34]/100)*25)" office:value-type="float" office:value="6250" calcext:value-type="float">
            <text:p>6250</text:p>
          </table:table-cell>
          <table:table-cell table:style-name="ce62" table:formula="of:=[.$P$34]*(1-[.$P35]/100)*(([.AP$77]/5000)*10)*(([.AP$34]/100)*25)" office:value-type="float" office:value="1500" calcext:value-type="float">
            <text:p>1500</text:p>
          </table:table-cell>
          <table:table-cell table:style-name="ce62" table:formula="of:=[.$P$34]*(1-[.$P35]/100)*(([.AQ$77]/5000)*10)*(([.AQ$34]/100)*25)" office:value-type="float" office:value="3000" calcext:value-type="float">
            <text:p>3000</text:p>
          </table:table-cell>
          <table:table-cell table:style-name="ce62" table:formula="of:=[.$P$34]*(1-[.$P35]/100)*(([.AR$77]/5000)*10)*(([.AR$34]/100)*25)" office:value-type="float" office:value="4500" calcext:value-type="float">
            <text:p>4500</text:p>
          </table:table-cell>
          <table:table-cell table:style-name="ce62" table:formula="of:=[.$P$34]*(1-[.$P35]/100)*(([.AS$77]/5000)*10)*(([.AS$34]/100)*25)" office:value-type="float" office:value="6000" calcext:value-type="float">
            <text:p>6000</text:p>
          </table:table-cell>
          <table:table-cell table:style-name="ce62" table:formula="of:=[.$P$34]*(1-[.$P35]/100)*(([.AT$77]/5000)*10)*(([.AT$34]/100)*25)" office:value-type="float" office:value="7500" calcext:value-type="float">
            <text:p>7500</text:p>
          </table:table-cell>
          <table:table-cell table:style-name="ce62" table:formula="of:=[.$P$34]*(1-[.$P35]/100)*(([.AU$77]/5000)*10)*(([.AU$34]/100)*25)" office:value-type="float" office:value="1750" calcext:value-type="float">
            <text:p>1750</text:p>
          </table:table-cell>
          <table:table-cell table:style-name="ce62" table:formula="of:=[.$P$34]*(1-[.$P35]/100)*(([.AV$77]/5000)*10)*(([.AV$34]/100)*25)" office:value-type="float" office:value="3500" calcext:value-type="float">
            <text:p>3500</text:p>
          </table:table-cell>
          <table:table-cell table:style-name="ce62" table:formula="of:=[.$P$34]*(1-[.$P35]/100)*(([.AW$77]/5000)*10)*(([.AW$34]/100)*25)" office:value-type="float" office:value="5250" calcext:value-type="float">
            <text:p>5250</text:p>
          </table:table-cell>
          <table:table-cell table:style-name="ce62" table:formula="of:=[.$P$34]*(1-[.$P35]/100)*(([.AX$77]/5000)*10)*(([.AX$34]/100)*25)" office:value-type="float" office:value="7000" calcext:value-type="float">
            <text:p>7000</text:p>
          </table:table-cell>
          <table:table-cell table:style-name="ce62" table:formula="of:=[.$P$34]*(1-[.$P35]/100)*(([.AY$77]/5000)*10)*(([.AY$34]/100)*25)" office:value-type="float" office:value="8750" calcext:value-type="float">
            <text:p>8750</text:p>
          </table:table-cell>
          <table:table-cell table:style-name="ce62" table:formula="of:=[.$P$34]*(1-[.$P35]/100)*(([.AZ$77]/5000)*10)*(([.AZ$34]/100)*25)" office:value-type="float" office:value="2000" calcext:value-type="float">
            <text:p>2000</text:p>
          </table:table-cell>
          <table:table-cell table:style-name="ce62" table:formula="of:=[.$P$34]*(1-[.$P35]/100)*(([.BA$77]/5000)*10)*(([.BA$34]/100)*25)" office:value-type="float" office:value="4000" calcext:value-type="float">
            <text:p>4000</text:p>
          </table:table-cell>
          <table:table-cell table:style-name="ce62" table:formula="of:=[.$P$34]*(1-[.$P35]/100)*(([.BB$77]/5000)*10)*(([.BB$34]/100)*25)" office:value-type="float" office:value="6000" calcext:value-type="float">
            <text:p>6000</text:p>
          </table:table-cell>
          <table:table-cell table:style-name="ce62" table:formula="of:=[.$P$34]*(1-[.$P35]/100)*(([.BC$77]/5000)*10)*(([.BC$34]/100)*25)" office:value-type="float" office:value="8000" calcext:value-type="float">
            <text:p>8000</text:p>
          </table:table-cell>
          <table:table-cell table:style-name="ce62" table:formula="of:=[.$P$34]*(1-[.$P35]/100)*(([.BD$77]/5000)*10)*(([.BD$34]/100)*25)" office:value-type="float" office:value="10000" calcext:value-type="float">
            <text:p>10000</text:p>
          </table:table-cell>
          <table:table-cell table:style-name="ce62" table:formula="of:=[.$P$34]*(1-[.$P35]/100)*(([.BE$77]/5000)*10)*(([.BE$34]/100)*25)" office:value-type="float" office:value="2250" calcext:value-type="float">
            <text:p>2250</text:p>
          </table:table-cell>
          <table:table-cell table:style-name="ce62" table:formula="of:=[.$P$34]*(1-[.$P35]/100)*(([.BF$77]/5000)*10)*(([.BF$34]/100)*25)" office:value-type="float" office:value="4500" calcext:value-type="float">
            <text:p>4500</text:p>
          </table:table-cell>
          <table:table-cell table:style-name="ce62" table:formula="of:=[.$P$34]*(1-[.$P35]/100)*(([.BG$77]/5000)*10)*(([.BG$34]/100)*25)" office:value-type="float" office:value="6750" calcext:value-type="float">
            <text:p>6750</text:p>
          </table:table-cell>
          <table:table-cell table:style-name="ce62" table:formula="of:=[.$P$34]*(1-[.$P35]/100)*(([.BH$77]/5000)*10)*(([.BH$34]/100)*25)" office:value-type="float" office:value="9000" calcext:value-type="float">
            <text:p>9000</text:p>
          </table:table-cell>
          <table:table-cell table:style-name="ce62" table:formula="of:=[.$P$34]*(1-[.$P35]/100)*(([.BI$77]/5000)*10)*(([.BI$34]/100)*25)" office:value-type="float" office:value="11250" calcext:value-type="float">
            <text:p>11250</text:p>
          </table:table-cell>
          <table:table-cell table:style-name="ce62" table:formula="of:=[.$P$34]*(1-[.$P35]/100)*(([.BJ$77]/5000)*10)*(([.BJ$34]/100)*25)" office:value-type="float" office:value="2500" calcext:value-type="float">
            <text:p>2500</text:p>
          </table:table-cell>
          <table:table-cell table:style-name="ce62" table:formula="of:=[.$P$34]*(1-[.$P35]/100)*(([.BK$77]/5000)*10)*(([.BK$34]/100)*25)" office:value-type="float" office:value="5000" calcext:value-type="float">
            <text:p>5000</text:p>
          </table:table-cell>
          <table:table-cell table:style-name="ce62" table:formula="of:=[.$P$34]*(1-[.$P35]/100)*(([.BL$77]/5000)*10)*(([.BL$34]/100)*25)" office:value-type="float" office:value="7500" calcext:value-type="float">
            <text:p>7500</text:p>
          </table:table-cell>
          <table:table-cell table:style-name="ce62" table:formula="of:=[.$P$34]*(1-[.$P35]/100)*(([.BM$77]/5000)*10)*(([.BM$34]/100)*25)" office:value-type="float" office:value="10000" calcext:value-type="float">
            <text:p>10000</text:p>
          </table:table-cell>
          <table:table-cell table:style-name="ce62" table:formula="of:=[.$P$34]*(1-[.$P35]/100)*(([.BN$77]/5000)*10)*(([.BN$34]/100)*25)" office:value-type="float" office:value="12500" calcext:value-type="float">
            <text:p>12500</text:p>
          </table:table-cell>
          <table:table-cell table:style-name="ce99"/>
          <table:table-cell table:style-name="ce104" table:number-columns-repeated="55"/>
          <table:table-cell table:style-name="ce112"/>
          <table:table-cell table:style-name="ce119"/>
          <table:table-cell table:style-name="ce104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62" table:formula="of:=[.$B$34]*(1-[.$B36]/100)*(([.C$76]/5000)*10)" office:value-type="float" office:value="375" calcext:value-type="float">
            <text:p>375</text:p>
          </table:table-cell>
          <table:table-cell table:style-name="ce62" table:formula="of:=[.$B$34]*(1-[.$B36]/100)*(([.D$76]/5000)*10)" office:value-type="float" office:value="750" calcext:value-type="float">
            <text:p>750</text:p>
          </table:table-cell>
          <table:table-cell table:style-name="ce62" table:formula="of:=[.$B$34]*(1-[.$B36]/100)*(([.E$76]/5000)*10)" office:value-type="float" office:value="1125" calcext:value-type="float">
            <text:p>1125</text:p>
          </table:table-cell>
          <table:table-cell table:style-name="ce62" table:formula="of:=[.$B$34]*(1-[.$B36]/100)*(([.F$76]/5000)*10)" office:value-type="float" office:value="1500" calcext:value-type="float">
            <text:p>1500</text:p>
          </table:table-cell>
          <table:table-cell table:style-name="ce62" table:formula="of:=[.$B$34]*(1-[.$B36]/100)*(([.G$76]/5000)*10)" office:value-type="float" office:value="1875" calcext:value-type="float">
            <text:p>1875</text:p>
          </table:table-cell>
          <table:table-cell table:style-name="ce62" table:formula="of:=[.$B$34]*(1-[.$B36]/100)*(([.H$76]/5000)*10)" office:value-type="float" office:value="2250" calcext:value-type="float">
            <text:p>2250</text:p>
          </table:table-cell>
          <table:table-cell table:style-name="ce62" table:formula="of:=[.$B$34]*(1-[.$B36]/100)*(([.I$76]/5000)*10)" office:value-type="float" office:value="2625" calcext:value-type="float">
            <text:p>2625</text:p>
          </table:table-cell>
          <table:table-cell table:style-name="ce62" table:formula="of:=[.$B$34]*(1-[.$B36]/100)*(([.J$76]/5000)*10)" office:value-type="float" office:value="3000" calcext:value-type="float">
            <text:p>3000</text:p>
          </table:table-cell>
          <table:table-cell table:style-name="ce62" table:formula="of:=[.$B$34]*(1-[.$B36]/100)*(([.K$76]/5000)*10)" office:value-type="float" office:value="3375" calcext:value-type="float">
            <text:p>3375</text:p>
          </table:table-cell>
          <table:table-cell table:style-name="ce62" table:formula="of:=[.$B$34]*(1-[.$B36]/100)*(([.L$76]/5000)*10)" office:value-type="float" office:value="3750" calcext:value-type="float">
            <text:p>3750</text:p>
          </table:table-cell>
          <table:table-cell/>
          <table:table-cell table:style-name="ce72"/>
          <table:table-cell table:style-name="ce80"/>
          <table:table-cell table:style-name="ce57" office:value-type="float" office:value="25" calcext:value-type="float">
            <text:p>25</text:p>
          </table:table-cell>
          <table:table-cell table:style-name="ce62" table:formula="of:=[.$P$34]*(1-[.$P36]/100)*(([.Q$77]/5000)*10)*(([.Q$34]/100)*20)" office:value-type="float" office:value="150" calcext:value-type="float">
            <text:p>150</text:p>
          </table:table-cell>
          <table:table-cell table:style-name="ce62" table:formula="of:=[.$P$34]*(1-[.$P36]/100)*(([.R$77]/5000)*10)*(([.R$34]/100)*20)" office:value-type="float" office:value="300" calcext:value-type="float">
            <text:p>300</text:p>
          </table:table-cell>
          <table:table-cell table:style-name="ce62" table:formula="of:=[.$P$34]*(1-[.$P36]/100)*(([.S$77]/5000)*10)*(([.S$34]/100)*20)" office:value-type="float" office:value="450" calcext:value-type="float">
            <text:p>450</text:p>
          </table:table-cell>
          <table:table-cell table:style-name="ce62" table:formula="of:=[.$P$34]*(1-[.$P36]/100)*(([.T$77]/5000)*10)*(([.T$34]/100)*20)" office:value-type="float" office:value="600" calcext:value-type="float">
            <text:p>600</text:p>
          </table:table-cell>
          <table:table-cell table:style-name="ce62" table:formula="of:=[.$P$34]*(1-[.$P36]/100)*(([.U$77]/5000)*10)*(([.U$34]/100)*20)" office:value-type="float" office:value="750" calcext:value-type="float">
            <text:p>750</text:p>
          </table:table-cell>
          <table:table-cell table:style-name="ce62" table:formula="of:=[.$P$34]*(1-[.$P36]/100)*(([.V$77]/5000)*10)*(([.V$34]/100)*25)" office:value-type="float" office:value="375" calcext:value-type="float">
            <text:p>375</text:p>
          </table:table-cell>
          <table:table-cell table:style-name="ce62" table:formula="of:=[.$P$34]*(1-[.$P36]/100)*(([.W$77]/5000)*10)*(([.W$34]/100)*25)" office:value-type="float" office:value="750" calcext:value-type="float">
            <text:p>750</text:p>
          </table:table-cell>
          <table:table-cell table:style-name="ce62" table:formula="of:=[.$P$34]*(1-[.$P36]/100)*(([.X$77]/5000)*10)*(([.X$34]/100)*25)" office:value-type="float" office:value="1125" calcext:value-type="float">
            <text:p>1125</text:p>
          </table:table-cell>
          <table:table-cell table:style-name="ce62" table:formula="of:=[.$P$34]*(1-[.$P36]/100)*(([.Y$77]/5000)*10)*(([.Y$34]/100)*25)" office:value-type="float" office:value="1500" calcext:value-type="float">
            <text:p>1500</text:p>
          </table:table-cell>
          <table:table-cell table:style-name="ce62" table:formula="of:=[.$P$34]*(1-[.$P36]/100)*(([.Z$77]/5000)*10)*(([.Z$34]/100)*25)" office:value-type="float" office:value="1875" calcext:value-type="float">
            <text:p>1875</text:p>
          </table:table-cell>
          <table:table-cell table:style-name="ce62" table:formula="of:=[.$P$34]*(1-[.$P36]/100)*(([.AA$77]/5000)*10)*(([.AA$34]/100)*25)" office:value-type="float" office:value="562.5" calcext:value-type="float">
            <text:p>562,5</text:p>
          </table:table-cell>
          <table:table-cell table:style-name="ce62" table:formula="of:=[.$P$34]*(1-[.$P36]/100)*(([.AB$77]/5000)*10)*(([.AB$34]/100)*25)" office:value-type="float" office:value="1125" calcext:value-type="float">
            <text:p>1125</text:p>
          </table:table-cell>
          <table:table-cell table:style-name="ce62" table:formula="of:=[.$P$34]*(1-[.$P36]/100)*(([.AC$77]/5000)*10)*(([.AC$34]/100)*25)" office:value-type="float" office:value="1687.5" calcext:value-type="float">
            <text:p>1687,5</text:p>
          </table:table-cell>
          <table:table-cell table:style-name="ce62" table:formula="of:=[.$P$34]*(1-[.$P36]/100)*(([.AD$77]/5000)*10)*(([.AD$34]/100)*25)" office:value-type="float" office:value="2250" calcext:value-type="float">
            <text:p>2250</text:p>
          </table:table-cell>
          <table:table-cell table:style-name="ce62" table:formula="of:=[.$P$34]*(1-[.$P36]/100)*(([.AE$77]/5000)*10)*(([.AE$34]/100)*25)" office:value-type="float" office:value="2812.5" calcext:value-type="float">
            <text:p>2812,5</text:p>
          </table:table-cell>
          <table:table-cell table:style-name="ce62" table:formula="of:=[.$P$34]*(1-[.$P36]/100)*(([.AF$77]/5000)*10)*(([.AF$34]/100)*25)" office:value-type="float" office:value="750" calcext:value-type="float">
            <text:p>750</text:p>
          </table:table-cell>
          <table:table-cell table:style-name="ce62" table:formula="of:=[.$P$34]*(1-[.$P36]/100)*(([.AG$77]/5000)*10)*(([.AG$34]/100)*25)" office:value-type="float" office:value="1500" calcext:value-type="float">
            <text:p>1500</text:p>
          </table:table-cell>
          <table:table-cell table:style-name="ce62" table:formula="of:=[.$P$34]*(1-[.$P36]/100)*(([.AH$77]/5000)*10)*(([.AH$34]/100)*25)" office:value-type="float" office:value="2250" calcext:value-type="float">
            <text:p>2250</text:p>
          </table:table-cell>
          <table:table-cell table:style-name="ce62" table:formula="of:=[.$P$34]*(1-[.$P36]/100)*(([.AI$77]/5000)*10)*(([.AI$34]/100)*25)" office:value-type="float" office:value="3000" calcext:value-type="float">
            <text:p>3000</text:p>
          </table:table-cell>
          <table:table-cell table:style-name="ce62" table:formula="of:=[.$P$34]*(1-[.$P36]/100)*(([.AJ$77]/5000)*10)*(([.AJ$34]/100)*25)" office:value-type="float" office:value="3750" calcext:value-type="float">
            <text:p>3750</text:p>
          </table:table-cell>
          <table:table-cell table:style-name="ce62" table:formula="of:=[.$P$34]*(1-[.$P36]/100)*(([.AK$77]/5000)*10)*(([.AK$34]/100)*25)" office:value-type="float" office:value="937.5" calcext:value-type="float">
            <text:p>937,5</text:p>
          </table:table-cell>
          <table:table-cell table:style-name="ce62" table:formula="of:=[.$P$34]*(1-[.$P36]/100)*(([.AL$77]/5000)*10)*(([.AL$34]/100)*25)" office:value-type="float" office:value="1875" calcext:value-type="float">
            <text:p>1875</text:p>
          </table:table-cell>
          <table:table-cell table:style-name="ce62" table:formula="of:=[.$P$34]*(1-[.$P36]/100)*(([.AM$77]/5000)*10)*(([.AM$34]/100)*25)" office:value-type="float" office:value="2812.5" calcext:value-type="float">
            <text:p>2812,5</text:p>
          </table:table-cell>
          <table:table-cell table:style-name="ce62" table:formula="of:=[.$P$34]*(1-[.$P36]/100)*(([.AN$77]/5000)*10)*(([.AN$34]/100)*25)" office:value-type="float" office:value="3750" calcext:value-type="float">
            <text:p>3750</text:p>
          </table:table-cell>
          <table:table-cell table:style-name="ce62" table:formula="of:=[.$P$34]*(1-[.$P36]/100)*(([.AO$77]/5000)*10)*(([.AO$34]/100)*25)" office:value-type="float" office:value="4687.5" calcext:value-type="float">
            <text:p>4687,5</text:p>
          </table:table-cell>
          <table:table-cell table:style-name="ce62" table:formula="of:=[.$P$34]*(1-[.$P36]/100)*(([.AP$77]/5000)*10)*(([.AP$34]/100)*25)" office:value-type="float" office:value="1125" calcext:value-type="float">
            <text:p>1125</text:p>
          </table:table-cell>
          <table:table-cell table:style-name="ce62" table:formula="of:=[.$P$34]*(1-[.$P36]/100)*(([.AQ$77]/5000)*10)*(([.AQ$34]/100)*25)" office:value-type="float" office:value="2250" calcext:value-type="float">
            <text:p>2250</text:p>
          </table:table-cell>
          <table:table-cell table:style-name="ce62" table:formula="of:=[.$P$34]*(1-[.$P36]/100)*(([.AR$77]/5000)*10)*(([.AR$34]/100)*25)" office:value-type="float" office:value="3375" calcext:value-type="float">
            <text:p>3375</text:p>
          </table:table-cell>
          <table:table-cell table:style-name="ce62" table:formula="of:=[.$P$34]*(1-[.$P36]/100)*(([.AS$77]/5000)*10)*(([.AS$34]/100)*25)" office:value-type="float" office:value="4500" calcext:value-type="float">
            <text:p>4500</text:p>
          </table:table-cell>
          <table:table-cell table:style-name="ce62" table:formula="of:=[.$P$34]*(1-[.$P36]/100)*(([.AT$77]/5000)*10)*(([.AT$34]/100)*25)" office:value-type="float" office:value="5625" calcext:value-type="float">
            <text:p>5625</text:p>
          </table:table-cell>
          <table:table-cell table:style-name="ce62" table:formula="of:=[.$P$34]*(1-[.$P36]/100)*(([.AU$77]/5000)*10)*(([.AU$34]/100)*25)" office:value-type="float" office:value="1312.5" calcext:value-type="float">
            <text:p>1312,5</text:p>
          </table:table-cell>
          <table:table-cell table:style-name="ce62" table:formula="of:=[.$P$34]*(1-[.$P36]/100)*(([.AV$77]/5000)*10)*(([.AV$34]/100)*25)" office:value-type="float" office:value="2625" calcext:value-type="float">
            <text:p>2625</text:p>
          </table:table-cell>
          <table:table-cell table:style-name="ce62" table:formula="of:=[.$P$34]*(1-[.$P36]/100)*(([.AW$77]/5000)*10)*(([.AW$34]/100)*25)" office:value-type="float" office:value="3937.5" calcext:value-type="float">
            <text:p>3937,5</text:p>
          </table:table-cell>
          <table:table-cell table:style-name="ce62" table:formula="of:=[.$P$34]*(1-[.$P36]/100)*(([.AX$77]/5000)*10)*(([.AX$34]/100)*25)" office:value-type="float" office:value="5250" calcext:value-type="float">
            <text:p>5250</text:p>
          </table:table-cell>
          <table:table-cell table:style-name="ce62" table:formula="of:=[.$P$34]*(1-[.$P36]/100)*(([.AY$77]/5000)*10)*(([.AY$34]/100)*25)" office:value-type="float" office:value="6562.5" calcext:value-type="float">
            <text:p>6562,5</text:p>
          </table:table-cell>
          <table:table-cell table:style-name="ce62" table:formula="of:=[.$P$34]*(1-[.$P36]/100)*(([.AZ$77]/5000)*10)*(([.AZ$34]/100)*25)" office:value-type="float" office:value="1500" calcext:value-type="float">
            <text:p>1500</text:p>
          </table:table-cell>
          <table:table-cell table:style-name="ce62" table:formula="of:=[.$P$34]*(1-[.$P36]/100)*(([.BA$77]/5000)*10)*(([.BA$34]/100)*25)" office:value-type="float" office:value="3000" calcext:value-type="float">
            <text:p>3000</text:p>
          </table:table-cell>
          <table:table-cell table:style-name="ce62" table:formula="of:=[.$P$34]*(1-[.$P36]/100)*(([.BB$77]/5000)*10)*(([.BB$34]/100)*25)" office:value-type="float" office:value="4500" calcext:value-type="float">
            <text:p>4500</text:p>
          </table:table-cell>
          <table:table-cell table:style-name="ce62" table:formula="of:=[.$P$34]*(1-[.$P36]/100)*(([.BC$77]/5000)*10)*(([.BC$34]/100)*25)" office:value-type="float" office:value="6000" calcext:value-type="float">
            <text:p>6000</text:p>
          </table:table-cell>
          <table:table-cell table:style-name="ce62" table:formula="of:=[.$P$34]*(1-[.$P36]/100)*(([.BD$77]/5000)*10)*(([.BD$34]/100)*25)" office:value-type="float" office:value="7500" calcext:value-type="float">
            <text:p>7500</text:p>
          </table:table-cell>
          <table:table-cell table:style-name="ce62" table:formula="of:=[.$P$34]*(1-[.$P36]/100)*(([.BE$77]/5000)*10)*(([.BE$34]/100)*25)" office:value-type="float" office:value="1687.5" calcext:value-type="float">
            <text:p>1687,5</text:p>
          </table:table-cell>
          <table:table-cell table:style-name="ce62" table:formula="of:=[.$P$34]*(1-[.$P36]/100)*(([.BF$77]/5000)*10)*(([.BF$34]/100)*25)" office:value-type="float" office:value="3375" calcext:value-type="float">
            <text:p>3375</text:p>
          </table:table-cell>
          <table:table-cell table:style-name="ce62" table:formula="of:=[.$P$34]*(1-[.$P36]/100)*(([.BG$77]/5000)*10)*(([.BG$34]/100)*25)" office:value-type="float" office:value="5062.5" calcext:value-type="float">
            <text:p>5062,5</text:p>
          </table:table-cell>
          <table:table-cell table:style-name="ce62" table:formula="of:=[.$P$34]*(1-[.$P36]/100)*(([.BH$77]/5000)*10)*(([.BH$34]/100)*25)" office:value-type="float" office:value="6750" calcext:value-type="float">
            <text:p>6750</text:p>
          </table:table-cell>
          <table:table-cell table:style-name="ce62" table:formula="of:=[.$P$34]*(1-[.$P36]/100)*(([.BI$77]/5000)*10)*(([.BI$34]/100)*25)" office:value-type="float" office:value="8437.5" calcext:value-type="float">
            <text:p>8437,5</text:p>
          </table:table-cell>
          <table:table-cell table:style-name="ce62" table:formula="of:=[.$P$34]*(1-[.$P36]/100)*(([.BJ$77]/5000)*10)*(([.BJ$34]/100)*25)" office:value-type="float" office:value="1875" calcext:value-type="float">
            <text:p>1875</text:p>
          </table:table-cell>
          <table:table-cell table:style-name="ce62" table:formula="of:=[.$P$34]*(1-[.$P36]/100)*(([.BK$77]/5000)*10)*(([.BK$34]/100)*25)" office:value-type="float" office:value="3750" calcext:value-type="float">
            <text:p>3750</text:p>
          </table:table-cell>
          <table:table-cell table:style-name="ce62" table:formula="of:=[.$P$34]*(1-[.$P36]/100)*(([.BL$77]/5000)*10)*(([.BL$34]/100)*25)" office:value-type="float" office:value="5625" calcext:value-type="float">
            <text:p>5625</text:p>
          </table:table-cell>
          <table:table-cell table:style-name="ce62" table:formula="of:=[.$P$34]*(1-[.$P36]/100)*(([.BM$77]/5000)*10)*(([.BM$34]/100)*25)" office:value-type="float" office:value="7500" calcext:value-type="float">
            <text:p>7500</text:p>
          </table:table-cell>
          <table:table-cell table:style-name="ce62" table:formula="of:=[.$P$34]*(1-[.$P36]/100)*(([.BN$77]/5000)*10)*(([.BN$34]/100)*25)" office:value-type="float" office:value="9375" calcext:value-type="float">
            <text:p>9375</text:p>
          </table:table-cell>
          <table:table-cell table:style-name="ce99"/>
          <table:table-cell table:style-name="ce104" table:number-columns-repeated="55"/>
          <table:table-cell table:style-name="ce113"/>
          <table:table-cell table:style-name="ce119"/>
          <table:table-cell table:style-name="ce104" table:number-columns-repeated="10"/>
          <table:table-cell table:style-name="ce17"/>
        </table:table-row>
        <table:table-row table:style-name="ro3">
          <table:table-cell/>
          <table:table-cell office:value-type="float" office:value="48.75" calcext:value-type="float">
            <text:p>48,75</text:p>
          </table:table-cell>
          <table:table-cell table:style-name="ce62" table:formula="of:=[.$B$34]*(1-[.$B37]/100)*(([.C$76]/5000)*10)" office:value-type="float" office:value="256.25" calcext:value-type="float">
            <text:p>256,25</text:p>
          </table:table-cell>
          <table:table-cell table:style-name="ce62" table:formula="of:=[.$B$34]*(1-[.$B37]/100)*(([.D$76]/5000)*10)" office:value-type="float" office:value="512.5" calcext:value-type="float">
            <text:p>512,5</text:p>
          </table:table-cell>
          <table:table-cell table:style-name="ce62" table:formula="of:=[.$B$34]*(1-[.$B37]/100)*(([.E$76]/5000)*10)" office:value-type="float" office:value="768.75" calcext:value-type="float">
            <text:p>768,75</text:p>
          </table:table-cell>
          <table:table-cell table:style-name="ce62" table:formula="of:=[.$B$34]*(1-[.$B37]/100)*(([.F$76]/5000)*10)" office:value-type="float" office:value="1025" calcext:value-type="float">
            <text:p>1025</text:p>
          </table:table-cell>
          <table:table-cell table:style-name="ce62" table:formula="of:=[.$B$34]*(1-[.$B37]/100)*(([.G$76]/5000)*10)" office:value-type="float" office:value="1281.25" calcext:value-type="float">
            <text:p>1281,25</text:p>
          </table:table-cell>
          <table:table-cell table:style-name="ce62" table:formula="of:=[.$B$34]*(1-[.$B37]/100)*(([.H$76]/5000)*10)" office:value-type="float" office:value="1537.5" calcext:value-type="float">
            <text:p>1537,5</text:p>
          </table:table-cell>
          <table:table-cell table:style-name="ce62" table:formula="of:=[.$B$34]*(1-[.$B37]/100)*(([.I$76]/5000)*10)" office:value-type="float" office:value="1793.75" calcext:value-type="float">
            <text:p>1793,75</text:p>
          </table:table-cell>
          <table:table-cell table:style-name="ce62" table:formula="of:=[.$B$34]*(1-[.$B37]/100)*(([.J$76]/5000)*10)" office:value-type="float" office:value="2050" calcext:value-type="float">
            <text:p>2050</text:p>
          </table:table-cell>
          <table:table-cell table:style-name="ce62" table:formula="of:=[.$B$34]*(1-[.$B37]/100)*(([.K$76]/5000)*10)" office:value-type="float" office:value="2306.25" calcext:value-type="float">
            <text:p>2306,25</text:p>
          </table:table-cell>
          <table:table-cell table:style-name="ce62" table:formula="of:=[.$B$34]*(1-[.$B37]/100)*(([.L$76]/5000)*10)" office:value-type="float" office:value="2562.5" calcext:value-type="float">
            <text:p>2562,5</text:p>
          </table:table-cell>
          <table:table-cell/>
          <table:table-cell table:style-name="ce49"/>
          <table:table-cell table:style-name="ce80"/>
          <table:table-cell table:style-name="ce57" office:value-type="float" office:value="48.75" calcext:value-type="float">
            <text:p>48,75</text:p>
          </table:table-cell>
          <table:table-cell table:style-name="ce62" table:formula="of:=[.$P$34]*(1-[.$P37]/100)*(([.Q$77]/5000)*10)*(([.Q$34]/100)*20)" office:value-type="float" office:value="102.5" calcext:value-type="float">
            <text:p>102,5</text:p>
          </table:table-cell>
          <table:table-cell table:style-name="ce62" table:formula="of:=[.$P$34]*(1-[.$P37]/100)*(([.R$77]/5000)*10)*(([.R$34]/100)*20)" office:value-type="float" office:value="205" calcext:value-type="float">
            <text:p>205</text:p>
          </table:table-cell>
          <table:table-cell table:style-name="ce62" table:formula="of:=[.$P$34]*(1-[.$P37]/100)*(([.S$77]/5000)*10)*(([.S$34]/100)*20)" office:value-type="float" office:value="307.5" calcext:value-type="float">
            <text:p>307,5</text:p>
          </table:table-cell>
          <table:table-cell table:style-name="ce62" table:formula="of:=[.$P$34]*(1-[.$P37]/100)*(([.T$77]/5000)*10)*(([.T$34]/100)*20)" office:value-type="float" office:value="410" calcext:value-type="float">
            <text:p>410</text:p>
          </table:table-cell>
          <table:table-cell table:style-name="ce62" table:formula="of:=[.$P$34]*(1-[.$P37]/100)*(([.U$77]/5000)*10)*(([.U$34]/100)*20)" office:value-type="float" office:value="512.5" calcext:value-type="float">
            <text:p>512,5</text:p>
          </table:table-cell>
          <table:table-cell table:style-name="ce62" table:formula="of:=[.$P$34]*(1-[.$P37]/100)*(([.V$77]/5000)*10)*(([.V$34]/100)*25)" office:value-type="float" office:value="256.25" calcext:value-type="float">
            <text:p>256,25</text:p>
          </table:table-cell>
          <table:table-cell table:style-name="ce62" table:formula="of:=[.$P$34]*(1-[.$P37]/100)*(([.W$77]/5000)*10)*(([.W$34]/100)*25)" office:value-type="float" office:value="512.5" calcext:value-type="float">
            <text:p>512,5</text:p>
          </table:table-cell>
          <table:table-cell table:style-name="ce62" table:formula="of:=[.$P$34]*(1-[.$P37]/100)*(([.X$77]/5000)*10)*(([.X$34]/100)*25)" office:value-type="float" office:value="768.75" calcext:value-type="float">
            <text:p>768,75</text:p>
          </table:table-cell>
          <table:table-cell table:style-name="ce62" table:formula="of:=[.$P$34]*(1-[.$P37]/100)*(([.Y$77]/5000)*10)*(([.Y$34]/100)*25)" office:value-type="float" office:value="1025" calcext:value-type="float">
            <text:p>1025</text:p>
          </table:table-cell>
          <table:table-cell table:style-name="ce62" table:formula="of:=[.$P$34]*(1-[.$P37]/100)*(([.Z$77]/5000)*10)*(([.Z$34]/100)*25)" office:value-type="float" office:value="1281.25" calcext:value-type="float">
            <text:p>1281,25</text:p>
          </table:table-cell>
          <table:table-cell table:style-name="ce62" table:formula="of:=[.$P$34]*(1-[.$P37]/100)*(([.AA$77]/5000)*10)*(([.AA$34]/100)*25)" office:value-type="float" office:value="384.375" calcext:value-type="float">
            <text:p>384,375</text:p>
          </table:table-cell>
          <table:table-cell table:style-name="ce62" table:formula="of:=[.$P$34]*(1-[.$P37]/100)*(([.AB$77]/5000)*10)*(([.AB$34]/100)*25)" office:value-type="float" office:value="768.75" calcext:value-type="float">
            <text:p>768,75</text:p>
          </table:table-cell>
          <table:table-cell table:style-name="ce62" table:formula="of:=[.$P$34]*(1-[.$P37]/100)*(([.AC$77]/5000)*10)*(([.AC$34]/100)*25)" office:value-type="float" office:value="1153.125" calcext:value-type="float">
            <text:p>1153,125</text:p>
          </table:table-cell>
          <table:table-cell table:style-name="ce62" table:formula="of:=[.$P$34]*(1-[.$P37]/100)*(([.AD$77]/5000)*10)*(([.AD$34]/100)*25)" office:value-type="float" office:value="1537.5" calcext:value-type="float">
            <text:p>1537,5</text:p>
          </table:table-cell>
          <table:table-cell table:style-name="ce62" table:formula="of:=[.$P$34]*(1-[.$P37]/100)*(([.AE$77]/5000)*10)*(([.AE$34]/100)*25)" office:value-type="float" office:value="1921.875" calcext:value-type="float">
            <text:p>1921,875</text:p>
          </table:table-cell>
          <table:table-cell table:style-name="ce62" table:formula="of:=[.$P$34]*(1-[.$P37]/100)*(([.AF$77]/5000)*10)*(([.AF$34]/100)*25)" office:value-type="float" office:value="512.5" calcext:value-type="float">
            <text:p>512,5</text:p>
          </table:table-cell>
          <table:table-cell table:style-name="ce62" table:formula="of:=[.$P$34]*(1-[.$P37]/100)*(([.AG$77]/5000)*10)*(([.AG$34]/100)*25)" office:value-type="float" office:value="1025" calcext:value-type="float">
            <text:p>1025</text:p>
          </table:table-cell>
          <table:table-cell table:style-name="ce62" table:formula="of:=[.$P$34]*(1-[.$P37]/100)*(([.AH$77]/5000)*10)*(([.AH$34]/100)*25)" office:value-type="float" office:value="1537.5" calcext:value-type="float">
            <text:p>1537,5</text:p>
          </table:table-cell>
          <table:table-cell table:style-name="ce62" table:formula="of:=[.$P$34]*(1-[.$P37]/100)*(([.AI$77]/5000)*10)*(([.AI$34]/100)*25)" office:value-type="float" office:value="2050" calcext:value-type="float">
            <text:p>2050</text:p>
          </table:table-cell>
          <table:table-cell table:style-name="ce62" table:formula="of:=[.$P$34]*(1-[.$P37]/100)*(([.AJ$77]/5000)*10)*(([.AJ$34]/100)*25)" office:value-type="float" office:value="2562.5" calcext:value-type="float">
            <text:p>2562,5</text:p>
          </table:table-cell>
          <table:table-cell table:style-name="ce62" table:formula="of:=[.$P$34]*(1-[.$P37]/100)*(([.AK$77]/5000)*10)*(([.AK$34]/100)*25)" office:value-type="float" office:value="640.625" calcext:value-type="float">
            <text:p>640,625</text:p>
          </table:table-cell>
          <table:table-cell table:style-name="ce62" table:formula="of:=[.$P$34]*(1-[.$P37]/100)*(([.AL$77]/5000)*10)*(([.AL$34]/100)*25)" office:value-type="float" office:value="1281.25" calcext:value-type="float">
            <text:p>1281,25</text:p>
          </table:table-cell>
          <table:table-cell table:style-name="ce62" table:formula="of:=[.$P$34]*(1-[.$P37]/100)*(([.AM$77]/5000)*10)*(([.AM$34]/100)*25)" office:value-type="float" office:value="1921.875" calcext:value-type="float">
            <text:p>1921,875</text:p>
          </table:table-cell>
          <table:table-cell table:style-name="ce62" table:formula="of:=[.$P$34]*(1-[.$P37]/100)*(([.AN$77]/5000)*10)*(([.AN$34]/100)*25)" office:value-type="float" office:value="2562.5" calcext:value-type="float">
            <text:p>2562,5</text:p>
          </table:table-cell>
          <table:table-cell table:style-name="ce62" table:formula="of:=[.$P$34]*(1-[.$P37]/100)*(([.AO$77]/5000)*10)*(([.AO$34]/100)*25)" office:value-type="float" office:value="3203.125" calcext:value-type="float">
            <text:p>3203,125</text:p>
          </table:table-cell>
          <table:table-cell table:style-name="ce62" table:formula="of:=[.$P$34]*(1-[.$P37]/100)*(([.AP$77]/5000)*10)*(([.AP$34]/100)*25)" office:value-type="float" office:value="768.75" calcext:value-type="float">
            <text:p>768,75</text:p>
          </table:table-cell>
          <table:table-cell table:style-name="ce62" table:formula="of:=[.$P$34]*(1-[.$P37]/100)*(([.AQ$77]/5000)*10)*(([.AQ$34]/100)*25)" office:value-type="float" office:value="1537.5" calcext:value-type="float">
            <text:p>1537,5</text:p>
          </table:table-cell>
          <table:table-cell table:style-name="ce62" table:formula="of:=[.$P$34]*(1-[.$P37]/100)*(([.AR$77]/5000)*10)*(([.AR$34]/100)*25)" office:value-type="float" office:value="2306.25" calcext:value-type="float">
            <text:p>2306,25</text:p>
          </table:table-cell>
          <table:table-cell table:style-name="ce62" table:formula="of:=[.$P$34]*(1-[.$P37]/100)*(([.AS$77]/5000)*10)*(([.AS$34]/100)*25)" office:value-type="float" office:value="3075" calcext:value-type="float">
            <text:p>3075</text:p>
          </table:table-cell>
          <table:table-cell table:style-name="ce62" table:formula="of:=[.$P$34]*(1-[.$P37]/100)*(([.AT$77]/5000)*10)*(([.AT$34]/100)*25)" office:value-type="float" office:value="3843.75" calcext:value-type="float">
            <text:p>3843,75</text:p>
          </table:table-cell>
          <table:table-cell table:style-name="ce62" table:formula="of:=[.$P$34]*(1-[.$P37]/100)*(([.AU$77]/5000)*10)*(([.AU$34]/100)*25)" office:value-type="float" office:value="896.875" calcext:value-type="float">
            <text:p>896,875</text:p>
          </table:table-cell>
          <table:table-cell table:style-name="ce62" table:formula="of:=[.$P$34]*(1-[.$P37]/100)*(([.AV$77]/5000)*10)*(([.AV$34]/100)*25)" office:value-type="float" office:value="1793.75" calcext:value-type="float">
            <text:p>1793,75</text:p>
          </table:table-cell>
          <table:table-cell table:style-name="ce62" table:formula="of:=[.$P$34]*(1-[.$P37]/100)*(([.AW$77]/5000)*10)*(([.AW$34]/100)*25)" office:value-type="float" office:value="2690.625" calcext:value-type="float">
            <text:p>2690,625</text:p>
          </table:table-cell>
          <table:table-cell table:style-name="ce62" table:formula="of:=[.$P$34]*(1-[.$P37]/100)*(([.AX$77]/5000)*10)*(([.AX$34]/100)*25)" office:value-type="float" office:value="3587.5" calcext:value-type="float">
            <text:p>3587,5</text:p>
          </table:table-cell>
          <table:table-cell table:style-name="ce62" table:formula="of:=[.$P$34]*(1-[.$P37]/100)*(([.AY$77]/5000)*10)*(([.AY$34]/100)*25)" office:value-type="float" office:value="4484.375" calcext:value-type="float">
            <text:p>4484,375</text:p>
          </table:table-cell>
          <table:table-cell table:style-name="ce62" table:formula="of:=[.$P$34]*(1-[.$P37]/100)*(([.AZ$77]/5000)*10)*(([.AZ$34]/100)*25)" office:value-type="float" office:value="1025" calcext:value-type="float">
            <text:p>1025</text:p>
          </table:table-cell>
          <table:table-cell table:style-name="ce62" table:formula="of:=[.$P$34]*(1-[.$P37]/100)*(([.BA$77]/5000)*10)*(([.BA$34]/100)*25)" office:value-type="float" office:value="2050" calcext:value-type="float">
            <text:p>2050</text:p>
          </table:table-cell>
          <table:table-cell table:style-name="ce62" table:formula="of:=[.$P$34]*(1-[.$P37]/100)*(([.BB$77]/5000)*10)*(([.BB$34]/100)*25)" office:value-type="float" office:value="3075" calcext:value-type="float">
            <text:p>3075</text:p>
          </table:table-cell>
          <table:table-cell table:style-name="ce62" table:formula="of:=[.$P$34]*(1-[.$P37]/100)*(([.BC$77]/5000)*10)*(([.BC$34]/100)*25)" office:value-type="float" office:value="4100" calcext:value-type="float">
            <text:p>4100</text:p>
          </table:table-cell>
          <table:table-cell table:style-name="ce62" table:formula="of:=[.$P$34]*(1-[.$P37]/100)*(([.BD$77]/5000)*10)*(([.BD$34]/100)*25)" office:value-type="float" office:value="5125" calcext:value-type="float">
            <text:p>5125</text:p>
          </table:table-cell>
          <table:table-cell table:style-name="ce62" table:formula="of:=[.$P$34]*(1-[.$P37]/100)*(([.BE$77]/5000)*10)*(([.BE$34]/100)*25)" office:value-type="float" office:value="1153.125" calcext:value-type="float">
            <text:p>1153,125</text:p>
          </table:table-cell>
          <table:table-cell table:style-name="ce62" table:formula="of:=[.$P$34]*(1-[.$P37]/100)*(([.BF$77]/5000)*10)*(([.BF$34]/100)*25)" office:value-type="float" office:value="2306.25" calcext:value-type="float">
            <text:p>2306,25</text:p>
          </table:table-cell>
          <table:table-cell table:style-name="ce62" table:formula="of:=[.$P$34]*(1-[.$P37]/100)*(([.BG$77]/5000)*10)*(([.BG$34]/100)*25)" office:value-type="float" office:value="3459.375" calcext:value-type="float">
            <text:p>3459,375</text:p>
          </table:table-cell>
          <table:table-cell table:style-name="ce62" table:formula="of:=[.$P$34]*(1-[.$P37]/100)*(([.BH$77]/5000)*10)*(([.BH$34]/100)*25)" office:value-type="float" office:value="4612.5" calcext:value-type="float">
            <text:p>4612,5</text:p>
          </table:table-cell>
          <table:table-cell table:style-name="ce62" table:formula="of:=[.$P$34]*(1-[.$P37]/100)*(([.BI$77]/5000)*10)*(([.BI$34]/100)*25)" office:value-type="float" office:value="5765.625" calcext:value-type="float">
            <text:p>5765,625</text:p>
          </table:table-cell>
          <table:table-cell table:style-name="ce62" table:formula="of:=[.$P$34]*(1-[.$P37]/100)*(([.BJ$77]/5000)*10)*(([.BJ$34]/100)*25)" office:value-type="float" office:value="1281.25" calcext:value-type="float">
            <text:p>1281,25</text:p>
          </table:table-cell>
          <table:table-cell table:style-name="ce62" table:formula="of:=[.$P$34]*(1-[.$P37]/100)*(([.BK$77]/5000)*10)*(([.BK$34]/100)*25)" office:value-type="float" office:value="2562.5" calcext:value-type="float">
            <text:p>2562,5</text:p>
          </table:table-cell>
          <table:table-cell table:style-name="ce62" table:formula="of:=[.$P$34]*(1-[.$P37]/100)*(([.BL$77]/5000)*10)*(([.BL$34]/100)*25)" office:value-type="float" office:value="3843.75" calcext:value-type="float">
            <text:p>3843,75</text:p>
          </table:table-cell>
          <table:table-cell table:style-name="ce62" table:formula="of:=[.$P$34]*(1-[.$P37]/100)*(([.BM$77]/5000)*10)*(([.BM$34]/100)*25)" office:value-type="float" office:value="5125" calcext:value-type="float">
            <text:p>5125</text:p>
          </table:table-cell>
          <table:table-cell table:style-name="ce62" table:formula="of:=[.$P$34]*(1-[.$P37]/100)*(([.BN$77]/5000)*10)*(([.BN$34]/100)*25)" office:value-type="float" office:value="6406.25" calcext:value-type="float">
            <text:p>6406,25</text:p>
          </table:table-cell>
          <table:table-cell table:style-name="ce99"/>
          <table:table-cell table:style-name="ce104" table:number-columns-repeated="55"/>
          <table:table-cell table:style-name="ce113"/>
          <table:table-cell table:style-name="ce119"/>
          <table:table-cell table:style-name="ce104" table:number-columns-repeated="10"/>
          <table:table-cell table:style-name="ce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style-name="ce62" table:formula="of:=[.$B$34]*(1-[.$B38]/100)*(([.C$76]/5000)*10)" office:value-type="float" office:value="250" calcext:value-type="float">
            <text:p>250</text:p>
          </table:table-cell>
          <table:table-cell table:style-name="ce62" table:formula="of:=[.$B$34]*(1-[.$B38]/100)*(([.D$76]/5000)*10)" office:value-type="float" office:value="500" calcext:value-type="float">
            <text:p>500</text:p>
          </table:table-cell>
          <table:table-cell table:style-name="ce62" table:formula="of:=[.$B$34]*(1-[.$B38]/100)*(([.E$76]/5000)*10)" office:value-type="float" office:value="750" calcext:value-type="float">
            <text:p>750</text:p>
          </table:table-cell>
          <table:table-cell table:style-name="ce62" table:formula="of:=[.$B$34]*(1-[.$B38]/100)*(([.F$76]/5000)*10)" office:value-type="float" office:value="1000" calcext:value-type="float">
            <text:p>1000</text:p>
          </table:table-cell>
          <table:table-cell table:style-name="ce62" table:formula="of:=[.$B$34]*(1-[.$B38]/100)*(([.G$76]/5000)*10)" office:value-type="float" office:value="1250" calcext:value-type="float">
            <text:p>1250</text:p>
          </table:table-cell>
          <table:table-cell table:style-name="ce62" table:formula="of:=[.$B$34]*(1-[.$B38]/100)*(([.H$76]/5000)*10)" office:value-type="float" office:value="1500" calcext:value-type="float">
            <text:p>1500</text:p>
          </table:table-cell>
          <table:table-cell table:style-name="ce62" table:formula="of:=[.$B$34]*(1-[.$B38]/100)*(([.I$76]/5000)*10)" office:value-type="float" office:value="1750" calcext:value-type="float">
            <text:p>1750</text:p>
          </table:table-cell>
          <table:table-cell table:style-name="ce62" table:formula="of:=[.$B$34]*(1-[.$B38]/100)*(([.J$76]/5000)*10)" office:value-type="float" office:value="2000" calcext:value-type="float">
            <text:p>2000</text:p>
          </table:table-cell>
          <table:table-cell table:style-name="ce62" table:formula="of:=[.$B$34]*(1-[.$B38]/100)*(([.K$76]/5000)*10)" office:value-type="float" office:value="2250" calcext:value-type="float">
            <text:p>2250</text:p>
          </table:table-cell>
          <table:table-cell table:style-name="ce62" table:formula="of:=[.$B$34]*(1-[.$B38]/100)*(([.L$76]/5000)*10)" office:value-type="float" office:value="2500" calcext:value-type="float">
            <text:p>2500</text:p>
          </table:table-cell>
          <table:table-cell/>
          <table:table-cell table:style-name="ce17"/>
          <table:table-cell table:style-name="ce80"/>
          <table:table-cell table:style-name="ce57" office:value-type="float" office:value="50" calcext:value-type="float">
            <text:p>50</text:p>
          </table:table-cell>
          <table:table-cell table:style-name="ce62" table:formula="of:=[.$P$34]*(1-[.$P38]/100)*(([.Q$77]/5000)*10)*(([.Q$34]/100)*20)" office:value-type="float" office:value="100" calcext:value-type="float">
            <text:p>100</text:p>
          </table:table-cell>
          <table:table-cell table:style-name="ce62" table:formula="of:=[.$P$34]*(1-[.$P38]/100)*(([.R$77]/5000)*10)*(([.R$34]/100)*20)" office:value-type="float" office:value="200" calcext:value-type="float">
            <text:p>200</text:p>
          </table:table-cell>
          <table:table-cell table:style-name="ce62" table:formula="of:=[.$P$34]*(1-[.$P38]/100)*(([.S$77]/5000)*10)*(([.S$34]/100)*20)" office:value-type="float" office:value="300" calcext:value-type="float">
            <text:p>300</text:p>
          </table:table-cell>
          <table:table-cell table:style-name="ce62" table:formula="of:=[.$P$34]*(1-[.$P38]/100)*(([.T$77]/5000)*10)*(([.T$34]/100)*20)" office:value-type="float" office:value="400" calcext:value-type="float">
            <text:p>400</text:p>
          </table:table-cell>
          <table:table-cell table:style-name="ce62" table:formula="of:=[.$P$34]*(1-[.$P38]/100)*(([.U$77]/5000)*10)*(([.U$34]/100)*20)" office:value-type="float" office:value="500" calcext:value-type="float">
            <text:p>500</text:p>
          </table:table-cell>
          <table:table-cell table:style-name="ce62" table:formula="of:=[.$P$34]*(1-[.$P38]/100)*(([.V$77]/5000)*10)*(([.V$34]/100)*25)" office:value-type="float" office:value="250" calcext:value-type="float">
            <text:p>250</text:p>
          </table:table-cell>
          <table:table-cell table:style-name="ce62" table:formula="of:=[.$P$34]*(1-[.$P38]/100)*(([.W$77]/5000)*10)*(([.W$34]/100)*25)" office:value-type="float" office:value="500" calcext:value-type="float">
            <text:p>500</text:p>
          </table:table-cell>
          <table:table-cell table:style-name="ce62" table:formula="of:=[.$P$34]*(1-[.$P38]/100)*(([.X$77]/5000)*10)*(([.X$34]/100)*25)" office:value-type="float" office:value="750" calcext:value-type="float">
            <text:p>750</text:p>
          </table:table-cell>
          <table:table-cell table:style-name="ce62" table:formula="of:=[.$P$34]*(1-[.$P38]/100)*(([.Y$77]/5000)*10)*(([.Y$34]/100)*25)" office:value-type="float" office:value="1000" calcext:value-type="float">
            <text:p>1000</text:p>
          </table:table-cell>
          <table:table-cell table:style-name="ce62" table:formula="of:=[.$P$34]*(1-[.$P38]/100)*(([.Z$77]/5000)*10)*(([.Z$34]/100)*25)" office:value-type="float" office:value="1250" calcext:value-type="float">
            <text:p>1250</text:p>
          </table:table-cell>
          <table:table-cell table:style-name="ce62" table:formula="of:=[.$P$34]*(1-[.$P38]/100)*(([.AA$77]/5000)*10)*(([.AA$34]/100)*25)" office:value-type="float" office:value="375" calcext:value-type="float">
            <text:p>375</text:p>
          </table:table-cell>
          <table:table-cell table:style-name="ce62" table:formula="of:=[.$P$34]*(1-[.$P38]/100)*(([.AB$77]/5000)*10)*(([.AB$34]/100)*25)" office:value-type="float" office:value="750" calcext:value-type="float">
            <text:p>750</text:p>
          </table:table-cell>
          <table:table-cell table:style-name="ce62" table:formula="of:=[.$P$34]*(1-[.$P38]/100)*(([.AC$77]/5000)*10)*(([.AC$34]/100)*25)" office:value-type="float" office:value="1125" calcext:value-type="float">
            <text:p>1125</text:p>
          </table:table-cell>
          <table:table-cell table:style-name="ce62" table:formula="of:=[.$P$34]*(1-[.$P38]/100)*(([.AD$77]/5000)*10)*(([.AD$34]/100)*25)" office:value-type="float" office:value="1500" calcext:value-type="float">
            <text:p>1500</text:p>
          </table:table-cell>
          <table:table-cell table:style-name="ce62" table:formula="of:=[.$P$34]*(1-[.$P38]/100)*(([.AE$77]/5000)*10)*(([.AE$34]/100)*25)" office:value-type="float" office:value="1875" calcext:value-type="float">
            <text:p>1875</text:p>
          </table:table-cell>
          <table:table-cell table:style-name="ce62" table:formula="of:=[.$P$34]*(1-[.$P38]/100)*(([.AF$77]/5000)*10)*(([.AF$34]/100)*25)" office:value-type="float" office:value="500" calcext:value-type="float">
            <text:p>500</text:p>
          </table:table-cell>
          <table:table-cell table:style-name="ce62" table:formula="of:=[.$P$34]*(1-[.$P38]/100)*(([.AG$77]/5000)*10)*(([.AG$34]/100)*25)" office:value-type="float" office:value="1000" calcext:value-type="float">
            <text:p>1000</text:p>
          </table:table-cell>
          <table:table-cell table:style-name="ce62" table:formula="of:=[.$P$34]*(1-[.$P38]/100)*(([.AH$77]/5000)*10)*(([.AH$34]/100)*25)" office:value-type="float" office:value="1500" calcext:value-type="float">
            <text:p>1500</text:p>
          </table:table-cell>
          <table:table-cell table:style-name="ce62" table:formula="of:=[.$P$34]*(1-[.$P38]/100)*(([.AI$77]/5000)*10)*(([.AI$34]/100)*25)" office:value-type="float" office:value="2000" calcext:value-type="float">
            <text:p>2000</text:p>
          </table:table-cell>
          <table:table-cell table:style-name="ce62" table:formula="of:=[.$P$34]*(1-[.$P38]/100)*(([.AJ$77]/5000)*10)*(([.AJ$34]/100)*25)" office:value-type="float" office:value="2500" calcext:value-type="float">
            <text:p>2500</text:p>
          </table:table-cell>
          <table:table-cell table:style-name="ce62" table:formula="of:=[.$P$34]*(1-[.$P38]/100)*(([.AK$77]/5000)*10)*(([.AK$34]/100)*25)" office:value-type="float" office:value="625" calcext:value-type="float">
            <text:p>625</text:p>
          </table:table-cell>
          <table:table-cell table:style-name="ce62" table:formula="of:=[.$P$34]*(1-[.$P38]/100)*(([.AL$77]/5000)*10)*(([.AL$34]/100)*25)" office:value-type="float" office:value="1250" calcext:value-type="float">
            <text:p>1250</text:p>
          </table:table-cell>
          <table:table-cell table:style-name="ce62" table:formula="of:=[.$P$34]*(1-[.$P38]/100)*(([.AM$77]/5000)*10)*(([.AM$34]/100)*25)" office:value-type="float" office:value="1875" calcext:value-type="float">
            <text:p>1875</text:p>
          </table:table-cell>
          <table:table-cell table:style-name="ce62" table:formula="of:=[.$P$34]*(1-[.$P38]/100)*(([.AN$77]/5000)*10)*(([.AN$34]/100)*25)" office:value-type="float" office:value="2500" calcext:value-type="float">
            <text:p>2500</text:p>
          </table:table-cell>
          <table:table-cell table:style-name="ce62" table:formula="of:=[.$P$34]*(1-[.$P38]/100)*(([.AO$77]/5000)*10)*(([.AO$34]/100)*25)" office:value-type="float" office:value="3125" calcext:value-type="float">
            <text:p>3125</text:p>
          </table:table-cell>
          <table:table-cell table:style-name="ce62" table:formula="of:=[.$P$34]*(1-[.$P38]/100)*(([.AP$77]/5000)*10)*(([.AP$34]/100)*25)" office:value-type="float" office:value="750" calcext:value-type="float">
            <text:p>750</text:p>
          </table:table-cell>
          <table:table-cell table:style-name="ce62" table:formula="of:=[.$P$34]*(1-[.$P38]/100)*(([.AQ$77]/5000)*10)*(([.AQ$34]/100)*25)" office:value-type="float" office:value="1500" calcext:value-type="float">
            <text:p>1500</text:p>
          </table:table-cell>
          <table:table-cell table:style-name="ce62" table:formula="of:=[.$P$34]*(1-[.$P38]/100)*(([.AR$77]/5000)*10)*(([.AR$34]/100)*25)" office:value-type="float" office:value="2250" calcext:value-type="float">
            <text:p>2250</text:p>
          </table:table-cell>
          <table:table-cell table:style-name="ce62" table:formula="of:=[.$P$34]*(1-[.$P38]/100)*(([.AS$77]/5000)*10)*(([.AS$34]/100)*25)" office:value-type="float" office:value="3000" calcext:value-type="float">
            <text:p>3000</text:p>
          </table:table-cell>
          <table:table-cell table:style-name="ce62" table:formula="of:=[.$P$34]*(1-[.$P38]/100)*(([.AT$77]/5000)*10)*(([.AT$34]/100)*25)" office:value-type="float" office:value="3750" calcext:value-type="float">
            <text:p>3750</text:p>
          </table:table-cell>
          <table:table-cell table:style-name="ce62" table:formula="of:=[.$P$34]*(1-[.$P38]/100)*(([.AU$77]/5000)*10)*(([.AU$34]/100)*25)" office:value-type="float" office:value="875" calcext:value-type="float">
            <text:p>875</text:p>
          </table:table-cell>
          <table:table-cell table:style-name="ce62" table:formula="of:=[.$P$34]*(1-[.$P38]/100)*(([.AV$77]/5000)*10)*(([.AV$34]/100)*25)" office:value-type="float" office:value="1750" calcext:value-type="float">
            <text:p>1750</text:p>
          </table:table-cell>
          <table:table-cell table:style-name="ce62" table:formula="of:=[.$P$34]*(1-[.$P38]/100)*(([.AW$77]/5000)*10)*(([.AW$34]/100)*25)" office:value-type="float" office:value="2625" calcext:value-type="float">
            <text:p>2625</text:p>
          </table:table-cell>
          <table:table-cell table:style-name="ce62" table:formula="of:=[.$P$34]*(1-[.$P38]/100)*(([.AX$77]/5000)*10)*(([.AX$34]/100)*25)" office:value-type="float" office:value="3500" calcext:value-type="float">
            <text:p>3500</text:p>
          </table:table-cell>
          <table:table-cell table:style-name="ce62" table:formula="of:=[.$P$34]*(1-[.$P38]/100)*(([.AY$77]/5000)*10)*(([.AY$34]/100)*25)" office:value-type="float" office:value="4375" calcext:value-type="float">
            <text:p>4375</text:p>
          </table:table-cell>
          <table:table-cell table:style-name="ce62" table:formula="of:=[.$P$34]*(1-[.$P38]/100)*(([.AZ$77]/5000)*10)*(([.AZ$34]/100)*25)" office:value-type="float" office:value="1000" calcext:value-type="float">
            <text:p>1000</text:p>
          </table:table-cell>
          <table:table-cell table:style-name="ce62" table:formula="of:=[.$P$34]*(1-[.$P38]/100)*(([.BA$77]/5000)*10)*(([.BA$34]/100)*25)" office:value-type="float" office:value="2000" calcext:value-type="float">
            <text:p>2000</text:p>
          </table:table-cell>
          <table:table-cell table:style-name="ce62" table:formula="of:=[.$P$34]*(1-[.$P38]/100)*(([.BB$77]/5000)*10)*(([.BB$34]/100)*25)" office:value-type="float" office:value="3000" calcext:value-type="float">
            <text:p>3000</text:p>
          </table:table-cell>
          <table:table-cell table:style-name="ce62" table:formula="of:=[.$P$34]*(1-[.$P38]/100)*(([.BC$77]/5000)*10)*(([.BC$34]/100)*25)" office:value-type="float" office:value="4000" calcext:value-type="float">
            <text:p>4000</text:p>
          </table:table-cell>
          <table:table-cell table:style-name="ce62" table:formula="of:=[.$P$34]*(1-[.$P38]/100)*(([.BD$77]/5000)*10)*(([.BD$34]/100)*25)" office:value-type="float" office:value="5000" calcext:value-type="float">
            <text:p>5000</text:p>
          </table:table-cell>
          <table:table-cell table:style-name="ce62" table:formula="of:=[.$P$34]*(1-[.$P38]/100)*(([.BE$77]/5000)*10)*(([.BE$34]/100)*25)" office:value-type="float" office:value="1125" calcext:value-type="float">
            <text:p>1125</text:p>
          </table:table-cell>
          <table:table-cell table:style-name="ce62" table:formula="of:=[.$P$34]*(1-[.$P38]/100)*(([.BF$77]/5000)*10)*(([.BF$34]/100)*25)" office:value-type="float" office:value="2250" calcext:value-type="float">
            <text:p>2250</text:p>
          </table:table-cell>
          <table:table-cell table:style-name="ce62" table:formula="of:=[.$P$34]*(1-[.$P38]/100)*(([.BG$77]/5000)*10)*(([.BG$34]/100)*25)" office:value-type="float" office:value="3375" calcext:value-type="float">
            <text:p>3375</text:p>
          </table:table-cell>
          <table:table-cell table:style-name="ce62" table:formula="of:=[.$P$34]*(1-[.$P38]/100)*(([.BH$77]/5000)*10)*(([.BH$34]/100)*25)" office:value-type="float" office:value="4500" calcext:value-type="float">
            <text:p>4500</text:p>
          </table:table-cell>
          <table:table-cell table:style-name="ce62" table:formula="of:=[.$P$34]*(1-[.$P38]/100)*(([.BI$77]/5000)*10)*(([.BI$34]/100)*25)" office:value-type="float" office:value="5625" calcext:value-type="float">
            <text:p>5625</text:p>
          </table:table-cell>
          <table:table-cell table:style-name="ce62" table:formula="of:=[.$P$34]*(1-[.$P38]/100)*(([.BJ$77]/5000)*10)*(([.BJ$34]/100)*25)" office:value-type="float" office:value="1250" calcext:value-type="float">
            <text:p>1250</text:p>
          </table:table-cell>
          <table:table-cell table:style-name="ce62" table:formula="of:=[.$P$34]*(1-[.$P38]/100)*(([.BK$77]/5000)*10)*(([.BK$34]/100)*25)" office:value-type="float" office:value="2500" calcext:value-type="float">
            <text:p>2500</text:p>
          </table:table-cell>
          <table:table-cell table:style-name="ce62" table:formula="of:=[.$P$34]*(1-[.$P38]/100)*(([.BL$77]/5000)*10)*(([.BL$34]/100)*25)" office:value-type="float" office:value="3750" calcext:value-type="float">
            <text:p>3750</text:p>
          </table:table-cell>
          <table:table-cell table:style-name="ce62" table:formula="of:=[.$P$34]*(1-[.$P38]/100)*(([.BM$77]/5000)*10)*(([.BM$34]/100)*25)" office:value-type="float" office:value="5000" calcext:value-type="float">
            <text:p>5000</text:p>
          </table:table-cell>
          <table:table-cell table:style-name="ce62" table:formula="of:=[.$P$34]*(1-[.$P38]/100)*(([.BN$77]/5000)*10)*(([.BN$34]/100)*25)" office:value-type="float" office:value="6250" calcext:value-type="float">
            <text:p>6250</text:p>
          </table:table-cell>
          <table:table-cell table:style-name="ce99"/>
          <table:table-cell table:style-name="ce104" table:number-columns-repeated="55"/>
          <table:table-cell table:style-name="ce113"/>
          <table:table-cell table:style-name="ce119"/>
          <table:table-cell table:style-name="ce104" table:number-columns-repeated="10"/>
          <table:table-cell table:style-name="ce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62" table:formula="of:=[.$B$34]*(1-[.$B39]/100)*(([.C$76]/5000)*10)" office:value-type="float" office:value="125" calcext:value-type="float">
            <text:p>125</text:p>
          </table:table-cell>
          <table:table-cell table:style-name="ce62" table:formula="of:=[.$B$34]*(1-[.$B39]/100)*(([.D$76]/5000)*10)" office:value-type="float" office:value="250" calcext:value-type="float">
            <text:p>250</text:p>
          </table:table-cell>
          <table:table-cell table:style-name="ce62" table:formula="of:=[.$B$34]*(1-[.$B39]/100)*(([.E$76]/5000)*10)" office:value-type="float" office:value="375" calcext:value-type="float">
            <text:p>375</text:p>
          </table:table-cell>
          <table:table-cell table:style-name="ce62" table:formula="of:=[.$B$34]*(1-[.$B39]/100)*(([.F$76]/5000)*10)" office:value-type="float" office:value="500" calcext:value-type="float">
            <text:p>500</text:p>
          </table:table-cell>
          <table:table-cell table:style-name="ce62" table:formula="of:=[.$B$34]*(1-[.$B39]/100)*(([.G$76]/5000)*10)" office:value-type="float" office:value="625" calcext:value-type="float">
            <text:p>625</text:p>
          </table:table-cell>
          <table:table-cell table:style-name="ce62" table:formula="of:=[.$B$34]*(1-[.$B39]/100)*(([.H$76]/5000)*10)" office:value-type="float" office:value="750" calcext:value-type="float">
            <text:p>750</text:p>
          </table:table-cell>
          <table:table-cell table:style-name="ce62" table:formula="of:=[.$B$34]*(1-[.$B39]/100)*(([.I$76]/5000)*10)" office:value-type="float" office:value="875" calcext:value-type="float">
            <text:p>875</text:p>
          </table:table-cell>
          <table:table-cell table:style-name="ce62" table:formula="of:=[.$B$34]*(1-[.$B39]/100)*(([.J$76]/5000)*10)" office:value-type="float" office:value="1000" calcext:value-type="float">
            <text:p>1000</text:p>
          </table:table-cell>
          <table:table-cell table:style-name="ce62" table:formula="of:=[.$B$34]*(1-[.$B39]/100)*(([.K$76]/5000)*10)" office:value-type="float" office:value="1125" calcext:value-type="float">
            <text:p>1125</text:p>
          </table:table-cell>
          <table:table-cell table:style-name="ce62" table:formula="of:=[.$B$34]*(1-[.$B39]/100)*(([.L$76]/5000)*10)" office:value-type="float" office:value="1250" calcext:value-type="float">
            <text:p>1250</text:p>
          </table:table-cell>
          <table:table-cell/>
          <table:table-cell table:style-name="ce17"/>
          <table:table-cell table:style-name="ce80"/>
          <table:table-cell table:style-name="ce57" office:value-type="float" office:value="75" calcext:value-type="float">
            <text:p>75</text:p>
          </table:table-cell>
          <table:table-cell table:style-name="ce62" table:formula="of:=[.$P$34]*(1-[.$P39]/100)*(([.Q$77]/5000)*10)*(([.Q$34]/100)*20)" office:value-type="float" office:value="50" calcext:value-type="float">
            <text:p>50</text:p>
          </table:table-cell>
          <table:table-cell table:style-name="ce62" table:formula="of:=[.$P$34]*(1-[.$P39]/100)*(([.R$77]/5000)*10)*(([.R$34]/100)*20)" office:value-type="float" office:value="100" calcext:value-type="float">
            <text:p>100</text:p>
          </table:table-cell>
          <table:table-cell table:style-name="ce62" table:formula="of:=[.$P$34]*(1-[.$P39]/100)*(([.S$77]/5000)*10)*(([.S$34]/100)*20)" office:value-type="float" office:value="150" calcext:value-type="float">
            <text:p>150</text:p>
          </table:table-cell>
          <table:table-cell table:style-name="ce62" table:formula="of:=[.$P$34]*(1-[.$P39]/100)*(([.T$77]/5000)*10)*(([.T$34]/100)*20)" office:value-type="float" office:value="200" calcext:value-type="float">
            <text:p>200</text:p>
          </table:table-cell>
          <table:table-cell table:style-name="ce62" table:formula="of:=[.$P$34]*(1-[.$P39]/100)*(([.U$77]/5000)*10)*(([.U$34]/100)*20)" office:value-type="float" office:value="250" calcext:value-type="float">
            <text:p>250</text:p>
          </table:table-cell>
          <table:table-cell table:style-name="ce62" table:formula="of:=[.$P$34]*(1-[.$P39]/100)*(([.V$77]/5000)*10)*(([.V$34]/100)*25)" office:value-type="float" office:value="125" calcext:value-type="float">
            <text:p>125</text:p>
          </table:table-cell>
          <table:table-cell table:style-name="ce62" table:formula="of:=[.$P$34]*(1-[.$P39]/100)*(([.W$77]/5000)*10)*(([.W$34]/100)*25)" office:value-type="float" office:value="250" calcext:value-type="float">
            <text:p>250</text:p>
          </table:table-cell>
          <table:table-cell table:style-name="ce62" table:formula="of:=[.$P$34]*(1-[.$P39]/100)*(([.X$77]/5000)*10)*(([.X$34]/100)*25)" office:value-type="float" office:value="375" calcext:value-type="float">
            <text:p>375</text:p>
          </table:table-cell>
          <table:table-cell table:style-name="ce62" table:formula="of:=[.$P$34]*(1-[.$P39]/100)*(([.Y$77]/5000)*10)*(([.Y$34]/100)*25)" office:value-type="float" office:value="500" calcext:value-type="float">
            <text:p>500</text:p>
          </table:table-cell>
          <table:table-cell table:style-name="ce62" table:formula="of:=[.$P$34]*(1-[.$P39]/100)*(([.Z$77]/5000)*10)*(([.Z$34]/100)*25)" office:value-type="float" office:value="625" calcext:value-type="float">
            <text:p>625</text:p>
          </table:table-cell>
          <table:table-cell table:style-name="ce62" table:formula="of:=[.$P$34]*(1-[.$P39]/100)*(([.AA$77]/5000)*10)*(([.AA$34]/100)*25)" office:value-type="float" office:value="187.5" calcext:value-type="float">
            <text:p>187,5</text:p>
          </table:table-cell>
          <table:table-cell table:style-name="ce62" table:formula="of:=[.$P$34]*(1-[.$P39]/100)*(([.AB$77]/5000)*10)*(([.AB$34]/100)*25)" office:value-type="float" office:value="375" calcext:value-type="float">
            <text:p>375</text:p>
          </table:table-cell>
          <table:table-cell table:style-name="ce62" table:formula="of:=[.$P$34]*(1-[.$P39]/100)*(([.AC$77]/5000)*10)*(([.AC$34]/100)*25)" office:value-type="float" office:value="562.5" calcext:value-type="float">
            <text:p>562,5</text:p>
          </table:table-cell>
          <table:table-cell table:style-name="ce62" table:formula="of:=[.$P$34]*(1-[.$P39]/100)*(([.AD$77]/5000)*10)*(([.AD$34]/100)*25)" office:value-type="float" office:value="750" calcext:value-type="float">
            <text:p>750</text:p>
          </table:table-cell>
          <table:table-cell table:style-name="ce62" table:formula="of:=[.$P$34]*(1-[.$P39]/100)*(([.AE$77]/5000)*10)*(([.AE$34]/100)*25)" office:value-type="float" office:value="937.5" calcext:value-type="float">
            <text:p>937,5</text:p>
          </table:table-cell>
          <table:table-cell table:style-name="ce62" table:formula="of:=[.$P$34]*(1-[.$P39]/100)*(([.AF$77]/5000)*10)*(([.AF$34]/100)*25)" office:value-type="float" office:value="250" calcext:value-type="float">
            <text:p>250</text:p>
          </table:table-cell>
          <table:table-cell table:style-name="ce62" table:formula="of:=[.$P$34]*(1-[.$P39]/100)*(([.AG$77]/5000)*10)*(([.AG$34]/100)*25)" office:value-type="float" office:value="500" calcext:value-type="float">
            <text:p>500</text:p>
          </table:table-cell>
          <table:table-cell table:style-name="ce62" table:formula="of:=[.$P$34]*(1-[.$P39]/100)*(([.AH$77]/5000)*10)*(([.AH$34]/100)*25)" office:value-type="float" office:value="750" calcext:value-type="float">
            <text:p>750</text:p>
          </table:table-cell>
          <table:table-cell table:style-name="ce62" table:formula="of:=[.$P$34]*(1-[.$P39]/100)*(([.AI$77]/5000)*10)*(([.AI$34]/100)*25)" office:value-type="float" office:value="1000" calcext:value-type="float">
            <text:p>1000</text:p>
          </table:table-cell>
          <table:table-cell table:style-name="ce62" table:formula="of:=[.$P$34]*(1-[.$P39]/100)*(([.AJ$77]/5000)*10)*(([.AJ$34]/100)*25)" office:value-type="float" office:value="1250" calcext:value-type="float">
            <text:p>1250</text:p>
          </table:table-cell>
          <table:table-cell table:style-name="ce62" table:formula="of:=[.$P$34]*(1-[.$P39]/100)*(([.AK$77]/5000)*10)*(([.AK$34]/100)*25)" office:value-type="float" office:value="312.5" calcext:value-type="float">
            <text:p>312,5</text:p>
          </table:table-cell>
          <table:table-cell table:style-name="ce62" table:formula="of:=[.$P$34]*(1-[.$P39]/100)*(([.AL$77]/5000)*10)*(([.AL$34]/100)*25)" office:value-type="float" office:value="625" calcext:value-type="float">
            <text:p>625</text:p>
          </table:table-cell>
          <table:table-cell table:style-name="ce62" table:formula="of:=[.$P$34]*(1-[.$P39]/100)*(([.AM$77]/5000)*10)*(([.AM$34]/100)*25)" office:value-type="float" office:value="937.5" calcext:value-type="float">
            <text:p>937,5</text:p>
          </table:table-cell>
          <table:table-cell table:style-name="ce62" table:formula="of:=[.$P$34]*(1-[.$P39]/100)*(([.AN$77]/5000)*10)*(([.AN$34]/100)*25)" office:value-type="float" office:value="1250" calcext:value-type="float">
            <text:p>1250</text:p>
          </table:table-cell>
          <table:table-cell table:style-name="ce62" table:formula="of:=[.$P$34]*(1-[.$P39]/100)*(([.AO$77]/5000)*10)*(([.AO$34]/100)*25)" office:value-type="float" office:value="1562.5" calcext:value-type="float">
            <text:p>1562,5</text:p>
          </table:table-cell>
          <table:table-cell table:style-name="ce62" table:formula="of:=[.$P$34]*(1-[.$P39]/100)*(([.AP$77]/5000)*10)*(([.AP$34]/100)*25)" office:value-type="float" office:value="375" calcext:value-type="float">
            <text:p>375</text:p>
          </table:table-cell>
          <table:table-cell table:style-name="ce62" table:formula="of:=[.$P$34]*(1-[.$P39]/100)*(([.AQ$77]/5000)*10)*(([.AQ$34]/100)*25)" office:value-type="float" office:value="750" calcext:value-type="float">
            <text:p>750</text:p>
          </table:table-cell>
          <table:table-cell table:style-name="ce62" table:formula="of:=[.$P$34]*(1-[.$P39]/100)*(([.AR$77]/5000)*10)*(([.AR$34]/100)*25)" office:value-type="float" office:value="1125" calcext:value-type="float">
            <text:p>1125</text:p>
          </table:table-cell>
          <table:table-cell table:style-name="ce62" table:formula="of:=[.$P$34]*(1-[.$P39]/100)*(([.AS$77]/5000)*10)*(([.AS$34]/100)*25)" office:value-type="float" office:value="1500" calcext:value-type="float">
            <text:p>1500</text:p>
          </table:table-cell>
          <table:table-cell table:style-name="ce62" table:formula="of:=[.$P$34]*(1-[.$P39]/100)*(([.AT$77]/5000)*10)*(([.AT$34]/100)*25)" office:value-type="float" office:value="1875" calcext:value-type="float">
            <text:p>1875</text:p>
          </table:table-cell>
          <table:table-cell table:style-name="ce62" table:formula="of:=[.$P$34]*(1-[.$P39]/100)*(([.AU$77]/5000)*10)*(([.AU$34]/100)*25)" office:value-type="float" office:value="437.5" calcext:value-type="float">
            <text:p>437,5</text:p>
          </table:table-cell>
          <table:table-cell table:style-name="ce62" table:formula="of:=[.$P$34]*(1-[.$P39]/100)*(([.AV$77]/5000)*10)*(([.AV$34]/100)*25)" office:value-type="float" office:value="875" calcext:value-type="float">
            <text:p>875</text:p>
          </table:table-cell>
          <table:table-cell table:style-name="ce62" table:formula="of:=[.$P$34]*(1-[.$P39]/100)*(([.AW$77]/5000)*10)*(([.AW$34]/100)*25)" office:value-type="float" office:value="1312.5" calcext:value-type="float">
            <text:p>1312,5</text:p>
          </table:table-cell>
          <table:table-cell table:style-name="ce62" table:formula="of:=[.$P$34]*(1-[.$P39]/100)*(([.AX$77]/5000)*10)*(([.AX$34]/100)*25)" office:value-type="float" office:value="1750" calcext:value-type="float">
            <text:p>1750</text:p>
          </table:table-cell>
          <table:table-cell table:style-name="ce62" table:formula="of:=[.$P$34]*(1-[.$P39]/100)*(([.AY$77]/5000)*10)*(([.AY$34]/100)*25)" office:value-type="float" office:value="2187.5" calcext:value-type="float">
            <text:p>2187,5</text:p>
          </table:table-cell>
          <table:table-cell table:style-name="ce62" table:formula="of:=[.$P$34]*(1-[.$P39]/100)*(([.AZ$77]/5000)*10)*(([.AZ$34]/100)*25)" office:value-type="float" office:value="500" calcext:value-type="float">
            <text:p>500</text:p>
          </table:table-cell>
          <table:table-cell table:style-name="ce62" table:formula="of:=[.$P$34]*(1-[.$P39]/100)*(([.BA$77]/5000)*10)*(([.BA$34]/100)*25)" office:value-type="float" office:value="1000" calcext:value-type="float">
            <text:p>1000</text:p>
          </table:table-cell>
          <table:table-cell table:style-name="ce62" table:formula="of:=[.$P$34]*(1-[.$P39]/100)*(([.BB$77]/5000)*10)*(([.BB$34]/100)*25)" office:value-type="float" office:value="1500" calcext:value-type="float">
            <text:p>1500</text:p>
          </table:table-cell>
          <table:table-cell table:style-name="ce62" table:formula="of:=[.$P$34]*(1-[.$P39]/100)*(([.BC$77]/5000)*10)*(([.BC$34]/100)*25)" office:value-type="float" office:value="2000" calcext:value-type="float">
            <text:p>2000</text:p>
          </table:table-cell>
          <table:table-cell table:style-name="ce62" table:formula="of:=[.$P$34]*(1-[.$P39]/100)*(([.BD$77]/5000)*10)*(([.BD$34]/100)*25)" office:value-type="float" office:value="2500" calcext:value-type="float">
            <text:p>2500</text:p>
          </table:table-cell>
          <table:table-cell table:style-name="ce62" table:formula="of:=[.$P$34]*(1-[.$P39]/100)*(([.BE$77]/5000)*10)*(([.BE$34]/100)*25)" office:value-type="float" office:value="562.5" calcext:value-type="float">
            <text:p>562,5</text:p>
          </table:table-cell>
          <table:table-cell table:style-name="ce62" table:formula="of:=[.$P$34]*(1-[.$P39]/100)*(([.BF$77]/5000)*10)*(([.BF$34]/100)*25)" office:value-type="float" office:value="1125" calcext:value-type="float">
            <text:p>1125</text:p>
          </table:table-cell>
          <table:table-cell table:style-name="ce62" table:formula="of:=[.$P$34]*(1-[.$P39]/100)*(([.BG$77]/5000)*10)*(([.BG$34]/100)*25)" office:value-type="float" office:value="1687.5" calcext:value-type="float">
            <text:p>1687,5</text:p>
          </table:table-cell>
          <table:table-cell table:style-name="ce62" table:formula="of:=[.$P$34]*(1-[.$P39]/100)*(([.BH$77]/5000)*10)*(([.BH$34]/100)*25)" office:value-type="float" office:value="2250" calcext:value-type="float">
            <text:p>2250</text:p>
          </table:table-cell>
          <table:table-cell table:style-name="ce62" table:formula="of:=[.$P$34]*(1-[.$P39]/100)*(([.BI$77]/5000)*10)*(([.BI$34]/100)*25)" office:value-type="float" office:value="2812.5" calcext:value-type="float">
            <text:p>2812,5</text:p>
          </table:table-cell>
          <table:table-cell table:style-name="ce62" table:formula="of:=[.$P$34]*(1-[.$P39]/100)*(([.BJ$77]/5000)*10)*(([.BJ$34]/100)*25)" office:value-type="float" office:value="625" calcext:value-type="float">
            <text:p>625</text:p>
          </table:table-cell>
          <table:table-cell table:style-name="ce62" table:formula="of:=[.$P$34]*(1-[.$P39]/100)*(([.BK$77]/5000)*10)*(([.BK$34]/100)*25)" office:value-type="float" office:value="1250" calcext:value-type="float">
            <text:p>1250</text:p>
          </table:table-cell>
          <table:table-cell table:style-name="ce62" table:formula="of:=[.$P$34]*(1-[.$P39]/100)*(([.BL$77]/5000)*10)*(([.BL$34]/100)*25)" office:value-type="float" office:value="1875" calcext:value-type="float">
            <text:p>1875</text:p>
          </table:table-cell>
          <table:table-cell table:style-name="ce62" table:formula="of:=[.$P$34]*(1-[.$P39]/100)*(([.BM$77]/5000)*10)*(([.BM$34]/100)*25)" office:value-type="float" office:value="2500" calcext:value-type="float">
            <text:p>2500</text:p>
          </table:table-cell>
          <table:table-cell table:style-name="ce62" table:formula="of:=[.$P$34]*(1-[.$P39]/100)*(([.BN$77]/5000)*10)*(([.BN$34]/100)*25)" office:value-type="float" office:value="3125" calcext:value-type="float">
            <text:p>3125</text:p>
          </table:table-cell>
          <table:table-cell table:style-name="ce99"/>
          <table:table-cell table:style-name="ce104" table:number-columns-repeated="55"/>
          <table:table-cell table:style-name="ce113"/>
          <table:table-cell table:style-name="ce119"/>
          <table:table-cell table:style-name="ce104" table:number-columns-repeated="10"/>
          <table:table-cell table:style-name="ce17"/>
        </table:table-row>
        <table:table-row table:style-name="ro3">
          <table:table-cell table:style-name="ce18"/>
          <table:table-cell table:style-name="ce58" office:value-type="float" office:value="99" calcext:value-type="float">
            <text:p>99</text:p>
          </table:table-cell>
          <table:table-cell table:style-name="ce62" table:formula="of:=[.$B$34]*(1-[.$B40]/100)*(([.C$76]/5000)*10)" office:value-type="float" office:value="5" calcext:value-type="float">
            <text:p>5</text:p>
          </table:table-cell>
          <table:table-cell table:style-name="ce62" table:formula="of:=[.$B$34]*(1-[.$B40]/100)*(([.D$76]/5000)*10)" office:value-type="float" office:value="10" calcext:value-type="float">
            <text:p>10</text:p>
          </table:table-cell>
          <table:table-cell table:style-name="ce62" table:formula="of:=[.$B$34]*(1-[.$B40]/100)*(([.E$76]/5000)*10)" office:value-type="float" office:value="15" calcext:value-type="float">
            <text:p>15</text:p>
          </table:table-cell>
          <table:table-cell table:style-name="ce62" table:formula="of:=[.$B$34]*(1-[.$B40]/100)*(([.F$76]/5000)*10)" office:value-type="float" office:value="20" calcext:value-type="float">
            <text:p>20</text:p>
          </table:table-cell>
          <table:table-cell table:style-name="ce62" table:formula="of:=[.$B$34]*(1-[.$B40]/100)*(([.G$76]/5000)*10)" office:value-type="float" office:value="25" calcext:value-type="float">
            <text:p>25</text:p>
          </table:table-cell>
          <table:table-cell table:style-name="ce62" table:formula="of:=[.$B$34]*(1-[.$B40]/100)*(([.H$76]/5000)*10)" office:value-type="float" office:value="30" calcext:value-type="float">
            <text:p>30</text:p>
          </table:table-cell>
          <table:table-cell table:style-name="ce62" table:formula="of:=[.$B$34]*(1-[.$B40]/100)*(([.I$76]/5000)*10)" office:value-type="float" office:value="35" calcext:value-type="float">
            <text:p>35</text:p>
          </table:table-cell>
          <table:table-cell table:style-name="ce62" table:formula="of:=[.$B$34]*(1-[.$B40]/100)*(([.J$76]/5000)*10)" office:value-type="float" office:value="40" calcext:value-type="float">
            <text:p>40</text:p>
          </table:table-cell>
          <table:table-cell table:style-name="ce62" table:formula="of:=[.$B$34]*(1-[.$B40]/100)*(([.K$76]/5000)*10)" office:value-type="float" office:value="45" calcext:value-type="float">
            <text:p>45</text:p>
          </table:table-cell>
          <table:table-cell table:style-name="ce62" table:formula="of:=[.$B$34]*(1-[.$B40]/100)*(([.L$76]/5000)*10)" office:value-type="float" office:value="50" calcext:value-type="float">
            <text:p>50</text:p>
          </table:table-cell>
          <table:table-cell/>
          <table:table-cell table:style-name="ce17"/>
          <table:table-cell table:style-name="ce81"/>
          <table:table-cell table:style-name="ce58" office:value-type="float" office:value="99" calcext:value-type="float">
            <text:p>99</text:p>
          </table:table-cell>
          <table:table-cell table:style-name="ce62" table:formula="of:=[.$P$34]*(1-[.$P40]/100)*(([.Q$77]/5000)*10)*(([.Q$34]/100)*20)" office:value-type="float" office:value="2" calcext:value-type="float">
            <text:p>2</text:p>
          </table:table-cell>
          <table:table-cell table:style-name="ce62" table:formula="of:=[.$P$34]*(1-[.$P40]/100)*(([.R$77]/5000)*10)*(([.R$34]/100)*20)" office:value-type="float" office:value="4" calcext:value-type="float">
            <text:p>4</text:p>
          </table:table-cell>
          <table:table-cell table:style-name="ce62" table:formula="of:=[.$P$34]*(1-[.$P40]/100)*(([.S$77]/5000)*10)*(([.S$34]/100)*20)" office:value-type="float" office:value="6.00000000000001" calcext:value-type="float">
            <text:p>6,00000000000001</text:p>
          </table:table-cell>
          <table:table-cell table:style-name="ce62" table:formula="of:=[.$P$34]*(1-[.$P40]/100)*(([.T$77]/5000)*10)*(([.T$34]/100)*20)" office:value-type="float" office:value="8.00000000000001" calcext:value-type="float">
            <text:p>8,00000000000001</text:p>
          </table:table-cell>
          <table:table-cell table:style-name="ce62" table:formula="of:=[.$P$34]*(1-[.$P40]/100)*(([.U$77]/5000)*10)*(([.U$34]/100)*20)" office:value-type="float" office:value="10" calcext:value-type="float">
            <text:p>10</text:p>
          </table:table-cell>
          <table:table-cell table:style-name="ce62" table:formula="of:=[.$P$34]*(1-[.$P40]/100)*(([.V$77]/5000)*10)*(([.V$34]/100)*25)" office:value-type="float" office:value="5" calcext:value-type="float">
            <text:p>5</text:p>
          </table:table-cell>
          <table:table-cell table:style-name="ce62" table:formula="of:=[.$P$34]*(1-[.$P40]/100)*(([.W$77]/5000)*10)*(([.W$34]/100)*25)" office:value-type="float" office:value="10" calcext:value-type="float">
            <text:p>10</text:p>
          </table:table-cell>
          <table:table-cell table:style-name="ce62" table:formula="of:=[.$P$34]*(1-[.$P40]/100)*(([.X$77]/5000)*10)*(([.X$34]/100)*25)" office:value-type="float" office:value="15" calcext:value-type="float">
            <text:p>15</text:p>
          </table:table-cell>
          <table:table-cell table:style-name="ce62" table:formula="of:=[.$P$34]*(1-[.$P40]/100)*(([.Y$77]/5000)*10)*(([.Y$34]/100)*25)" office:value-type="float" office:value="20" calcext:value-type="float">
            <text:p>20</text:p>
          </table:table-cell>
          <table:table-cell table:style-name="ce62" table:formula="of:=[.$P$34]*(1-[.$P40]/100)*(([.Z$77]/5000)*10)*(([.Z$34]/100)*25)" office:value-type="float" office:value="25" calcext:value-type="float">
            <text:p>25</text:p>
          </table:table-cell>
          <table:table-cell table:style-name="ce62" table:formula="of:=[.$P$34]*(1-[.$P40]/100)*(([.AA$77]/5000)*10)*(([.AA$34]/100)*25)" office:value-type="float" office:value="7.50000000000001" calcext:value-type="float">
            <text:p>7,50000000000001</text:p>
          </table:table-cell>
          <table:table-cell table:style-name="ce62" table:formula="of:=[.$P$34]*(1-[.$P40]/100)*(([.AB$77]/5000)*10)*(([.AB$34]/100)*25)" office:value-type="float" office:value="15" calcext:value-type="float">
            <text:p>15</text:p>
          </table:table-cell>
          <table:table-cell table:style-name="ce62" table:formula="of:=[.$P$34]*(1-[.$P40]/100)*(([.AC$77]/5000)*10)*(([.AC$34]/100)*25)" office:value-type="float" office:value="22.5" calcext:value-type="float">
            <text:p>22,5</text:p>
          </table:table-cell>
          <table:table-cell table:style-name="ce62" table:formula="of:=[.$P$34]*(1-[.$P40]/100)*(([.AD$77]/5000)*10)*(([.AD$34]/100)*25)" office:value-type="float" office:value="30" calcext:value-type="float">
            <text:p>30</text:p>
          </table:table-cell>
          <table:table-cell table:style-name="ce62" table:formula="of:=[.$P$34]*(1-[.$P40]/100)*(([.AE$77]/5000)*10)*(([.AE$34]/100)*25)" office:value-type="float" office:value="37.5" calcext:value-type="float">
            <text:p>37,5</text:p>
          </table:table-cell>
          <table:table-cell table:style-name="ce62" table:formula="of:=[.$P$34]*(1-[.$P40]/100)*(([.AF$77]/5000)*10)*(([.AF$34]/100)*25)" office:value-type="float" office:value="10" calcext:value-type="float">
            <text:p>10</text:p>
          </table:table-cell>
          <table:table-cell table:style-name="ce62" table:formula="of:=[.$P$34]*(1-[.$P40]/100)*(([.AG$77]/5000)*10)*(([.AG$34]/100)*25)" office:value-type="float" office:value="20" calcext:value-type="float">
            <text:p>20</text:p>
          </table:table-cell>
          <table:table-cell table:style-name="ce62" table:formula="of:=[.$P$34]*(1-[.$P40]/100)*(([.AH$77]/5000)*10)*(([.AH$34]/100)*25)" office:value-type="float" office:value="30" calcext:value-type="float">
            <text:p>30</text:p>
          </table:table-cell>
          <table:table-cell table:style-name="ce62" table:formula="of:=[.$P$34]*(1-[.$P40]/100)*(([.AI$77]/5000)*10)*(([.AI$34]/100)*25)" office:value-type="float" office:value="40" calcext:value-type="float">
            <text:p>40</text:p>
          </table:table-cell>
          <table:table-cell table:style-name="ce62" table:formula="of:=[.$P$34]*(1-[.$P40]/100)*(([.AJ$77]/5000)*10)*(([.AJ$34]/100)*25)" office:value-type="float" office:value="50" calcext:value-type="float">
            <text:p>50</text:p>
          </table:table-cell>
          <table:table-cell table:style-name="ce62" table:formula="of:=[.$P$34]*(1-[.$P40]/100)*(([.AK$77]/5000)*10)*(([.AK$34]/100)*25)" office:value-type="float" office:value="12.5" calcext:value-type="float">
            <text:p>12,5</text:p>
          </table:table-cell>
          <table:table-cell table:style-name="ce62" table:formula="of:=[.$P$34]*(1-[.$P40]/100)*(([.AL$77]/5000)*10)*(([.AL$34]/100)*25)" office:value-type="float" office:value="25" calcext:value-type="float">
            <text:p>25</text:p>
          </table:table-cell>
          <table:table-cell table:style-name="ce62" table:formula="of:=[.$P$34]*(1-[.$P40]/100)*(([.AM$77]/5000)*10)*(([.AM$34]/100)*25)" office:value-type="float" office:value="37.5" calcext:value-type="float">
            <text:p>37,5</text:p>
          </table:table-cell>
          <table:table-cell table:style-name="ce62" table:formula="of:=[.$P$34]*(1-[.$P40]/100)*(([.AN$77]/5000)*10)*(([.AN$34]/100)*25)" office:value-type="float" office:value="50" calcext:value-type="float">
            <text:p>50</text:p>
          </table:table-cell>
          <table:table-cell table:style-name="ce62" table:formula="of:=[.$P$34]*(1-[.$P40]/100)*(([.AO$77]/5000)*10)*(([.AO$34]/100)*25)" office:value-type="float" office:value="62.5000000000001" calcext:value-type="float">
            <text:p>62,5000000000001</text:p>
          </table:table-cell>
          <table:table-cell table:style-name="ce62" table:formula="of:=[.$P$34]*(1-[.$P40]/100)*(([.AP$77]/5000)*10)*(([.AP$34]/100)*25)" office:value-type="float" office:value="15" calcext:value-type="float">
            <text:p>15</text:p>
          </table:table-cell>
          <table:table-cell table:style-name="ce62" table:formula="of:=[.$P$34]*(1-[.$P40]/100)*(([.AQ$77]/5000)*10)*(([.AQ$34]/100)*25)" office:value-type="float" office:value="30" calcext:value-type="float">
            <text:p>30</text:p>
          </table:table-cell>
          <table:table-cell table:style-name="ce62" table:formula="of:=[.$P$34]*(1-[.$P40]/100)*(([.AR$77]/5000)*10)*(([.AR$34]/100)*25)" office:value-type="float" office:value="45" calcext:value-type="float">
            <text:p>45</text:p>
          </table:table-cell>
          <table:table-cell table:style-name="ce62" table:formula="of:=[.$P$34]*(1-[.$P40]/100)*(([.AS$77]/5000)*10)*(([.AS$34]/100)*25)" office:value-type="float" office:value="60.0000000000001" calcext:value-type="float">
            <text:p>60,0000000000001</text:p>
          </table:table-cell>
          <table:table-cell table:style-name="ce62" table:formula="of:=[.$P$34]*(1-[.$P40]/100)*(([.AT$77]/5000)*10)*(([.AT$34]/100)*25)" office:value-type="float" office:value="75.0000000000001" calcext:value-type="float">
            <text:p>75,0000000000001</text:p>
          </table:table-cell>
          <table:table-cell table:style-name="ce62" table:formula="of:=[.$P$34]*(1-[.$P40]/100)*(([.AU$77]/5000)*10)*(([.AU$34]/100)*25)" office:value-type="float" office:value="17.5" calcext:value-type="float">
            <text:p>17,5</text:p>
          </table:table-cell>
          <table:table-cell table:style-name="ce62" table:formula="of:=[.$P$34]*(1-[.$P40]/100)*(([.AV$77]/5000)*10)*(([.AV$34]/100)*25)" office:value-type="float" office:value="35" calcext:value-type="float">
            <text:p>35</text:p>
          </table:table-cell>
          <table:table-cell table:style-name="ce62" table:formula="of:=[.$P$34]*(1-[.$P40]/100)*(([.AW$77]/5000)*10)*(([.AW$34]/100)*25)" office:value-type="float" office:value="52.5" calcext:value-type="float">
            <text:p>52,5</text:p>
          </table:table-cell>
          <table:table-cell table:style-name="ce62" table:formula="of:=[.$P$34]*(1-[.$P40]/100)*(([.AX$77]/5000)*10)*(([.AX$34]/100)*25)" office:value-type="float" office:value="70.0000000000001" calcext:value-type="float">
            <text:p>70,0000000000001</text:p>
          </table:table-cell>
          <table:table-cell table:style-name="ce62" table:formula="of:=[.$P$34]*(1-[.$P40]/100)*(([.AY$77]/5000)*10)*(([.AY$34]/100)*25)" office:value-type="float" office:value="87.5000000000001" calcext:value-type="float">
            <text:p>87,5000000000001</text:p>
          </table:table-cell>
          <table:table-cell table:style-name="ce62" table:formula="of:=[.$P$34]*(1-[.$P40]/100)*(([.AZ$77]/5000)*10)*(([.AZ$34]/100)*25)" office:value-type="float" office:value="20" calcext:value-type="float">
            <text:p>20</text:p>
          </table:table-cell>
          <table:table-cell table:style-name="ce62" table:formula="of:=[.$P$34]*(1-[.$P40]/100)*(([.BA$77]/5000)*10)*(([.BA$34]/100)*25)" office:value-type="float" office:value="40" calcext:value-type="float">
            <text:p>40</text:p>
          </table:table-cell>
          <table:table-cell table:style-name="ce62" table:formula="of:=[.$P$34]*(1-[.$P40]/100)*(([.BB$77]/5000)*10)*(([.BB$34]/100)*25)" office:value-type="float" office:value="60.0000000000001" calcext:value-type="float">
            <text:p>60,0000000000001</text:p>
          </table:table-cell>
          <table:table-cell table:style-name="ce62" table:formula="of:=[.$P$34]*(1-[.$P40]/100)*(([.BC$77]/5000)*10)*(([.BC$34]/100)*25)" office:value-type="float" office:value="80.0000000000001" calcext:value-type="float">
            <text:p>80,0000000000001</text:p>
          </table:table-cell>
          <table:table-cell table:style-name="ce62" table:formula="of:=[.$P$34]*(1-[.$P40]/100)*(([.BD$77]/5000)*10)*(([.BD$34]/100)*25)" office:value-type="float" office:value="100" calcext:value-type="float">
            <text:p>100</text:p>
          </table:table-cell>
          <table:table-cell table:style-name="ce62" table:formula="of:=[.$P$34]*(1-[.$P40]/100)*(([.BE$77]/5000)*10)*(([.BE$34]/100)*25)" office:value-type="float" office:value="22.5" calcext:value-type="float">
            <text:p>22,5</text:p>
          </table:table-cell>
          <table:table-cell table:style-name="ce62" table:formula="of:=[.$P$34]*(1-[.$P40]/100)*(([.BF$77]/5000)*10)*(([.BF$34]/100)*25)" office:value-type="float" office:value="45" calcext:value-type="float">
            <text:p>45</text:p>
          </table:table-cell>
          <table:table-cell table:style-name="ce62" table:formula="of:=[.$P$34]*(1-[.$P40]/100)*(([.BG$77]/5000)*10)*(([.BG$34]/100)*25)" office:value-type="float" office:value="67.5000000000001" calcext:value-type="float">
            <text:p>67,5000000000001</text:p>
          </table:table-cell>
          <table:table-cell table:style-name="ce62" table:formula="of:=[.$P$34]*(1-[.$P40]/100)*(([.BH$77]/5000)*10)*(([.BH$34]/100)*25)" office:value-type="float" office:value="90.0000000000001" calcext:value-type="float">
            <text:p>90,0000000000001</text:p>
          </table:table-cell>
          <table:table-cell table:style-name="ce62" table:formula="of:=[.$P$34]*(1-[.$P40]/100)*(([.BI$77]/5000)*10)*(([.BI$34]/100)*25)" office:value-type="float" office:value="112.5" calcext:value-type="float">
            <text:p>112,5</text:p>
          </table:table-cell>
          <table:table-cell table:style-name="ce62" table:formula="of:=[.$P$34]*(1-[.$P40]/100)*(([.BJ$77]/5000)*10)*(([.BJ$34]/100)*25)" office:value-type="float" office:value="25" calcext:value-type="float">
            <text:p>25</text:p>
          </table:table-cell>
          <table:table-cell table:style-name="ce62" table:formula="of:=[.$P$34]*(1-[.$P40]/100)*(([.BK$77]/5000)*10)*(([.BK$34]/100)*25)" office:value-type="float" office:value="50" calcext:value-type="float">
            <text:p>50</text:p>
          </table:table-cell>
          <table:table-cell table:style-name="ce62" table:formula="of:=[.$P$34]*(1-[.$P40]/100)*(([.BL$77]/5000)*10)*(([.BL$34]/100)*25)" office:value-type="float" office:value="75.0000000000001" calcext:value-type="float">
            <text:p>75,0000000000001</text:p>
          </table:table-cell>
          <table:table-cell table:style-name="ce62" table:formula="of:=[.$P$34]*(1-[.$P40]/100)*(([.BM$77]/5000)*10)*(([.BM$34]/100)*25)" office:value-type="float" office:value="100" calcext:value-type="float">
            <text:p>100</text:p>
          </table:table-cell>
          <table:table-cell table:style-name="ce62" table:formula="of:=[.$P$34]*(1-[.$P40]/100)*(([.BN$77]/5000)*10)*(([.BN$34]/100)*25)" office:value-type="float" office:value="125" calcext:value-type="float">
            <text:p>125</text:p>
          </table:table-cell>
          <table:table-cell table:style-name="ce99"/>
          <table:table-cell table:style-name="ce104" table:number-columns-repeated="55"/>
          <table:table-cell table:style-name="ce114"/>
          <table:table-cell table:style-name="ce120"/>
          <table:table-cell table:style-name="ce104" table:number-columns-repeated="10"/>
          <table:table-cell table:style-name="ce17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450" calcext:value-type="float">
            <text:p>450</text:p>
          </table:table-cell>
          <table:table-cell table:style-name="ce63" table:number-columns-repeated="10"/>
          <table:table-cell/>
          <table:table-cell table:style-name="ce17"/>
          <table:table-cell table:style-name="ce78" office:value-type="string" calcext:value-type="string">
            <text:p>Attack</text:p>
          </table:table-cell>
          <table:table-cell table:style-name="ce56" office:value-type="float" office:value="450" calcext:value-type="float">
            <text:p>450</text:p>
          </table:table-cell>
          <table:table-cell table:style-name="ce63" table:number-columns-repeated="5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100"/>
          <table:table-cell table:style-name="ce105" table:number-columns-repeated="55"/>
          <table:table-cell table:style-name="ce112"/>
          <table:table-cell table:style-name="ce119"/>
          <table:table-cell table:style-name="ce105" table:number-columns-repeated="10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formula="of:=[.$B$41]*(1-[.$B42]/100)*(([.C$76]/5000)*10)" office:value-type="float" office:value="450" calcext:value-type="float">
            <text:p>450</text:p>
          </table:table-cell>
          <table:table-cell table:formula="of:=[.$B$41]*(1-[.$B42]/100)*(([.D$76]/5000)*10)" office:value-type="float" office:value="900" calcext:value-type="float">
            <text:p>900</text:p>
          </table:table-cell>
          <table:table-cell table:formula="of:=[.$B$41]*(1-[.$B42]/100)*(([.E$76]/5000)*10)" office:value-type="float" office:value="1350" calcext:value-type="float">
            <text:p>1350</text:p>
          </table:table-cell>
          <table:table-cell table:formula="of:=[.$B$41]*(1-[.$B42]/100)*(([.F$76]/5000)*10)" office:value-type="float" office:value="1800" calcext:value-type="float">
            <text:p>1800</text:p>
          </table:table-cell>
          <table:table-cell table:formula="of:=[.$B$41]*(1-[.$B42]/100)*(([.G$76]/5000)*10)" office:value-type="float" office:value="2250" calcext:value-type="float">
            <text:p>2250</text:p>
          </table:table-cell>
          <table:table-cell table:formula="of:=[.$B$41]*(1-[.$B42]/100)*(([.H$76]/5000)*10)" office:value-type="float" office:value="2700" calcext:value-type="float">
            <text:p>2700</text:p>
          </table:table-cell>
          <table:table-cell table:formula="of:=[.$B$41]*(1-[.$B42]/100)*(([.I$76]/5000)*10)" office:value-type="float" office:value="3150" calcext:value-type="float">
            <text:p>3150</text:p>
          </table:table-cell>
          <table:table-cell table:formula="of:=[.$B$41]*(1-[.$B42]/100)*(([.J$76]/5000)*10)" office:value-type="float" office:value="3600" calcext:value-type="float">
            <text:p>3600</text:p>
          </table:table-cell>
          <table:table-cell table:formula="of:=[.$B$41]*(1-[.$B42]/100)*(([.K$76]/5000)*10)" office:value-type="float" office:value="4050" calcext:value-type="float">
            <text:p>4050</text:p>
          </table:table-cell>
          <table:table-cell table:formula="of:=[.$B$41]*(1-[.$B42]/100)*(([.L$76]/5000)*10)" office:value-type="float" office:value="4500" calcext:value-type="float">
            <text:p>4500</text:p>
          </table:table-cell>
          <table:table-cell table:number-columns-repeated="2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4" table:formula="of:=[.$P$41]*(1-[.$P42]/100)*(([.Q$77]/5000)*10)*(([.Q$34]/100)*20)" office:value-type="float" office:value="180" calcext:value-type="float">
            <text:p>180</text:p>
          </table:table-cell>
          <table:table-cell table:style-name="ce64" table:formula="of:=[.$P$41]*(1-[.$P42]/100)*(([.R$77]/5000)*10)*(([.R$34]/100)*20)" office:value-type="float" office:value="360" calcext:value-type="float">
            <text:p>360</text:p>
          </table:table-cell>
          <table:table-cell table:style-name="ce64" table:formula="of:=[.$P$41]*(1-[.$P42]/100)*(([.S$77]/5000)*10)*(([.S$34]/100)*20)" office:value-type="float" office:value="540" calcext:value-type="float">
            <text:p>540</text:p>
          </table:table-cell>
          <table:table-cell table:style-name="ce64" table:formula="of:=[.$P$41]*(1-[.$P42]/100)*(([.T$77]/5000)*10)*(([.T$34]/100)*20)" office:value-type="float" office:value="720" calcext:value-type="float">
            <text:p>720</text:p>
          </table:table-cell>
          <table:table-cell table:style-name="ce64" table:formula="of:=[.$P$41]*(1-[.$P42]/100)*(([.U$77]/5000)*10)*(([.U$34]/100)*20)" office:value-type="float" office:value="900" calcext:value-type="float">
            <text:p>900</text:p>
          </table:table-cell>
          <table:table-cell table:style-name="ce64" table:formula="of:=[.$P$41]*(1-[.$P42]/100)*(([.V$77]/5000)*10)*(([.V$34]/100)*20)" office:value-type="float" office:value="360" calcext:value-type="float">
            <text:p>360</text:p>
          </table:table-cell>
          <table:table-cell table:style-name="ce64" table:formula="of:=[.$P$41]*(1-[.$P42]/100)*(([.W$77]/5000)*10)*(([.W$34]/100)*20)" office:value-type="float" office:value="720" calcext:value-type="float">
            <text:p>720</text:p>
          </table:table-cell>
          <table:table-cell table:style-name="ce64" table:formula="of:=[.$P$41]*(1-[.$P42]/100)*(([.X$77]/5000)*10)*(([.X$34]/100)*20)" office:value-type="float" office:value="1080" calcext:value-type="float">
            <text:p>1080</text:p>
          </table:table-cell>
          <table:table-cell table:style-name="ce64" table:formula="of:=[.$P$41]*(1-[.$P42]/100)*(([.Y$77]/5000)*10)*(([.Y$34]/100)*20)" office:value-type="float" office:value="1440" calcext:value-type="float">
            <text:p>1440</text:p>
          </table:table-cell>
          <table:table-cell table:style-name="ce64" table:formula="of:=[.$P$41]*(1-[.$P42]/100)*(([.Z$77]/5000)*10)*(([.Z$34]/100)*20)" office:value-type="float" office:value="1800" calcext:value-type="float">
            <text:p>1800</text:p>
          </table:table-cell>
          <table:table-cell table:style-name="ce64" table:formula="of:=[.$P$41]*(1-[.$P42]/100)*(([.AA$77]/5000)*10)*(([.AA$34]/100)*20)" office:value-type="float" office:value="540" calcext:value-type="float">
            <text:p>540</text:p>
          </table:table-cell>
          <table:table-cell table:style-name="ce64" table:formula="of:=[.$P$41]*(1-[.$P42]/100)*(([.AB$77]/5000)*10)*(([.AB$34]/100)*20)" office:value-type="float" office:value="1080" calcext:value-type="float">
            <text:p>1080</text:p>
          </table:table-cell>
          <table:table-cell table:style-name="ce64" table:formula="of:=[.$P$41]*(1-[.$P42]/100)*(([.AC$77]/5000)*10)*(([.AC$34]/100)*20)" office:value-type="float" office:value="1620" calcext:value-type="float">
            <text:p>1620</text:p>
          </table:table-cell>
          <table:table-cell table:style-name="ce64" table:formula="of:=[.$P$41]*(1-[.$P42]/100)*(([.AD$77]/5000)*10)*(([.AD$34]/100)*20)" office:value-type="float" office:value="2160" calcext:value-type="float">
            <text:p>2160</text:p>
          </table:table-cell>
          <table:table-cell table:style-name="ce64" table:formula="of:=[.$P$41]*(1-[.$P42]/100)*(([.AE$77]/5000)*10)*(([.AE$34]/100)*20)" office:value-type="float" office:value="2700" calcext:value-type="float">
            <text:p>2700</text:p>
          </table:table-cell>
          <table:table-cell table:style-name="ce64" table:formula="of:=[.$P$41]*(1-[.$P42]/100)*(([.AF$77]/5000)*10)*(([.AF$34]/100)*20)" office:value-type="float" office:value="720" calcext:value-type="float">
            <text:p>720</text:p>
          </table:table-cell>
          <table:table-cell table:style-name="ce64" table:formula="of:=[.$P$41]*(1-[.$P42]/100)*(([.AG$77]/5000)*10)*(([.AG$34]/100)*20)" office:value-type="float" office:value="1440" calcext:value-type="float">
            <text:p>1440</text:p>
          </table:table-cell>
          <table:table-cell table:style-name="ce64" table:formula="of:=[.$P$41]*(1-[.$P42]/100)*(([.AH$77]/5000)*10)*(([.AH$34]/100)*20)" office:value-type="float" office:value="2160" calcext:value-type="float">
            <text:p>2160</text:p>
          </table:table-cell>
          <table:table-cell table:style-name="ce64" table:formula="of:=[.$P$41]*(1-[.$P42]/100)*(([.AI$77]/5000)*10)*(([.AI$34]/100)*20)" office:value-type="float" office:value="2880" calcext:value-type="float">
            <text:p>2880</text:p>
          </table:table-cell>
          <table:table-cell table:style-name="ce64" table:formula="of:=[.$P$41]*(1-[.$P42]/100)*(([.AJ$77]/5000)*10)*(([.AJ$34]/100)*20)" office:value-type="float" office:value="3600" calcext:value-type="float">
            <text:p>3600</text:p>
          </table:table-cell>
          <table:table-cell table:style-name="ce64" table:formula="of:=[.$P$41]*(1-[.$P42]/100)*(([.AK$77]/5000)*10)*(([.AK$34]/100)*20)" office:value-type="float" office:value="900" calcext:value-type="float">
            <text:p>900</text:p>
          </table:table-cell>
          <table:table-cell table:style-name="ce64" table:formula="of:=[.$P$41]*(1-[.$P42]/100)*(([.AL$77]/5000)*10)*(([.AL$34]/100)*20)" office:value-type="float" office:value="1800" calcext:value-type="float">
            <text:p>1800</text:p>
          </table:table-cell>
          <table:table-cell table:style-name="ce64" table:formula="of:=[.$P$41]*(1-[.$P42]/100)*(([.AM$77]/5000)*10)*(([.AM$34]/100)*20)" office:value-type="float" office:value="2700" calcext:value-type="float">
            <text:p>2700</text:p>
          </table:table-cell>
          <table:table-cell table:style-name="ce64" table:formula="of:=[.$P$41]*(1-[.$P42]/100)*(([.AN$77]/5000)*10)*(([.AN$34]/100)*20)" office:value-type="float" office:value="3600" calcext:value-type="float">
            <text:p>3600</text:p>
          </table:table-cell>
          <table:table-cell table:style-name="ce64" table:formula="of:=[.$P$41]*(1-[.$P42]/100)*(([.AO$77]/5000)*10)*(([.AO$34]/100)*20)" office:value-type="float" office:value="4500" calcext:value-type="float">
            <text:p>4500</text:p>
          </table:table-cell>
          <table:table-cell table:style-name="ce64" table:formula="of:=[.$P$41]*(1-[.$P42]/100)*(([.AP$77]/5000)*10)*(([.AP$34]/100)*20)" office:value-type="float" office:value="1080" calcext:value-type="float">
            <text:p>1080</text:p>
          </table:table-cell>
          <table:table-cell table:style-name="ce64" table:formula="of:=[.$P$41]*(1-[.$P42]/100)*(([.AQ$77]/5000)*10)*(([.AQ$34]/100)*20)" office:value-type="float" office:value="2160" calcext:value-type="float">
            <text:p>2160</text:p>
          </table:table-cell>
          <table:table-cell table:style-name="ce64" table:formula="of:=[.$P$41]*(1-[.$P42]/100)*(([.AR$77]/5000)*10)*(([.AR$34]/100)*20)" office:value-type="float" office:value="3240" calcext:value-type="float">
            <text:p>3240</text:p>
          </table:table-cell>
          <table:table-cell table:style-name="ce64" table:formula="of:=[.$P$41]*(1-[.$P42]/100)*(([.AS$77]/5000)*10)*(([.AS$34]/100)*20)" office:value-type="float" office:value="4320" calcext:value-type="float">
            <text:p>4320</text:p>
          </table:table-cell>
          <table:table-cell table:style-name="ce64" table:formula="of:=[.$P$41]*(1-[.$P42]/100)*(([.AT$77]/5000)*10)*(([.AT$34]/100)*20)" office:value-type="float" office:value="5400" calcext:value-type="float">
            <text:p>5400</text:p>
          </table:table-cell>
          <table:table-cell table:style-name="ce64" table:formula="of:=[.$P$41]*(1-[.$P42]/100)*(([.AU$77]/5000)*10)*(([.AU$34]/100)*20)" office:value-type="float" office:value="1260" calcext:value-type="float">
            <text:p>1260</text:p>
          </table:table-cell>
          <table:table-cell table:style-name="ce64" table:formula="of:=[.$P$41]*(1-[.$P42]/100)*(([.AV$77]/5000)*10)*(([.AV$34]/100)*20)" office:value-type="float" office:value="2520" calcext:value-type="float">
            <text:p>2520</text:p>
          </table:table-cell>
          <table:table-cell table:style-name="ce64" table:formula="of:=[.$P$41]*(1-[.$P42]/100)*(([.AW$77]/5000)*10)*(([.AW$34]/100)*20)" office:value-type="float" office:value="3780" calcext:value-type="float">
            <text:p>3780</text:p>
          </table:table-cell>
          <table:table-cell table:style-name="ce64" table:formula="of:=[.$P$41]*(1-[.$P42]/100)*(([.AX$77]/5000)*10)*(([.AX$34]/100)*20)" office:value-type="float" office:value="5040" calcext:value-type="float">
            <text:p>5040</text:p>
          </table:table-cell>
          <table:table-cell table:style-name="ce64" table:formula="of:=[.$P$41]*(1-[.$P42]/100)*(([.AY$77]/5000)*10)*(([.AY$34]/100)*20)" office:value-type="float" office:value="6300" calcext:value-type="float">
            <text:p>6300</text:p>
          </table:table-cell>
          <table:table-cell table:style-name="ce64" table:formula="of:=[.$P$41]*(1-[.$P42]/100)*(([.AZ$77]/5000)*10)*(([.AZ$34]/100)*20)" office:value-type="float" office:value="1440" calcext:value-type="float">
            <text:p>1440</text:p>
          </table:table-cell>
          <table:table-cell table:style-name="ce64" table:formula="of:=[.$P$41]*(1-[.$P42]/100)*(([.BA$77]/5000)*10)*(([.BA$34]/100)*20)" office:value-type="float" office:value="2880" calcext:value-type="float">
            <text:p>2880</text:p>
          </table:table-cell>
          <table:table-cell table:style-name="ce64" table:formula="of:=[.$P$41]*(1-[.$P42]/100)*(([.BB$77]/5000)*10)*(([.BB$34]/100)*20)" office:value-type="float" office:value="4320" calcext:value-type="float">
            <text:p>4320</text:p>
          </table:table-cell>
          <table:table-cell table:style-name="ce64" table:formula="of:=[.$P$41]*(1-[.$P42]/100)*(([.BC$77]/5000)*10)*(([.BC$34]/100)*20)" office:value-type="float" office:value="5760" calcext:value-type="float">
            <text:p>5760</text:p>
          </table:table-cell>
          <table:table-cell table:style-name="ce64" table:formula="of:=[.$P$41]*(1-[.$P42]/100)*(([.BD$77]/5000)*10)*(([.BD$34]/100)*20)" office:value-type="float" office:value="7200" calcext:value-type="float">
            <text:p>7200</text:p>
          </table:table-cell>
          <table:table-cell table:style-name="ce64" table:formula="of:=[.$P$41]*(1-[.$P42]/100)*(([.BE$77]/5000)*10)*(([.BE$34]/100)*20)" office:value-type="float" office:value="1620" calcext:value-type="float">
            <text:p>1620</text:p>
          </table:table-cell>
          <table:table-cell table:style-name="ce64" table:formula="of:=[.$P$41]*(1-[.$P42]/100)*(([.BF$77]/5000)*10)*(([.BF$34]/100)*20)" office:value-type="float" office:value="3240" calcext:value-type="float">
            <text:p>3240</text:p>
          </table:table-cell>
          <table:table-cell table:style-name="ce64" table:formula="of:=[.$P$41]*(1-[.$P42]/100)*(([.BG$77]/5000)*10)*(([.BG$34]/100)*20)" office:value-type="float" office:value="4860" calcext:value-type="float">
            <text:p>4860</text:p>
          </table:table-cell>
          <table:table-cell table:style-name="ce64" table:formula="of:=[.$P$41]*(1-[.$P42]/100)*(([.BH$77]/5000)*10)*(([.BH$34]/100)*20)" office:value-type="float" office:value="6480" calcext:value-type="float">
            <text:p>6480</text:p>
          </table:table-cell>
          <table:table-cell table:style-name="ce64" table:formula="of:=[.$P$41]*(1-[.$P42]/100)*(([.BI$77]/5000)*10)*(([.BI$34]/100)*20)" office:value-type="float" office:value="8100" calcext:value-type="float">
            <text:p>8100</text:p>
          </table:table-cell>
          <table:table-cell table:style-name="ce64" table:formula="of:=[.$P$41]*(1-[.$P42]/100)*(([.BJ$77]/5000)*10)*(([.BJ$34]/100)*20)" office:value-type="float" office:value="1800" calcext:value-type="float">
            <text:p>1800</text:p>
          </table:table-cell>
          <table:table-cell table:style-name="ce64" table:formula="of:=[.$P$41]*(1-[.$P42]/100)*(([.BK$77]/5000)*10)*(([.BK$34]/100)*20)" office:value-type="float" office:value="3600" calcext:value-type="float">
            <text:p>3600</text:p>
          </table:table-cell>
          <table:table-cell table:style-name="ce64" table:formula="of:=[.$P$41]*(1-[.$P42]/100)*(([.BL$77]/5000)*10)*(([.BL$34]/100)*20)" office:value-type="float" office:value="5400" calcext:value-type="float">
            <text:p>5400</text:p>
          </table:table-cell>
          <table:table-cell table:style-name="ce64" table:formula="of:=[.$P$41]*(1-[.$P42]/100)*(([.BM$77]/5000)*10)*(([.BM$34]/100)*20)" office:value-type="float" office:value="7200" calcext:value-type="float">
            <text:p>7200</text:p>
          </table:table-cell>
          <table:table-cell table:style-name="ce64" table:formula="of:=[.$P$41]*(1-[.$P42]/100)*(([.BN$77]/5000)*10)*(([.BN$34]/100)*20)" office:value-type="float" office:value="9000" calcext:value-type="float">
            <text:p>9000</text:p>
          </table:table-cell>
          <table:table-cell table:style-name="ce46"/>
          <table:table-cell table:style-name="ce102" table:number-columns-repeated="55"/>
          <table:table-cell table:style-name="ce112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formula="of:=[.$B$41]*(1-[.$B43]/100)*(([.C$76]/5000)*10)" office:value-type="float" office:value="337.5" calcext:value-type="float">
            <text:p>337,5</text:p>
          </table:table-cell>
          <table:table-cell table:formula="of:=[.$B$41]*(1-[.$B43]/100)*(([.D$76]/5000)*10)" office:value-type="float" office:value="675" calcext:value-type="float">
            <text:p>675</text:p>
          </table:table-cell>
          <table:table-cell table:formula="of:=[.$B$41]*(1-[.$B43]/100)*(([.E$76]/5000)*10)" office:value-type="float" office:value="1012.5" calcext:value-type="float">
            <text:p>1012,5</text:p>
          </table:table-cell>
          <table:table-cell table:formula="of:=[.$B$41]*(1-[.$B43]/100)*(([.F$76]/5000)*10)" office:value-type="float" office:value="1350" calcext:value-type="float">
            <text:p>1350</text:p>
          </table:table-cell>
          <table:table-cell table:formula="of:=[.$B$41]*(1-[.$B43]/100)*(([.G$76]/5000)*10)" office:value-type="float" office:value="1687.5" calcext:value-type="float">
            <text:p>1687,5</text:p>
          </table:table-cell>
          <table:table-cell table:formula="of:=[.$B$41]*(1-[.$B43]/100)*(([.H$76]/5000)*10)" office:value-type="float" office:value="2025" calcext:value-type="float">
            <text:p>2025</text:p>
          </table:table-cell>
          <table:table-cell table:formula="of:=[.$B$41]*(1-[.$B43]/100)*(([.I$76]/5000)*10)" office:value-type="float" office:value="2362.5" calcext:value-type="float">
            <text:p>2362,5</text:p>
          </table:table-cell>
          <table:table-cell table:formula="of:=[.$B$41]*(1-[.$B43]/100)*(([.J$76]/5000)*10)" office:value-type="float" office:value="2700" calcext:value-type="float">
            <text:p>2700</text:p>
          </table:table-cell>
          <table:table-cell table:formula="of:=[.$B$41]*(1-[.$B43]/100)*(([.K$76]/5000)*10)" office:value-type="float" office:value="3037.5" calcext:value-type="float">
            <text:p>3037,5</text:p>
          </table:table-cell>
          <table:table-cell table:formula="of:=[.$B$41]*(1-[.$B43]/100)*(([.L$76]/5000)*10)" office:value-type="float" office:value="3375" calcext:value-type="float">
            <text:p>3375</text:p>
          </table:table-cell>
          <table:table-cell table:number-columns-repeated="2"/>
          <table:table-cell table:style-name="ce80"/>
          <table:table-cell table:style-name="ce57" office:value-type="float" office:value="25" calcext:value-type="float">
            <text:p>25</text:p>
          </table:table-cell>
          <table:table-cell table:style-name="ce64" table:formula="of:=[.$P$41]*(1-[.$P43]/100)*(([.Q$77]/5000)*10)*(([.Q$34]/100)*20)" office:value-type="float" office:value="135" calcext:value-type="float">
            <text:p>135</text:p>
          </table:table-cell>
          <table:table-cell table:style-name="ce64" table:formula="of:=[.$P$41]*(1-[.$P43]/100)*(([.R$77]/5000)*10)*(([.R$34]/100)*20)" office:value-type="float" office:value="270" calcext:value-type="float">
            <text:p>270</text:p>
          </table:table-cell>
          <table:table-cell table:style-name="ce64" table:formula="of:=[.$P$41]*(1-[.$P43]/100)*(([.S$77]/5000)*10)*(([.S$34]/100)*20)" office:value-type="float" office:value="405" calcext:value-type="float">
            <text:p>405</text:p>
          </table:table-cell>
          <table:table-cell table:style-name="ce64" table:formula="of:=[.$P$41]*(1-[.$P43]/100)*(([.T$77]/5000)*10)*(([.T$34]/100)*20)" office:value-type="float" office:value="540" calcext:value-type="float">
            <text:p>540</text:p>
          </table:table-cell>
          <table:table-cell table:style-name="ce64" table:formula="of:=[.$P$41]*(1-[.$P43]/100)*(([.U$77]/5000)*10)*(([.U$34]/100)*20)" office:value-type="float" office:value="675" calcext:value-type="float">
            <text:p>675</text:p>
          </table:table-cell>
          <table:table-cell table:style-name="ce64" table:formula="of:=[.$P$41]*(1-[.$P43]/100)*(([.V$77]/5000)*10)*(([.V$34]/100)*20)" office:value-type="float" office:value="270" calcext:value-type="float">
            <text:p>270</text:p>
          </table:table-cell>
          <table:table-cell table:style-name="ce64" table:formula="of:=[.$P$41]*(1-[.$P43]/100)*(([.W$77]/5000)*10)*(([.W$34]/100)*20)" office:value-type="float" office:value="540" calcext:value-type="float">
            <text:p>540</text:p>
          </table:table-cell>
          <table:table-cell table:style-name="ce64" table:formula="of:=[.$P$41]*(1-[.$P43]/100)*(([.X$77]/5000)*10)*(([.X$34]/100)*20)" office:value-type="float" office:value="810" calcext:value-type="float">
            <text:p>810</text:p>
          </table:table-cell>
          <table:table-cell table:style-name="ce64" table:formula="of:=[.$P$41]*(1-[.$P43]/100)*(([.Y$77]/5000)*10)*(([.Y$34]/100)*20)" office:value-type="float" office:value="1080" calcext:value-type="float">
            <text:p>1080</text:p>
          </table:table-cell>
          <table:table-cell table:style-name="ce64" table:formula="of:=[.$P$41]*(1-[.$P43]/100)*(([.Z$77]/5000)*10)*(([.Z$34]/100)*20)" office:value-type="float" office:value="1350" calcext:value-type="float">
            <text:p>1350</text:p>
          </table:table-cell>
          <table:table-cell table:style-name="ce64" table:formula="of:=[.$P$41]*(1-[.$P43]/100)*(([.AA$77]/5000)*10)*(([.AA$34]/100)*20)" office:value-type="float" office:value="405" calcext:value-type="float">
            <text:p>405</text:p>
          </table:table-cell>
          <table:table-cell table:style-name="ce64" table:formula="of:=[.$P$41]*(1-[.$P43]/100)*(([.AB$77]/5000)*10)*(([.AB$34]/100)*20)" office:value-type="float" office:value="810" calcext:value-type="float">
            <text:p>810</text:p>
          </table:table-cell>
          <table:table-cell table:style-name="ce64" table:formula="of:=[.$P$41]*(1-[.$P43]/100)*(([.AC$77]/5000)*10)*(([.AC$34]/100)*20)" office:value-type="float" office:value="1215" calcext:value-type="float">
            <text:p>1215</text:p>
          </table:table-cell>
          <table:table-cell table:style-name="ce64" table:formula="of:=[.$P$41]*(1-[.$P43]/100)*(([.AD$77]/5000)*10)*(([.AD$34]/100)*20)" office:value-type="float" office:value="1620" calcext:value-type="float">
            <text:p>1620</text:p>
          </table:table-cell>
          <table:table-cell table:style-name="ce64" table:formula="of:=[.$P$41]*(1-[.$P43]/100)*(([.AE$77]/5000)*10)*(([.AE$34]/100)*20)" office:value-type="float" office:value="2025" calcext:value-type="float">
            <text:p>2025</text:p>
          </table:table-cell>
          <table:table-cell table:style-name="ce64" table:formula="of:=[.$P$41]*(1-[.$P43]/100)*(([.AF$77]/5000)*10)*(([.AF$34]/100)*20)" office:value-type="float" office:value="540" calcext:value-type="float">
            <text:p>540</text:p>
          </table:table-cell>
          <table:table-cell table:style-name="ce64" table:formula="of:=[.$P$41]*(1-[.$P43]/100)*(([.AG$77]/5000)*10)*(([.AG$34]/100)*20)" office:value-type="float" office:value="1080" calcext:value-type="float">
            <text:p>1080</text:p>
          </table:table-cell>
          <table:table-cell table:style-name="ce64" table:formula="of:=[.$P$41]*(1-[.$P43]/100)*(([.AH$77]/5000)*10)*(([.AH$34]/100)*20)" office:value-type="float" office:value="1620" calcext:value-type="float">
            <text:p>1620</text:p>
          </table:table-cell>
          <table:table-cell table:style-name="ce64" table:formula="of:=[.$P$41]*(1-[.$P43]/100)*(([.AI$77]/5000)*10)*(([.AI$34]/100)*20)" office:value-type="float" office:value="2160" calcext:value-type="float">
            <text:p>2160</text:p>
          </table:table-cell>
          <table:table-cell table:style-name="ce64" table:formula="of:=[.$P$41]*(1-[.$P43]/100)*(([.AJ$77]/5000)*10)*(([.AJ$34]/100)*20)" office:value-type="float" office:value="2700" calcext:value-type="float">
            <text:p>2700</text:p>
          </table:table-cell>
          <table:table-cell table:style-name="ce64" table:formula="of:=[.$P$41]*(1-[.$P43]/100)*(([.AK$77]/5000)*10)*(([.AK$34]/100)*20)" office:value-type="float" office:value="675" calcext:value-type="float">
            <text:p>675</text:p>
          </table:table-cell>
          <table:table-cell table:style-name="ce64" table:formula="of:=[.$P$41]*(1-[.$P43]/100)*(([.AL$77]/5000)*10)*(([.AL$34]/100)*20)" office:value-type="float" office:value="1350" calcext:value-type="float">
            <text:p>1350</text:p>
          </table:table-cell>
          <table:table-cell table:style-name="ce64" table:formula="of:=[.$P$41]*(1-[.$P43]/100)*(([.AM$77]/5000)*10)*(([.AM$34]/100)*20)" office:value-type="float" office:value="2025" calcext:value-type="float">
            <text:p>2025</text:p>
          </table:table-cell>
          <table:table-cell table:style-name="ce64" table:formula="of:=[.$P$41]*(1-[.$P43]/100)*(([.AN$77]/5000)*10)*(([.AN$34]/100)*20)" office:value-type="float" office:value="2700" calcext:value-type="float">
            <text:p>2700</text:p>
          </table:table-cell>
          <table:table-cell table:style-name="ce64" table:formula="of:=[.$P$41]*(1-[.$P43]/100)*(([.AO$77]/5000)*10)*(([.AO$34]/100)*20)" office:value-type="float" office:value="3375" calcext:value-type="float">
            <text:p>3375</text:p>
          </table:table-cell>
          <table:table-cell table:style-name="ce64" table:formula="of:=[.$P$41]*(1-[.$P43]/100)*(([.AP$77]/5000)*10)*(([.AP$34]/100)*20)" office:value-type="float" office:value="810" calcext:value-type="float">
            <text:p>810</text:p>
          </table:table-cell>
          <table:table-cell table:style-name="ce64" table:formula="of:=[.$P$41]*(1-[.$P43]/100)*(([.AQ$77]/5000)*10)*(([.AQ$34]/100)*20)" office:value-type="float" office:value="1620" calcext:value-type="float">
            <text:p>1620</text:p>
          </table:table-cell>
          <table:table-cell table:style-name="ce64" table:formula="of:=[.$P$41]*(1-[.$P43]/100)*(([.AR$77]/5000)*10)*(([.AR$34]/100)*20)" office:value-type="float" office:value="2430" calcext:value-type="float">
            <text:p>2430</text:p>
          </table:table-cell>
          <table:table-cell table:style-name="ce64" table:formula="of:=[.$P$41]*(1-[.$P43]/100)*(([.AS$77]/5000)*10)*(([.AS$34]/100)*20)" office:value-type="float" office:value="3240" calcext:value-type="float">
            <text:p>3240</text:p>
          </table:table-cell>
          <table:table-cell table:style-name="ce64" table:formula="of:=[.$P$41]*(1-[.$P43]/100)*(([.AT$77]/5000)*10)*(([.AT$34]/100)*20)" office:value-type="float" office:value="4050" calcext:value-type="float">
            <text:p>4050</text:p>
          </table:table-cell>
          <table:table-cell table:style-name="ce64" table:formula="of:=[.$P$41]*(1-[.$P43]/100)*(([.AU$77]/5000)*10)*(([.AU$34]/100)*20)" office:value-type="float" office:value="945" calcext:value-type="float">
            <text:p>945</text:p>
          </table:table-cell>
          <table:table-cell table:style-name="ce64" table:formula="of:=[.$P$41]*(1-[.$P43]/100)*(([.AV$77]/5000)*10)*(([.AV$34]/100)*20)" office:value-type="float" office:value="1890" calcext:value-type="float">
            <text:p>1890</text:p>
          </table:table-cell>
          <table:table-cell table:style-name="ce64" table:formula="of:=[.$P$41]*(1-[.$P43]/100)*(([.AW$77]/5000)*10)*(([.AW$34]/100)*20)" office:value-type="float" office:value="2835" calcext:value-type="float">
            <text:p>2835</text:p>
          </table:table-cell>
          <table:table-cell table:style-name="ce64" table:formula="of:=[.$P$41]*(1-[.$P43]/100)*(([.AX$77]/5000)*10)*(([.AX$34]/100)*20)" office:value-type="float" office:value="3780" calcext:value-type="float">
            <text:p>3780</text:p>
          </table:table-cell>
          <table:table-cell table:style-name="ce64" table:formula="of:=[.$P$41]*(1-[.$P43]/100)*(([.AY$77]/5000)*10)*(([.AY$34]/100)*20)" office:value-type="float" office:value="4725" calcext:value-type="float">
            <text:p>4725</text:p>
          </table:table-cell>
          <table:table-cell table:style-name="ce64" table:formula="of:=[.$P$41]*(1-[.$P43]/100)*(([.AZ$77]/5000)*10)*(([.AZ$34]/100)*20)" office:value-type="float" office:value="1080" calcext:value-type="float">
            <text:p>1080</text:p>
          </table:table-cell>
          <table:table-cell table:style-name="ce64" table:formula="of:=[.$P$41]*(1-[.$P43]/100)*(([.BA$77]/5000)*10)*(([.BA$34]/100)*20)" office:value-type="float" office:value="2160" calcext:value-type="float">
            <text:p>2160</text:p>
          </table:table-cell>
          <table:table-cell table:style-name="ce64" table:formula="of:=[.$P$41]*(1-[.$P43]/100)*(([.BB$77]/5000)*10)*(([.BB$34]/100)*20)" office:value-type="float" office:value="3240" calcext:value-type="float">
            <text:p>3240</text:p>
          </table:table-cell>
          <table:table-cell table:style-name="ce64" table:formula="of:=[.$P$41]*(1-[.$P43]/100)*(([.BC$77]/5000)*10)*(([.BC$34]/100)*20)" office:value-type="float" office:value="4320" calcext:value-type="float">
            <text:p>4320</text:p>
          </table:table-cell>
          <table:table-cell table:style-name="ce64" table:formula="of:=[.$P$41]*(1-[.$P43]/100)*(([.BD$77]/5000)*10)*(([.BD$34]/100)*20)" office:value-type="float" office:value="5400" calcext:value-type="float">
            <text:p>5400</text:p>
          </table:table-cell>
          <table:table-cell table:style-name="ce64" table:formula="of:=[.$P$41]*(1-[.$P43]/100)*(([.BE$77]/5000)*10)*(([.BE$34]/100)*20)" office:value-type="float" office:value="1215" calcext:value-type="float">
            <text:p>1215</text:p>
          </table:table-cell>
          <table:table-cell table:style-name="ce64" table:formula="of:=[.$P$41]*(1-[.$P43]/100)*(([.BF$77]/5000)*10)*(([.BF$34]/100)*20)" office:value-type="float" office:value="2430" calcext:value-type="float">
            <text:p>2430</text:p>
          </table:table-cell>
          <table:table-cell table:style-name="ce64" table:formula="of:=[.$P$41]*(1-[.$P43]/100)*(([.BG$77]/5000)*10)*(([.BG$34]/100)*20)" office:value-type="float" office:value="3645" calcext:value-type="float">
            <text:p>3645</text:p>
          </table:table-cell>
          <table:table-cell table:style-name="ce64" table:formula="of:=[.$P$41]*(1-[.$P43]/100)*(([.BH$77]/5000)*10)*(([.BH$34]/100)*20)" office:value-type="float" office:value="4860" calcext:value-type="float">
            <text:p>4860</text:p>
          </table:table-cell>
          <table:table-cell table:style-name="ce64" table:formula="of:=[.$P$41]*(1-[.$P43]/100)*(([.BI$77]/5000)*10)*(([.BI$34]/100)*20)" office:value-type="float" office:value="6075" calcext:value-type="float">
            <text:p>6075</text:p>
          </table:table-cell>
          <table:table-cell table:style-name="ce64" table:formula="of:=[.$P$41]*(1-[.$P43]/100)*(([.BJ$77]/5000)*10)*(([.BJ$34]/100)*20)" office:value-type="float" office:value="1350" calcext:value-type="float">
            <text:p>1350</text:p>
          </table:table-cell>
          <table:table-cell table:style-name="ce64" table:formula="of:=[.$P$41]*(1-[.$P43]/100)*(([.BK$77]/5000)*10)*(([.BK$34]/100)*20)" office:value-type="float" office:value="2700" calcext:value-type="float">
            <text:p>2700</text:p>
          </table:table-cell>
          <table:table-cell table:style-name="ce64" table:formula="of:=[.$P$41]*(1-[.$P43]/100)*(([.BL$77]/5000)*10)*(([.BL$34]/100)*20)" office:value-type="float" office:value="4050" calcext:value-type="float">
            <text:p>4050</text:p>
          </table:table-cell>
          <table:table-cell table:style-name="ce64" table:formula="of:=[.$P$41]*(1-[.$P43]/100)*(([.BM$77]/5000)*10)*(([.BM$34]/100)*20)" office:value-type="float" office:value="5400" calcext:value-type="float">
            <text:p>5400</text:p>
          </table:table-cell>
          <table:table-cell table:style-name="ce64" table:formula="of:=[.$P$41]*(1-[.$P43]/100)*(([.BN$77]/5000)*10)*(([.BN$34]/100)*20)" office:value-type="float" office:value="6750" calcext:value-type="float">
            <text:p>675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48.75" calcext:value-type="float">
            <text:p>48,75</text:p>
          </table:table-cell>
          <table:table-cell table:formula="of:=[.$B$41]*(1-[.$B44]/100)*(([.C$76]/5000)*10)" office:value-type="float" office:value="230.625" calcext:value-type="float">
            <text:p>230,625</text:p>
          </table:table-cell>
          <table:table-cell table:formula="of:=[.$B$41]*(1-[.$B44]/100)*(([.D$76]/5000)*10)" office:value-type="float" office:value="461.25" calcext:value-type="float">
            <text:p>461,25</text:p>
          </table:table-cell>
          <table:table-cell table:formula="of:=[.$B$41]*(1-[.$B44]/100)*(([.E$76]/5000)*10)" office:value-type="float" office:value="691.875" calcext:value-type="float">
            <text:p>691,875</text:p>
          </table:table-cell>
          <table:table-cell table:formula="of:=[.$B$41]*(1-[.$B44]/100)*(([.F$76]/5000)*10)" office:value-type="float" office:value="922.5" calcext:value-type="float">
            <text:p>922,5</text:p>
          </table:table-cell>
          <table:table-cell table:formula="of:=[.$B$41]*(1-[.$B44]/100)*(([.G$76]/5000)*10)" office:value-type="float" office:value="1153.125" calcext:value-type="float">
            <text:p>1153,125</text:p>
          </table:table-cell>
          <table:table-cell table:formula="of:=[.$B$41]*(1-[.$B44]/100)*(([.H$76]/5000)*10)" office:value-type="float" office:value="1383.75" calcext:value-type="float">
            <text:p>1383,75</text:p>
          </table:table-cell>
          <table:table-cell table:formula="of:=[.$B$41]*(1-[.$B44]/100)*(([.I$76]/5000)*10)" office:value-type="float" office:value="1614.375" calcext:value-type="float">
            <text:p>1614,375</text:p>
          </table:table-cell>
          <table:table-cell table:formula="of:=[.$B$41]*(1-[.$B44]/100)*(([.J$76]/5000)*10)" office:value-type="float" office:value="1845" calcext:value-type="float">
            <text:p>1845</text:p>
          </table:table-cell>
          <table:table-cell table:formula="of:=[.$B$41]*(1-[.$B44]/100)*(([.K$76]/5000)*10)" office:value-type="float" office:value="2075.625" calcext:value-type="float">
            <text:p>2075,625</text:p>
          </table:table-cell>
          <table:table-cell table:formula="of:=[.$B$41]*(1-[.$B44]/100)*(([.L$76]/5000)*10)" office:value-type="float" office:value="2306.25" calcext:value-type="float">
            <text:p>2306,25</text:p>
          </table:table-cell>
          <table:table-cell table:number-columns-repeated="2"/>
          <table:table-cell table:style-name="ce80"/>
          <table:table-cell table:style-name="ce57" office:value-type="float" office:value="48.75" calcext:value-type="float">
            <text:p>48,75</text:p>
          </table:table-cell>
          <table:table-cell table:style-name="ce64" table:formula="of:=[.$P$41]*(1-[.$P44]/100)*(([.Q$77]/5000)*10)*(([.Q$34]/100)*20)" office:value-type="float" office:value="92.25" calcext:value-type="float">
            <text:p>92,25</text:p>
          </table:table-cell>
          <table:table-cell table:style-name="ce64" table:formula="of:=[.$P$41]*(1-[.$P44]/100)*(([.R$77]/5000)*10)*(([.R$34]/100)*20)" office:value-type="float" office:value="184.5" calcext:value-type="float">
            <text:p>184,5</text:p>
          </table:table-cell>
          <table:table-cell table:style-name="ce64" table:formula="of:=[.$P$41]*(1-[.$P44]/100)*(([.S$77]/5000)*10)*(([.S$34]/100)*20)" office:value-type="float" office:value="276.75" calcext:value-type="float">
            <text:p>276,75</text:p>
          </table:table-cell>
          <table:table-cell table:style-name="ce64" table:formula="of:=[.$P$41]*(1-[.$P44]/100)*(([.T$77]/5000)*10)*(([.T$34]/100)*20)" office:value-type="float" office:value="369" calcext:value-type="float">
            <text:p>369</text:p>
          </table:table-cell>
          <table:table-cell table:style-name="ce64" table:formula="of:=[.$P$41]*(1-[.$P44]/100)*(([.U$77]/5000)*10)*(([.U$34]/100)*20)" office:value-type="float" office:value="461.25" calcext:value-type="float">
            <text:p>461,25</text:p>
          </table:table-cell>
          <table:table-cell table:style-name="ce64" table:formula="of:=[.$P$41]*(1-[.$P44]/100)*(([.V$77]/5000)*10)*(([.V$34]/100)*20)" office:value-type="float" office:value="184.5" calcext:value-type="float">
            <text:p>184,5</text:p>
          </table:table-cell>
          <table:table-cell table:style-name="ce64" table:formula="of:=[.$P$41]*(1-[.$P44]/100)*(([.W$77]/5000)*10)*(([.W$34]/100)*20)" office:value-type="float" office:value="369" calcext:value-type="float">
            <text:p>369</text:p>
          </table:table-cell>
          <table:table-cell table:style-name="ce64" table:formula="of:=[.$P$41]*(1-[.$P44]/100)*(([.X$77]/5000)*10)*(([.X$34]/100)*20)" office:value-type="float" office:value="553.5" calcext:value-type="float">
            <text:p>553,5</text:p>
          </table:table-cell>
          <table:table-cell table:style-name="ce64" table:formula="of:=[.$P$41]*(1-[.$P44]/100)*(([.Y$77]/5000)*10)*(([.Y$34]/100)*20)" office:value-type="float" office:value="738" calcext:value-type="float">
            <text:p>738</text:p>
          </table:table-cell>
          <table:table-cell table:style-name="ce64" table:formula="of:=[.$P$41]*(1-[.$P44]/100)*(([.Z$77]/5000)*10)*(([.Z$34]/100)*20)" office:value-type="float" office:value="922.5" calcext:value-type="float">
            <text:p>922,5</text:p>
          </table:table-cell>
          <table:table-cell table:style-name="ce64" table:formula="of:=[.$P$41]*(1-[.$P44]/100)*(([.AA$77]/5000)*10)*(([.AA$34]/100)*20)" office:value-type="float" office:value="276.75" calcext:value-type="float">
            <text:p>276,75</text:p>
          </table:table-cell>
          <table:table-cell table:style-name="ce64" table:formula="of:=[.$P$41]*(1-[.$P44]/100)*(([.AB$77]/5000)*10)*(([.AB$34]/100)*20)" office:value-type="float" office:value="553.5" calcext:value-type="float">
            <text:p>553,5</text:p>
          </table:table-cell>
          <table:table-cell table:style-name="ce64" table:formula="of:=[.$P$41]*(1-[.$P44]/100)*(([.AC$77]/5000)*10)*(([.AC$34]/100)*20)" office:value-type="float" office:value="830.25" calcext:value-type="float">
            <text:p>830,25</text:p>
          </table:table-cell>
          <table:table-cell table:style-name="ce64" table:formula="of:=[.$P$41]*(1-[.$P44]/100)*(([.AD$77]/5000)*10)*(([.AD$34]/100)*20)" office:value-type="float" office:value="1107" calcext:value-type="float">
            <text:p>1107</text:p>
          </table:table-cell>
          <table:table-cell table:style-name="ce64" table:formula="of:=[.$P$41]*(1-[.$P44]/100)*(([.AE$77]/5000)*10)*(([.AE$34]/100)*20)" office:value-type="float" office:value="1383.75" calcext:value-type="float">
            <text:p>1383,75</text:p>
          </table:table-cell>
          <table:table-cell table:style-name="ce64" table:formula="of:=[.$P$41]*(1-[.$P44]/100)*(([.AF$77]/5000)*10)*(([.AF$34]/100)*20)" office:value-type="float" office:value="369" calcext:value-type="float">
            <text:p>369</text:p>
          </table:table-cell>
          <table:table-cell table:style-name="ce64" table:formula="of:=[.$P$41]*(1-[.$P44]/100)*(([.AG$77]/5000)*10)*(([.AG$34]/100)*20)" office:value-type="float" office:value="738" calcext:value-type="float">
            <text:p>738</text:p>
          </table:table-cell>
          <table:table-cell table:style-name="ce64" table:formula="of:=[.$P$41]*(1-[.$P44]/100)*(([.AH$77]/5000)*10)*(([.AH$34]/100)*20)" office:value-type="float" office:value="1107" calcext:value-type="float">
            <text:p>1107</text:p>
          </table:table-cell>
          <table:table-cell table:style-name="ce64" table:formula="of:=[.$P$41]*(1-[.$P44]/100)*(([.AI$77]/5000)*10)*(([.AI$34]/100)*20)" office:value-type="float" office:value="1476" calcext:value-type="float">
            <text:p>1476</text:p>
          </table:table-cell>
          <table:table-cell table:style-name="ce64" table:formula="of:=[.$P$41]*(1-[.$P44]/100)*(([.AJ$77]/5000)*10)*(([.AJ$34]/100)*20)" office:value-type="float" office:value="1845" calcext:value-type="float">
            <text:p>1845</text:p>
          </table:table-cell>
          <table:table-cell table:style-name="ce64" table:formula="of:=[.$P$41]*(1-[.$P44]/100)*(([.AK$77]/5000)*10)*(([.AK$34]/100)*20)" office:value-type="float" office:value="461.25" calcext:value-type="float">
            <text:p>461,25</text:p>
          </table:table-cell>
          <table:table-cell table:style-name="ce64" table:formula="of:=[.$P$41]*(1-[.$P44]/100)*(([.AL$77]/5000)*10)*(([.AL$34]/100)*20)" office:value-type="float" office:value="922.5" calcext:value-type="float">
            <text:p>922,5</text:p>
          </table:table-cell>
          <table:table-cell table:style-name="ce64" table:formula="of:=[.$P$41]*(1-[.$P44]/100)*(([.AM$77]/5000)*10)*(([.AM$34]/100)*20)" office:value-type="float" office:value="1383.75" calcext:value-type="float">
            <text:p>1383,75</text:p>
          </table:table-cell>
          <table:table-cell table:style-name="ce64" table:formula="of:=[.$P$41]*(1-[.$P44]/100)*(([.AN$77]/5000)*10)*(([.AN$34]/100)*20)" office:value-type="float" office:value="1845" calcext:value-type="float">
            <text:p>1845</text:p>
          </table:table-cell>
          <table:table-cell table:style-name="ce64" table:formula="of:=[.$P$41]*(1-[.$P44]/100)*(([.AO$77]/5000)*10)*(([.AO$34]/100)*20)" office:value-type="float" office:value="2306.25" calcext:value-type="float">
            <text:p>2306,25</text:p>
          </table:table-cell>
          <table:table-cell table:style-name="ce64" table:formula="of:=[.$P$41]*(1-[.$P44]/100)*(([.AP$77]/5000)*10)*(([.AP$34]/100)*20)" office:value-type="float" office:value="553.5" calcext:value-type="float">
            <text:p>553,5</text:p>
          </table:table-cell>
          <table:table-cell table:style-name="ce64" table:formula="of:=[.$P$41]*(1-[.$P44]/100)*(([.AQ$77]/5000)*10)*(([.AQ$34]/100)*20)" office:value-type="float" office:value="1107" calcext:value-type="float">
            <text:p>1107</text:p>
          </table:table-cell>
          <table:table-cell table:style-name="ce64" table:formula="of:=[.$P$41]*(1-[.$P44]/100)*(([.AR$77]/5000)*10)*(([.AR$34]/100)*20)" office:value-type="float" office:value="1660.5" calcext:value-type="float">
            <text:p>1660,5</text:p>
          </table:table-cell>
          <table:table-cell table:style-name="ce64" table:formula="of:=[.$P$41]*(1-[.$P44]/100)*(([.AS$77]/5000)*10)*(([.AS$34]/100)*20)" office:value-type="float" office:value="2214" calcext:value-type="float">
            <text:p>2214</text:p>
          </table:table-cell>
          <table:table-cell table:style-name="ce64" table:formula="of:=[.$P$41]*(1-[.$P44]/100)*(([.AT$77]/5000)*10)*(([.AT$34]/100)*20)" office:value-type="float" office:value="2767.5" calcext:value-type="float">
            <text:p>2767,5</text:p>
          </table:table-cell>
          <table:table-cell table:style-name="ce64" table:formula="of:=[.$P$41]*(1-[.$P44]/100)*(([.AU$77]/5000)*10)*(([.AU$34]/100)*20)" office:value-type="float" office:value="645.75" calcext:value-type="float">
            <text:p>645,75</text:p>
          </table:table-cell>
          <table:table-cell table:style-name="ce64" table:formula="of:=[.$P$41]*(1-[.$P44]/100)*(([.AV$77]/5000)*10)*(([.AV$34]/100)*20)" office:value-type="float" office:value="1291.5" calcext:value-type="float">
            <text:p>1291,5</text:p>
          </table:table-cell>
          <table:table-cell table:style-name="ce64" table:formula="of:=[.$P$41]*(1-[.$P44]/100)*(([.AW$77]/5000)*10)*(([.AW$34]/100)*20)" office:value-type="float" office:value="1937.25" calcext:value-type="float">
            <text:p>1937,25</text:p>
          </table:table-cell>
          <table:table-cell table:style-name="ce64" table:formula="of:=[.$P$41]*(1-[.$P44]/100)*(([.AX$77]/5000)*10)*(([.AX$34]/100)*20)" office:value-type="float" office:value="2583" calcext:value-type="float">
            <text:p>2583</text:p>
          </table:table-cell>
          <table:table-cell table:style-name="ce64" table:formula="of:=[.$P$41]*(1-[.$P44]/100)*(([.AY$77]/5000)*10)*(([.AY$34]/100)*20)" office:value-type="float" office:value="3228.75" calcext:value-type="float">
            <text:p>3228,75</text:p>
          </table:table-cell>
          <table:table-cell table:style-name="ce64" table:formula="of:=[.$P$41]*(1-[.$P44]/100)*(([.AZ$77]/5000)*10)*(([.AZ$34]/100)*20)" office:value-type="float" office:value="738" calcext:value-type="float">
            <text:p>738</text:p>
          </table:table-cell>
          <table:table-cell table:style-name="ce64" table:formula="of:=[.$P$41]*(1-[.$P44]/100)*(([.BA$77]/5000)*10)*(([.BA$34]/100)*20)" office:value-type="float" office:value="1476" calcext:value-type="float">
            <text:p>1476</text:p>
          </table:table-cell>
          <table:table-cell table:style-name="ce64" table:formula="of:=[.$P$41]*(1-[.$P44]/100)*(([.BB$77]/5000)*10)*(([.BB$34]/100)*20)" office:value-type="float" office:value="2214" calcext:value-type="float">
            <text:p>2214</text:p>
          </table:table-cell>
          <table:table-cell table:style-name="ce64" table:formula="of:=[.$P$41]*(1-[.$P44]/100)*(([.BC$77]/5000)*10)*(([.BC$34]/100)*20)" office:value-type="float" office:value="2952" calcext:value-type="float">
            <text:p>2952</text:p>
          </table:table-cell>
          <table:table-cell table:style-name="ce64" table:formula="of:=[.$P$41]*(1-[.$P44]/100)*(([.BD$77]/5000)*10)*(([.BD$34]/100)*20)" office:value-type="float" office:value="3690" calcext:value-type="float">
            <text:p>3690</text:p>
          </table:table-cell>
          <table:table-cell table:style-name="ce64" table:formula="of:=[.$P$41]*(1-[.$P44]/100)*(([.BE$77]/5000)*10)*(([.BE$34]/100)*20)" office:value-type="float" office:value="830.25" calcext:value-type="float">
            <text:p>830,25</text:p>
          </table:table-cell>
          <table:table-cell table:style-name="ce64" table:formula="of:=[.$P$41]*(1-[.$P44]/100)*(([.BF$77]/5000)*10)*(([.BF$34]/100)*20)" office:value-type="float" office:value="1660.5" calcext:value-type="float">
            <text:p>1660,5</text:p>
          </table:table-cell>
          <table:table-cell table:style-name="ce64" table:formula="of:=[.$P$41]*(1-[.$P44]/100)*(([.BG$77]/5000)*10)*(([.BG$34]/100)*20)" office:value-type="float" office:value="2490.75" calcext:value-type="float">
            <text:p>2490,75</text:p>
          </table:table-cell>
          <table:table-cell table:style-name="ce64" table:formula="of:=[.$P$41]*(1-[.$P44]/100)*(([.BH$77]/5000)*10)*(([.BH$34]/100)*20)" office:value-type="float" office:value="3321" calcext:value-type="float">
            <text:p>3321</text:p>
          </table:table-cell>
          <table:table-cell table:style-name="ce64" table:formula="of:=[.$P$41]*(1-[.$P44]/100)*(([.BI$77]/5000)*10)*(([.BI$34]/100)*20)" office:value-type="float" office:value="4151.25" calcext:value-type="float">
            <text:p>4151,25</text:p>
          </table:table-cell>
          <table:table-cell table:style-name="ce64" table:formula="of:=[.$P$41]*(1-[.$P44]/100)*(([.BJ$77]/5000)*10)*(([.BJ$34]/100)*20)" office:value-type="float" office:value="922.5" calcext:value-type="float">
            <text:p>922,5</text:p>
          </table:table-cell>
          <table:table-cell table:style-name="ce64" table:formula="of:=[.$P$41]*(1-[.$P44]/100)*(([.BK$77]/5000)*10)*(([.BK$34]/100)*20)" office:value-type="float" office:value="1845" calcext:value-type="float">
            <text:p>1845</text:p>
          </table:table-cell>
          <table:table-cell table:style-name="ce64" table:formula="of:=[.$P$41]*(1-[.$P44]/100)*(([.BL$77]/5000)*10)*(([.BL$34]/100)*20)" office:value-type="float" office:value="2767.5" calcext:value-type="float">
            <text:p>2767,5</text:p>
          </table:table-cell>
          <table:table-cell table:style-name="ce64" table:formula="of:=[.$P$41]*(1-[.$P44]/100)*(([.BM$77]/5000)*10)*(([.BM$34]/100)*20)" office:value-type="float" office:value="3690" calcext:value-type="float">
            <text:p>3690</text:p>
          </table:table-cell>
          <table:table-cell table:style-name="ce64" table:formula="of:=[.$P$41]*(1-[.$P44]/100)*(([.BN$77]/5000)*10)*(([.BN$34]/100)*20)" office:value-type="float" office:value="4612.5" calcext:value-type="float">
            <text:p>4612,5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[.$B$41]*(1-[.$B45]/100)*(([.C$76]/5000)*10)" office:value-type="float" office:value="225" calcext:value-type="float">
            <text:p>225</text:p>
          </table:table-cell>
          <table:table-cell table:formula="of:=[.$B$41]*(1-[.$B45]/100)*(([.D$76]/5000)*10)" office:value-type="float" office:value="450" calcext:value-type="float">
            <text:p>450</text:p>
          </table:table-cell>
          <table:table-cell table:formula="of:=[.$B$41]*(1-[.$B45]/100)*(([.E$76]/5000)*10)" office:value-type="float" office:value="675" calcext:value-type="float">
            <text:p>675</text:p>
          </table:table-cell>
          <table:table-cell table:formula="of:=[.$B$41]*(1-[.$B45]/100)*(([.F$76]/5000)*10)" office:value-type="float" office:value="900" calcext:value-type="float">
            <text:p>900</text:p>
          </table:table-cell>
          <table:table-cell table:formula="of:=[.$B$41]*(1-[.$B45]/100)*(([.G$76]/5000)*10)" office:value-type="float" office:value="1125" calcext:value-type="float">
            <text:p>1125</text:p>
          </table:table-cell>
          <table:table-cell table:formula="of:=[.$B$41]*(1-[.$B45]/100)*(([.H$76]/5000)*10)" office:value-type="float" office:value="1350" calcext:value-type="float">
            <text:p>1350</text:p>
          </table:table-cell>
          <table:table-cell table:formula="of:=[.$B$41]*(1-[.$B45]/100)*(([.I$76]/5000)*10)" office:value-type="float" office:value="1575" calcext:value-type="float">
            <text:p>1575</text:p>
          </table:table-cell>
          <table:table-cell table:formula="of:=[.$B$41]*(1-[.$B45]/100)*(([.J$76]/5000)*10)" office:value-type="float" office:value="1800" calcext:value-type="float">
            <text:p>1800</text:p>
          </table:table-cell>
          <table:table-cell table:formula="of:=[.$B$41]*(1-[.$B45]/100)*(([.K$76]/5000)*10)" office:value-type="float" office:value="2025" calcext:value-type="float">
            <text:p>2025</text:p>
          </table:table-cell>
          <table:table-cell table:formula="of:=[.$B$41]*(1-[.$B45]/100)*(([.L$76]/5000)*10)" office:value-type="float" office:value="2250" calcext:value-type="float">
            <text:p>2250</text:p>
          </table:table-cell>
          <table:table-cell table:number-columns-repeated="2"/>
          <table:table-cell table:style-name="ce80"/>
          <table:table-cell table:style-name="ce57" office:value-type="float" office:value="50" calcext:value-type="float">
            <text:p>50</text:p>
          </table:table-cell>
          <table:table-cell table:style-name="ce64" table:formula="of:=[.$P$41]*(1-[.$P45]/100)*(([.Q$77]/5000)*10)*(([.Q$34]/100)*20)" office:value-type="float" office:value="90" calcext:value-type="float">
            <text:p>90</text:p>
          </table:table-cell>
          <table:table-cell table:style-name="ce64" table:formula="of:=[.$P$41]*(1-[.$P45]/100)*(([.R$77]/5000)*10)*(([.R$34]/100)*20)" office:value-type="float" office:value="180" calcext:value-type="float">
            <text:p>180</text:p>
          </table:table-cell>
          <table:table-cell table:style-name="ce64" table:formula="of:=[.$P$41]*(1-[.$P45]/100)*(([.S$77]/5000)*10)*(([.S$34]/100)*20)" office:value-type="float" office:value="270" calcext:value-type="float">
            <text:p>270</text:p>
          </table:table-cell>
          <table:table-cell table:style-name="ce64" table:formula="of:=[.$P$41]*(1-[.$P45]/100)*(([.T$77]/5000)*10)*(([.T$34]/100)*20)" office:value-type="float" office:value="360" calcext:value-type="float">
            <text:p>360</text:p>
          </table:table-cell>
          <table:table-cell table:style-name="ce64" table:formula="of:=[.$P$41]*(1-[.$P45]/100)*(([.U$77]/5000)*10)*(([.U$34]/100)*20)" office:value-type="float" office:value="450" calcext:value-type="float">
            <text:p>450</text:p>
          </table:table-cell>
          <table:table-cell table:style-name="ce64" table:formula="of:=[.$P$41]*(1-[.$P45]/100)*(([.V$77]/5000)*10)*(([.V$34]/100)*20)" office:value-type="float" office:value="180" calcext:value-type="float">
            <text:p>180</text:p>
          </table:table-cell>
          <table:table-cell table:style-name="ce64" table:formula="of:=[.$P$41]*(1-[.$P45]/100)*(([.W$77]/5000)*10)*(([.W$34]/100)*20)" office:value-type="float" office:value="360" calcext:value-type="float">
            <text:p>360</text:p>
          </table:table-cell>
          <table:table-cell table:style-name="ce64" table:formula="of:=[.$P$41]*(1-[.$P45]/100)*(([.X$77]/5000)*10)*(([.X$34]/100)*20)" office:value-type="float" office:value="540" calcext:value-type="float">
            <text:p>540</text:p>
          </table:table-cell>
          <table:table-cell table:style-name="ce64" table:formula="of:=[.$P$41]*(1-[.$P45]/100)*(([.Y$77]/5000)*10)*(([.Y$34]/100)*20)" office:value-type="float" office:value="720" calcext:value-type="float">
            <text:p>720</text:p>
          </table:table-cell>
          <table:table-cell table:style-name="ce64" table:formula="of:=[.$P$41]*(1-[.$P45]/100)*(([.Z$77]/5000)*10)*(([.Z$34]/100)*20)" office:value-type="float" office:value="900" calcext:value-type="float">
            <text:p>900</text:p>
          </table:table-cell>
          <table:table-cell table:style-name="ce64" table:formula="of:=[.$P$41]*(1-[.$P45]/100)*(([.AA$77]/5000)*10)*(([.AA$34]/100)*20)" office:value-type="float" office:value="270" calcext:value-type="float">
            <text:p>270</text:p>
          </table:table-cell>
          <table:table-cell table:style-name="ce64" table:formula="of:=[.$P$41]*(1-[.$P45]/100)*(([.AB$77]/5000)*10)*(([.AB$34]/100)*20)" office:value-type="float" office:value="540" calcext:value-type="float">
            <text:p>540</text:p>
          </table:table-cell>
          <table:table-cell table:style-name="ce64" table:formula="of:=[.$P$41]*(1-[.$P45]/100)*(([.AC$77]/5000)*10)*(([.AC$34]/100)*20)" office:value-type="float" office:value="810" calcext:value-type="float">
            <text:p>810</text:p>
          </table:table-cell>
          <table:table-cell table:style-name="ce64" table:formula="of:=[.$P$41]*(1-[.$P45]/100)*(([.AD$77]/5000)*10)*(([.AD$34]/100)*20)" office:value-type="float" office:value="1080" calcext:value-type="float">
            <text:p>1080</text:p>
          </table:table-cell>
          <table:table-cell table:style-name="ce64" table:formula="of:=[.$P$41]*(1-[.$P45]/100)*(([.AE$77]/5000)*10)*(([.AE$34]/100)*20)" office:value-type="float" office:value="1350" calcext:value-type="float">
            <text:p>1350</text:p>
          </table:table-cell>
          <table:table-cell table:style-name="ce64" table:formula="of:=[.$P$41]*(1-[.$P45]/100)*(([.AF$77]/5000)*10)*(([.AF$34]/100)*20)" office:value-type="float" office:value="360" calcext:value-type="float">
            <text:p>360</text:p>
          </table:table-cell>
          <table:table-cell table:style-name="ce64" table:formula="of:=[.$P$41]*(1-[.$P45]/100)*(([.AG$77]/5000)*10)*(([.AG$34]/100)*20)" office:value-type="float" office:value="720" calcext:value-type="float">
            <text:p>720</text:p>
          </table:table-cell>
          <table:table-cell table:style-name="ce64" table:formula="of:=[.$P$41]*(1-[.$P45]/100)*(([.AH$77]/5000)*10)*(([.AH$34]/100)*20)" office:value-type="float" office:value="1080" calcext:value-type="float">
            <text:p>1080</text:p>
          </table:table-cell>
          <table:table-cell table:style-name="ce64" table:formula="of:=[.$P$41]*(1-[.$P45]/100)*(([.AI$77]/5000)*10)*(([.AI$34]/100)*20)" office:value-type="float" office:value="1440" calcext:value-type="float">
            <text:p>1440</text:p>
          </table:table-cell>
          <table:table-cell table:style-name="ce64" table:formula="of:=[.$P$41]*(1-[.$P45]/100)*(([.AJ$77]/5000)*10)*(([.AJ$34]/100)*20)" office:value-type="float" office:value="1800" calcext:value-type="float">
            <text:p>1800</text:p>
          </table:table-cell>
          <table:table-cell table:style-name="ce64" table:formula="of:=[.$P$41]*(1-[.$P45]/100)*(([.AK$77]/5000)*10)*(([.AK$34]/100)*20)" office:value-type="float" office:value="450" calcext:value-type="float">
            <text:p>450</text:p>
          </table:table-cell>
          <table:table-cell table:style-name="ce64" table:formula="of:=[.$P$41]*(1-[.$P45]/100)*(([.AL$77]/5000)*10)*(([.AL$34]/100)*20)" office:value-type="float" office:value="900" calcext:value-type="float">
            <text:p>900</text:p>
          </table:table-cell>
          <table:table-cell table:style-name="ce64" table:formula="of:=[.$P$41]*(1-[.$P45]/100)*(([.AM$77]/5000)*10)*(([.AM$34]/100)*20)" office:value-type="float" office:value="1350" calcext:value-type="float">
            <text:p>1350</text:p>
          </table:table-cell>
          <table:table-cell table:style-name="ce64" table:formula="of:=[.$P$41]*(1-[.$P45]/100)*(([.AN$77]/5000)*10)*(([.AN$34]/100)*20)" office:value-type="float" office:value="1800" calcext:value-type="float">
            <text:p>1800</text:p>
          </table:table-cell>
          <table:table-cell table:style-name="ce64" table:formula="of:=[.$P$41]*(1-[.$P45]/100)*(([.AO$77]/5000)*10)*(([.AO$34]/100)*20)" office:value-type="float" office:value="2250" calcext:value-type="float">
            <text:p>2250</text:p>
          </table:table-cell>
          <table:table-cell table:style-name="ce64" table:formula="of:=[.$P$41]*(1-[.$P45]/100)*(([.AP$77]/5000)*10)*(([.AP$34]/100)*20)" office:value-type="float" office:value="540" calcext:value-type="float">
            <text:p>540</text:p>
          </table:table-cell>
          <table:table-cell table:style-name="ce64" table:formula="of:=[.$P$41]*(1-[.$P45]/100)*(([.AQ$77]/5000)*10)*(([.AQ$34]/100)*20)" office:value-type="float" office:value="1080" calcext:value-type="float">
            <text:p>1080</text:p>
          </table:table-cell>
          <table:table-cell table:style-name="ce64" table:formula="of:=[.$P$41]*(1-[.$P45]/100)*(([.AR$77]/5000)*10)*(([.AR$34]/100)*20)" office:value-type="float" office:value="1620" calcext:value-type="float">
            <text:p>1620</text:p>
          </table:table-cell>
          <table:table-cell table:style-name="ce64" table:formula="of:=[.$P$41]*(1-[.$P45]/100)*(([.AS$77]/5000)*10)*(([.AS$34]/100)*20)" office:value-type="float" office:value="2160" calcext:value-type="float">
            <text:p>2160</text:p>
          </table:table-cell>
          <table:table-cell table:style-name="ce64" table:formula="of:=[.$P$41]*(1-[.$P45]/100)*(([.AT$77]/5000)*10)*(([.AT$34]/100)*20)" office:value-type="float" office:value="2700" calcext:value-type="float">
            <text:p>2700</text:p>
          </table:table-cell>
          <table:table-cell table:style-name="ce64" table:formula="of:=[.$P$41]*(1-[.$P45]/100)*(([.AU$77]/5000)*10)*(([.AU$34]/100)*20)" office:value-type="float" office:value="630" calcext:value-type="float">
            <text:p>630</text:p>
          </table:table-cell>
          <table:table-cell table:style-name="ce64" table:formula="of:=[.$P$41]*(1-[.$P45]/100)*(([.AV$77]/5000)*10)*(([.AV$34]/100)*20)" office:value-type="float" office:value="1260" calcext:value-type="float">
            <text:p>1260</text:p>
          </table:table-cell>
          <table:table-cell table:style-name="ce64" table:formula="of:=[.$P$41]*(1-[.$P45]/100)*(([.AW$77]/5000)*10)*(([.AW$34]/100)*20)" office:value-type="float" office:value="1890" calcext:value-type="float">
            <text:p>1890</text:p>
          </table:table-cell>
          <table:table-cell table:style-name="ce64" table:formula="of:=[.$P$41]*(1-[.$P45]/100)*(([.AX$77]/5000)*10)*(([.AX$34]/100)*20)" office:value-type="float" office:value="2520" calcext:value-type="float">
            <text:p>2520</text:p>
          </table:table-cell>
          <table:table-cell table:style-name="ce64" table:formula="of:=[.$P$41]*(1-[.$P45]/100)*(([.AY$77]/5000)*10)*(([.AY$34]/100)*20)" office:value-type="float" office:value="3150" calcext:value-type="float">
            <text:p>3150</text:p>
          </table:table-cell>
          <table:table-cell table:style-name="ce64" table:formula="of:=[.$P$41]*(1-[.$P45]/100)*(([.AZ$77]/5000)*10)*(([.AZ$34]/100)*20)" office:value-type="float" office:value="720" calcext:value-type="float">
            <text:p>720</text:p>
          </table:table-cell>
          <table:table-cell table:style-name="ce64" table:formula="of:=[.$P$41]*(1-[.$P45]/100)*(([.BA$77]/5000)*10)*(([.BA$34]/100)*20)" office:value-type="float" office:value="1440" calcext:value-type="float">
            <text:p>1440</text:p>
          </table:table-cell>
          <table:table-cell table:style-name="ce64" table:formula="of:=[.$P$41]*(1-[.$P45]/100)*(([.BB$77]/5000)*10)*(([.BB$34]/100)*20)" office:value-type="float" office:value="2160" calcext:value-type="float">
            <text:p>2160</text:p>
          </table:table-cell>
          <table:table-cell table:style-name="ce64" table:formula="of:=[.$P$41]*(1-[.$P45]/100)*(([.BC$77]/5000)*10)*(([.BC$34]/100)*20)" office:value-type="float" office:value="2880" calcext:value-type="float">
            <text:p>2880</text:p>
          </table:table-cell>
          <table:table-cell table:style-name="ce64" table:formula="of:=[.$P$41]*(1-[.$P45]/100)*(([.BD$77]/5000)*10)*(([.BD$34]/100)*20)" office:value-type="float" office:value="3600" calcext:value-type="float">
            <text:p>3600</text:p>
          </table:table-cell>
          <table:table-cell table:style-name="ce64" table:formula="of:=[.$P$41]*(1-[.$P45]/100)*(([.BE$77]/5000)*10)*(([.BE$34]/100)*20)" office:value-type="float" office:value="810" calcext:value-type="float">
            <text:p>810</text:p>
          </table:table-cell>
          <table:table-cell table:style-name="ce64" table:formula="of:=[.$P$41]*(1-[.$P45]/100)*(([.BF$77]/5000)*10)*(([.BF$34]/100)*20)" office:value-type="float" office:value="1620" calcext:value-type="float">
            <text:p>1620</text:p>
          </table:table-cell>
          <table:table-cell table:style-name="ce64" table:formula="of:=[.$P$41]*(1-[.$P45]/100)*(([.BG$77]/5000)*10)*(([.BG$34]/100)*20)" office:value-type="float" office:value="2430" calcext:value-type="float">
            <text:p>2430</text:p>
          </table:table-cell>
          <table:table-cell table:style-name="ce64" table:formula="of:=[.$P$41]*(1-[.$P45]/100)*(([.BH$77]/5000)*10)*(([.BH$34]/100)*20)" office:value-type="float" office:value="3240" calcext:value-type="float">
            <text:p>3240</text:p>
          </table:table-cell>
          <table:table-cell table:style-name="ce64" table:formula="of:=[.$P$41]*(1-[.$P45]/100)*(([.BI$77]/5000)*10)*(([.BI$34]/100)*20)" office:value-type="float" office:value="4050" calcext:value-type="float">
            <text:p>4050</text:p>
          </table:table-cell>
          <table:table-cell table:style-name="ce64" table:formula="of:=[.$P$41]*(1-[.$P45]/100)*(([.BJ$77]/5000)*10)*(([.BJ$34]/100)*20)" office:value-type="float" office:value="900" calcext:value-type="float">
            <text:p>900</text:p>
          </table:table-cell>
          <table:table-cell table:style-name="ce64" table:formula="of:=[.$P$41]*(1-[.$P45]/100)*(([.BK$77]/5000)*10)*(([.BK$34]/100)*20)" office:value-type="float" office:value="1800" calcext:value-type="float">
            <text:p>1800</text:p>
          </table:table-cell>
          <table:table-cell table:style-name="ce64" table:formula="of:=[.$P$41]*(1-[.$P45]/100)*(([.BL$77]/5000)*10)*(([.BL$34]/100)*20)" office:value-type="float" office:value="2700" calcext:value-type="float">
            <text:p>2700</text:p>
          </table:table-cell>
          <table:table-cell table:style-name="ce64" table:formula="of:=[.$P$41]*(1-[.$P45]/100)*(([.BM$77]/5000)*10)*(([.BM$34]/100)*20)" office:value-type="float" office:value="3600" calcext:value-type="float">
            <text:p>3600</text:p>
          </table:table-cell>
          <table:table-cell table:style-name="ce64" table:formula="of:=[.$P$41]*(1-[.$P45]/100)*(([.BN$77]/5000)*10)*(([.BN$34]/100)*20)" office:value-type="float" office:value="4500" calcext:value-type="float">
            <text:p>45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formula="of:=[.$B$41]*(1-[.$B46]/100)*(([.C$76]/5000)*10)" office:value-type="float" office:value="112.5" calcext:value-type="float">
            <text:p>112,5</text:p>
          </table:table-cell>
          <table:table-cell table:formula="of:=[.$B$41]*(1-[.$B46]/100)*(([.D$76]/5000)*10)" office:value-type="float" office:value="225" calcext:value-type="float">
            <text:p>225</text:p>
          </table:table-cell>
          <table:table-cell table:formula="of:=[.$B$41]*(1-[.$B46]/100)*(([.E$76]/5000)*10)" office:value-type="float" office:value="337.5" calcext:value-type="float">
            <text:p>337,5</text:p>
          </table:table-cell>
          <table:table-cell table:formula="of:=[.$B$41]*(1-[.$B46]/100)*(([.F$76]/5000)*10)" office:value-type="float" office:value="450" calcext:value-type="float">
            <text:p>450</text:p>
          </table:table-cell>
          <table:table-cell table:formula="of:=[.$B$41]*(1-[.$B46]/100)*(([.G$76]/5000)*10)" office:value-type="float" office:value="562.5" calcext:value-type="float">
            <text:p>562,5</text:p>
          </table:table-cell>
          <table:table-cell table:formula="of:=[.$B$41]*(1-[.$B46]/100)*(([.H$76]/5000)*10)" office:value-type="float" office:value="675" calcext:value-type="float">
            <text:p>675</text:p>
          </table:table-cell>
          <table:table-cell table:formula="of:=[.$B$41]*(1-[.$B46]/100)*(([.I$76]/5000)*10)" office:value-type="float" office:value="787.5" calcext:value-type="float">
            <text:p>787,5</text:p>
          </table:table-cell>
          <table:table-cell table:formula="of:=[.$B$41]*(1-[.$B46]/100)*(([.J$76]/5000)*10)" office:value-type="float" office:value="900" calcext:value-type="float">
            <text:p>900</text:p>
          </table:table-cell>
          <table:table-cell table:formula="of:=[.$B$41]*(1-[.$B46]/100)*(([.K$76]/5000)*10)" office:value-type="float" office:value="1012.5" calcext:value-type="float">
            <text:p>1012,5</text:p>
          </table:table-cell>
          <table:table-cell table:formula="of:=[.$B$41]*(1-[.$B46]/100)*(([.L$76]/5000)*10)" office:value-type="float" office:value="1125" calcext:value-type="float">
            <text:p>1125</text:p>
          </table:table-cell>
          <table:table-cell table:number-columns-repeated="2"/>
          <table:table-cell table:style-name="ce80"/>
          <table:table-cell table:style-name="ce57" office:value-type="float" office:value="75" calcext:value-type="float">
            <text:p>75</text:p>
          </table:table-cell>
          <table:table-cell table:style-name="ce64" table:formula="of:=[.$P$41]*(1-[.$P46]/100)*(([.Q$77]/5000)*10)*(([.Q$34]/100)*20)" office:value-type="float" office:value="45" calcext:value-type="float">
            <text:p>45</text:p>
          </table:table-cell>
          <table:table-cell table:style-name="ce64" table:formula="of:=[.$P$41]*(1-[.$P46]/100)*(([.R$77]/5000)*10)*(([.R$34]/100)*20)" office:value-type="float" office:value="90" calcext:value-type="float">
            <text:p>90</text:p>
          </table:table-cell>
          <table:table-cell table:style-name="ce64" table:formula="of:=[.$P$41]*(1-[.$P46]/100)*(([.S$77]/5000)*10)*(([.S$34]/100)*20)" office:value-type="float" office:value="135" calcext:value-type="float">
            <text:p>135</text:p>
          </table:table-cell>
          <table:table-cell table:style-name="ce64" table:formula="of:=[.$P$41]*(1-[.$P46]/100)*(([.T$77]/5000)*10)*(([.T$34]/100)*20)" office:value-type="float" office:value="180" calcext:value-type="float">
            <text:p>180</text:p>
          </table:table-cell>
          <table:table-cell table:style-name="ce64" table:formula="of:=[.$P$41]*(1-[.$P46]/100)*(([.U$77]/5000)*10)*(([.U$34]/100)*20)" office:value-type="float" office:value="225" calcext:value-type="float">
            <text:p>225</text:p>
          </table:table-cell>
          <table:table-cell table:style-name="ce64" table:formula="of:=[.$P$41]*(1-[.$P46]/100)*(([.V$77]/5000)*10)*(([.V$34]/100)*20)" office:value-type="float" office:value="90" calcext:value-type="float">
            <text:p>90</text:p>
          </table:table-cell>
          <table:table-cell table:style-name="ce64" table:formula="of:=[.$P$41]*(1-[.$P46]/100)*(([.W$77]/5000)*10)*(([.W$34]/100)*20)" office:value-type="float" office:value="180" calcext:value-type="float">
            <text:p>180</text:p>
          </table:table-cell>
          <table:table-cell table:style-name="ce64" table:formula="of:=[.$P$41]*(1-[.$P46]/100)*(([.X$77]/5000)*10)*(([.X$34]/100)*20)" office:value-type="float" office:value="270" calcext:value-type="float">
            <text:p>270</text:p>
          </table:table-cell>
          <table:table-cell table:style-name="ce64" table:formula="of:=[.$P$41]*(1-[.$P46]/100)*(([.Y$77]/5000)*10)*(([.Y$34]/100)*20)" office:value-type="float" office:value="360" calcext:value-type="float">
            <text:p>360</text:p>
          </table:table-cell>
          <table:table-cell table:style-name="ce64" table:formula="of:=[.$P$41]*(1-[.$P46]/100)*(([.Z$77]/5000)*10)*(([.Z$34]/100)*20)" office:value-type="float" office:value="450" calcext:value-type="float">
            <text:p>450</text:p>
          </table:table-cell>
          <table:table-cell table:style-name="ce64" table:formula="of:=[.$P$41]*(1-[.$P46]/100)*(([.AA$77]/5000)*10)*(([.AA$34]/100)*20)" office:value-type="float" office:value="135" calcext:value-type="float">
            <text:p>135</text:p>
          </table:table-cell>
          <table:table-cell table:style-name="ce64" table:formula="of:=[.$P$41]*(1-[.$P46]/100)*(([.AB$77]/5000)*10)*(([.AB$34]/100)*20)" office:value-type="float" office:value="270" calcext:value-type="float">
            <text:p>270</text:p>
          </table:table-cell>
          <table:table-cell table:style-name="ce64" table:formula="of:=[.$P$41]*(1-[.$P46]/100)*(([.AC$77]/5000)*10)*(([.AC$34]/100)*20)" office:value-type="float" office:value="405" calcext:value-type="float">
            <text:p>405</text:p>
          </table:table-cell>
          <table:table-cell table:style-name="ce64" table:formula="of:=[.$P$41]*(1-[.$P46]/100)*(([.AD$77]/5000)*10)*(([.AD$34]/100)*20)" office:value-type="float" office:value="540" calcext:value-type="float">
            <text:p>540</text:p>
          </table:table-cell>
          <table:table-cell table:style-name="ce64" table:formula="of:=[.$P$41]*(1-[.$P46]/100)*(([.AE$77]/5000)*10)*(([.AE$34]/100)*20)" office:value-type="float" office:value="675" calcext:value-type="float">
            <text:p>675</text:p>
          </table:table-cell>
          <table:table-cell table:style-name="ce64" table:formula="of:=[.$P$41]*(1-[.$P46]/100)*(([.AF$77]/5000)*10)*(([.AF$34]/100)*20)" office:value-type="float" office:value="180" calcext:value-type="float">
            <text:p>180</text:p>
          </table:table-cell>
          <table:table-cell table:style-name="ce64" table:formula="of:=[.$P$41]*(1-[.$P46]/100)*(([.AG$77]/5000)*10)*(([.AG$34]/100)*20)" office:value-type="float" office:value="360" calcext:value-type="float">
            <text:p>360</text:p>
          </table:table-cell>
          <table:table-cell table:style-name="ce64" table:formula="of:=[.$P$41]*(1-[.$P46]/100)*(([.AH$77]/5000)*10)*(([.AH$34]/100)*20)" office:value-type="float" office:value="540" calcext:value-type="float">
            <text:p>540</text:p>
          </table:table-cell>
          <table:table-cell table:style-name="ce64" table:formula="of:=[.$P$41]*(1-[.$P46]/100)*(([.AI$77]/5000)*10)*(([.AI$34]/100)*20)" office:value-type="float" office:value="720" calcext:value-type="float">
            <text:p>720</text:p>
          </table:table-cell>
          <table:table-cell table:style-name="ce64" table:formula="of:=[.$P$41]*(1-[.$P46]/100)*(([.AJ$77]/5000)*10)*(([.AJ$34]/100)*20)" office:value-type="float" office:value="900" calcext:value-type="float">
            <text:p>900</text:p>
          </table:table-cell>
          <table:table-cell table:style-name="ce64" table:formula="of:=[.$P$41]*(1-[.$P46]/100)*(([.AK$77]/5000)*10)*(([.AK$34]/100)*20)" office:value-type="float" office:value="225" calcext:value-type="float">
            <text:p>225</text:p>
          </table:table-cell>
          <table:table-cell table:style-name="ce64" table:formula="of:=[.$P$41]*(1-[.$P46]/100)*(([.AL$77]/5000)*10)*(([.AL$34]/100)*20)" office:value-type="float" office:value="450" calcext:value-type="float">
            <text:p>450</text:p>
          </table:table-cell>
          <table:table-cell table:style-name="ce64" table:formula="of:=[.$P$41]*(1-[.$P46]/100)*(([.AM$77]/5000)*10)*(([.AM$34]/100)*20)" office:value-type="float" office:value="675" calcext:value-type="float">
            <text:p>675</text:p>
          </table:table-cell>
          <table:table-cell table:style-name="ce64" table:formula="of:=[.$P$41]*(1-[.$P46]/100)*(([.AN$77]/5000)*10)*(([.AN$34]/100)*20)" office:value-type="float" office:value="900" calcext:value-type="float">
            <text:p>900</text:p>
          </table:table-cell>
          <table:table-cell table:style-name="ce64" table:formula="of:=[.$P$41]*(1-[.$P46]/100)*(([.AO$77]/5000)*10)*(([.AO$34]/100)*20)" office:value-type="float" office:value="1125" calcext:value-type="float">
            <text:p>1125</text:p>
          </table:table-cell>
          <table:table-cell table:style-name="ce64" table:formula="of:=[.$P$41]*(1-[.$P46]/100)*(([.AP$77]/5000)*10)*(([.AP$34]/100)*20)" office:value-type="float" office:value="270" calcext:value-type="float">
            <text:p>270</text:p>
          </table:table-cell>
          <table:table-cell table:style-name="ce64" table:formula="of:=[.$P$41]*(1-[.$P46]/100)*(([.AQ$77]/5000)*10)*(([.AQ$34]/100)*20)" office:value-type="float" office:value="540" calcext:value-type="float">
            <text:p>540</text:p>
          </table:table-cell>
          <table:table-cell table:style-name="ce64" table:formula="of:=[.$P$41]*(1-[.$P46]/100)*(([.AR$77]/5000)*10)*(([.AR$34]/100)*20)" office:value-type="float" office:value="810" calcext:value-type="float">
            <text:p>810</text:p>
          </table:table-cell>
          <table:table-cell table:style-name="ce64" table:formula="of:=[.$P$41]*(1-[.$P46]/100)*(([.AS$77]/5000)*10)*(([.AS$34]/100)*20)" office:value-type="float" office:value="1080" calcext:value-type="float">
            <text:p>1080</text:p>
          </table:table-cell>
          <table:table-cell table:style-name="ce64" table:formula="of:=[.$P$41]*(1-[.$P46]/100)*(([.AT$77]/5000)*10)*(([.AT$34]/100)*20)" office:value-type="float" office:value="1350" calcext:value-type="float">
            <text:p>1350</text:p>
          </table:table-cell>
          <table:table-cell table:style-name="ce64" table:formula="of:=[.$P$41]*(1-[.$P46]/100)*(([.AU$77]/5000)*10)*(([.AU$34]/100)*20)" office:value-type="float" office:value="315" calcext:value-type="float">
            <text:p>315</text:p>
          </table:table-cell>
          <table:table-cell table:style-name="ce64" table:formula="of:=[.$P$41]*(1-[.$P46]/100)*(([.AV$77]/5000)*10)*(([.AV$34]/100)*20)" office:value-type="float" office:value="630" calcext:value-type="float">
            <text:p>630</text:p>
          </table:table-cell>
          <table:table-cell table:style-name="ce64" table:formula="of:=[.$P$41]*(1-[.$P46]/100)*(([.AW$77]/5000)*10)*(([.AW$34]/100)*20)" office:value-type="float" office:value="945" calcext:value-type="float">
            <text:p>945</text:p>
          </table:table-cell>
          <table:table-cell table:style-name="ce64" table:formula="of:=[.$P$41]*(1-[.$P46]/100)*(([.AX$77]/5000)*10)*(([.AX$34]/100)*20)" office:value-type="float" office:value="1260" calcext:value-type="float">
            <text:p>1260</text:p>
          </table:table-cell>
          <table:table-cell table:style-name="ce64" table:formula="of:=[.$P$41]*(1-[.$P46]/100)*(([.AY$77]/5000)*10)*(([.AY$34]/100)*20)" office:value-type="float" office:value="1575" calcext:value-type="float">
            <text:p>1575</text:p>
          </table:table-cell>
          <table:table-cell table:style-name="ce64" table:formula="of:=[.$P$41]*(1-[.$P46]/100)*(([.AZ$77]/5000)*10)*(([.AZ$34]/100)*20)" office:value-type="float" office:value="360" calcext:value-type="float">
            <text:p>360</text:p>
          </table:table-cell>
          <table:table-cell table:style-name="ce64" table:formula="of:=[.$P$41]*(1-[.$P46]/100)*(([.BA$77]/5000)*10)*(([.BA$34]/100)*20)" office:value-type="float" office:value="720" calcext:value-type="float">
            <text:p>720</text:p>
          </table:table-cell>
          <table:table-cell table:style-name="ce64" table:formula="of:=[.$P$41]*(1-[.$P46]/100)*(([.BB$77]/5000)*10)*(([.BB$34]/100)*20)" office:value-type="float" office:value="1080" calcext:value-type="float">
            <text:p>1080</text:p>
          </table:table-cell>
          <table:table-cell table:style-name="ce64" table:formula="of:=[.$P$41]*(1-[.$P46]/100)*(([.BC$77]/5000)*10)*(([.BC$34]/100)*20)" office:value-type="float" office:value="1440" calcext:value-type="float">
            <text:p>1440</text:p>
          </table:table-cell>
          <table:table-cell table:style-name="ce64" table:formula="of:=[.$P$41]*(1-[.$P46]/100)*(([.BD$77]/5000)*10)*(([.BD$34]/100)*20)" office:value-type="float" office:value="1800" calcext:value-type="float">
            <text:p>1800</text:p>
          </table:table-cell>
          <table:table-cell table:style-name="ce64" table:formula="of:=[.$P$41]*(1-[.$P46]/100)*(([.BE$77]/5000)*10)*(([.BE$34]/100)*20)" office:value-type="float" office:value="405" calcext:value-type="float">
            <text:p>405</text:p>
          </table:table-cell>
          <table:table-cell table:style-name="ce64" table:formula="of:=[.$P$41]*(1-[.$P46]/100)*(([.BF$77]/5000)*10)*(([.BF$34]/100)*20)" office:value-type="float" office:value="810" calcext:value-type="float">
            <text:p>810</text:p>
          </table:table-cell>
          <table:table-cell table:style-name="ce64" table:formula="of:=[.$P$41]*(1-[.$P46]/100)*(([.BG$77]/5000)*10)*(([.BG$34]/100)*20)" office:value-type="float" office:value="1215" calcext:value-type="float">
            <text:p>1215</text:p>
          </table:table-cell>
          <table:table-cell table:style-name="ce64" table:formula="of:=[.$P$41]*(1-[.$P46]/100)*(([.BH$77]/5000)*10)*(([.BH$34]/100)*20)" office:value-type="float" office:value="1620" calcext:value-type="float">
            <text:p>1620</text:p>
          </table:table-cell>
          <table:table-cell table:style-name="ce64" table:formula="of:=[.$P$41]*(1-[.$P46]/100)*(([.BI$77]/5000)*10)*(([.BI$34]/100)*20)" office:value-type="float" office:value="2025" calcext:value-type="float">
            <text:p>2025</text:p>
          </table:table-cell>
          <table:table-cell table:style-name="ce64" table:formula="of:=[.$P$41]*(1-[.$P46]/100)*(([.BJ$77]/5000)*10)*(([.BJ$34]/100)*20)" office:value-type="float" office:value="450" calcext:value-type="float">
            <text:p>450</text:p>
          </table:table-cell>
          <table:table-cell table:style-name="ce64" table:formula="of:=[.$P$41]*(1-[.$P46]/100)*(([.BK$77]/5000)*10)*(([.BK$34]/100)*20)" office:value-type="float" office:value="900" calcext:value-type="float">
            <text:p>900</text:p>
          </table:table-cell>
          <table:table-cell table:style-name="ce64" table:formula="of:=[.$P$41]*(1-[.$P46]/100)*(([.BL$77]/5000)*10)*(([.BL$34]/100)*20)" office:value-type="float" office:value="1350" calcext:value-type="float">
            <text:p>1350</text:p>
          </table:table-cell>
          <table:table-cell table:style-name="ce64" table:formula="of:=[.$P$41]*(1-[.$P46]/100)*(([.BM$77]/5000)*10)*(([.BM$34]/100)*20)" office:value-type="float" office:value="1800" calcext:value-type="float">
            <text:p>1800</text:p>
          </table:table-cell>
          <table:table-cell table:style-name="ce64" table:formula="of:=[.$P$41]*(1-[.$P46]/100)*(([.BN$77]/5000)*10)*(([.BN$34]/100)*20)" office:value-type="float" office:value="2250" calcext:value-type="float">
            <text:p>225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 table:style-name="ce18"/>
          <table:table-cell table:style-name="ce58" office:value-type="float" office:value="99" calcext:value-type="float">
            <text:p>99</text:p>
          </table:table-cell>
          <table:table-cell table:formula="of:=[.$B$41]*(1-[.$B47]/100)*(([.C$76]/5000)*10)" office:value-type="float" office:value="4.5" calcext:value-type="float">
            <text:p>4,5</text:p>
          </table:table-cell>
          <table:table-cell table:formula="of:=[.$B$41]*(1-[.$B47]/100)*(([.D$76]/5000)*10)" office:value-type="float" office:value="9.00000000000001" calcext:value-type="float">
            <text:p>9,00000000000001</text:p>
          </table:table-cell>
          <table:table-cell table:formula="of:=[.$B$41]*(1-[.$B47]/100)*(([.E$76]/5000)*10)" office:value-type="float" office:value="13.5" calcext:value-type="float">
            <text:p>13,5</text:p>
          </table:table-cell>
          <table:table-cell table:formula="of:=[.$B$41]*(1-[.$B47]/100)*(([.F$76]/5000)*10)" office:value-type="float" office:value="18" calcext:value-type="float">
            <text:p>18</text:p>
          </table:table-cell>
          <table:table-cell table:formula="of:=[.$B$41]*(1-[.$B47]/100)*(([.G$76]/5000)*10)" office:value-type="float" office:value="22.5" calcext:value-type="float">
            <text:p>22,5</text:p>
          </table:table-cell>
          <table:table-cell table:formula="of:=[.$B$41]*(1-[.$B47]/100)*(([.H$76]/5000)*10)" office:value-type="float" office:value="27" calcext:value-type="float">
            <text:p>27</text:p>
          </table:table-cell>
          <table:table-cell table:formula="of:=[.$B$41]*(1-[.$B47]/100)*(([.I$76]/5000)*10)" office:value-type="float" office:value="31.5" calcext:value-type="float">
            <text:p>31,5</text:p>
          </table:table-cell>
          <table:table-cell table:formula="of:=[.$B$41]*(1-[.$B47]/100)*(([.J$76]/5000)*10)" office:value-type="float" office:value="36" calcext:value-type="float">
            <text:p>36</text:p>
          </table:table-cell>
          <table:table-cell table:formula="of:=[.$B$41]*(1-[.$B47]/100)*(([.K$76]/5000)*10)" office:value-type="float" office:value="40.5" calcext:value-type="float">
            <text:p>40,5</text:p>
          </table:table-cell>
          <table:table-cell table:formula="of:=[.$B$41]*(1-[.$B47]/100)*(([.L$76]/5000)*10)" office:value-type="float" office:value="45" calcext:value-type="float">
            <text:p>45</text:p>
          </table:table-cell>
          <table:table-cell table:number-columns-repeated="2"/>
          <table:table-cell table:style-name="ce81"/>
          <table:table-cell table:style-name="ce58" office:value-type="float" office:value="99" calcext:value-type="float">
            <text:p>99</text:p>
          </table:table-cell>
          <table:table-cell table:style-name="ce64" table:formula="of:=[.$P$41]*(1-[.$P47]/100)*(([.Q$77]/5000)*10)*(([.Q$34]/100)*20)" office:value-type="float" office:value="1.8" calcext:value-type="float">
            <text:p>1,8</text:p>
          </table:table-cell>
          <table:table-cell table:style-name="ce64" table:formula="of:=[.$P$41]*(1-[.$P47]/100)*(([.R$77]/5000)*10)*(([.R$34]/100)*20)" office:value-type="float" office:value="3.6" calcext:value-type="float">
            <text:p>3,6</text:p>
          </table:table-cell>
          <table:table-cell table:style-name="ce64" table:formula="of:=[.$P$41]*(1-[.$P47]/100)*(([.S$77]/5000)*10)*(([.S$34]/100)*20)" office:value-type="float" office:value="5.4" calcext:value-type="float">
            <text:p>5,4</text:p>
          </table:table-cell>
          <table:table-cell table:style-name="ce64" table:formula="of:=[.$P$41]*(1-[.$P47]/100)*(([.T$77]/5000)*10)*(([.T$34]/100)*20)" office:value-type="float" office:value="7.20000000000001" calcext:value-type="float">
            <text:p>7,20000000000001</text:p>
          </table:table-cell>
          <table:table-cell table:style-name="ce64" table:formula="of:=[.$P$41]*(1-[.$P47]/100)*(([.U$77]/5000)*10)*(([.U$34]/100)*20)" office:value-type="float" office:value="9.00000000000001" calcext:value-type="float">
            <text:p>9,00000000000001</text:p>
          </table:table-cell>
          <table:table-cell table:style-name="ce64" table:formula="of:=[.$P$41]*(1-[.$P47]/100)*(([.V$77]/5000)*10)*(([.V$34]/100)*20)" office:value-type="float" office:value="3.6" calcext:value-type="float">
            <text:p>3,6</text:p>
          </table:table-cell>
          <table:table-cell table:style-name="ce64" table:formula="of:=[.$P$41]*(1-[.$P47]/100)*(([.W$77]/5000)*10)*(([.W$34]/100)*20)" office:value-type="float" office:value="7.20000000000001" calcext:value-type="float">
            <text:p>7,20000000000001</text:p>
          </table:table-cell>
          <table:table-cell table:style-name="ce64" table:formula="of:=[.$P$41]*(1-[.$P47]/100)*(([.X$77]/5000)*10)*(([.X$34]/100)*20)" office:value-type="float" office:value="10.8" calcext:value-type="float">
            <text:p>10,8</text:p>
          </table:table-cell>
          <table:table-cell table:style-name="ce64" table:formula="of:=[.$P$41]*(1-[.$P47]/100)*(([.Y$77]/5000)*10)*(([.Y$34]/100)*20)" office:value-type="float" office:value="14.4" calcext:value-type="float">
            <text:p>14,4</text:p>
          </table:table-cell>
          <table:table-cell table:style-name="ce64" table:formula="of:=[.$P$41]*(1-[.$P47]/100)*(([.Z$77]/5000)*10)*(([.Z$34]/100)*20)" office:value-type="float" office:value="18" calcext:value-type="float">
            <text:p>18</text:p>
          </table:table-cell>
          <table:table-cell table:style-name="ce64" table:formula="of:=[.$P$41]*(1-[.$P47]/100)*(([.AA$77]/5000)*10)*(([.AA$34]/100)*20)" office:value-type="float" office:value="5.40000000000001" calcext:value-type="float">
            <text:p>5,40000000000001</text:p>
          </table:table-cell>
          <table:table-cell table:style-name="ce64" table:formula="of:=[.$P$41]*(1-[.$P47]/100)*(([.AB$77]/5000)*10)*(([.AB$34]/100)*20)" office:value-type="float" office:value="10.8" calcext:value-type="float">
            <text:p>10,8</text:p>
          </table:table-cell>
          <table:table-cell table:style-name="ce64" table:formula="of:=[.$P$41]*(1-[.$P47]/100)*(([.AC$77]/5000)*10)*(([.AC$34]/100)*20)" office:value-type="float" office:value="16.2" calcext:value-type="float">
            <text:p>16,2</text:p>
          </table:table-cell>
          <table:table-cell table:style-name="ce64" table:formula="of:=[.$P$41]*(1-[.$P47]/100)*(([.AD$77]/5000)*10)*(([.AD$34]/100)*20)" office:value-type="float" office:value="21.6" calcext:value-type="float">
            <text:p>21,6</text:p>
          </table:table-cell>
          <table:table-cell table:style-name="ce64" table:formula="of:=[.$P$41]*(1-[.$P47]/100)*(([.AE$77]/5000)*10)*(([.AE$34]/100)*20)" office:value-type="float" office:value="27" calcext:value-type="float">
            <text:p>27</text:p>
          </table:table-cell>
          <table:table-cell table:style-name="ce64" table:formula="of:=[.$P$41]*(1-[.$P47]/100)*(([.AF$77]/5000)*10)*(([.AF$34]/100)*20)" office:value-type="float" office:value="7.20000000000001" calcext:value-type="float">
            <text:p>7,20000000000001</text:p>
          </table:table-cell>
          <table:table-cell table:style-name="ce64" table:formula="of:=[.$P$41]*(1-[.$P47]/100)*(([.AG$77]/5000)*10)*(([.AG$34]/100)*20)" office:value-type="float" office:value="14.4" calcext:value-type="float">
            <text:p>14,4</text:p>
          </table:table-cell>
          <table:table-cell table:style-name="ce64" table:formula="of:=[.$P$41]*(1-[.$P47]/100)*(([.AH$77]/5000)*10)*(([.AH$34]/100)*20)" office:value-type="float" office:value="21.6" calcext:value-type="float">
            <text:p>21,6</text:p>
          </table:table-cell>
          <table:table-cell table:style-name="ce64" table:formula="of:=[.$P$41]*(1-[.$P47]/100)*(([.AI$77]/5000)*10)*(([.AI$34]/100)*20)" office:value-type="float" office:value="28.8" calcext:value-type="float">
            <text:p>28,8</text:p>
          </table:table-cell>
          <table:table-cell table:style-name="ce64" table:formula="of:=[.$P$41]*(1-[.$P47]/100)*(([.AJ$77]/5000)*10)*(([.AJ$34]/100)*20)" office:value-type="float" office:value="36" calcext:value-type="float">
            <text:p>36</text:p>
          </table:table-cell>
          <table:table-cell table:style-name="ce64" table:formula="of:=[.$P$41]*(1-[.$P47]/100)*(([.AK$77]/5000)*10)*(([.AK$34]/100)*20)" office:value-type="float" office:value="9.00000000000001" calcext:value-type="float">
            <text:p>9,00000000000001</text:p>
          </table:table-cell>
          <table:table-cell table:style-name="ce64" table:formula="of:=[.$P$41]*(1-[.$P47]/100)*(([.AL$77]/5000)*10)*(([.AL$34]/100)*20)" office:value-type="float" office:value="18" calcext:value-type="float">
            <text:p>18</text:p>
          </table:table-cell>
          <table:table-cell table:style-name="ce64" table:formula="of:=[.$P$41]*(1-[.$P47]/100)*(([.AM$77]/5000)*10)*(([.AM$34]/100)*20)" office:value-type="float" office:value="27" calcext:value-type="float">
            <text:p>27</text:p>
          </table:table-cell>
          <table:table-cell table:style-name="ce64" table:formula="of:=[.$P$41]*(1-[.$P47]/100)*(([.AN$77]/5000)*10)*(([.AN$34]/100)*20)" office:value-type="float" office:value="36" calcext:value-type="float">
            <text:p>36</text:p>
          </table:table-cell>
          <table:table-cell table:style-name="ce64" table:formula="of:=[.$P$41]*(1-[.$P47]/100)*(([.AO$77]/5000)*10)*(([.AO$34]/100)*20)" office:value-type="float" office:value="45" calcext:value-type="float">
            <text:p>45</text:p>
          </table:table-cell>
          <table:table-cell table:style-name="ce64" table:formula="of:=[.$P$41]*(1-[.$P47]/100)*(([.AP$77]/5000)*10)*(([.AP$34]/100)*20)" office:value-type="float" office:value="10.8" calcext:value-type="float">
            <text:p>10,8</text:p>
          </table:table-cell>
          <table:table-cell table:style-name="ce64" table:formula="of:=[.$P$41]*(1-[.$P47]/100)*(([.AQ$77]/5000)*10)*(([.AQ$34]/100)*20)" office:value-type="float" office:value="21.6" calcext:value-type="float">
            <text:p>21,6</text:p>
          </table:table-cell>
          <table:table-cell table:style-name="ce64" table:formula="of:=[.$P$41]*(1-[.$P47]/100)*(([.AR$77]/5000)*10)*(([.AR$34]/100)*20)" office:value-type="float" office:value="32.4" calcext:value-type="float">
            <text:p>32,4</text:p>
          </table:table-cell>
          <table:table-cell table:style-name="ce64" table:formula="of:=[.$P$41]*(1-[.$P47]/100)*(([.AS$77]/5000)*10)*(([.AS$34]/100)*20)" office:value-type="float" office:value="43.2" calcext:value-type="float">
            <text:p>43,2</text:p>
          </table:table-cell>
          <table:table-cell table:style-name="ce64" table:formula="of:=[.$P$41]*(1-[.$P47]/100)*(([.AT$77]/5000)*10)*(([.AT$34]/100)*20)" office:value-type="float" office:value="54" calcext:value-type="float">
            <text:p>54</text:p>
          </table:table-cell>
          <table:table-cell table:style-name="ce64" table:formula="of:=[.$P$41]*(1-[.$P47]/100)*(([.AU$77]/5000)*10)*(([.AU$34]/100)*20)" office:value-type="float" office:value="12.6" calcext:value-type="float">
            <text:p>12,6</text:p>
          </table:table-cell>
          <table:table-cell table:style-name="ce64" table:formula="of:=[.$P$41]*(1-[.$P47]/100)*(([.AV$77]/5000)*10)*(([.AV$34]/100)*20)" office:value-type="float" office:value="25.2" calcext:value-type="float">
            <text:p>25,2</text:p>
          </table:table-cell>
          <table:table-cell table:style-name="ce64" table:formula="of:=[.$P$41]*(1-[.$P47]/100)*(([.AW$77]/5000)*10)*(([.AW$34]/100)*20)" office:value-type="float" office:value="37.8" calcext:value-type="float">
            <text:p>37,8</text:p>
          </table:table-cell>
          <table:table-cell table:style-name="ce64" table:formula="of:=[.$P$41]*(1-[.$P47]/100)*(([.AX$77]/5000)*10)*(([.AX$34]/100)*20)" office:value-type="float" office:value="50.4" calcext:value-type="float">
            <text:p>50,4</text:p>
          </table:table-cell>
          <table:table-cell table:style-name="ce64" table:formula="of:=[.$P$41]*(1-[.$P47]/100)*(([.AY$77]/5000)*10)*(([.AY$34]/100)*20)" office:value-type="float" office:value="63.0000000000001" calcext:value-type="float">
            <text:p>63,0000000000001</text:p>
          </table:table-cell>
          <table:table-cell table:style-name="ce64" table:formula="of:=[.$P$41]*(1-[.$P47]/100)*(([.AZ$77]/5000)*10)*(([.AZ$34]/100)*20)" office:value-type="float" office:value="14.4" calcext:value-type="float">
            <text:p>14,4</text:p>
          </table:table-cell>
          <table:table-cell table:style-name="ce64" table:formula="of:=[.$P$41]*(1-[.$P47]/100)*(([.BA$77]/5000)*10)*(([.BA$34]/100)*20)" office:value-type="float" office:value="28.8" calcext:value-type="float">
            <text:p>28,8</text:p>
          </table:table-cell>
          <table:table-cell table:style-name="ce64" table:formula="of:=[.$P$41]*(1-[.$P47]/100)*(([.BB$77]/5000)*10)*(([.BB$34]/100)*20)" office:value-type="float" office:value="43.2" calcext:value-type="float">
            <text:p>43,2</text:p>
          </table:table-cell>
          <table:table-cell table:style-name="ce64" table:formula="of:=[.$P$41]*(1-[.$P47]/100)*(([.BC$77]/5000)*10)*(([.BC$34]/100)*20)" office:value-type="float" office:value="57.6000000000001" calcext:value-type="float">
            <text:p>57,6000000000001</text:p>
          </table:table-cell>
          <table:table-cell table:style-name="ce64" table:formula="of:=[.$P$41]*(1-[.$P47]/100)*(([.BD$77]/5000)*10)*(([.BD$34]/100)*20)" office:value-type="float" office:value="72.0000000000001" calcext:value-type="float">
            <text:p>72,0000000000001</text:p>
          </table:table-cell>
          <table:table-cell table:style-name="ce64" table:formula="of:=[.$P$41]*(1-[.$P47]/100)*(([.BE$77]/5000)*10)*(([.BE$34]/100)*20)" office:value-type="float" office:value="16.2" calcext:value-type="float">
            <text:p>16,2</text:p>
          </table:table-cell>
          <table:table-cell table:style-name="ce64" table:formula="of:=[.$P$41]*(1-[.$P47]/100)*(([.BF$77]/5000)*10)*(([.BF$34]/100)*20)" office:value-type="float" office:value="32.4" calcext:value-type="float">
            <text:p>32,4</text:p>
          </table:table-cell>
          <table:table-cell table:style-name="ce64" table:formula="of:=[.$P$41]*(1-[.$P47]/100)*(([.BG$77]/5000)*10)*(([.BG$34]/100)*20)" office:value-type="float" office:value="48.6" calcext:value-type="float">
            <text:p>48,6</text:p>
          </table:table-cell>
          <table:table-cell table:style-name="ce64" table:formula="of:=[.$P$41]*(1-[.$P47]/100)*(([.BH$77]/5000)*10)*(([.BH$34]/100)*20)" office:value-type="float" office:value="64.8000000000001" calcext:value-type="float">
            <text:p>64,8000000000001</text:p>
          </table:table-cell>
          <table:table-cell table:style-name="ce64" table:formula="of:=[.$P$41]*(1-[.$P47]/100)*(([.BI$77]/5000)*10)*(([.BI$34]/100)*20)" office:value-type="float" office:value="81.0000000000001" calcext:value-type="float">
            <text:p>81,0000000000001</text:p>
          </table:table-cell>
          <table:table-cell table:style-name="ce64" table:formula="of:=[.$P$41]*(1-[.$P47]/100)*(([.BJ$77]/5000)*10)*(([.BJ$34]/100)*20)" office:value-type="float" office:value="18" calcext:value-type="float">
            <text:p>18</text:p>
          </table:table-cell>
          <table:table-cell table:style-name="ce64" table:formula="of:=[.$P$41]*(1-[.$P47]/100)*(([.BK$77]/5000)*10)*(([.BK$34]/100)*20)" office:value-type="float" office:value="36" calcext:value-type="float">
            <text:p>36</text:p>
          </table:table-cell>
          <table:table-cell table:style-name="ce64" table:formula="of:=[.$P$41]*(1-[.$P47]/100)*(([.BL$77]/5000)*10)*(([.BL$34]/100)*20)" office:value-type="float" office:value="54" calcext:value-type="float">
            <text:p>54</text:p>
          </table:table-cell>
          <table:table-cell table:style-name="ce64" table:formula="of:=[.$P$41]*(1-[.$P47]/100)*(([.BM$77]/5000)*10)*(([.BM$34]/100)*20)" office:value-type="float" office:value="72.0000000000001" calcext:value-type="float">
            <text:p>72,0000000000001</text:p>
          </table:table-cell>
          <table:table-cell table:style-name="ce64" table:formula="of:=[.$P$41]*(1-[.$P47]/100)*(([.BN$77]/5000)*10)*(([.BN$34]/100)*20)" office:value-type="float" office:value="90.0000000000001" calcext:value-type="float">
            <text:p>90,0000000000001</text:p>
          </table:table-cell>
          <table:table-cell table:style-name="ce46"/>
          <table:table-cell table:style-name="ce102" table:number-columns-repeated="55"/>
          <table:table-cell table:style-name="ce114"/>
          <table:table-cell table:style-name="ce120"/>
          <table:table-cell table:style-name="ce102" table:number-columns-repeated="10"/>
          <table:table-cell table:style-name="ce17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400" calcext:value-type="float">
            <text:p>400</text:p>
          </table:table-cell>
          <table:table-cell table:style-name="ce63" table:number-columns-repeated="10"/>
          <table:table-cell table:number-columns-repeated="2"/>
          <table:table-cell table:style-name="ce78" office:value-type="string" calcext:value-type="string">
            <text:p>Attack</text:p>
          </table:table-cell>
          <table:table-cell table:style-name="ce56" office:value-type="float" office:value="400" calcext:value-type="float">
            <text:p>400</text:p>
          </table:table-cell>
          <table:table-cell table:style-name="ce63" table:number-columns-repeated="5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100"/>
          <table:table-cell table:style-name="ce105" table:number-columns-repeated="55"/>
          <table:table-cell table:style-name="ce112"/>
          <table:table-cell table:style-name="ce119"/>
          <table:table-cell table:style-name="ce105" table:number-columns-repeated="10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formula="of:=[.$B$48]*(1-[.$B49]/100)*(([.C$76]/5000)*10)" office:value-type="float" office:value="400" calcext:value-type="float">
            <text:p>400</text:p>
          </table:table-cell>
          <table:table-cell table:formula="of:=[.$B$48]*(1-[.$B49]/100)*(([.D$76]/5000)*10)" office:value-type="float" office:value="800" calcext:value-type="float">
            <text:p>800</text:p>
          </table:table-cell>
          <table:table-cell table:formula="of:=[.$B$48]*(1-[.$B49]/100)*(([.E$76]/5000)*10)" office:value-type="float" office:value="1200" calcext:value-type="float">
            <text:p>1200</text:p>
          </table:table-cell>
          <table:table-cell table:formula="of:=[.$B$48]*(1-[.$B49]/100)*(([.F$76]/5000)*10)" office:value-type="float" office:value="1600" calcext:value-type="float">
            <text:p>1600</text:p>
          </table:table-cell>
          <table:table-cell table:formula="of:=[.$B$48]*(1-[.$B49]/100)*(([.G$76]/5000)*10)" office:value-type="float" office:value="2000" calcext:value-type="float">
            <text:p>2000</text:p>
          </table:table-cell>
          <table:table-cell table:formula="of:=[.$B$48]*(1-[.$B49]/100)*(([.H$76]/5000)*10)" office:value-type="float" office:value="2400" calcext:value-type="float">
            <text:p>2400</text:p>
          </table:table-cell>
          <table:table-cell table:formula="of:=[.$B$48]*(1-[.$B49]/100)*(([.I$76]/5000)*10)" office:value-type="float" office:value="2800" calcext:value-type="float">
            <text:p>2800</text:p>
          </table:table-cell>
          <table:table-cell table:formula="of:=[.$B$48]*(1-[.$B49]/100)*(([.J$76]/5000)*10)" office:value-type="float" office:value="3200" calcext:value-type="float">
            <text:p>3200</text:p>
          </table:table-cell>
          <table:table-cell table:formula="of:=[.$B$48]*(1-[.$B49]/100)*(([.K$76]/5000)*10)" office:value-type="float" office:value="3600" calcext:value-type="float">
            <text:p>3600</text:p>
          </table:table-cell>
          <table:table-cell table:formula="of:=[.$B$48]*(1-[.$B49]/100)*(([.L$76]/5000)*10)" office:value-type="float" office:value="4000" calcext:value-type="float">
            <text:p>4000</text:p>
          </table:table-cell>
          <table:table-cell table:number-columns-repeated="2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4" table:formula="of:=[.$P$48]*(1-[.$P49]/100)*(([.Q$77]/5000)*10)*(([.Q$34]/100)*20)" office:value-type="float" office:value="160" calcext:value-type="float">
            <text:p>160</text:p>
          </table:table-cell>
          <table:table-cell table:style-name="ce64" table:formula="of:=[.$P$48]*(1-[.$P49]/100)*(([.R$77]/5000)*10)*(([.R$34]/100)*20)" office:value-type="float" office:value="320" calcext:value-type="float">
            <text:p>320</text:p>
          </table:table-cell>
          <table:table-cell table:style-name="ce64" table:formula="of:=[.$P$48]*(1-[.$P49]/100)*(([.S$77]/5000)*10)*(([.S$34]/100)*20)" office:value-type="float" office:value="480" calcext:value-type="float">
            <text:p>480</text:p>
          </table:table-cell>
          <table:table-cell table:style-name="ce64" table:formula="of:=[.$P$48]*(1-[.$P49]/100)*(([.T$77]/5000)*10)*(([.T$34]/100)*20)" office:value-type="float" office:value="640" calcext:value-type="float">
            <text:p>640</text:p>
          </table:table-cell>
          <table:table-cell table:style-name="ce64" table:formula="of:=[.$P$48]*(1-[.$P49]/100)*(([.U$77]/5000)*10)*(([.U$34]/100)*20)" office:value-type="float" office:value="800" calcext:value-type="float">
            <text:p>800</text:p>
          </table:table-cell>
          <table:table-cell table:style-name="ce64" table:formula="of:=[.$P$48]*(1-[.$P49]/100)*(([.V$77]/5000)*10)*(([.V$34]/100)*20)" office:value-type="float" office:value="320" calcext:value-type="float">
            <text:p>320</text:p>
          </table:table-cell>
          <table:table-cell table:style-name="ce64" table:formula="of:=[.$P$48]*(1-[.$P49]/100)*(([.W$77]/5000)*10)*(([.W$34]/100)*20)" office:value-type="float" office:value="640" calcext:value-type="float">
            <text:p>640</text:p>
          </table:table-cell>
          <table:table-cell table:style-name="ce64" table:formula="of:=[.$P$48]*(1-[.$P49]/100)*(([.X$77]/5000)*10)*(([.X$34]/100)*20)" office:value-type="float" office:value="960" calcext:value-type="float">
            <text:p>960</text:p>
          </table:table-cell>
          <table:table-cell table:style-name="ce64" table:formula="of:=[.$P$48]*(1-[.$P49]/100)*(([.Y$77]/5000)*10)*(([.Y$34]/100)*20)" office:value-type="float" office:value="1280" calcext:value-type="float">
            <text:p>1280</text:p>
          </table:table-cell>
          <table:table-cell table:style-name="ce64" table:formula="of:=[.$P$48]*(1-[.$P49]/100)*(([.Z$77]/5000)*10)*(([.Z$34]/100)*20)" office:value-type="float" office:value="1600" calcext:value-type="float">
            <text:p>1600</text:p>
          </table:table-cell>
          <table:table-cell table:style-name="ce64" table:formula="of:=[.$P$48]*(1-[.$P49]/100)*(([.AA$77]/5000)*10)*(([.AA$34]/100)*20)" office:value-type="float" office:value="480" calcext:value-type="float">
            <text:p>480</text:p>
          </table:table-cell>
          <table:table-cell table:style-name="ce64" table:formula="of:=[.$P$48]*(1-[.$P49]/100)*(([.AB$77]/5000)*10)*(([.AB$34]/100)*20)" office:value-type="float" office:value="960" calcext:value-type="float">
            <text:p>960</text:p>
          </table:table-cell>
          <table:table-cell table:style-name="ce64" table:formula="of:=[.$P$48]*(1-[.$P49]/100)*(([.AC$77]/5000)*10)*(([.AC$34]/100)*20)" office:value-type="float" office:value="1440" calcext:value-type="float">
            <text:p>1440</text:p>
          </table:table-cell>
          <table:table-cell table:style-name="ce64" table:formula="of:=[.$P$48]*(1-[.$P49]/100)*(([.AD$77]/5000)*10)*(([.AD$34]/100)*20)" office:value-type="float" office:value="1920" calcext:value-type="float">
            <text:p>1920</text:p>
          </table:table-cell>
          <table:table-cell table:style-name="ce64" table:formula="of:=[.$P$48]*(1-[.$P49]/100)*(([.AE$77]/5000)*10)*(([.AE$34]/100)*20)" office:value-type="float" office:value="2400" calcext:value-type="float">
            <text:p>2400</text:p>
          </table:table-cell>
          <table:table-cell table:style-name="ce64" table:formula="of:=[.$P$48]*(1-[.$P49]/100)*(([.AF$77]/5000)*10)*(([.AF$34]/100)*20)" office:value-type="float" office:value="640" calcext:value-type="float">
            <text:p>640</text:p>
          </table:table-cell>
          <table:table-cell table:style-name="ce64" table:formula="of:=[.$P$48]*(1-[.$P49]/100)*(([.AG$77]/5000)*10)*(([.AG$34]/100)*20)" office:value-type="float" office:value="1280" calcext:value-type="float">
            <text:p>1280</text:p>
          </table:table-cell>
          <table:table-cell table:style-name="ce64" table:formula="of:=[.$P$48]*(1-[.$P49]/100)*(([.AH$77]/5000)*10)*(([.AH$34]/100)*20)" office:value-type="float" office:value="1920" calcext:value-type="float">
            <text:p>1920</text:p>
          </table:table-cell>
          <table:table-cell table:style-name="ce64" table:formula="of:=[.$P$48]*(1-[.$P49]/100)*(([.AI$77]/5000)*10)*(([.AI$34]/100)*20)" office:value-type="float" office:value="2560" calcext:value-type="float">
            <text:p>2560</text:p>
          </table:table-cell>
          <table:table-cell table:style-name="ce64" table:formula="of:=[.$P$48]*(1-[.$P49]/100)*(([.AJ$77]/5000)*10)*(([.AJ$34]/100)*20)" office:value-type="float" office:value="3200" calcext:value-type="float">
            <text:p>3200</text:p>
          </table:table-cell>
          <table:table-cell table:style-name="ce64" table:formula="of:=[.$P$48]*(1-[.$P49]/100)*(([.AK$77]/5000)*10)*(([.AK$34]/100)*20)" office:value-type="float" office:value="800" calcext:value-type="float">
            <text:p>800</text:p>
          </table:table-cell>
          <table:table-cell table:style-name="ce64" table:formula="of:=[.$P$48]*(1-[.$P49]/100)*(([.AL$77]/5000)*10)*(([.AL$34]/100)*20)" office:value-type="float" office:value="1600" calcext:value-type="float">
            <text:p>1600</text:p>
          </table:table-cell>
          <table:table-cell table:style-name="ce64" table:formula="of:=[.$P$48]*(1-[.$P49]/100)*(([.AM$77]/5000)*10)*(([.AM$34]/100)*20)" office:value-type="float" office:value="2400" calcext:value-type="float">
            <text:p>2400</text:p>
          </table:table-cell>
          <table:table-cell table:style-name="ce64" table:formula="of:=[.$P$48]*(1-[.$P49]/100)*(([.AN$77]/5000)*10)*(([.AN$34]/100)*20)" office:value-type="float" office:value="3200" calcext:value-type="float">
            <text:p>3200</text:p>
          </table:table-cell>
          <table:table-cell table:style-name="ce64" table:formula="of:=[.$P$48]*(1-[.$P49]/100)*(([.AO$77]/5000)*10)*(([.AO$34]/100)*20)" office:value-type="float" office:value="4000" calcext:value-type="float">
            <text:p>4000</text:p>
          </table:table-cell>
          <table:table-cell table:style-name="ce64" table:formula="of:=[.$P$48]*(1-[.$P49]/100)*(([.AP$77]/5000)*10)*(([.AP$34]/100)*20)" office:value-type="float" office:value="960" calcext:value-type="float">
            <text:p>960</text:p>
          </table:table-cell>
          <table:table-cell table:style-name="ce64" table:formula="of:=[.$P$48]*(1-[.$P49]/100)*(([.AQ$77]/5000)*10)*(([.AQ$34]/100)*20)" office:value-type="float" office:value="1920" calcext:value-type="float">
            <text:p>1920</text:p>
          </table:table-cell>
          <table:table-cell table:style-name="ce64" table:formula="of:=[.$P$48]*(1-[.$P49]/100)*(([.AR$77]/5000)*10)*(([.AR$34]/100)*20)" office:value-type="float" office:value="2880" calcext:value-type="float">
            <text:p>2880</text:p>
          </table:table-cell>
          <table:table-cell table:style-name="ce64" table:formula="of:=[.$P$48]*(1-[.$P49]/100)*(([.AS$77]/5000)*10)*(([.AS$34]/100)*20)" office:value-type="float" office:value="3840" calcext:value-type="float">
            <text:p>3840</text:p>
          </table:table-cell>
          <table:table-cell table:style-name="ce64" table:formula="of:=[.$P$48]*(1-[.$P49]/100)*(([.AT$77]/5000)*10)*(([.AT$34]/100)*20)" office:value-type="float" office:value="4800" calcext:value-type="float">
            <text:p>4800</text:p>
          </table:table-cell>
          <table:table-cell table:style-name="ce64" table:formula="of:=[.$P$48]*(1-[.$P49]/100)*(([.AU$77]/5000)*10)*(([.AU$34]/100)*20)" office:value-type="float" office:value="1120" calcext:value-type="float">
            <text:p>1120</text:p>
          </table:table-cell>
          <table:table-cell table:style-name="ce64" table:formula="of:=[.$P$48]*(1-[.$P49]/100)*(([.AV$77]/5000)*10)*(([.AV$34]/100)*20)" office:value-type="float" office:value="2240" calcext:value-type="float">
            <text:p>2240</text:p>
          </table:table-cell>
          <table:table-cell table:style-name="ce64" table:formula="of:=[.$P$48]*(1-[.$P49]/100)*(([.AW$77]/5000)*10)*(([.AW$34]/100)*20)" office:value-type="float" office:value="3360" calcext:value-type="float">
            <text:p>3360</text:p>
          </table:table-cell>
          <table:table-cell table:style-name="ce64" table:formula="of:=[.$P$48]*(1-[.$P49]/100)*(([.AX$77]/5000)*10)*(([.AX$34]/100)*20)" office:value-type="float" office:value="4480" calcext:value-type="float">
            <text:p>4480</text:p>
          </table:table-cell>
          <table:table-cell table:style-name="ce64" table:formula="of:=[.$P$48]*(1-[.$P49]/100)*(([.AY$77]/5000)*10)*(([.AY$34]/100)*20)" office:value-type="float" office:value="5600" calcext:value-type="float">
            <text:p>5600</text:p>
          </table:table-cell>
          <table:table-cell table:style-name="ce64" table:formula="of:=[.$P$48]*(1-[.$P49]/100)*(([.AZ$77]/5000)*10)*(([.AZ$34]/100)*20)" office:value-type="float" office:value="1280" calcext:value-type="float">
            <text:p>1280</text:p>
          </table:table-cell>
          <table:table-cell table:style-name="ce64" table:formula="of:=[.$P$48]*(1-[.$P49]/100)*(([.BA$77]/5000)*10)*(([.BA$34]/100)*20)" office:value-type="float" office:value="2560" calcext:value-type="float">
            <text:p>2560</text:p>
          </table:table-cell>
          <table:table-cell table:style-name="ce64" table:formula="of:=[.$P$48]*(1-[.$P49]/100)*(([.BB$77]/5000)*10)*(([.BB$34]/100)*20)" office:value-type="float" office:value="3840" calcext:value-type="float">
            <text:p>3840</text:p>
          </table:table-cell>
          <table:table-cell table:style-name="ce64" table:formula="of:=[.$P$48]*(1-[.$P49]/100)*(([.BC$77]/5000)*10)*(([.BC$34]/100)*20)" office:value-type="float" office:value="5120" calcext:value-type="float">
            <text:p>5120</text:p>
          </table:table-cell>
          <table:table-cell table:style-name="ce64" table:formula="of:=[.$P$48]*(1-[.$P49]/100)*(([.BD$77]/5000)*10)*(([.BD$34]/100)*20)" office:value-type="float" office:value="6400" calcext:value-type="float">
            <text:p>6400</text:p>
          </table:table-cell>
          <table:table-cell table:style-name="ce64" table:formula="of:=[.$P$48]*(1-[.$P49]/100)*(([.BE$77]/5000)*10)*(([.BE$34]/100)*20)" office:value-type="float" office:value="1440" calcext:value-type="float">
            <text:p>1440</text:p>
          </table:table-cell>
          <table:table-cell table:style-name="ce64" table:formula="of:=[.$P$48]*(1-[.$P49]/100)*(([.BF$77]/5000)*10)*(([.BF$34]/100)*20)" office:value-type="float" office:value="2880" calcext:value-type="float">
            <text:p>2880</text:p>
          </table:table-cell>
          <table:table-cell table:style-name="ce64" table:formula="of:=[.$P$48]*(1-[.$P49]/100)*(([.BG$77]/5000)*10)*(([.BG$34]/100)*20)" office:value-type="float" office:value="4320" calcext:value-type="float">
            <text:p>4320</text:p>
          </table:table-cell>
          <table:table-cell table:style-name="ce64" table:formula="of:=[.$P$48]*(1-[.$P49]/100)*(([.BH$77]/5000)*10)*(([.BH$34]/100)*20)" office:value-type="float" office:value="5760" calcext:value-type="float">
            <text:p>5760</text:p>
          </table:table-cell>
          <table:table-cell table:style-name="ce64" table:formula="of:=[.$P$48]*(1-[.$P49]/100)*(([.BI$77]/5000)*10)*(([.BI$34]/100)*20)" office:value-type="float" office:value="7200" calcext:value-type="float">
            <text:p>7200</text:p>
          </table:table-cell>
          <table:table-cell table:style-name="ce64" table:formula="of:=[.$P$48]*(1-[.$P49]/100)*(([.BJ$77]/5000)*10)*(([.BJ$34]/100)*20)" office:value-type="float" office:value="1600" calcext:value-type="float">
            <text:p>1600</text:p>
          </table:table-cell>
          <table:table-cell table:style-name="ce64" table:formula="of:=[.$P$48]*(1-[.$P49]/100)*(([.BK$77]/5000)*10)*(([.BK$34]/100)*20)" office:value-type="float" office:value="3200" calcext:value-type="float">
            <text:p>3200</text:p>
          </table:table-cell>
          <table:table-cell table:style-name="ce64" table:formula="of:=[.$P$48]*(1-[.$P49]/100)*(([.BL$77]/5000)*10)*(([.BL$34]/100)*20)" office:value-type="float" office:value="4800" calcext:value-type="float">
            <text:p>4800</text:p>
          </table:table-cell>
          <table:table-cell table:style-name="ce64" table:formula="of:=[.$P$48]*(1-[.$P49]/100)*(([.BM$77]/5000)*10)*(([.BM$34]/100)*20)" office:value-type="float" office:value="6400" calcext:value-type="float">
            <text:p>6400</text:p>
          </table:table-cell>
          <table:table-cell table:style-name="ce64" table:formula="of:=[.$P$48]*(1-[.$P49]/100)*(([.BN$77]/5000)*10)*(([.BN$34]/100)*20)" office:value-type="float" office:value="8000" calcext:value-type="float">
            <text:p>8000</text:p>
          </table:table-cell>
          <table:table-cell table:style-name="ce46"/>
          <table:table-cell table:style-name="ce102" table:number-columns-repeated="55"/>
          <table:table-cell table:style-name="ce112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formula="of:=[.$B$48]*(1-[.$B50]/100)*(([.C$76]/5000)*10)" office:value-type="float" office:value="300" calcext:value-type="float">
            <text:p>300</text:p>
          </table:table-cell>
          <table:table-cell table:formula="of:=[.$B$48]*(1-[.$B50]/100)*(([.D$76]/5000)*10)" office:value-type="float" office:value="600" calcext:value-type="float">
            <text:p>600</text:p>
          </table:table-cell>
          <table:table-cell table:formula="of:=[.$B$48]*(1-[.$B50]/100)*(([.E$76]/5000)*10)" office:value-type="float" office:value="900" calcext:value-type="float">
            <text:p>900</text:p>
          </table:table-cell>
          <table:table-cell table:formula="of:=[.$B$48]*(1-[.$B50]/100)*(([.F$76]/5000)*10)" office:value-type="float" office:value="1200" calcext:value-type="float">
            <text:p>1200</text:p>
          </table:table-cell>
          <table:table-cell table:formula="of:=[.$B$48]*(1-[.$B50]/100)*(([.G$76]/5000)*10)" office:value-type="float" office:value="1500" calcext:value-type="float">
            <text:p>1500</text:p>
          </table:table-cell>
          <table:table-cell table:formula="of:=[.$B$48]*(1-[.$B50]/100)*(([.H$76]/5000)*10)" office:value-type="float" office:value="1800" calcext:value-type="float">
            <text:p>1800</text:p>
          </table:table-cell>
          <table:table-cell table:formula="of:=[.$B$48]*(1-[.$B50]/100)*(([.I$76]/5000)*10)" office:value-type="float" office:value="2100" calcext:value-type="float">
            <text:p>2100</text:p>
          </table:table-cell>
          <table:table-cell table:formula="of:=[.$B$48]*(1-[.$B50]/100)*(([.J$76]/5000)*10)" office:value-type="float" office:value="2400" calcext:value-type="float">
            <text:p>2400</text:p>
          </table:table-cell>
          <table:table-cell table:formula="of:=[.$B$48]*(1-[.$B50]/100)*(([.K$76]/5000)*10)" office:value-type="float" office:value="2700" calcext:value-type="float">
            <text:p>2700</text:p>
          </table:table-cell>
          <table:table-cell table:formula="of:=[.$B$48]*(1-[.$B50]/100)*(([.L$76]/5000)*10)" office:value-type="float" office:value="3000" calcext:value-type="float">
            <text:p>3000</text:p>
          </table:table-cell>
          <table:table-cell table:number-columns-repeated="2"/>
          <table:table-cell table:style-name="ce80"/>
          <table:table-cell table:style-name="ce57" office:value-type="float" office:value="25" calcext:value-type="float">
            <text:p>25</text:p>
          </table:table-cell>
          <table:table-cell table:style-name="ce64" table:formula="of:=[.$P$48]*(1-[.$P50]/100)*(([.Q$77]/5000)*10)*(([.Q$34]/100)*20)" office:value-type="float" office:value="120" calcext:value-type="float">
            <text:p>120</text:p>
          </table:table-cell>
          <table:table-cell table:style-name="ce64" table:formula="of:=[.$P$48]*(1-[.$P50]/100)*(([.R$77]/5000)*10)*(([.R$34]/100)*20)" office:value-type="float" office:value="240" calcext:value-type="float">
            <text:p>240</text:p>
          </table:table-cell>
          <table:table-cell table:style-name="ce64" table:formula="of:=[.$P$48]*(1-[.$P50]/100)*(([.S$77]/5000)*10)*(([.S$34]/100)*20)" office:value-type="float" office:value="360" calcext:value-type="float">
            <text:p>360</text:p>
          </table:table-cell>
          <table:table-cell table:style-name="ce64" table:formula="of:=[.$P$48]*(1-[.$P50]/100)*(([.T$77]/5000)*10)*(([.T$34]/100)*20)" office:value-type="float" office:value="480" calcext:value-type="float">
            <text:p>480</text:p>
          </table:table-cell>
          <table:table-cell table:style-name="ce64" table:formula="of:=[.$P$48]*(1-[.$P50]/100)*(([.U$77]/5000)*10)*(([.U$34]/100)*20)" office:value-type="float" office:value="600" calcext:value-type="float">
            <text:p>600</text:p>
          </table:table-cell>
          <table:table-cell table:style-name="ce64" table:formula="of:=[.$P$48]*(1-[.$P50]/100)*(([.V$77]/5000)*10)*(([.V$34]/100)*20)" office:value-type="float" office:value="240" calcext:value-type="float">
            <text:p>240</text:p>
          </table:table-cell>
          <table:table-cell table:style-name="ce64" table:formula="of:=[.$P$48]*(1-[.$P50]/100)*(([.W$77]/5000)*10)*(([.W$34]/100)*20)" office:value-type="float" office:value="480" calcext:value-type="float">
            <text:p>480</text:p>
          </table:table-cell>
          <table:table-cell table:style-name="ce64" table:formula="of:=[.$P$48]*(1-[.$P50]/100)*(([.X$77]/5000)*10)*(([.X$34]/100)*20)" office:value-type="float" office:value="720" calcext:value-type="float">
            <text:p>720</text:p>
          </table:table-cell>
          <table:table-cell table:style-name="ce64" table:formula="of:=[.$P$48]*(1-[.$P50]/100)*(([.Y$77]/5000)*10)*(([.Y$34]/100)*20)" office:value-type="float" office:value="960" calcext:value-type="float">
            <text:p>960</text:p>
          </table:table-cell>
          <table:table-cell table:style-name="ce64" table:formula="of:=[.$P$48]*(1-[.$P50]/100)*(([.Z$77]/5000)*10)*(([.Z$34]/100)*20)" office:value-type="float" office:value="1200" calcext:value-type="float">
            <text:p>1200</text:p>
          </table:table-cell>
          <table:table-cell table:style-name="ce64" table:formula="of:=[.$P$48]*(1-[.$P50]/100)*(([.AA$77]/5000)*10)*(([.AA$34]/100)*20)" office:value-type="float" office:value="360" calcext:value-type="float">
            <text:p>360</text:p>
          </table:table-cell>
          <table:table-cell table:style-name="ce64" table:formula="of:=[.$P$48]*(1-[.$P50]/100)*(([.AB$77]/5000)*10)*(([.AB$34]/100)*20)" office:value-type="float" office:value="720" calcext:value-type="float">
            <text:p>720</text:p>
          </table:table-cell>
          <table:table-cell table:style-name="ce64" table:formula="of:=[.$P$48]*(1-[.$P50]/100)*(([.AC$77]/5000)*10)*(([.AC$34]/100)*20)" office:value-type="float" office:value="1080" calcext:value-type="float">
            <text:p>1080</text:p>
          </table:table-cell>
          <table:table-cell table:style-name="ce64" table:formula="of:=[.$P$48]*(1-[.$P50]/100)*(([.AD$77]/5000)*10)*(([.AD$34]/100)*20)" office:value-type="float" office:value="1440" calcext:value-type="float">
            <text:p>1440</text:p>
          </table:table-cell>
          <table:table-cell table:style-name="ce64" table:formula="of:=[.$P$48]*(1-[.$P50]/100)*(([.AE$77]/5000)*10)*(([.AE$34]/100)*20)" office:value-type="float" office:value="1800" calcext:value-type="float">
            <text:p>1800</text:p>
          </table:table-cell>
          <table:table-cell table:style-name="ce64" table:formula="of:=[.$P$48]*(1-[.$P50]/100)*(([.AF$77]/5000)*10)*(([.AF$34]/100)*20)" office:value-type="float" office:value="480" calcext:value-type="float">
            <text:p>480</text:p>
          </table:table-cell>
          <table:table-cell table:style-name="ce64" table:formula="of:=[.$P$48]*(1-[.$P50]/100)*(([.AG$77]/5000)*10)*(([.AG$34]/100)*20)" office:value-type="float" office:value="960" calcext:value-type="float">
            <text:p>960</text:p>
          </table:table-cell>
          <table:table-cell table:style-name="ce64" table:formula="of:=[.$P$48]*(1-[.$P50]/100)*(([.AH$77]/5000)*10)*(([.AH$34]/100)*20)" office:value-type="float" office:value="1440" calcext:value-type="float">
            <text:p>1440</text:p>
          </table:table-cell>
          <table:table-cell table:style-name="ce64" table:formula="of:=[.$P$48]*(1-[.$P50]/100)*(([.AI$77]/5000)*10)*(([.AI$34]/100)*20)" office:value-type="float" office:value="1920" calcext:value-type="float">
            <text:p>1920</text:p>
          </table:table-cell>
          <table:table-cell table:style-name="ce64" table:formula="of:=[.$P$48]*(1-[.$P50]/100)*(([.AJ$77]/5000)*10)*(([.AJ$34]/100)*20)" office:value-type="float" office:value="2400" calcext:value-type="float">
            <text:p>2400</text:p>
          </table:table-cell>
          <table:table-cell table:style-name="ce64" table:formula="of:=[.$P$48]*(1-[.$P50]/100)*(([.AK$77]/5000)*10)*(([.AK$34]/100)*20)" office:value-type="float" office:value="600" calcext:value-type="float">
            <text:p>600</text:p>
          </table:table-cell>
          <table:table-cell table:style-name="ce64" table:formula="of:=[.$P$48]*(1-[.$P50]/100)*(([.AL$77]/5000)*10)*(([.AL$34]/100)*20)" office:value-type="float" office:value="1200" calcext:value-type="float">
            <text:p>1200</text:p>
          </table:table-cell>
          <table:table-cell table:style-name="ce64" table:formula="of:=[.$P$48]*(1-[.$P50]/100)*(([.AM$77]/5000)*10)*(([.AM$34]/100)*20)" office:value-type="float" office:value="1800" calcext:value-type="float">
            <text:p>1800</text:p>
          </table:table-cell>
          <table:table-cell table:style-name="ce64" table:formula="of:=[.$P$48]*(1-[.$P50]/100)*(([.AN$77]/5000)*10)*(([.AN$34]/100)*20)" office:value-type="float" office:value="2400" calcext:value-type="float">
            <text:p>2400</text:p>
          </table:table-cell>
          <table:table-cell table:style-name="ce64" table:formula="of:=[.$P$48]*(1-[.$P50]/100)*(([.AO$77]/5000)*10)*(([.AO$34]/100)*20)" office:value-type="float" office:value="3000" calcext:value-type="float">
            <text:p>3000</text:p>
          </table:table-cell>
          <table:table-cell table:style-name="ce64" table:formula="of:=[.$P$48]*(1-[.$P50]/100)*(([.AP$77]/5000)*10)*(([.AP$34]/100)*20)" office:value-type="float" office:value="720" calcext:value-type="float">
            <text:p>720</text:p>
          </table:table-cell>
          <table:table-cell table:style-name="ce64" table:formula="of:=[.$P$48]*(1-[.$P50]/100)*(([.AQ$77]/5000)*10)*(([.AQ$34]/100)*20)" office:value-type="float" office:value="1440" calcext:value-type="float">
            <text:p>1440</text:p>
          </table:table-cell>
          <table:table-cell table:style-name="ce64" table:formula="of:=[.$P$48]*(1-[.$P50]/100)*(([.AR$77]/5000)*10)*(([.AR$34]/100)*20)" office:value-type="float" office:value="2160" calcext:value-type="float">
            <text:p>2160</text:p>
          </table:table-cell>
          <table:table-cell table:style-name="ce64" table:formula="of:=[.$P$48]*(1-[.$P50]/100)*(([.AS$77]/5000)*10)*(([.AS$34]/100)*20)" office:value-type="float" office:value="2880" calcext:value-type="float">
            <text:p>2880</text:p>
          </table:table-cell>
          <table:table-cell table:style-name="ce64" table:formula="of:=[.$P$48]*(1-[.$P50]/100)*(([.AT$77]/5000)*10)*(([.AT$34]/100)*20)" office:value-type="float" office:value="3600" calcext:value-type="float">
            <text:p>3600</text:p>
          </table:table-cell>
          <table:table-cell table:style-name="ce64" table:formula="of:=[.$P$48]*(1-[.$P50]/100)*(([.AU$77]/5000)*10)*(([.AU$34]/100)*20)" office:value-type="float" office:value="840" calcext:value-type="float">
            <text:p>840</text:p>
          </table:table-cell>
          <table:table-cell table:style-name="ce64" table:formula="of:=[.$P$48]*(1-[.$P50]/100)*(([.AV$77]/5000)*10)*(([.AV$34]/100)*20)" office:value-type="float" office:value="1680" calcext:value-type="float">
            <text:p>1680</text:p>
          </table:table-cell>
          <table:table-cell table:style-name="ce64" table:formula="of:=[.$P$48]*(1-[.$P50]/100)*(([.AW$77]/5000)*10)*(([.AW$34]/100)*20)" office:value-type="float" office:value="2520" calcext:value-type="float">
            <text:p>2520</text:p>
          </table:table-cell>
          <table:table-cell table:style-name="ce64" table:formula="of:=[.$P$48]*(1-[.$P50]/100)*(([.AX$77]/5000)*10)*(([.AX$34]/100)*20)" office:value-type="float" office:value="3360" calcext:value-type="float">
            <text:p>3360</text:p>
          </table:table-cell>
          <table:table-cell table:style-name="ce64" table:formula="of:=[.$P$48]*(1-[.$P50]/100)*(([.AY$77]/5000)*10)*(([.AY$34]/100)*20)" office:value-type="float" office:value="4200" calcext:value-type="float">
            <text:p>4200</text:p>
          </table:table-cell>
          <table:table-cell table:style-name="ce64" table:formula="of:=[.$P$48]*(1-[.$P50]/100)*(([.AZ$77]/5000)*10)*(([.AZ$34]/100)*20)" office:value-type="float" office:value="960" calcext:value-type="float">
            <text:p>960</text:p>
          </table:table-cell>
          <table:table-cell table:style-name="ce64" table:formula="of:=[.$P$48]*(1-[.$P50]/100)*(([.BA$77]/5000)*10)*(([.BA$34]/100)*20)" office:value-type="float" office:value="1920" calcext:value-type="float">
            <text:p>1920</text:p>
          </table:table-cell>
          <table:table-cell table:style-name="ce64" table:formula="of:=[.$P$48]*(1-[.$P50]/100)*(([.BB$77]/5000)*10)*(([.BB$34]/100)*20)" office:value-type="float" office:value="2880" calcext:value-type="float">
            <text:p>2880</text:p>
          </table:table-cell>
          <table:table-cell table:style-name="ce64" table:formula="of:=[.$P$48]*(1-[.$P50]/100)*(([.BC$77]/5000)*10)*(([.BC$34]/100)*20)" office:value-type="float" office:value="3840" calcext:value-type="float">
            <text:p>3840</text:p>
          </table:table-cell>
          <table:table-cell table:style-name="ce64" table:formula="of:=[.$P$48]*(1-[.$P50]/100)*(([.BD$77]/5000)*10)*(([.BD$34]/100)*20)" office:value-type="float" office:value="4800" calcext:value-type="float">
            <text:p>4800</text:p>
          </table:table-cell>
          <table:table-cell table:style-name="ce64" table:formula="of:=[.$P$48]*(1-[.$P50]/100)*(([.BE$77]/5000)*10)*(([.BE$34]/100)*20)" office:value-type="float" office:value="1080" calcext:value-type="float">
            <text:p>1080</text:p>
          </table:table-cell>
          <table:table-cell table:style-name="ce64" table:formula="of:=[.$P$48]*(1-[.$P50]/100)*(([.BF$77]/5000)*10)*(([.BF$34]/100)*20)" office:value-type="float" office:value="2160" calcext:value-type="float">
            <text:p>2160</text:p>
          </table:table-cell>
          <table:table-cell table:style-name="ce64" table:formula="of:=[.$P$48]*(1-[.$P50]/100)*(([.BG$77]/5000)*10)*(([.BG$34]/100)*20)" office:value-type="float" office:value="3240" calcext:value-type="float">
            <text:p>3240</text:p>
          </table:table-cell>
          <table:table-cell table:style-name="ce64" table:formula="of:=[.$P$48]*(1-[.$P50]/100)*(([.BH$77]/5000)*10)*(([.BH$34]/100)*20)" office:value-type="float" office:value="4320" calcext:value-type="float">
            <text:p>4320</text:p>
          </table:table-cell>
          <table:table-cell table:style-name="ce64" table:formula="of:=[.$P$48]*(1-[.$P50]/100)*(([.BI$77]/5000)*10)*(([.BI$34]/100)*20)" office:value-type="float" office:value="5400" calcext:value-type="float">
            <text:p>5400</text:p>
          </table:table-cell>
          <table:table-cell table:style-name="ce64" table:formula="of:=[.$P$48]*(1-[.$P50]/100)*(([.BJ$77]/5000)*10)*(([.BJ$34]/100)*20)" office:value-type="float" office:value="1200" calcext:value-type="float">
            <text:p>1200</text:p>
          </table:table-cell>
          <table:table-cell table:style-name="ce64" table:formula="of:=[.$P$48]*(1-[.$P50]/100)*(([.BK$77]/5000)*10)*(([.BK$34]/100)*20)" office:value-type="float" office:value="2400" calcext:value-type="float">
            <text:p>2400</text:p>
          </table:table-cell>
          <table:table-cell table:style-name="ce64" table:formula="of:=[.$P$48]*(1-[.$P50]/100)*(([.BL$77]/5000)*10)*(([.BL$34]/100)*20)" office:value-type="float" office:value="3600" calcext:value-type="float">
            <text:p>3600</text:p>
          </table:table-cell>
          <table:table-cell table:style-name="ce64" table:formula="of:=[.$P$48]*(1-[.$P50]/100)*(([.BM$77]/5000)*10)*(([.BM$34]/100)*20)" office:value-type="float" office:value="4800" calcext:value-type="float">
            <text:p>4800</text:p>
          </table:table-cell>
          <table:table-cell table:style-name="ce64" table:formula="of:=[.$P$48]*(1-[.$P50]/100)*(([.BN$77]/5000)*10)*(([.BN$34]/100)*20)" office:value-type="float" office:value="6000" calcext:value-type="float">
            <text:p>60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48.75" calcext:value-type="float">
            <text:p>48,75</text:p>
          </table:table-cell>
          <table:table-cell table:formula="of:=[.$B$48]*(1-[.$B51]/100)*(([.C$76]/5000)*10)" office:value-type="float" office:value="205" calcext:value-type="float">
            <text:p>205</text:p>
          </table:table-cell>
          <table:table-cell table:formula="of:=[.$B$48]*(1-[.$B51]/100)*(([.D$76]/5000)*10)" office:value-type="float" office:value="410" calcext:value-type="float">
            <text:p>410</text:p>
          </table:table-cell>
          <table:table-cell table:formula="of:=[.$B$48]*(1-[.$B51]/100)*(([.E$76]/5000)*10)" office:value-type="float" office:value="615" calcext:value-type="float">
            <text:p>615</text:p>
          </table:table-cell>
          <table:table-cell table:formula="of:=[.$B$48]*(1-[.$B51]/100)*(([.F$76]/5000)*10)" office:value-type="float" office:value="820" calcext:value-type="float">
            <text:p>820</text:p>
          </table:table-cell>
          <table:table-cell table:formula="of:=[.$B$48]*(1-[.$B51]/100)*(([.G$76]/5000)*10)" office:value-type="float" office:value="1025" calcext:value-type="float">
            <text:p>1025</text:p>
          </table:table-cell>
          <table:table-cell table:formula="of:=[.$B$48]*(1-[.$B51]/100)*(([.H$76]/5000)*10)" office:value-type="float" office:value="1230" calcext:value-type="float">
            <text:p>1230</text:p>
          </table:table-cell>
          <table:table-cell table:formula="of:=[.$B$48]*(1-[.$B51]/100)*(([.I$76]/5000)*10)" office:value-type="float" office:value="1435" calcext:value-type="float">
            <text:p>1435</text:p>
          </table:table-cell>
          <table:table-cell table:formula="of:=[.$B$48]*(1-[.$B51]/100)*(([.J$76]/5000)*10)" office:value-type="float" office:value="1640" calcext:value-type="float">
            <text:p>1640</text:p>
          </table:table-cell>
          <table:table-cell table:formula="of:=[.$B$48]*(1-[.$B51]/100)*(([.K$76]/5000)*10)" office:value-type="float" office:value="1845" calcext:value-type="float">
            <text:p>1845</text:p>
          </table:table-cell>
          <table:table-cell table:formula="of:=[.$B$48]*(1-[.$B51]/100)*(([.L$76]/5000)*10)" office:value-type="float" office:value="2050" calcext:value-type="float">
            <text:p>2050</text:p>
          </table:table-cell>
          <table:table-cell table:number-columns-repeated="2"/>
          <table:table-cell table:style-name="ce80"/>
          <table:table-cell table:style-name="ce57" office:value-type="float" office:value="48.75" calcext:value-type="float">
            <text:p>48,75</text:p>
          </table:table-cell>
          <table:table-cell table:style-name="ce64" table:formula="of:=[.$P$48]*(1-[.$P51]/100)*(([.Q$77]/5000)*10)*(([.Q$34]/100)*20)" office:value-type="float" office:value="82" calcext:value-type="float">
            <text:p>82</text:p>
          </table:table-cell>
          <table:table-cell table:style-name="ce64" table:formula="of:=[.$P$48]*(1-[.$P51]/100)*(([.R$77]/5000)*10)*(([.R$34]/100)*20)" office:value-type="float" office:value="164" calcext:value-type="float">
            <text:p>164</text:p>
          </table:table-cell>
          <table:table-cell table:style-name="ce64" table:formula="of:=[.$P$48]*(1-[.$P51]/100)*(([.S$77]/5000)*10)*(([.S$34]/100)*20)" office:value-type="float" office:value="246" calcext:value-type="float">
            <text:p>246</text:p>
          </table:table-cell>
          <table:table-cell table:style-name="ce64" table:formula="of:=[.$P$48]*(1-[.$P51]/100)*(([.T$77]/5000)*10)*(([.T$34]/100)*20)" office:value-type="float" office:value="328" calcext:value-type="float">
            <text:p>328</text:p>
          </table:table-cell>
          <table:table-cell table:style-name="ce64" table:formula="of:=[.$P$48]*(1-[.$P51]/100)*(([.U$77]/5000)*10)*(([.U$34]/100)*20)" office:value-type="float" office:value="410" calcext:value-type="float">
            <text:p>410</text:p>
          </table:table-cell>
          <table:table-cell table:style-name="ce64" table:formula="of:=[.$P$48]*(1-[.$P51]/100)*(([.V$77]/5000)*10)*(([.V$34]/100)*20)" office:value-type="float" office:value="164" calcext:value-type="float">
            <text:p>164</text:p>
          </table:table-cell>
          <table:table-cell table:style-name="ce64" table:formula="of:=[.$P$48]*(1-[.$P51]/100)*(([.W$77]/5000)*10)*(([.W$34]/100)*20)" office:value-type="float" office:value="328" calcext:value-type="float">
            <text:p>328</text:p>
          </table:table-cell>
          <table:table-cell table:style-name="ce64" table:formula="of:=[.$P$48]*(1-[.$P51]/100)*(([.X$77]/5000)*10)*(([.X$34]/100)*20)" office:value-type="float" office:value="492" calcext:value-type="float">
            <text:p>492</text:p>
          </table:table-cell>
          <table:table-cell table:style-name="ce64" table:formula="of:=[.$P$48]*(1-[.$P51]/100)*(([.Y$77]/5000)*10)*(([.Y$34]/100)*20)" office:value-type="float" office:value="656" calcext:value-type="float">
            <text:p>656</text:p>
          </table:table-cell>
          <table:table-cell table:style-name="ce64" table:formula="of:=[.$P$48]*(1-[.$P51]/100)*(([.Z$77]/5000)*10)*(([.Z$34]/100)*20)" office:value-type="float" office:value="820" calcext:value-type="float">
            <text:p>820</text:p>
          </table:table-cell>
          <table:table-cell table:style-name="ce64" table:formula="of:=[.$P$48]*(1-[.$P51]/100)*(([.AA$77]/5000)*10)*(([.AA$34]/100)*20)" office:value-type="float" office:value="246" calcext:value-type="float">
            <text:p>246</text:p>
          </table:table-cell>
          <table:table-cell table:style-name="ce64" table:formula="of:=[.$P$48]*(1-[.$P51]/100)*(([.AB$77]/5000)*10)*(([.AB$34]/100)*20)" office:value-type="float" office:value="492" calcext:value-type="float">
            <text:p>492</text:p>
          </table:table-cell>
          <table:table-cell table:style-name="ce64" table:formula="of:=[.$P$48]*(1-[.$P51]/100)*(([.AC$77]/5000)*10)*(([.AC$34]/100)*20)" office:value-type="float" office:value="738" calcext:value-type="float">
            <text:p>738</text:p>
          </table:table-cell>
          <table:table-cell table:style-name="ce64" table:formula="of:=[.$P$48]*(1-[.$P51]/100)*(([.AD$77]/5000)*10)*(([.AD$34]/100)*20)" office:value-type="float" office:value="984" calcext:value-type="float">
            <text:p>984</text:p>
          </table:table-cell>
          <table:table-cell table:style-name="ce64" table:formula="of:=[.$P$48]*(1-[.$P51]/100)*(([.AE$77]/5000)*10)*(([.AE$34]/100)*20)" office:value-type="float" office:value="1230" calcext:value-type="float">
            <text:p>1230</text:p>
          </table:table-cell>
          <table:table-cell table:style-name="ce64" table:formula="of:=[.$P$48]*(1-[.$P51]/100)*(([.AF$77]/5000)*10)*(([.AF$34]/100)*20)" office:value-type="float" office:value="328" calcext:value-type="float">
            <text:p>328</text:p>
          </table:table-cell>
          <table:table-cell table:style-name="ce64" table:formula="of:=[.$P$48]*(1-[.$P51]/100)*(([.AG$77]/5000)*10)*(([.AG$34]/100)*20)" office:value-type="float" office:value="656" calcext:value-type="float">
            <text:p>656</text:p>
          </table:table-cell>
          <table:table-cell table:style-name="ce64" table:formula="of:=[.$P$48]*(1-[.$P51]/100)*(([.AH$77]/5000)*10)*(([.AH$34]/100)*20)" office:value-type="float" office:value="984" calcext:value-type="float">
            <text:p>984</text:p>
          </table:table-cell>
          <table:table-cell table:style-name="ce64" table:formula="of:=[.$P$48]*(1-[.$P51]/100)*(([.AI$77]/5000)*10)*(([.AI$34]/100)*20)" office:value-type="float" office:value="1312" calcext:value-type="float">
            <text:p>1312</text:p>
          </table:table-cell>
          <table:table-cell table:style-name="ce64" table:formula="of:=[.$P$48]*(1-[.$P51]/100)*(([.AJ$77]/5000)*10)*(([.AJ$34]/100)*20)" office:value-type="float" office:value="1640" calcext:value-type="float">
            <text:p>1640</text:p>
          </table:table-cell>
          <table:table-cell table:style-name="ce64" table:formula="of:=[.$P$48]*(1-[.$P51]/100)*(([.AK$77]/5000)*10)*(([.AK$34]/100)*20)" office:value-type="float" office:value="410" calcext:value-type="float">
            <text:p>410</text:p>
          </table:table-cell>
          <table:table-cell table:style-name="ce64" table:formula="of:=[.$P$48]*(1-[.$P51]/100)*(([.AL$77]/5000)*10)*(([.AL$34]/100)*20)" office:value-type="float" office:value="820" calcext:value-type="float">
            <text:p>820</text:p>
          </table:table-cell>
          <table:table-cell table:style-name="ce64" table:formula="of:=[.$P$48]*(1-[.$P51]/100)*(([.AM$77]/5000)*10)*(([.AM$34]/100)*20)" office:value-type="float" office:value="1230" calcext:value-type="float">
            <text:p>1230</text:p>
          </table:table-cell>
          <table:table-cell table:style-name="ce64" table:formula="of:=[.$P$48]*(1-[.$P51]/100)*(([.AN$77]/5000)*10)*(([.AN$34]/100)*20)" office:value-type="float" office:value="1640" calcext:value-type="float">
            <text:p>1640</text:p>
          </table:table-cell>
          <table:table-cell table:style-name="ce64" table:formula="of:=[.$P$48]*(1-[.$P51]/100)*(([.AO$77]/5000)*10)*(([.AO$34]/100)*20)" office:value-type="float" office:value="2050" calcext:value-type="float">
            <text:p>2050</text:p>
          </table:table-cell>
          <table:table-cell table:style-name="ce64" table:formula="of:=[.$P$48]*(1-[.$P51]/100)*(([.AP$77]/5000)*10)*(([.AP$34]/100)*20)" office:value-type="float" office:value="492" calcext:value-type="float">
            <text:p>492</text:p>
          </table:table-cell>
          <table:table-cell table:style-name="ce64" table:formula="of:=[.$P$48]*(1-[.$P51]/100)*(([.AQ$77]/5000)*10)*(([.AQ$34]/100)*20)" office:value-type="float" office:value="984" calcext:value-type="float">
            <text:p>984</text:p>
          </table:table-cell>
          <table:table-cell table:style-name="ce64" table:formula="of:=[.$P$48]*(1-[.$P51]/100)*(([.AR$77]/5000)*10)*(([.AR$34]/100)*20)" office:value-type="float" office:value="1476" calcext:value-type="float">
            <text:p>1476</text:p>
          </table:table-cell>
          <table:table-cell table:style-name="ce64" table:formula="of:=[.$P$48]*(1-[.$P51]/100)*(([.AS$77]/5000)*10)*(([.AS$34]/100)*20)" office:value-type="float" office:value="1968" calcext:value-type="float">
            <text:p>1968</text:p>
          </table:table-cell>
          <table:table-cell table:style-name="ce64" table:formula="of:=[.$P$48]*(1-[.$P51]/100)*(([.AT$77]/5000)*10)*(([.AT$34]/100)*20)" office:value-type="float" office:value="2460" calcext:value-type="float">
            <text:p>2460</text:p>
          </table:table-cell>
          <table:table-cell table:style-name="ce64" table:formula="of:=[.$P$48]*(1-[.$P51]/100)*(([.AU$77]/5000)*10)*(([.AU$34]/100)*20)" office:value-type="float" office:value="574" calcext:value-type="float">
            <text:p>574</text:p>
          </table:table-cell>
          <table:table-cell table:style-name="ce64" table:formula="of:=[.$P$48]*(1-[.$P51]/100)*(([.AV$77]/5000)*10)*(([.AV$34]/100)*20)" office:value-type="float" office:value="1148" calcext:value-type="float">
            <text:p>1148</text:p>
          </table:table-cell>
          <table:table-cell table:style-name="ce64" table:formula="of:=[.$P$48]*(1-[.$P51]/100)*(([.AW$77]/5000)*10)*(([.AW$34]/100)*20)" office:value-type="float" office:value="1722" calcext:value-type="float">
            <text:p>1722</text:p>
          </table:table-cell>
          <table:table-cell table:style-name="ce64" table:formula="of:=[.$P$48]*(1-[.$P51]/100)*(([.AX$77]/5000)*10)*(([.AX$34]/100)*20)" office:value-type="float" office:value="2296" calcext:value-type="float">
            <text:p>2296</text:p>
          </table:table-cell>
          <table:table-cell table:style-name="ce64" table:formula="of:=[.$P$48]*(1-[.$P51]/100)*(([.AY$77]/5000)*10)*(([.AY$34]/100)*20)" office:value-type="float" office:value="2870" calcext:value-type="float">
            <text:p>2870</text:p>
          </table:table-cell>
          <table:table-cell table:style-name="ce64" table:formula="of:=[.$P$48]*(1-[.$P51]/100)*(([.AZ$77]/5000)*10)*(([.AZ$34]/100)*20)" office:value-type="float" office:value="656" calcext:value-type="float">
            <text:p>656</text:p>
          </table:table-cell>
          <table:table-cell table:style-name="ce64" table:formula="of:=[.$P$48]*(1-[.$P51]/100)*(([.BA$77]/5000)*10)*(([.BA$34]/100)*20)" office:value-type="float" office:value="1312" calcext:value-type="float">
            <text:p>1312</text:p>
          </table:table-cell>
          <table:table-cell table:style-name="ce64" table:formula="of:=[.$P$48]*(1-[.$P51]/100)*(([.BB$77]/5000)*10)*(([.BB$34]/100)*20)" office:value-type="float" office:value="1968" calcext:value-type="float">
            <text:p>1968</text:p>
          </table:table-cell>
          <table:table-cell table:style-name="ce64" table:formula="of:=[.$P$48]*(1-[.$P51]/100)*(([.BC$77]/5000)*10)*(([.BC$34]/100)*20)" office:value-type="float" office:value="2624" calcext:value-type="float">
            <text:p>2624</text:p>
          </table:table-cell>
          <table:table-cell table:style-name="ce64" table:formula="of:=[.$P$48]*(1-[.$P51]/100)*(([.BD$77]/5000)*10)*(([.BD$34]/100)*20)" office:value-type="float" office:value="3280" calcext:value-type="float">
            <text:p>3280</text:p>
          </table:table-cell>
          <table:table-cell table:style-name="ce64" table:formula="of:=[.$P$48]*(1-[.$P51]/100)*(([.BE$77]/5000)*10)*(([.BE$34]/100)*20)" office:value-type="float" office:value="738" calcext:value-type="float">
            <text:p>738</text:p>
          </table:table-cell>
          <table:table-cell table:style-name="ce64" table:formula="of:=[.$P$48]*(1-[.$P51]/100)*(([.BF$77]/5000)*10)*(([.BF$34]/100)*20)" office:value-type="float" office:value="1476" calcext:value-type="float">
            <text:p>1476</text:p>
          </table:table-cell>
          <table:table-cell table:style-name="ce64" table:formula="of:=[.$P$48]*(1-[.$P51]/100)*(([.BG$77]/5000)*10)*(([.BG$34]/100)*20)" office:value-type="float" office:value="2214" calcext:value-type="float">
            <text:p>2214</text:p>
          </table:table-cell>
          <table:table-cell table:style-name="ce64" table:formula="of:=[.$P$48]*(1-[.$P51]/100)*(([.BH$77]/5000)*10)*(([.BH$34]/100)*20)" office:value-type="float" office:value="2952" calcext:value-type="float">
            <text:p>2952</text:p>
          </table:table-cell>
          <table:table-cell table:style-name="ce64" table:formula="of:=[.$P$48]*(1-[.$P51]/100)*(([.BI$77]/5000)*10)*(([.BI$34]/100)*20)" office:value-type="float" office:value="3690" calcext:value-type="float">
            <text:p>3690</text:p>
          </table:table-cell>
          <table:table-cell table:style-name="ce64" table:formula="of:=[.$P$48]*(1-[.$P51]/100)*(([.BJ$77]/5000)*10)*(([.BJ$34]/100)*20)" office:value-type="float" office:value="820" calcext:value-type="float">
            <text:p>820</text:p>
          </table:table-cell>
          <table:table-cell table:style-name="ce64" table:formula="of:=[.$P$48]*(1-[.$P51]/100)*(([.BK$77]/5000)*10)*(([.BK$34]/100)*20)" office:value-type="float" office:value="1640" calcext:value-type="float">
            <text:p>1640</text:p>
          </table:table-cell>
          <table:table-cell table:style-name="ce64" table:formula="of:=[.$P$48]*(1-[.$P51]/100)*(([.BL$77]/5000)*10)*(([.BL$34]/100)*20)" office:value-type="float" office:value="2460" calcext:value-type="float">
            <text:p>2460</text:p>
          </table:table-cell>
          <table:table-cell table:style-name="ce64" table:formula="of:=[.$P$48]*(1-[.$P51]/100)*(([.BM$77]/5000)*10)*(([.BM$34]/100)*20)" office:value-type="float" office:value="3280" calcext:value-type="float">
            <text:p>3280</text:p>
          </table:table-cell>
          <table:table-cell table:style-name="ce64" table:formula="of:=[.$P$48]*(1-[.$P51]/100)*(([.BN$77]/5000)*10)*(([.BN$34]/100)*20)" office:value-type="float" office:value="4100" calcext:value-type="float">
            <text:p>41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[.$B$48]*(1-[.$B52]/100)*(([.C$76]/5000)*10)" office:value-type="float" office:value="200" calcext:value-type="float">
            <text:p>200</text:p>
          </table:table-cell>
          <table:table-cell table:formula="of:=[.$B$48]*(1-[.$B52]/100)*(([.D$76]/5000)*10)" office:value-type="float" office:value="400" calcext:value-type="float">
            <text:p>400</text:p>
          </table:table-cell>
          <table:table-cell table:formula="of:=[.$B$48]*(1-[.$B52]/100)*(([.E$76]/5000)*10)" office:value-type="float" office:value="600" calcext:value-type="float">
            <text:p>600</text:p>
          </table:table-cell>
          <table:table-cell table:formula="of:=[.$B$48]*(1-[.$B52]/100)*(([.F$76]/5000)*10)" office:value-type="float" office:value="800" calcext:value-type="float">
            <text:p>800</text:p>
          </table:table-cell>
          <table:table-cell table:formula="of:=[.$B$48]*(1-[.$B52]/100)*(([.G$76]/5000)*10)" office:value-type="float" office:value="1000" calcext:value-type="float">
            <text:p>1000</text:p>
          </table:table-cell>
          <table:table-cell table:formula="of:=[.$B$48]*(1-[.$B52]/100)*(([.H$76]/5000)*10)" office:value-type="float" office:value="1200" calcext:value-type="float">
            <text:p>1200</text:p>
          </table:table-cell>
          <table:table-cell table:formula="of:=[.$B$48]*(1-[.$B52]/100)*(([.I$76]/5000)*10)" office:value-type="float" office:value="1400" calcext:value-type="float">
            <text:p>1400</text:p>
          </table:table-cell>
          <table:table-cell table:formula="of:=[.$B$48]*(1-[.$B52]/100)*(([.J$76]/5000)*10)" office:value-type="float" office:value="1600" calcext:value-type="float">
            <text:p>1600</text:p>
          </table:table-cell>
          <table:table-cell table:formula="of:=[.$B$48]*(1-[.$B52]/100)*(([.K$76]/5000)*10)" office:value-type="float" office:value="1800" calcext:value-type="float">
            <text:p>1800</text:p>
          </table:table-cell>
          <table:table-cell table:formula="of:=[.$B$48]*(1-[.$B52]/100)*(([.L$76]/5000)*10)" office:value-type="float" office:value="2000" calcext:value-type="float">
            <text:p>2000</text:p>
          </table:table-cell>
          <table:table-cell table:number-columns-repeated="2"/>
          <table:table-cell table:style-name="ce80"/>
          <table:table-cell table:style-name="ce57" office:value-type="float" office:value="50" calcext:value-type="float">
            <text:p>50</text:p>
          </table:table-cell>
          <table:table-cell table:style-name="ce64" table:formula="of:=[.$P$48]*(1-[.$P52]/100)*(([.Q$77]/5000)*10)*(([.Q$34]/100)*20)" office:value-type="float" office:value="80" calcext:value-type="float">
            <text:p>80</text:p>
          </table:table-cell>
          <table:table-cell table:style-name="ce64" table:formula="of:=[.$P$48]*(1-[.$P52]/100)*(([.R$77]/5000)*10)*(([.R$34]/100)*20)" office:value-type="float" office:value="160" calcext:value-type="float">
            <text:p>160</text:p>
          </table:table-cell>
          <table:table-cell table:style-name="ce64" table:formula="of:=[.$P$48]*(1-[.$P52]/100)*(([.S$77]/5000)*10)*(([.S$34]/100)*20)" office:value-type="float" office:value="240" calcext:value-type="float">
            <text:p>240</text:p>
          </table:table-cell>
          <table:table-cell table:style-name="ce64" table:formula="of:=[.$P$48]*(1-[.$P52]/100)*(([.T$77]/5000)*10)*(([.T$34]/100)*20)" office:value-type="float" office:value="320" calcext:value-type="float">
            <text:p>320</text:p>
          </table:table-cell>
          <table:table-cell table:style-name="ce64" table:formula="of:=[.$P$48]*(1-[.$P52]/100)*(([.U$77]/5000)*10)*(([.U$34]/100)*20)" office:value-type="float" office:value="400" calcext:value-type="float">
            <text:p>400</text:p>
          </table:table-cell>
          <table:table-cell table:style-name="ce64" table:formula="of:=[.$P$48]*(1-[.$P52]/100)*(([.V$77]/5000)*10)*(([.V$34]/100)*20)" office:value-type="float" office:value="160" calcext:value-type="float">
            <text:p>160</text:p>
          </table:table-cell>
          <table:table-cell table:style-name="ce64" table:formula="of:=[.$P$48]*(1-[.$P52]/100)*(([.W$77]/5000)*10)*(([.W$34]/100)*20)" office:value-type="float" office:value="320" calcext:value-type="float">
            <text:p>320</text:p>
          </table:table-cell>
          <table:table-cell table:style-name="ce64" table:formula="of:=[.$P$48]*(1-[.$P52]/100)*(([.X$77]/5000)*10)*(([.X$34]/100)*20)" office:value-type="float" office:value="480" calcext:value-type="float">
            <text:p>480</text:p>
          </table:table-cell>
          <table:table-cell table:style-name="ce64" table:formula="of:=[.$P$48]*(1-[.$P52]/100)*(([.Y$77]/5000)*10)*(([.Y$34]/100)*20)" office:value-type="float" office:value="640" calcext:value-type="float">
            <text:p>640</text:p>
          </table:table-cell>
          <table:table-cell table:style-name="ce64" table:formula="of:=[.$P$48]*(1-[.$P52]/100)*(([.Z$77]/5000)*10)*(([.Z$34]/100)*20)" office:value-type="float" office:value="800" calcext:value-type="float">
            <text:p>800</text:p>
          </table:table-cell>
          <table:table-cell table:style-name="ce64" table:formula="of:=[.$P$48]*(1-[.$P52]/100)*(([.AA$77]/5000)*10)*(([.AA$34]/100)*20)" office:value-type="float" office:value="240" calcext:value-type="float">
            <text:p>240</text:p>
          </table:table-cell>
          <table:table-cell table:style-name="ce64" table:formula="of:=[.$P$48]*(1-[.$P52]/100)*(([.AB$77]/5000)*10)*(([.AB$34]/100)*20)" office:value-type="float" office:value="480" calcext:value-type="float">
            <text:p>480</text:p>
          </table:table-cell>
          <table:table-cell table:style-name="ce64" table:formula="of:=[.$P$48]*(1-[.$P52]/100)*(([.AC$77]/5000)*10)*(([.AC$34]/100)*20)" office:value-type="float" office:value="720" calcext:value-type="float">
            <text:p>720</text:p>
          </table:table-cell>
          <table:table-cell table:style-name="ce64" table:formula="of:=[.$P$48]*(1-[.$P52]/100)*(([.AD$77]/5000)*10)*(([.AD$34]/100)*20)" office:value-type="float" office:value="960" calcext:value-type="float">
            <text:p>960</text:p>
          </table:table-cell>
          <table:table-cell table:style-name="ce64" table:formula="of:=[.$P$48]*(1-[.$P52]/100)*(([.AE$77]/5000)*10)*(([.AE$34]/100)*20)" office:value-type="float" office:value="1200" calcext:value-type="float">
            <text:p>1200</text:p>
          </table:table-cell>
          <table:table-cell table:style-name="ce64" table:formula="of:=[.$P$48]*(1-[.$P52]/100)*(([.AF$77]/5000)*10)*(([.AF$34]/100)*20)" office:value-type="float" office:value="320" calcext:value-type="float">
            <text:p>320</text:p>
          </table:table-cell>
          <table:table-cell table:style-name="ce64" table:formula="of:=[.$P$48]*(1-[.$P52]/100)*(([.AG$77]/5000)*10)*(([.AG$34]/100)*20)" office:value-type="float" office:value="640" calcext:value-type="float">
            <text:p>640</text:p>
          </table:table-cell>
          <table:table-cell table:style-name="ce64" table:formula="of:=[.$P$48]*(1-[.$P52]/100)*(([.AH$77]/5000)*10)*(([.AH$34]/100)*20)" office:value-type="float" office:value="960" calcext:value-type="float">
            <text:p>960</text:p>
          </table:table-cell>
          <table:table-cell table:style-name="ce64" table:formula="of:=[.$P$48]*(1-[.$P52]/100)*(([.AI$77]/5000)*10)*(([.AI$34]/100)*20)" office:value-type="float" office:value="1280" calcext:value-type="float">
            <text:p>1280</text:p>
          </table:table-cell>
          <table:table-cell table:style-name="ce64" table:formula="of:=[.$P$48]*(1-[.$P52]/100)*(([.AJ$77]/5000)*10)*(([.AJ$34]/100)*20)" office:value-type="float" office:value="1600" calcext:value-type="float">
            <text:p>1600</text:p>
          </table:table-cell>
          <table:table-cell table:style-name="ce64" table:formula="of:=[.$P$48]*(1-[.$P52]/100)*(([.AK$77]/5000)*10)*(([.AK$34]/100)*20)" office:value-type="float" office:value="400" calcext:value-type="float">
            <text:p>400</text:p>
          </table:table-cell>
          <table:table-cell table:style-name="ce64" table:formula="of:=[.$P$48]*(1-[.$P52]/100)*(([.AL$77]/5000)*10)*(([.AL$34]/100)*20)" office:value-type="float" office:value="800" calcext:value-type="float">
            <text:p>800</text:p>
          </table:table-cell>
          <table:table-cell table:style-name="ce64" table:formula="of:=[.$P$48]*(1-[.$P52]/100)*(([.AM$77]/5000)*10)*(([.AM$34]/100)*20)" office:value-type="float" office:value="1200" calcext:value-type="float">
            <text:p>1200</text:p>
          </table:table-cell>
          <table:table-cell table:style-name="ce64" table:formula="of:=[.$P$48]*(1-[.$P52]/100)*(([.AN$77]/5000)*10)*(([.AN$34]/100)*20)" office:value-type="float" office:value="1600" calcext:value-type="float">
            <text:p>1600</text:p>
          </table:table-cell>
          <table:table-cell table:style-name="ce64" table:formula="of:=[.$P$48]*(1-[.$P52]/100)*(([.AO$77]/5000)*10)*(([.AO$34]/100)*20)" office:value-type="float" office:value="2000" calcext:value-type="float">
            <text:p>2000</text:p>
          </table:table-cell>
          <table:table-cell table:style-name="ce64" table:formula="of:=[.$P$48]*(1-[.$P52]/100)*(([.AP$77]/5000)*10)*(([.AP$34]/100)*20)" office:value-type="float" office:value="480" calcext:value-type="float">
            <text:p>480</text:p>
          </table:table-cell>
          <table:table-cell table:style-name="ce64" table:formula="of:=[.$P$48]*(1-[.$P52]/100)*(([.AQ$77]/5000)*10)*(([.AQ$34]/100)*20)" office:value-type="float" office:value="960" calcext:value-type="float">
            <text:p>960</text:p>
          </table:table-cell>
          <table:table-cell table:style-name="ce64" table:formula="of:=[.$P$48]*(1-[.$P52]/100)*(([.AR$77]/5000)*10)*(([.AR$34]/100)*20)" office:value-type="float" office:value="1440" calcext:value-type="float">
            <text:p>1440</text:p>
          </table:table-cell>
          <table:table-cell table:style-name="ce64" table:formula="of:=[.$P$48]*(1-[.$P52]/100)*(([.AS$77]/5000)*10)*(([.AS$34]/100)*20)" office:value-type="float" office:value="1920" calcext:value-type="float">
            <text:p>1920</text:p>
          </table:table-cell>
          <table:table-cell table:style-name="ce64" table:formula="of:=[.$P$48]*(1-[.$P52]/100)*(([.AT$77]/5000)*10)*(([.AT$34]/100)*20)" office:value-type="float" office:value="2400" calcext:value-type="float">
            <text:p>2400</text:p>
          </table:table-cell>
          <table:table-cell table:style-name="ce64" table:formula="of:=[.$P$48]*(1-[.$P52]/100)*(([.AU$77]/5000)*10)*(([.AU$34]/100)*20)" office:value-type="float" office:value="560" calcext:value-type="float">
            <text:p>560</text:p>
          </table:table-cell>
          <table:table-cell table:style-name="ce64" table:formula="of:=[.$P$48]*(1-[.$P52]/100)*(([.AV$77]/5000)*10)*(([.AV$34]/100)*20)" office:value-type="float" office:value="1120" calcext:value-type="float">
            <text:p>1120</text:p>
          </table:table-cell>
          <table:table-cell table:style-name="ce64" table:formula="of:=[.$P$48]*(1-[.$P52]/100)*(([.AW$77]/5000)*10)*(([.AW$34]/100)*20)" office:value-type="float" office:value="1680" calcext:value-type="float">
            <text:p>1680</text:p>
          </table:table-cell>
          <table:table-cell table:style-name="ce64" table:formula="of:=[.$P$48]*(1-[.$P52]/100)*(([.AX$77]/5000)*10)*(([.AX$34]/100)*20)" office:value-type="float" office:value="2240" calcext:value-type="float">
            <text:p>2240</text:p>
          </table:table-cell>
          <table:table-cell table:style-name="ce64" table:formula="of:=[.$P$48]*(1-[.$P52]/100)*(([.AY$77]/5000)*10)*(([.AY$34]/100)*20)" office:value-type="float" office:value="2800" calcext:value-type="float">
            <text:p>2800</text:p>
          </table:table-cell>
          <table:table-cell table:style-name="ce64" table:formula="of:=[.$P$48]*(1-[.$P52]/100)*(([.AZ$77]/5000)*10)*(([.AZ$34]/100)*20)" office:value-type="float" office:value="640" calcext:value-type="float">
            <text:p>640</text:p>
          </table:table-cell>
          <table:table-cell table:style-name="ce64" table:formula="of:=[.$P$48]*(1-[.$P52]/100)*(([.BA$77]/5000)*10)*(([.BA$34]/100)*20)" office:value-type="float" office:value="1280" calcext:value-type="float">
            <text:p>1280</text:p>
          </table:table-cell>
          <table:table-cell table:style-name="ce64" table:formula="of:=[.$P$48]*(1-[.$P52]/100)*(([.BB$77]/5000)*10)*(([.BB$34]/100)*20)" office:value-type="float" office:value="1920" calcext:value-type="float">
            <text:p>1920</text:p>
          </table:table-cell>
          <table:table-cell table:style-name="ce64" table:formula="of:=[.$P$48]*(1-[.$P52]/100)*(([.BC$77]/5000)*10)*(([.BC$34]/100)*20)" office:value-type="float" office:value="2560" calcext:value-type="float">
            <text:p>2560</text:p>
          </table:table-cell>
          <table:table-cell table:style-name="ce64" table:formula="of:=[.$P$48]*(1-[.$P52]/100)*(([.BD$77]/5000)*10)*(([.BD$34]/100)*20)" office:value-type="float" office:value="3200" calcext:value-type="float">
            <text:p>3200</text:p>
          </table:table-cell>
          <table:table-cell table:style-name="ce64" table:formula="of:=[.$P$48]*(1-[.$P52]/100)*(([.BE$77]/5000)*10)*(([.BE$34]/100)*20)" office:value-type="float" office:value="720" calcext:value-type="float">
            <text:p>720</text:p>
          </table:table-cell>
          <table:table-cell table:style-name="ce64" table:formula="of:=[.$P$48]*(1-[.$P52]/100)*(([.BF$77]/5000)*10)*(([.BF$34]/100)*20)" office:value-type="float" office:value="1440" calcext:value-type="float">
            <text:p>1440</text:p>
          </table:table-cell>
          <table:table-cell table:style-name="ce64" table:formula="of:=[.$P$48]*(1-[.$P52]/100)*(([.BG$77]/5000)*10)*(([.BG$34]/100)*20)" office:value-type="float" office:value="2160" calcext:value-type="float">
            <text:p>2160</text:p>
          </table:table-cell>
          <table:table-cell table:style-name="ce64" table:formula="of:=[.$P$48]*(1-[.$P52]/100)*(([.BH$77]/5000)*10)*(([.BH$34]/100)*20)" office:value-type="float" office:value="2880" calcext:value-type="float">
            <text:p>2880</text:p>
          </table:table-cell>
          <table:table-cell table:style-name="ce64" table:formula="of:=[.$P$48]*(1-[.$P52]/100)*(([.BI$77]/5000)*10)*(([.BI$34]/100)*20)" office:value-type="float" office:value="3600" calcext:value-type="float">
            <text:p>3600</text:p>
          </table:table-cell>
          <table:table-cell table:style-name="ce64" table:formula="of:=[.$P$48]*(1-[.$P52]/100)*(([.BJ$77]/5000)*10)*(([.BJ$34]/100)*20)" office:value-type="float" office:value="800" calcext:value-type="float">
            <text:p>800</text:p>
          </table:table-cell>
          <table:table-cell table:style-name="ce64" table:formula="of:=[.$P$48]*(1-[.$P52]/100)*(([.BK$77]/5000)*10)*(([.BK$34]/100)*20)" office:value-type="float" office:value="1600" calcext:value-type="float">
            <text:p>1600</text:p>
          </table:table-cell>
          <table:table-cell table:style-name="ce64" table:formula="of:=[.$P$48]*(1-[.$P52]/100)*(([.BL$77]/5000)*10)*(([.BL$34]/100)*20)" office:value-type="float" office:value="2400" calcext:value-type="float">
            <text:p>2400</text:p>
          </table:table-cell>
          <table:table-cell table:style-name="ce64" table:formula="of:=[.$P$48]*(1-[.$P52]/100)*(([.BM$77]/5000)*10)*(([.BM$34]/100)*20)" office:value-type="float" office:value="3200" calcext:value-type="float">
            <text:p>3200</text:p>
          </table:table-cell>
          <table:table-cell table:style-name="ce64" table:formula="of:=[.$P$48]*(1-[.$P52]/100)*(([.BN$77]/5000)*10)*(([.BN$34]/100)*20)" office:value-type="float" office:value="4000" calcext:value-type="float">
            <text:p>40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formula="of:=[.$B$48]*(1-[.$B53]/100)*(([.C$76]/5000)*10)" office:value-type="float" office:value="100" calcext:value-type="float">
            <text:p>100</text:p>
          </table:table-cell>
          <table:table-cell table:formula="of:=[.$B$48]*(1-[.$B53]/100)*(([.D$76]/5000)*10)" office:value-type="float" office:value="200" calcext:value-type="float">
            <text:p>200</text:p>
          </table:table-cell>
          <table:table-cell table:formula="of:=[.$B$48]*(1-[.$B53]/100)*(([.E$76]/5000)*10)" office:value-type="float" office:value="300" calcext:value-type="float">
            <text:p>300</text:p>
          </table:table-cell>
          <table:table-cell table:formula="of:=[.$B$48]*(1-[.$B53]/100)*(([.F$76]/5000)*10)" office:value-type="float" office:value="400" calcext:value-type="float">
            <text:p>400</text:p>
          </table:table-cell>
          <table:table-cell table:formula="of:=[.$B$48]*(1-[.$B53]/100)*(([.G$76]/5000)*10)" office:value-type="float" office:value="500" calcext:value-type="float">
            <text:p>500</text:p>
          </table:table-cell>
          <table:table-cell table:formula="of:=[.$B$48]*(1-[.$B53]/100)*(([.H$76]/5000)*10)" office:value-type="float" office:value="600" calcext:value-type="float">
            <text:p>600</text:p>
          </table:table-cell>
          <table:table-cell table:formula="of:=[.$B$48]*(1-[.$B53]/100)*(([.I$76]/5000)*10)" office:value-type="float" office:value="700" calcext:value-type="float">
            <text:p>700</text:p>
          </table:table-cell>
          <table:table-cell table:formula="of:=[.$B$48]*(1-[.$B53]/100)*(([.J$76]/5000)*10)" office:value-type="float" office:value="800" calcext:value-type="float">
            <text:p>800</text:p>
          </table:table-cell>
          <table:table-cell table:formula="of:=[.$B$48]*(1-[.$B53]/100)*(([.K$76]/5000)*10)" office:value-type="float" office:value="900" calcext:value-type="float">
            <text:p>900</text:p>
          </table:table-cell>
          <table:table-cell table:formula="of:=[.$B$48]*(1-[.$B53]/100)*(([.L$76]/5000)*10)" office:value-type="float" office:value="1000" calcext:value-type="float">
            <text:p>1000</text:p>
          </table:table-cell>
          <table:table-cell table:number-columns-repeated="2"/>
          <table:table-cell table:style-name="ce80"/>
          <table:table-cell table:style-name="ce57" office:value-type="float" office:value="75" calcext:value-type="float">
            <text:p>75</text:p>
          </table:table-cell>
          <table:table-cell table:style-name="ce64" table:formula="of:=[.$P$48]*(1-[.$P53]/100)*(([.Q$77]/5000)*10)*(([.Q$34]/100)*20)" office:value-type="float" office:value="40" calcext:value-type="float">
            <text:p>40</text:p>
          </table:table-cell>
          <table:table-cell table:style-name="ce64" table:formula="of:=[.$P$48]*(1-[.$P53]/100)*(([.R$77]/5000)*10)*(([.R$34]/100)*20)" office:value-type="float" office:value="80" calcext:value-type="float">
            <text:p>80</text:p>
          </table:table-cell>
          <table:table-cell table:style-name="ce64" table:formula="of:=[.$P$48]*(1-[.$P53]/100)*(([.S$77]/5000)*10)*(([.S$34]/100)*20)" office:value-type="float" office:value="120" calcext:value-type="float">
            <text:p>120</text:p>
          </table:table-cell>
          <table:table-cell table:style-name="ce64" table:formula="of:=[.$P$48]*(1-[.$P53]/100)*(([.T$77]/5000)*10)*(([.T$34]/100)*20)" office:value-type="float" office:value="160" calcext:value-type="float">
            <text:p>160</text:p>
          </table:table-cell>
          <table:table-cell table:style-name="ce64" table:formula="of:=[.$P$48]*(1-[.$P53]/100)*(([.U$77]/5000)*10)*(([.U$34]/100)*20)" office:value-type="float" office:value="200" calcext:value-type="float">
            <text:p>200</text:p>
          </table:table-cell>
          <table:table-cell table:style-name="ce64" table:formula="of:=[.$P$48]*(1-[.$P53]/100)*(([.V$77]/5000)*10)*(([.V$34]/100)*20)" office:value-type="float" office:value="80" calcext:value-type="float">
            <text:p>80</text:p>
          </table:table-cell>
          <table:table-cell table:style-name="ce64" table:formula="of:=[.$P$48]*(1-[.$P53]/100)*(([.W$77]/5000)*10)*(([.W$34]/100)*20)" office:value-type="float" office:value="160" calcext:value-type="float">
            <text:p>160</text:p>
          </table:table-cell>
          <table:table-cell table:style-name="ce64" table:formula="of:=[.$P$48]*(1-[.$P53]/100)*(([.X$77]/5000)*10)*(([.X$34]/100)*20)" office:value-type="float" office:value="240" calcext:value-type="float">
            <text:p>240</text:p>
          </table:table-cell>
          <table:table-cell table:style-name="ce64" table:formula="of:=[.$P$48]*(1-[.$P53]/100)*(([.Y$77]/5000)*10)*(([.Y$34]/100)*20)" office:value-type="float" office:value="320" calcext:value-type="float">
            <text:p>320</text:p>
          </table:table-cell>
          <table:table-cell table:style-name="ce64" table:formula="of:=[.$P$48]*(1-[.$P53]/100)*(([.Z$77]/5000)*10)*(([.Z$34]/100)*20)" office:value-type="float" office:value="400" calcext:value-type="float">
            <text:p>400</text:p>
          </table:table-cell>
          <table:table-cell table:style-name="ce64" table:formula="of:=[.$P$48]*(1-[.$P53]/100)*(([.AA$77]/5000)*10)*(([.AA$34]/100)*20)" office:value-type="float" office:value="120" calcext:value-type="float">
            <text:p>120</text:p>
          </table:table-cell>
          <table:table-cell table:style-name="ce64" table:formula="of:=[.$P$48]*(1-[.$P53]/100)*(([.AB$77]/5000)*10)*(([.AB$34]/100)*20)" office:value-type="float" office:value="240" calcext:value-type="float">
            <text:p>240</text:p>
          </table:table-cell>
          <table:table-cell table:style-name="ce64" table:formula="of:=[.$P$48]*(1-[.$P53]/100)*(([.AC$77]/5000)*10)*(([.AC$34]/100)*20)" office:value-type="float" office:value="360" calcext:value-type="float">
            <text:p>360</text:p>
          </table:table-cell>
          <table:table-cell table:style-name="ce64" table:formula="of:=[.$P$48]*(1-[.$P53]/100)*(([.AD$77]/5000)*10)*(([.AD$34]/100)*20)" office:value-type="float" office:value="480" calcext:value-type="float">
            <text:p>480</text:p>
          </table:table-cell>
          <table:table-cell table:style-name="ce64" table:formula="of:=[.$P$48]*(1-[.$P53]/100)*(([.AE$77]/5000)*10)*(([.AE$34]/100)*20)" office:value-type="float" office:value="600" calcext:value-type="float">
            <text:p>600</text:p>
          </table:table-cell>
          <table:table-cell table:style-name="ce64" table:formula="of:=[.$P$48]*(1-[.$P53]/100)*(([.AF$77]/5000)*10)*(([.AF$34]/100)*20)" office:value-type="float" office:value="160" calcext:value-type="float">
            <text:p>160</text:p>
          </table:table-cell>
          <table:table-cell table:style-name="ce64" table:formula="of:=[.$P$48]*(1-[.$P53]/100)*(([.AG$77]/5000)*10)*(([.AG$34]/100)*20)" office:value-type="float" office:value="320" calcext:value-type="float">
            <text:p>320</text:p>
          </table:table-cell>
          <table:table-cell table:style-name="ce64" table:formula="of:=[.$P$48]*(1-[.$P53]/100)*(([.AH$77]/5000)*10)*(([.AH$34]/100)*20)" office:value-type="float" office:value="480" calcext:value-type="float">
            <text:p>480</text:p>
          </table:table-cell>
          <table:table-cell table:style-name="ce64" table:formula="of:=[.$P$48]*(1-[.$P53]/100)*(([.AI$77]/5000)*10)*(([.AI$34]/100)*20)" office:value-type="float" office:value="640" calcext:value-type="float">
            <text:p>640</text:p>
          </table:table-cell>
          <table:table-cell table:style-name="ce64" table:formula="of:=[.$P$48]*(1-[.$P53]/100)*(([.AJ$77]/5000)*10)*(([.AJ$34]/100)*20)" office:value-type="float" office:value="800" calcext:value-type="float">
            <text:p>800</text:p>
          </table:table-cell>
          <table:table-cell table:style-name="ce64" table:formula="of:=[.$P$48]*(1-[.$P53]/100)*(([.AK$77]/5000)*10)*(([.AK$34]/100)*20)" office:value-type="float" office:value="200" calcext:value-type="float">
            <text:p>200</text:p>
          </table:table-cell>
          <table:table-cell table:style-name="ce64" table:formula="of:=[.$P$48]*(1-[.$P53]/100)*(([.AL$77]/5000)*10)*(([.AL$34]/100)*20)" office:value-type="float" office:value="400" calcext:value-type="float">
            <text:p>400</text:p>
          </table:table-cell>
          <table:table-cell table:style-name="ce64" table:formula="of:=[.$P$48]*(1-[.$P53]/100)*(([.AM$77]/5000)*10)*(([.AM$34]/100)*20)" office:value-type="float" office:value="600" calcext:value-type="float">
            <text:p>600</text:p>
          </table:table-cell>
          <table:table-cell table:style-name="ce64" table:formula="of:=[.$P$48]*(1-[.$P53]/100)*(([.AN$77]/5000)*10)*(([.AN$34]/100)*20)" office:value-type="float" office:value="800" calcext:value-type="float">
            <text:p>800</text:p>
          </table:table-cell>
          <table:table-cell table:style-name="ce64" table:formula="of:=[.$P$48]*(1-[.$P53]/100)*(([.AO$77]/5000)*10)*(([.AO$34]/100)*20)" office:value-type="float" office:value="1000" calcext:value-type="float">
            <text:p>1000</text:p>
          </table:table-cell>
          <table:table-cell table:style-name="ce64" table:formula="of:=[.$P$48]*(1-[.$P53]/100)*(([.AP$77]/5000)*10)*(([.AP$34]/100)*20)" office:value-type="float" office:value="240" calcext:value-type="float">
            <text:p>240</text:p>
          </table:table-cell>
          <table:table-cell table:style-name="ce64" table:formula="of:=[.$P$48]*(1-[.$P53]/100)*(([.AQ$77]/5000)*10)*(([.AQ$34]/100)*20)" office:value-type="float" office:value="480" calcext:value-type="float">
            <text:p>480</text:p>
          </table:table-cell>
          <table:table-cell table:style-name="ce64" table:formula="of:=[.$P$48]*(1-[.$P53]/100)*(([.AR$77]/5000)*10)*(([.AR$34]/100)*20)" office:value-type="float" office:value="720" calcext:value-type="float">
            <text:p>720</text:p>
          </table:table-cell>
          <table:table-cell table:style-name="ce64" table:formula="of:=[.$P$48]*(1-[.$P53]/100)*(([.AS$77]/5000)*10)*(([.AS$34]/100)*20)" office:value-type="float" office:value="960" calcext:value-type="float">
            <text:p>960</text:p>
          </table:table-cell>
          <table:table-cell table:style-name="ce64" table:formula="of:=[.$P$48]*(1-[.$P53]/100)*(([.AT$77]/5000)*10)*(([.AT$34]/100)*20)" office:value-type="float" office:value="1200" calcext:value-type="float">
            <text:p>1200</text:p>
          </table:table-cell>
          <table:table-cell table:style-name="ce64" table:formula="of:=[.$P$48]*(1-[.$P53]/100)*(([.AU$77]/5000)*10)*(([.AU$34]/100)*20)" office:value-type="float" office:value="280" calcext:value-type="float">
            <text:p>280</text:p>
          </table:table-cell>
          <table:table-cell table:style-name="ce64" table:formula="of:=[.$P$48]*(1-[.$P53]/100)*(([.AV$77]/5000)*10)*(([.AV$34]/100)*20)" office:value-type="float" office:value="560" calcext:value-type="float">
            <text:p>560</text:p>
          </table:table-cell>
          <table:table-cell table:style-name="ce64" table:formula="of:=[.$P$48]*(1-[.$P53]/100)*(([.AW$77]/5000)*10)*(([.AW$34]/100)*20)" office:value-type="float" office:value="840" calcext:value-type="float">
            <text:p>840</text:p>
          </table:table-cell>
          <table:table-cell table:style-name="ce64" table:formula="of:=[.$P$48]*(1-[.$P53]/100)*(([.AX$77]/5000)*10)*(([.AX$34]/100)*20)" office:value-type="float" office:value="1120" calcext:value-type="float">
            <text:p>1120</text:p>
          </table:table-cell>
          <table:table-cell table:style-name="ce64" table:formula="of:=[.$P$48]*(1-[.$P53]/100)*(([.AY$77]/5000)*10)*(([.AY$34]/100)*20)" office:value-type="float" office:value="1400" calcext:value-type="float">
            <text:p>1400</text:p>
          </table:table-cell>
          <table:table-cell table:style-name="ce64" table:formula="of:=[.$P$48]*(1-[.$P53]/100)*(([.AZ$77]/5000)*10)*(([.AZ$34]/100)*20)" office:value-type="float" office:value="320" calcext:value-type="float">
            <text:p>320</text:p>
          </table:table-cell>
          <table:table-cell table:style-name="ce64" table:formula="of:=[.$P$48]*(1-[.$P53]/100)*(([.BA$77]/5000)*10)*(([.BA$34]/100)*20)" office:value-type="float" office:value="640" calcext:value-type="float">
            <text:p>640</text:p>
          </table:table-cell>
          <table:table-cell table:style-name="ce64" table:formula="of:=[.$P$48]*(1-[.$P53]/100)*(([.BB$77]/5000)*10)*(([.BB$34]/100)*20)" office:value-type="float" office:value="960" calcext:value-type="float">
            <text:p>960</text:p>
          </table:table-cell>
          <table:table-cell table:style-name="ce64" table:formula="of:=[.$P$48]*(1-[.$P53]/100)*(([.BC$77]/5000)*10)*(([.BC$34]/100)*20)" office:value-type="float" office:value="1280" calcext:value-type="float">
            <text:p>1280</text:p>
          </table:table-cell>
          <table:table-cell table:style-name="ce64" table:formula="of:=[.$P$48]*(1-[.$P53]/100)*(([.BD$77]/5000)*10)*(([.BD$34]/100)*20)" office:value-type="float" office:value="1600" calcext:value-type="float">
            <text:p>1600</text:p>
          </table:table-cell>
          <table:table-cell table:style-name="ce64" table:formula="of:=[.$P$48]*(1-[.$P53]/100)*(([.BE$77]/5000)*10)*(([.BE$34]/100)*20)" office:value-type="float" office:value="360" calcext:value-type="float">
            <text:p>360</text:p>
          </table:table-cell>
          <table:table-cell table:style-name="ce64" table:formula="of:=[.$P$48]*(1-[.$P53]/100)*(([.BF$77]/5000)*10)*(([.BF$34]/100)*20)" office:value-type="float" office:value="720" calcext:value-type="float">
            <text:p>720</text:p>
          </table:table-cell>
          <table:table-cell table:style-name="ce64" table:formula="of:=[.$P$48]*(1-[.$P53]/100)*(([.BG$77]/5000)*10)*(([.BG$34]/100)*20)" office:value-type="float" office:value="1080" calcext:value-type="float">
            <text:p>1080</text:p>
          </table:table-cell>
          <table:table-cell table:style-name="ce64" table:formula="of:=[.$P$48]*(1-[.$P53]/100)*(([.BH$77]/5000)*10)*(([.BH$34]/100)*20)" office:value-type="float" office:value="1440" calcext:value-type="float">
            <text:p>1440</text:p>
          </table:table-cell>
          <table:table-cell table:style-name="ce64" table:formula="of:=[.$P$48]*(1-[.$P53]/100)*(([.BI$77]/5000)*10)*(([.BI$34]/100)*20)" office:value-type="float" office:value="1800" calcext:value-type="float">
            <text:p>1800</text:p>
          </table:table-cell>
          <table:table-cell table:style-name="ce64" table:formula="of:=[.$P$48]*(1-[.$P53]/100)*(([.BJ$77]/5000)*10)*(([.BJ$34]/100)*20)" office:value-type="float" office:value="400" calcext:value-type="float">
            <text:p>400</text:p>
          </table:table-cell>
          <table:table-cell table:style-name="ce64" table:formula="of:=[.$P$48]*(1-[.$P53]/100)*(([.BK$77]/5000)*10)*(([.BK$34]/100)*20)" office:value-type="float" office:value="800" calcext:value-type="float">
            <text:p>800</text:p>
          </table:table-cell>
          <table:table-cell table:style-name="ce64" table:formula="of:=[.$P$48]*(1-[.$P53]/100)*(([.BL$77]/5000)*10)*(([.BL$34]/100)*20)" office:value-type="float" office:value="1200" calcext:value-type="float">
            <text:p>1200</text:p>
          </table:table-cell>
          <table:table-cell table:style-name="ce64" table:formula="of:=[.$P$48]*(1-[.$P53]/100)*(([.BM$77]/5000)*10)*(([.BM$34]/100)*20)" office:value-type="float" office:value="1600" calcext:value-type="float">
            <text:p>1600</text:p>
          </table:table-cell>
          <table:table-cell table:style-name="ce64" table:formula="of:=[.$P$48]*(1-[.$P53]/100)*(([.BN$77]/5000)*10)*(([.BN$34]/100)*20)" office:value-type="float" office:value="2000" calcext:value-type="float">
            <text:p>20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 table:style-name="ce18"/>
          <table:table-cell table:style-name="ce58" office:value-type="float" office:value="99" calcext:value-type="float">
            <text:p>99</text:p>
          </table:table-cell>
          <table:table-cell table:formula="of:=[.$B$48]*(1-[.$B54]/100)*(([.C$76]/5000)*10)" office:value-type="float" office:value="4" calcext:value-type="float">
            <text:p>4</text:p>
          </table:table-cell>
          <table:table-cell table:formula="of:=[.$B$48]*(1-[.$B54]/100)*(([.D$76]/5000)*10)" office:value-type="float" office:value="8.00000000000001" calcext:value-type="float">
            <text:p>8,00000000000001</text:p>
          </table:table-cell>
          <table:table-cell table:formula="of:=[.$B$48]*(1-[.$B54]/100)*(([.E$76]/5000)*10)" office:value-type="float" office:value="12" calcext:value-type="float">
            <text:p>12</text:p>
          </table:table-cell>
          <table:table-cell table:formula="of:=[.$B$48]*(1-[.$B54]/100)*(([.F$76]/5000)*10)" office:value-type="float" office:value="16" calcext:value-type="float">
            <text:p>16</text:p>
          </table:table-cell>
          <table:table-cell table:formula="of:=[.$B$48]*(1-[.$B54]/100)*(([.G$76]/5000)*10)" office:value-type="float" office:value="20" calcext:value-type="float">
            <text:p>20</text:p>
          </table:table-cell>
          <table:table-cell table:formula="of:=[.$B$48]*(1-[.$B54]/100)*(([.H$76]/5000)*10)" office:value-type="float" office:value="24" calcext:value-type="float">
            <text:p>24</text:p>
          </table:table-cell>
          <table:table-cell table:formula="of:=[.$B$48]*(1-[.$B54]/100)*(([.I$76]/5000)*10)" office:value-type="float" office:value="28" calcext:value-type="float">
            <text:p>28</text:p>
          </table:table-cell>
          <table:table-cell table:formula="of:=[.$B$48]*(1-[.$B54]/100)*(([.J$76]/5000)*10)" office:value-type="float" office:value="32" calcext:value-type="float">
            <text:p>32</text:p>
          </table:table-cell>
          <table:table-cell table:formula="of:=[.$B$48]*(1-[.$B54]/100)*(([.K$76]/5000)*10)" office:value-type="float" office:value="36" calcext:value-type="float">
            <text:p>36</text:p>
          </table:table-cell>
          <table:table-cell table:formula="of:=[.$B$48]*(1-[.$B54]/100)*(([.L$76]/5000)*10)" office:value-type="float" office:value="40" calcext:value-type="float">
            <text:p>40</text:p>
          </table:table-cell>
          <table:table-cell table:number-columns-repeated="2"/>
          <table:table-cell table:style-name="ce81"/>
          <table:table-cell table:style-name="ce58" office:value-type="float" office:value="99" calcext:value-type="float">
            <text:p>99</text:p>
          </table:table-cell>
          <table:table-cell table:style-name="ce64" table:formula="of:=[.$P$48]*(1-[.$P54]/100)*(([.Q$77]/5000)*10)*(([.Q$34]/100)*20)" office:value-type="float" office:value="1.6" calcext:value-type="float">
            <text:p>1,6</text:p>
          </table:table-cell>
          <table:table-cell table:style-name="ce64" table:formula="of:=[.$P$48]*(1-[.$P54]/100)*(([.R$77]/5000)*10)*(([.R$34]/100)*20)" office:value-type="float" office:value="3.2" calcext:value-type="float">
            <text:p>3,2</text:p>
          </table:table-cell>
          <table:table-cell table:style-name="ce64" table:formula="of:=[.$P$48]*(1-[.$P54]/100)*(([.S$77]/5000)*10)*(([.S$34]/100)*20)" office:value-type="float" office:value="4.8" calcext:value-type="float">
            <text:p>4,8</text:p>
          </table:table-cell>
          <table:table-cell table:style-name="ce64" table:formula="of:=[.$P$48]*(1-[.$P54]/100)*(([.T$77]/5000)*10)*(([.T$34]/100)*20)" office:value-type="float" office:value="6.40000000000001" calcext:value-type="float">
            <text:p>6,40000000000001</text:p>
          </table:table-cell>
          <table:table-cell table:style-name="ce64" table:formula="of:=[.$P$48]*(1-[.$P54]/100)*(([.U$77]/5000)*10)*(([.U$34]/100)*20)" office:value-type="float" office:value="8.00000000000001" calcext:value-type="float">
            <text:p>8,00000000000001</text:p>
          </table:table-cell>
          <table:table-cell table:style-name="ce64" table:formula="of:=[.$P$48]*(1-[.$P54]/100)*(([.V$77]/5000)*10)*(([.V$34]/100)*20)" office:value-type="float" office:value="3.2" calcext:value-type="float">
            <text:p>3,2</text:p>
          </table:table-cell>
          <table:table-cell table:style-name="ce64" table:formula="of:=[.$P$48]*(1-[.$P54]/100)*(([.W$77]/5000)*10)*(([.W$34]/100)*20)" office:value-type="float" office:value="6.40000000000001" calcext:value-type="float">
            <text:p>6,40000000000001</text:p>
          </table:table-cell>
          <table:table-cell table:style-name="ce64" table:formula="of:=[.$P$48]*(1-[.$P54]/100)*(([.X$77]/5000)*10)*(([.X$34]/100)*20)" office:value-type="float" office:value="9.60000000000001" calcext:value-type="float">
            <text:p>9,60000000000001</text:p>
          </table:table-cell>
          <table:table-cell table:style-name="ce64" table:formula="of:=[.$P$48]*(1-[.$P54]/100)*(([.Y$77]/5000)*10)*(([.Y$34]/100)*20)" office:value-type="float" office:value="12.8" calcext:value-type="float">
            <text:p>12,8</text:p>
          </table:table-cell>
          <table:table-cell table:style-name="ce64" table:formula="of:=[.$P$48]*(1-[.$P54]/100)*(([.Z$77]/5000)*10)*(([.Z$34]/100)*20)" office:value-type="float" office:value="16" calcext:value-type="float">
            <text:p>16</text:p>
          </table:table-cell>
          <table:table-cell table:style-name="ce64" table:formula="of:=[.$P$48]*(1-[.$P54]/100)*(([.AA$77]/5000)*10)*(([.AA$34]/100)*20)" office:value-type="float" office:value="4.8" calcext:value-type="float">
            <text:p>4,8</text:p>
          </table:table-cell>
          <table:table-cell table:style-name="ce64" table:formula="of:=[.$P$48]*(1-[.$P54]/100)*(([.AB$77]/5000)*10)*(([.AB$34]/100)*20)" office:value-type="float" office:value="9.60000000000001" calcext:value-type="float">
            <text:p>9,60000000000001</text:p>
          </table:table-cell>
          <table:table-cell table:style-name="ce64" table:formula="of:=[.$P$48]*(1-[.$P54]/100)*(([.AC$77]/5000)*10)*(([.AC$34]/100)*20)" office:value-type="float" office:value="14.4" calcext:value-type="float">
            <text:p>14,4</text:p>
          </table:table-cell>
          <table:table-cell table:style-name="ce64" table:formula="of:=[.$P$48]*(1-[.$P54]/100)*(([.AD$77]/5000)*10)*(([.AD$34]/100)*20)" office:value-type="float" office:value="19.2" calcext:value-type="float">
            <text:p>19,2</text:p>
          </table:table-cell>
          <table:table-cell table:style-name="ce64" table:formula="of:=[.$P$48]*(1-[.$P54]/100)*(([.AE$77]/5000)*10)*(([.AE$34]/100)*20)" office:value-type="float" office:value="24" calcext:value-type="float">
            <text:p>24</text:p>
          </table:table-cell>
          <table:table-cell table:style-name="ce64" table:formula="of:=[.$P$48]*(1-[.$P54]/100)*(([.AF$77]/5000)*10)*(([.AF$34]/100)*20)" office:value-type="float" office:value="6.40000000000001" calcext:value-type="float">
            <text:p>6,40000000000001</text:p>
          </table:table-cell>
          <table:table-cell table:style-name="ce64" table:formula="of:=[.$P$48]*(1-[.$P54]/100)*(([.AG$77]/5000)*10)*(([.AG$34]/100)*20)" office:value-type="float" office:value="12.8" calcext:value-type="float">
            <text:p>12,8</text:p>
          </table:table-cell>
          <table:table-cell table:style-name="ce64" table:formula="of:=[.$P$48]*(1-[.$P54]/100)*(([.AH$77]/5000)*10)*(([.AH$34]/100)*20)" office:value-type="float" office:value="19.2" calcext:value-type="float">
            <text:p>19,2</text:p>
          </table:table-cell>
          <table:table-cell table:style-name="ce64" table:formula="of:=[.$P$48]*(1-[.$P54]/100)*(([.AI$77]/5000)*10)*(([.AI$34]/100)*20)" office:value-type="float" office:value="25.6" calcext:value-type="float">
            <text:p>25,6</text:p>
          </table:table-cell>
          <table:table-cell table:style-name="ce64" table:formula="of:=[.$P$48]*(1-[.$P54]/100)*(([.AJ$77]/5000)*10)*(([.AJ$34]/100)*20)" office:value-type="float" office:value="32" calcext:value-type="float">
            <text:p>32</text:p>
          </table:table-cell>
          <table:table-cell table:style-name="ce64" table:formula="of:=[.$P$48]*(1-[.$P54]/100)*(([.AK$77]/5000)*10)*(([.AK$34]/100)*20)" office:value-type="float" office:value="8.00000000000001" calcext:value-type="float">
            <text:p>8,00000000000001</text:p>
          </table:table-cell>
          <table:table-cell table:style-name="ce64" table:formula="of:=[.$P$48]*(1-[.$P54]/100)*(([.AL$77]/5000)*10)*(([.AL$34]/100)*20)" office:value-type="float" office:value="16" calcext:value-type="float">
            <text:p>16</text:p>
          </table:table-cell>
          <table:table-cell table:style-name="ce64" table:formula="of:=[.$P$48]*(1-[.$P54]/100)*(([.AM$77]/5000)*10)*(([.AM$34]/100)*20)" office:value-type="float" office:value="24" calcext:value-type="float">
            <text:p>24</text:p>
          </table:table-cell>
          <table:table-cell table:style-name="ce64" table:formula="of:=[.$P$48]*(1-[.$P54]/100)*(([.AN$77]/5000)*10)*(([.AN$34]/100)*20)" office:value-type="float" office:value="32" calcext:value-type="float">
            <text:p>32</text:p>
          </table:table-cell>
          <table:table-cell table:style-name="ce64" table:formula="of:=[.$P$48]*(1-[.$P54]/100)*(([.AO$77]/5000)*10)*(([.AO$34]/100)*20)" office:value-type="float" office:value="40" calcext:value-type="float">
            <text:p>40</text:p>
          </table:table-cell>
          <table:table-cell table:style-name="ce64" table:formula="of:=[.$P$48]*(1-[.$P54]/100)*(([.AP$77]/5000)*10)*(([.AP$34]/100)*20)" office:value-type="float" office:value="9.60000000000001" calcext:value-type="float">
            <text:p>9,60000000000001</text:p>
          </table:table-cell>
          <table:table-cell table:style-name="ce64" table:formula="of:=[.$P$48]*(1-[.$P54]/100)*(([.AQ$77]/5000)*10)*(([.AQ$34]/100)*20)" office:value-type="float" office:value="19.2" calcext:value-type="float">
            <text:p>19,2</text:p>
          </table:table-cell>
          <table:table-cell table:style-name="ce64" table:formula="of:=[.$P$48]*(1-[.$P54]/100)*(([.AR$77]/5000)*10)*(([.AR$34]/100)*20)" office:value-type="float" office:value="28.8" calcext:value-type="float">
            <text:p>28,8</text:p>
          </table:table-cell>
          <table:table-cell table:style-name="ce64" table:formula="of:=[.$P$48]*(1-[.$P54]/100)*(([.AS$77]/5000)*10)*(([.AS$34]/100)*20)" office:value-type="float" office:value="38.4" calcext:value-type="float">
            <text:p>38,4</text:p>
          </table:table-cell>
          <table:table-cell table:style-name="ce64" table:formula="of:=[.$P$48]*(1-[.$P54]/100)*(([.AT$77]/5000)*10)*(([.AT$34]/100)*20)" office:value-type="float" office:value="48" calcext:value-type="float">
            <text:p>48</text:p>
          </table:table-cell>
          <table:table-cell table:style-name="ce64" table:formula="of:=[.$P$48]*(1-[.$P54]/100)*(([.AU$77]/5000)*10)*(([.AU$34]/100)*20)" office:value-type="float" office:value="11.2" calcext:value-type="float">
            <text:p>11,2</text:p>
          </table:table-cell>
          <table:table-cell table:style-name="ce64" table:formula="of:=[.$P$48]*(1-[.$P54]/100)*(([.AV$77]/5000)*10)*(([.AV$34]/100)*20)" office:value-type="float" office:value="22.4" calcext:value-type="float">
            <text:p>22,4</text:p>
          </table:table-cell>
          <table:table-cell table:style-name="ce64" table:formula="of:=[.$P$48]*(1-[.$P54]/100)*(([.AW$77]/5000)*10)*(([.AW$34]/100)*20)" office:value-type="float" office:value="33.6" calcext:value-type="float">
            <text:p>33,6</text:p>
          </table:table-cell>
          <table:table-cell table:style-name="ce64" table:formula="of:=[.$P$48]*(1-[.$P54]/100)*(([.AX$77]/5000)*10)*(([.AX$34]/100)*20)" office:value-type="float" office:value="44.8" calcext:value-type="float">
            <text:p>44,8</text:p>
          </table:table-cell>
          <table:table-cell table:style-name="ce64" table:formula="of:=[.$P$48]*(1-[.$P54]/100)*(([.AY$77]/5000)*10)*(([.AY$34]/100)*20)" office:value-type="float" office:value="56.0000000000001" calcext:value-type="float">
            <text:p>56,0000000000001</text:p>
          </table:table-cell>
          <table:table-cell table:style-name="ce64" table:formula="of:=[.$P$48]*(1-[.$P54]/100)*(([.AZ$77]/5000)*10)*(([.AZ$34]/100)*20)" office:value-type="float" office:value="12.8" calcext:value-type="float">
            <text:p>12,8</text:p>
          </table:table-cell>
          <table:table-cell table:style-name="ce64" table:formula="of:=[.$P$48]*(1-[.$P54]/100)*(([.BA$77]/5000)*10)*(([.BA$34]/100)*20)" office:value-type="float" office:value="25.6" calcext:value-type="float">
            <text:p>25,6</text:p>
          </table:table-cell>
          <table:table-cell table:style-name="ce64" table:formula="of:=[.$P$48]*(1-[.$P54]/100)*(([.BB$77]/5000)*10)*(([.BB$34]/100)*20)" office:value-type="float" office:value="38.4" calcext:value-type="float">
            <text:p>38,4</text:p>
          </table:table-cell>
          <table:table-cell table:style-name="ce64" table:formula="of:=[.$P$48]*(1-[.$P54]/100)*(([.BC$77]/5000)*10)*(([.BC$34]/100)*20)" office:value-type="float" office:value="51.2" calcext:value-type="float">
            <text:p>51,2</text:p>
          </table:table-cell>
          <table:table-cell table:style-name="ce64" table:formula="of:=[.$P$48]*(1-[.$P54]/100)*(([.BD$77]/5000)*10)*(([.BD$34]/100)*20)" office:value-type="float" office:value="64.0000000000001" calcext:value-type="float">
            <text:p>64,0000000000001</text:p>
          </table:table-cell>
          <table:table-cell table:style-name="ce64" table:formula="of:=[.$P$48]*(1-[.$P54]/100)*(([.BE$77]/5000)*10)*(([.BE$34]/100)*20)" office:value-type="float" office:value="14.4" calcext:value-type="float">
            <text:p>14,4</text:p>
          </table:table-cell>
          <table:table-cell table:style-name="ce64" table:formula="of:=[.$P$48]*(1-[.$P54]/100)*(([.BF$77]/5000)*10)*(([.BF$34]/100)*20)" office:value-type="float" office:value="28.8" calcext:value-type="float">
            <text:p>28,8</text:p>
          </table:table-cell>
          <table:table-cell table:style-name="ce64" table:formula="of:=[.$P$48]*(1-[.$P54]/100)*(([.BG$77]/5000)*10)*(([.BG$34]/100)*20)" office:value-type="float" office:value="43.2" calcext:value-type="float">
            <text:p>43,2</text:p>
          </table:table-cell>
          <table:table-cell table:style-name="ce64" table:formula="of:=[.$P$48]*(1-[.$P54]/100)*(([.BH$77]/5000)*10)*(([.BH$34]/100)*20)" office:value-type="float" office:value="57.6000000000001" calcext:value-type="float">
            <text:p>57,6000000000001</text:p>
          </table:table-cell>
          <table:table-cell table:style-name="ce64" table:formula="of:=[.$P$48]*(1-[.$P54]/100)*(([.BI$77]/5000)*10)*(([.BI$34]/100)*20)" office:value-type="float" office:value="72.0000000000001" calcext:value-type="float">
            <text:p>72,0000000000001</text:p>
          </table:table-cell>
          <table:table-cell table:style-name="ce64" table:formula="of:=[.$P$48]*(1-[.$P54]/100)*(([.BJ$77]/5000)*10)*(([.BJ$34]/100)*20)" office:value-type="float" office:value="16" calcext:value-type="float">
            <text:p>16</text:p>
          </table:table-cell>
          <table:table-cell table:style-name="ce64" table:formula="of:=[.$P$48]*(1-[.$P54]/100)*(([.BK$77]/5000)*10)*(([.BK$34]/100)*20)" office:value-type="float" office:value="32" calcext:value-type="float">
            <text:p>32</text:p>
          </table:table-cell>
          <table:table-cell table:style-name="ce64" table:formula="of:=[.$P$48]*(1-[.$P54]/100)*(([.BL$77]/5000)*10)*(([.BL$34]/100)*20)" office:value-type="float" office:value="48" calcext:value-type="float">
            <text:p>48</text:p>
          </table:table-cell>
          <table:table-cell table:style-name="ce64" table:formula="of:=[.$P$48]*(1-[.$P54]/100)*(([.BM$77]/5000)*10)*(([.BM$34]/100)*20)" office:value-type="float" office:value="64.0000000000001" calcext:value-type="float">
            <text:p>64,0000000000001</text:p>
          </table:table-cell>
          <table:table-cell table:style-name="ce64" table:formula="of:=[.$P$48]*(1-[.$P54]/100)*(([.BN$77]/5000)*10)*(([.BN$34]/100)*20)" office:value-type="float" office:value="80.0000000000001" calcext:value-type="float">
            <text:p>80,0000000000001</text:p>
          </table:table-cell>
          <table:table-cell table:style-name="ce46"/>
          <table:table-cell table:style-name="ce102" table:number-columns-repeated="55"/>
          <table:table-cell table:style-name="ce114"/>
          <table:table-cell table:style-name="ce120"/>
          <table:table-cell table:style-name="ce102" table:number-columns-repeated="10"/>
          <table:table-cell table:style-name="ce17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320" calcext:value-type="float">
            <text:p>320</text:p>
          </table:table-cell>
          <table:table-cell table:style-name="ce63" table:number-columns-repeated="10"/>
          <table:table-cell table:number-columns-repeated="2"/>
          <table:table-cell table:style-name="ce78" office:value-type="string" calcext:value-type="string">
            <text:p>Attack</text:p>
          </table:table-cell>
          <table:table-cell table:style-name="ce56" office:value-type="float" office:value="320" calcext:value-type="float">
            <text:p>320</text:p>
          </table:table-cell>
          <table:table-cell table:style-name="ce63" table:number-columns-repeated="5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100"/>
          <table:table-cell table:style-name="ce105" table:number-columns-repeated="55"/>
          <table:table-cell table:style-name="ce112"/>
          <table:table-cell table:style-name="ce119"/>
          <table:table-cell table:style-name="ce105" table:number-columns-repeated="10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formula="of:=[.$B$55]*(1-[.$B56]/100)*(([.C$76]/5000)*10)" office:value-type="float" office:value="320" calcext:value-type="float">
            <text:p>320</text:p>
          </table:table-cell>
          <table:table-cell table:formula="of:=[.$B$55]*(1-[.$B56]/100)*(([.D$76]/5000)*10)" office:value-type="float" office:value="640" calcext:value-type="float">
            <text:p>640</text:p>
          </table:table-cell>
          <table:table-cell table:formula="of:=[.$B$55]*(1-[.$B56]/100)*(([.E$76]/5000)*10)" office:value-type="float" office:value="960" calcext:value-type="float">
            <text:p>960</text:p>
          </table:table-cell>
          <table:table-cell table:formula="of:=[.$B$55]*(1-[.$B56]/100)*(([.F$76]/5000)*10)" office:value-type="float" office:value="1280" calcext:value-type="float">
            <text:p>1280</text:p>
          </table:table-cell>
          <table:table-cell table:formula="of:=[.$B$55]*(1-[.$B56]/100)*(([.G$76]/5000)*10)" office:value-type="float" office:value="1600" calcext:value-type="float">
            <text:p>1600</text:p>
          </table:table-cell>
          <table:table-cell table:formula="of:=[.$B$55]*(1-[.$B56]/100)*(([.H$76]/5000)*10)" office:value-type="float" office:value="1920" calcext:value-type="float">
            <text:p>1920</text:p>
          </table:table-cell>
          <table:table-cell table:formula="of:=[.$B$55]*(1-[.$B56]/100)*(([.I$76]/5000)*10)" office:value-type="float" office:value="2240" calcext:value-type="float">
            <text:p>2240</text:p>
          </table:table-cell>
          <table:table-cell table:formula="of:=[.$B$55]*(1-[.$B56]/100)*(([.J$76]/5000)*10)" office:value-type="float" office:value="2560" calcext:value-type="float">
            <text:p>2560</text:p>
          </table:table-cell>
          <table:table-cell table:formula="of:=[.$B$55]*(1-[.$B56]/100)*(([.K$76]/5000)*10)" office:value-type="float" office:value="2880" calcext:value-type="float">
            <text:p>2880</text:p>
          </table:table-cell>
          <table:table-cell table:formula="of:=[.$B$55]*(1-[.$B56]/100)*(([.L$76]/5000)*10)" office:value-type="float" office:value="3200" calcext:value-type="float">
            <text:p>3200</text:p>
          </table:table-cell>
          <table:table-cell table:number-columns-repeated="2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4" table:formula="of:=[.$P$55]*(1-[.$P56]/100)*(([.Q$77]/5000)*10)*(([.Q$34]/100)*20)" office:value-type="float" office:value="128" calcext:value-type="float">
            <text:p>128</text:p>
          </table:table-cell>
          <table:table-cell table:style-name="ce64" table:formula="of:=[.$P$55]*(1-[.$P56]/100)*(([.R$77]/5000)*10)*(([.R$34]/100)*20)" office:value-type="float" office:value="256" calcext:value-type="float">
            <text:p>256</text:p>
          </table:table-cell>
          <table:table-cell table:style-name="ce64" table:formula="of:=[.$P$55]*(1-[.$P56]/100)*(([.S$77]/5000)*10)*(([.S$34]/100)*20)" office:value-type="float" office:value="384" calcext:value-type="float">
            <text:p>384</text:p>
          </table:table-cell>
          <table:table-cell table:style-name="ce64" table:formula="of:=[.$P$55]*(1-[.$P56]/100)*(([.T$77]/5000)*10)*(([.T$34]/100)*20)" office:value-type="float" office:value="512" calcext:value-type="float">
            <text:p>512</text:p>
          </table:table-cell>
          <table:table-cell table:style-name="ce64" table:formula="of:=[.$P$55]*(1-[.$P56]/100)*(([.U$77]/5000)*10)*(([.U$34]/100)*20)" office:value-type="float" office:value="640" calcext:value-type="float">
            <text:p>640</text:p>
          </table:table-cell>
          <table:table-cell table:style-name="ce64" table:formula="of:=[.$P$55]*(1-[.$P56]/100)*(([.V$77]/5000)*10)*(([.V$34]/100)*20)" office:value-type="float" office:value="256" calcext:value-type="float">
            <text:p>256</text:p>
          </table:table-cell>
          <table:table-cell table:style-name="ce64" table:formula="of:=[.$P$55]*(1-[.$P56]/100)*(([.W$77]/5000)*10)*(([.W$34]/100)*20)" office:value-type="float" office:value="512" calcext:value-type="float">
            <text:p>512</text:p>
          </table:table-cell>
          <table:table-cell table:style-name="ce64" table:formula="of:=[.$P$55]*(1-[.$P56]/100)*(([.X$77]/5000)*10)*(([.X$34]/100)*20)" office:value-type="float" office:value="768" calcext:value-type="float">
            <text:p>768</text:p>
          </table:table-cell>
          <table:table-cell table:style-name="ce64" table:formula="of:=[.$P$55]*(1-[.$P56]/100)*(([.Y$77]/5000)*10)*(([.Y$34]/100)*20)" office:value-type="float" office:value="1024" calcext:value-type="float">
            <text:p>1024</text:p>
          </table:table-cell>
          <table:table-cell table:style-name="ce64" table:formula="of:=[.$P$55]*(1-[.$P56]/100)*(([.Z$77]/5000)*10)*(([.Z$34]/100)*20)" office:value-type="float" office:value="1280" calcext:value-type="float">
            <text:p>1280</text:p>
          </table:table-cell>
          <table:table-cell table:style-name="ce64" table:formula="of:=[.$P$55]*(1-[.$P56]/100)*(([.AA$77]/5000)*10)*(([.AA$34]/100)*20)" office:value-type="float" office:value="384" calcext:value-type="float">
            <text:p>384</text:p>
          </table:table-cell>
          <table:table-cell table:style-name="ce64" table:formula="of:=[.$P$55]*(1-[.$P56]/100)*(([.AB$77]/5000)*10)*(([.AB$34]/100)*20)" office:value-type="float" office:value="768" calcext:value-type="float">
            <text:p>768</text:p>
          </table:table-cell>
          <table:table-cell table:style-name="ce64" table:formula="of:=[.$P$55]*(1-[.$P56]/100)*(([.AC$77]/5000)*10)*(([.AC$34]/100)*20)" office:value-type="float" office:value="1152" calcext:value-type="float">
            <text:p>1152</text:p>
          </table:table-cell>
          <table:table-cell table:style-name="ce64" table:formula="of:=[.$P$55]*(1-[.$P56]/100)*(([.AD$77]/5000)*10)*(([.AD$34]/100)*20)" office:value-type="float" office:value="1536" calcext:value-type="float">
            <text:p>1536</text:p>
          </table:table-cell>
          <table:table-cell table:style-name="ce64" table:formula="of:=[.$P$55]*(1-[.$P56]/100)*(([.AE$77]/5000)*10)*(([.AE$34]/100)*20)" office:value-type="float" office:value="1920" calcext:value-type="float">
            <text:p>1920</text:p>
          </table:table-cell>
          <table:table-cell table:style-name="ce64" table:formula="of:=[.$P$55]*(1-[.$P56]/100)*(([.AF$77]/5000)*10)*(([.AF$34]/100)*20)" office:value-type="float" office:value="512" calcext:value-type="float">
            <text:p>512</text:p>
          </table:table-cell>
          <table:table-cell table:style-name="ce64" table:formula="of:=[.$P$55]*(1-[.$P56]/100)*(([.AG$77]/5000)*10)*(([.AG$34]/100)*20)" office:value-type="float" office:value="1024" calcext:value-type="float">
            <text:p>1024</text:p>
          </table:table-cell>
          <table:table-cell table:style-name="ce64" table:formula="of:=[.$P$55]*(1-[.$P56]/100)*(([.AH$77]/5000)*10)*(([.AH$34]/100)*20)" office:value-type="float" office:value="1536" calcext:value-type="float">
            <text:p>1536</text:p>
          </table:table-cell>
          <table:table-cell table:style-name="ce64" table:formula="of:=[.$P$55]*(1-[.$P56]/100)*(([.AI$77]/5000)*10)*(([.AI$34]/100)*20)" office:value-type="float" office:value="2048" calcext:value-type="float">
            <text:p>2048</text:p>
          </table:table-cell>
          <table:table-cell table:style-name="ce64" table:formula="of:=[.$P$55]*(1-[.$P56]/100)*(([.AJ$77]/5000)*10)*(([.AJ$34]/100)*20)" office:value-type="float" office:value="2560" calcext:value-type="float">
            <text:p>2560</text:p>
          </table:table-cell>
          <table:table-cell table:style-name="ce64" table:formula="of:=[.$P$55]*(1-[.$P56]/100)*(([.AK$77]/5000)*10)*(([.AK$34]/100)*20)" office:value-type="float" office:value="640" calcext:value-type="float">
            <text:p>640</text:p>
          </table:table-cell>
          <table:table-cell table:style-name="ce64" table:formula="of:=[.$P$55]*(1-[.$P56]/100)*(([.AL$77]/5000)*10)*(([.AL$34]/100)*20)" office:value-type="float" office:value="1280" calcext:value-type="float">
            <text:p>1280</text:p>
          </table:table-cell>
          <table:table-cell table:style-name="ce64" table:formula="of:=[.$P$55]*(1-[.$P56]/100)*(([.AM$77]/5000)*10)*(([.AM$34]/100)*20)" office:value-type="float" office:value="1920" calcext:value-type="float">
            <text:p>1920</text:p>
          </table:table-cell>
          <table:table-cell table:style-name="ce64" table:formula="of:=[.$P$55]*(1-[.$P56]/100)*(([.AN$77]/5000)*10)*(([.AN$34]/100)*20)" office:value-type="float" office:value="2560" calcext:value-type="float">
            <text:p>2560</text:p>
          </table:table-cell>
          <table:table-cell table:style-name="ce64" table:formula="of:=[.$P$55]*(1-[.$P56]/100)*(([.AO$77]/5000)*10)*(([.AO$34]/100)*20)" office:value-type="float" office:value="3200" calcext:value-type="float">
            <text:p>3200</text:p>
          </table:table-cell>
          <table:table-cell table:style-name="ce64" table:formula="of:=[.$P$55]*(1-[.$P56]/100)*(([.AP$77]/5000)*10)*(([.AP$34]/100)*20)" office:value-type="float" office:value="768" calcext:value-type="float">
            <text:p>768</text:p>
          </table:table-cell>
          <table:table-cell table:style-name="ce64" table:formula="of:=[.$P$55]*(1-[.$P56]/100)*(([.AQ$77]/5000)*10)*(([.AQ$34]/100)*20)" office:value-type="float" office:value="1536" calcext:value-type="float">
            <text:p>1536</text:p>
          </table:table-cell>
          <table:table-cell table:style-name="ce64" table:formula="of:=[.$P$55]*(1-[.$P56]/100)*(([.AR$77]/5000)*10)*(([.AR$34]/100)*20)" office:value-type="float" office:value="2304" calcext:value-type="float">
            <text:p>2304</text:p>
          </table:table-cell>
          <table:table-cell table:style-name="ce64" table:formula="of:=[.$P$55]*(1-[.$P56]/100)*(([.AS$77]/5000)*10)*(([.AS$34]/100)*20)" office:value-type="float" office:value="3072" calcext:value-type="float">
            <text:p>3072</text:p>
          </table:table-cell>
          <table:table-cell table:style-name="ce64" table:formula="of:=[.$P$55]*(1-[.$P56]/100)*(([.AT$77]/5000)*10)*(([.AT$34]/100)*20)" office:value-type="float" office:value="3840" calcext:value-type="float">
            <text:p>3840</text:p>
          </table:table-cell>
          <table:table-cell table:style-name="ce64" table:formula="of:=[.$P$55]*(1-[.$P56]/100)*(([.AU$77]/5000)*10)*(([.AU$34]/100)*20)" office:value-type="float" office:value="896" calcext:value-type="float">
            <text:p>896</text:p>
          </table:table-cell>
          <table:table-cell table:style-name="ce64" table:formula="of:=[.$P$55]*(1-[.$P56]/100)*(([.AV$77]/5000)*10)*(([.AV$34]/100)*20)" office:value-type="float" office:value="1792" calcext:value-type="float">
            <text:p>1792</text:p>
          </table:table-cell>
          <table:table-cell table:style-name="ce64" table:formula="of:=[.$P$55]*(1-[.$P56]/100)*(([.AW$77]/5000)*10)*(([.AW$34]/100)*20)" office:value-type="float" office:value="2688" calcext:value-type="float">
            <text:p>2688</text:p>
          </table:table-cell>
          <table:table-cell table:style-name="ce64" table:formula="of:=[.$P$55]*(1-[.$P56]/100)*(([.AX$77]/5000)*10)*(([.AX$34]/100)*20)" office:value-type="float" office:value="3584" calcext:value-type="float">
            <text:p>3584</text:p>
          </table:table-cell>
          <table:table-cell table:style-name="ce64" table:formula="of:=[.$P$55]*(1-[.$P56]/100)*(([.AY$77]/5000)*10)*(([.AY$34]/100)*20)" office:value-type="float" office:value="4480" calcext:value-type="float">
            <text:p>4480</text:p>
          </table:table-cell>
          <table:table-cell table:style-name="ce64" table:formula="of:=[.$P$55]*(1-[.$P56]/100)*(([.AZ$77]/5000)*10)*(([.AZ$34]/100)*20)" office:value-type="float" office:value="1024" calcext:value-type="float">
            <text:p>1024</text:p>
          </table:table-cell>
          <table:table-cell table:style-name="ce64" table:formula="of:=[.$P$55]*(1-[.$P56]/100)*(([.BA$77]/5000)*10)*(([.BA$34]/100)*20)" office:value-type="float" office:value="2048" calcext:value-type="float">
            <text:p>2048</text:p>
          </table:table-cell>
          <table:table-cell table:style-name="ce64" table:formula="of:=[.$P$55]*(1-[.$P56]/100)*(([.BB$77]/5000)*10)*(([.BB$34]/100)*20)" office:value-type="float" office:value="3072" calcext:value-type="float">
            <text:p>3072</text:p>
          </table:table-cell>
          <table:table-cell table:style-name="ce64" table:formula="of:=[.$P$55]*(1-[.$P56]/100)*(([.BC$77]/5000)*10)*(([.BC$34]/100)*20)" office:value-type="float" office:value="4096" calcext:value-type="float">
            <text:p>4096</text:p>
          </table:table-cell>
          <table:table-cell table:style-name="ce64" table:formula="of:=[.$P$55]*(1-[.$P56]/100)*(([.BD$77]/5000)*10)*(([.BD$34]/100)*20)" office:value-type="float" office:value="5120" calcext:value-type="float">
            <text:p>5120</text:p>
          </table:table-cell>
          <table:table-cell table:style-name="ce64" table:formula="of:=[.$P$55]*(1-[.$P56]/100)*(([.BE$77]/5000)*10)*(([.BE$34]/100)*20)" office:value-type="float" office:value="1152" calcext:value-type="float">
            <text:p>1152</text:p>
          </table:table-cell>
          <table:table-cell table:style-name="ce64" table:formula="of:=[.$P$55]*(1-[.$P56]/100)*(([.BF$77]/5000)*10)*(([.BF$34]/100)*20)" office:value-type="float" office:value="2304" calcext:value-type="float">
            <text:p>2304</text:p>
          </table:table-cell>
          <table:table-cell table:style-name="ce64" table:formula="of:=[.$P$55]*(1-[.$P56]/100)*(([.BG$77]/5000)*10)*(([.BG$34]/100)*20)" office:value-type="float" office:value="3456" calcext:value-type="float">
            <text:p>3456</text:p>
          </table:table-cell>
          <table:table-cell table:style-name="ce64" table:formula="of:=[.$P$55]*(1-[.$P56]/100)*(([.BH$77]/5000)*10)*(([.BH$34]/100)*20)" office:value-type="float" office:value="4608" calcext:value-type="float">
            <text:p>4608</text:p>
          </table:table-cell>
          <table:table-cell table:style-name="ce64" table:formula="of:=[.$P$55]*(1-[.$P56]/100)*(([.BI$77]/5000)*10)*(([.BI$34]/100)*20)" office:value-type="float" office:value="5760" calcext:value-type="float">
            <text:p>5760</text:p>
          </table:table-cell>
          <table:table-cell table:style-name="ce64" table:formula="of:=[.$P$55]*(1-[.$P56]/100)*(([.BJ$77]/5000)*10)*(([.BJ$34]/100)*20)" office:value-type="float" office:value="1280" calcext:value-type="float">
            <text:p>1280</text:p>
          </table:table-cell>
          <table:table-cell table:style-name="ce64" table:formula="of:=[.$P$55]*(1-[.$P56]/100)*(([.BK$77]/5000)*10)*(([.BK$34]/100)*20)" office:value-type="float" office:value="2560" calcext:value-type="float">
            <text:p>2560</text:p>
          </table:table-cell>
          <table:table-cell table:style-name="ce64" table:formula="of:=[.$P$55]*(1-[.$P56]/100)*(([.BL$77]/5000)*10)*(([.BL$34]/100)*20)" office:value-type="float" office:value="3840" calcext:value-type="float">
            <text:p>3840</text:p>
          </table:table-cell>
          <table:table-cell table:style-name="ce64" table:formula="of:=[.$P$55]*(1-[.$P56]/100)*(([.BM$77]/5000)*10)*(([.BM$34]/100)*20)" office:value-type="float" office:value="5120" calcext:value-type="float">
            <text:p>5120</text:p>
          </table:table-cell>
          <table:table-cell table:style-name="ce64" table:formula="of:=[.$P$55]*(1-[.$P56]/100)*(([.BN$77]/5000)*10)*(([.BN$34]/100)*20)" office:value-type="float" office:value="6400" calcext:value-type="float">
            <text:p>6400</text:p>
          </table:table-cell>
          <table:table-cell table:style-name="ce46"/>
          <table:table-cell table:style-name="ce102" table:number-columns-repeated="55"/>
          <table:table-cell table:style-name="ce112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formula="of:=[.$B$55]*(1-[.$B57]/100)*(([.C$76]/5000)*10)" office:value-type="float" office:value="240" calcext:value-type="float">
            <text:p>240</text:p>
          </table:table-cell>
          <table:table-cell table:formula="of:=[.$B$55]*(1-[.$B57]/100)*(([.D$76]/5000)*10)" office:value-type="float" office:value="480" calcext:value-type="float">
            <text:p>480</text:p>
          </table:table-cell>
          <table:table-cell table:formula="of:=[.$B$55]*(1-[.$B57]/100)*(([.E$76]/5000)*10)" office:value-type="float" office:value="720" calcext:value-type="float">
            <text:p>720</text:p>
          </table:table-cell>
          <table:table-cell table:formula="of:=[.$B$55]*(1-[.$B57]/100)*(([.F$76]/5000)*10)" office:value-type="float" office:value="960" calcext:value-type="float">
            <text:p>960</text:p>
          </table:table-cell>
          <table:table-cell table:formula="of:=[.$B$55]*(1-[.$B57]/100)*(([.G$76]/5000)*10)" office:value-type="float" office:value="1200" calcext:value-type="float">
            <text:p>1200</text:p>
          </table:table-cell>
          <table:table-cell table:formula="of:=[.$B$55]*(1-[.$B57]/100)*(([.H$76]/5000)*10)" office:value-type="float" office:value="1440" calcext:value-type="float">
            <text:p>1440</text:p>
          </table:table-cell>
          <table:table-cell table:formula="of:=[.$B$55]*(1-[.$B57]/100)*(([.I$76]/5000)*10)" office:value-type="float" office:value="1680" calcext:value-type="float">
            <text:p>1680</text:p>
          </table:table-cell>
          <table:table-cell table:formula="of:=[.$B$55]*(1-[.$B57]/100)*(([.J$76]/5000)*10)" office:value-type="float" office:value="1920" calcext:value-type="float">
            <text:p>1920</text:p>
          </table:table-cell>
          <table:table-cell table:formula="of:=[.$B$55]*(1-[.$B57]/100)*(([.K$76]/5000)*10)" office:value-type="float" office:value="2160" calcext:value-type="float">
            <text:p>2160</text:p>
          </table:table-cell>
          <table:table-cell table:formula="of:=[.$B$55]*(1-[.$B57]/100)*(([.L$76]/5000)*10)" office:value-type="float" office:value="2400" calcext:value-type="float">
            <text:p>2400</text:p>
          </table:table-cell>
          <table:table-cell table:number-columns-repeated="2"/>
          <table:table-cell table:style-name="ce80"/>
          <table:table-cell table:style-name="ce57" office:value-type="float" office:value="25" calcext:value-type="float">
            <text:p>25</text:p>
          </table:table-cell>
          <table:table-cell table:style-name="ce64" table:formula="of:=[.$P$55]*(1-[.$P57]/100)*(([.Q$77]/5000)*10)*(([.Q$34]/100)*20)" office:value-type="float" office:value="96" calcext:value-type="float">
            <text:p>96</text:p>
          </table:table-cell>
          <table:table-cell table:style-name="ce64" table:formula="of:=[.$P$55]*(1-[.$P57]/100)*(([.R$77]/5000)*10)*(([.R$34]/100)*20)" office:value-type="float" office:value="192" calcext:value-type="float">
            <text:p>192</text:p>
          </table:table-cell>
          <table:table-cell table:style-name="ce64" table:formula="of:=[.$P$55]*(1-[.$P57]/100)*(([.S$77]/5000)*10)*(([.S$34]/100)*20)" office:value-type="float" office:value="288" calcext:value-type="float">
            <text:p>288</text:p>
          </table:table-cell>
          <table:table-cell table:style-name="ce64" table:formula="of:=[.$P$55]*(1-[.$P57]/100)*(([.T$77]/5000)*10)*(([.T$34]/100)*20)" office:value-type="float" office:value="384" calcext:value-type="float">
            <text:p>384</text:p>
          </table:table-cell>
          <table:table-cell table:style-name="ce64" table:formula="of:=[.$P$55]*(1-[.$P57]/100)*(([.U$77]/5000)*10)*(([.U$34]/100)*20)" office:value-type="float" office:value="480" calcext:value-type="float">
            <text:p>480</text:p>
          </table:table-cell>
          <table:table-cell table:style-name="ce64" table:formula="of:=[.$P$55]*(1-[.$P57]/100)*(([.V$77]/5000)*10)*(([.V$34]/100)*20)" office:value-type="float" office:value="192" calcext:value-type="float">
            <text:p>192</text:p>
          </table:table-cell>
          <table:table-cell table:style-name="ce64" table:formula="of:=[.$P$55]*(1-[.$P57]/100)*(([.W$77]/5000)*10)*(([.W$34]/100)*20)" office:value-type="float" office:value="384" calcext:value-type="float">
            <text:p>384</text:p>
          </table:table-cell>
          <table:table-cell table:style-name="ce64" table:formula="of:=[.$P$55]*(1-[.$P57]/100)*(([.X$77]/5000)*10)*(([.X$34]/100)*20)" office:value-type="float" office:value="576" calcext:value-type="float">
            <text:p>576</text:p>
          </table:table-cell>
          <table:table-cell table:style-name="ce64" table:formula="of:=[.$P$55]*(1-[.$P57]/100)*(([.Y$77]/5000)*10)*(([.Y$34]/100)*20)" office:value-type="float" office:value="768" calcext:value-type="float">
            <text:p>768</text:p>
          </table:table-cell>
          <table:table-cell table:style-name="ce64" table:formula="of:=[.$P$55]*(1-[.$P57]/100)*(([.Z$77]/5000)*10)*(([.Z$34]/100)*20)" office:value-type="float" office:value="960" calcext:value-type="float">
            <text:p>960</text:p>
          </table:table-cell>
          <table:table-cell table:style-name="ce64" table:formula="of:=[.$P$55]*(1-[.$P57]/100)*(([.AA$77]/5000)*10)*(([.AA$34]/100)*20)" office:value-type="float" office:value="288" calcext:value-type="float">
            <text:p>288</text:p>
          </table:table-cell>
          <table:table-cell table:style-name="ce64" table:formula="of:=[.$P$55]*(1-[.$P57]/100)*(([.AB$77]/5000)*10)*(([.AB$34]/100)*20)" office:value-type="float" office:value="576" calcext:value-type="float">
            <text:p>576</text:p>
          </table:table-cell>
          <table:table-cell table:style-name="ce64" table:formula="of:=[.$P$55]*(1-[.$P57]/100)*(([.AC$77]/5000)*10)*(([.AC$34]/100)*20)" office:value-type="float" office:value="864" calcext:value-type="float">
            <text:p>864</text:p>
          </table:table-cell>
          <table:table-cell table:style-name="ce64" table:formula="of:=[.$P$55]*(1-[.$P57]/100)*(([.AD$77]/5000)*10)*(([.AD$34]/100)*20)" office:value-type="float" office:value="1152" calcext:value-type="float">
            <text:p>1152</text:p>
          </table:table-cell>
          <table:table-cell table:style-name="ce64" table:formula="of:=[.$P$55]*(1-[.$P57]/100)*(([.AE$77]/5000)*10)*(([.AE$34]/100)*20)" office:value-type="float" office:value="1440" calcext:value-type="float">
            <text:p>1440</text:p>
          </table:table-cell>
          <table:table-cell table:style-name="ce64" table:formula="of:=[.$P$55]*(1-[.$P57]/100)*(([.AF$77]/5000)*10)*(([.AF$34]/100)*20)" office:value-type="float" office:value="384" calcext:value-type="float">
            <text:p>384</text:p>
          </table:table-cell>
          <table:table-cell table:style-name="ce64" table:formula="of:=[.$P$55]*(1-[.$P57]/100)*(([.AG$77]/5000)*10)*(([.AG$34]/100)*20)" office:value-type="float" office:value="768" calcext:value-type="float">
            <text:p>768</text:p>
          </table:table-cell>
          <table:table-cell table:style-name="ce64" table:formula="of:=[.$P$55]*(1-[.$P57]/100)*(([.AH$77]/5000)*10)*(([.AH$34]/100)*20)" office:value-type="float" office:value="1152" calcext:value-type="float">
            <text:p>1152</text:p>
          </table:table-cell>
          <table:table-cell table:style-name="ce64" table:formula="of:=[.$P$55]*(1-[.$P57]/100)*(([.AI$77]/5000)*10)*(([.AI$34]/100)*20)" office:value-type="float" office:value="1536" calcext:value-type="float">
            <text:p>1536</text:p>
          </table:table-cell>
          <table:table-cell table:style-name="ce64" table:formula="of:=[.$P$55]*(1-[.$P57]/100)*(([.AJ$77]/5000)*10)*(([.AJ$34]/100)*20)" office:value-type="float" office:value="1920" calcext:value-type="float">
            <text:p>1920</text:p>
          </table:table-cell>
          <table:table-cell table:style-name="ce64" table:formula="of:=[.$P$55]*(1-[.$P57]/100)*(([.AK$77]/5000)*10)*(([.AK$34]/100)*20)" office:value-type="float" office:value="480" calcext:value-type="float">
            <text:p>480</text:p>
          </table:table-cell>
          <table:table-cell table:style-name="ce64" table:formula="of:=[.$P$55]*(1-[.$P57]/100)*(([.AL$77]/5000)*10)*(([.AL$34]/100)*20)" office:value-type="float" office:value="960" calcext:value-type="float">
            <text:p>960</text:p>
          </table:table-cell>
          <table:table-cell table:style-name="ce64" table:formula="of:=[.$P$55]*(1-[.$P57]/100)*(([.AM$77]/5000)*10)*(([.AM$34]/100)*20)" office:value-type="float" office:value="1440" calcext:value-type="float">
            <text:p>1440</text:p>
          </table:table-cell>
          <table:table-cell table:style-name="ce64" table:formula="of:=[.$P$55]*(1-[.$P57]/100)*(([.AN$77]/5000)*10)*(([.AN$34]/100)*20)" office:value-type="float" office:value="1920" calcext:value-type="float">
            <text:p>1920</text:p>
          </table:table-cell>
          <table:table-cell table:style-name="ce64" table:formula="of:=[.$P$55]*(1-[.$P57]/100)*(([.AO$77]/5000)*10)*(([.AO$34]/100)*20)" office:value-type="float" office:value="2400" calcext:value-type="float">
            <text:p>2400</text:p>
          </table:table-cell>
          <table:table-cell table:style-name="ce64" table:formula="of:=[.$P$55]*(1-[.$P57]/100)*(([.AP$77]/5000)*10)*(([.AP$34]/100)*20)" office:value-type="float" office:value="576" calcext:value-type="float">
            <text:p>576</text:p>
          </table:table-cell>
          <table:table-cell table:style-name="ce64" table:formula="of:=[.$P$55]*(1-[.$P57]/100)*(([.AQ$77]/5000)*10)*(([.AQ$34]/100)*20)" office:value-type="float" office:value="1152" calcext:value-type="float">
            <text:p>1152</text:p>
          </table:table-cell>
          <table:table-cell table:style-name="ce64" table:formula="of:=[.$P$55]*(1-[.$P57]/100)*(([.AR$77]/5000)*10)*(([.AR$34]/100)*20)" office:value-type="float" office:value="1728" calcext:value-type="float">
            <text:p>1728</text:p>
          </table:table-cell>
          <table:table-cell table:style-name="ce64" table:formula="of:=[.$P$55]*(1-[.$P57]/100)*(([.AS$77]/5000)*10)*(([.AS$34]/100)*20)" office:value-type="float" office:value="2304" calcext:value-type="float">
            <text:p>2304</text:p>
          </table:table-cell>
          <table:table-cell table:style-name="ce64" table:formula="of:=[.$P$55]*(1-[.$P57]/100)*(([.AT$77]/5000)*10)*(([.AT$34]/100)*20)" office:value-type="float" office:value="2880" calcext:value-type="float">
            <text:p>2880</text:p>
          </table:table-cell>
          <table:table-cell table:style-name="ce64" table:formula="of:=[.$P$55]*(1-[.$P57]/100)*(([.AU$77]/5000)*10)*(([.AU$34]/100)*20)" office:value-type="float" office:value="672" calcext:value-type="float">
            <text:p>672</text:p>
          </table:table-cell>
          <table:table-cell table:style-name="ce64" table:formula="of:=[.$P$55]*(1-[.$P57]/100)*(([.AV$77]/5000)*10)*(([.AV$34]/100)*20)" office:value-type="float" office:value="1344" calcext:value-type="float">
            <text:p>1344</text:p>
          </table:table-cell>
          <table:table-cell table:style-name="ce64" table:formula="of:=[.$P$55]*(1-[.$P57]/100)*(([.AW$77]/5000)*10)*(([.AW$34]/100)*20)" office:value-type="float" office:value="2016" calcext:value-type="float">
            <text:p>2016</text:p>
          </table:table-cell>
          <table:table-cell table:style-name="ce64" table:formula="of:=[.$P$55]*(1-[.$P57]/100)*(([.AX$77]/5000)*10)*(([.AX$34]/100)*20)" office:value-type="float" office:value="2688" calcext:value-type="float">
            <text:p>2688</text:p>
          </table:table-cell>
          <table:table-cell table:style-name="ce64" table:formula="of:=[.$P$55]*(1-[.$P57]/100)*(([.AY$77]/5000)*10)*(([.AY$34]/100)*20)" office:value-type="float" office:value="3360" calcext:value-type="float">
            <text:p>3360</text:p>
          </table:table-cell>
          <table:table-cell table:style-name="ce64" table:formula="of:=[.$P$55]*(1-[.$P57]/100)*(([.AZ$77]/5000)*10)*(([.AZ$34]/100)*20)" office:value-type="float" office:value="768" calcext:value-type="float">
            <text:p>768</text:p>
          </table:table-cell>
          <table:table-cell table:style-name="ce64" table:formula="of:=[.$P$55]*(1-[.$P57]/100)*(([.BA$77]/5000)*10)*(([.BA$34]/100)*20)" office:value-type="float" office:value="1536" calcext:value-type="float">
            <text:p>1536</text:p>
          </table:table-cell>
          <table:table-cell table:style-name="ce64" table:formula="of:=[.$P$55]*(1-[.$P57]/100)*(([.BB$77]/5000)*10)*(([.BB$34]/100)*20)" office:value-type="float" office:value="2304" calcext:value-type="float">
            <text:p>2304</text:p>
          </table:table-cell>
          <table:table-cell table:style-name="ce64" table:formula="of:=[.$P$55]*(1-[.$P57]/100)*(([.BC$77]/5000)*10)*(([.BC$34]/100)*20)" office:value-type="float" office:value="3072" calcext:value-type="float">
            <text:p>3072</text:p>
          </table:table-cell>
          <table:table-cell table:style-name="ce64" table:formula="of:=[.$P$55]*(1-[.$P57]/100)*(([.BD$77]/5000)*10)*(([.BD$34]/100)*20)" office:value-type="float" office:value="3840" calcext:value-type="float">
            <text:p>3840</text:p>
          </table:table-cell>
          <table:table-cell table:style-name="ce64" table:formula="of:=[.$P$55]*(1-[.$P57]/100)*(([.BE$77]/5000)*10)*(([.BE$34]/100)*20)" office:value-type="float" office:value="864" calcext:value-type="float">
            <text:p>864</text:p>
          </table:table-cell>
          <table:table-cell table:style-name="ce64" table:formula="of:=[.$P$55]*(1-[.$P57]/100)*(([.BF$77]/5000)*10)*(([.BF$34]/100)*20)" office:value-type="float" office:value="1728" calcext:value-type="float">
            <text:p>1728</text:p>
          </table:table-cell>
          <table:table-cell table:style-name="ce64" table:formula="of:=[.$P$55]*(1-[.$P57]/100)*(([.BG$77]/5000)*10)*(([.BG$34]/100)*20)" office:value-type="float" office:value="2592" calcext:value-type="float">
            <text:p>2592</text:p>
          </table:table-cell>
          <table:table-cell table:style-name="ce64" table:formula="of:=[.$P$55]*(1-[.$P57]/100)*(([.BH$77]/5000)*10)*(([.BH$34]/100)*20)" office:value-type="float" office:value="3456" calcext:value-type="float">
            <text:p>3456</text:p>
          </table:table-cell>
          <table:table-cell table:style-name="ce64" table:formula="of:=[.$P$55]*(1-[.$P57]/100)*(([.BI$77]/5000)*10)*(([.BI$34]/100)*20)" office:value-type="float" office:value="4320" calcext:value-type="float">
            <text:p>4320</text:p>
          </table:table-cell>
          <table:table-cell table:style-name="ce64" table:formula="of:=[.$P$55]*(1-[.$P57]/100)*(([.BJ$77]/5000)*10)*(([.BJ$34]/100)*20)" office:value-type="float" office:value="960" calcext:value-type="float">
            <text:p>960</text:p>
          </table:table-cell>
          <table:table-cell table:style-name="ce64" table:formula="of:=[.$P$55]*(1-[.$P57]/100)*(([.BK$77]/5000)*10)*(([.BK$34]/100)*20)" office:value-type="float" office:value="1920" calcext:value-type="float">
            <text:p>1920</text:p>
          </table:table-cell>
          <table:table-cell table:style-name="ce64" table:formula="of:=[.$P$55]*(1-[.$P57]/100)*(([.BL$77]/5000)*10)*(([.BL$34]/100)*20)" office:value-type="float" office:value="2880" calcext:value-type="float">
            <text:p>2880</text:p>
          </table:table-cell>
          <table:table-cell table:style-name="ce64" table:formula="of:=[.$P$55]*(1-[.$P57]/100)*(([.BM$77]/5000)*10)*(([.BM$34]/100)*20)" office:value-type="float" office:value="3840" calcext:value-type="float">
            <text:p>3840</text:p>
          </table:table-cell>
          <table:table-cell table:style-name="ce64" table:formula="of:=[.$P$55]*(1-[.$P57]/100)*(([.BN$77]/5000)*10)*(([.BN$34]/100)*20)" office:value-type="float" office:value="4800" calcext:value-type="float">
            <text:p>48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48.75" calcext:value-type="float">
            <text:p>48,75</text:p>
          </table:table-cell>
          <table:table-cell table:formula="of:=[.$B$55]*(1-[.$B58]/100)*(([.C$76]/5000)*10)" office:value-type="float" office:value="164" calcext:value-type="float">
            <text:p>164</text:p>
          </table:table-cell>
          <table:table-cell table:formula="of:=[.$B$55]*(1-[.$B58]/100)*(([.D$76]/5000)*10)" office:value-type="float" office:value="328" calcext:value-type="float">
            <text:p>328</text:p>
          </table:table-cell>
          <table:table-cell table:formula="of:=[.$B$55]*(1-[.$B58]/100)*(([.E$76]/5000)*10)" office:value-type="float" office:value="492" calcext:value-type="float">
            <text:p>492</text:p>
          </table:table-cell>
          <table:table-cell table:formula="of:=[.$B$55]*(1-[.$B58]/100)*(([.F$76]/5000)*10)" office:value-type="float" office:value="656" calcext:value-type="float">
            <text:p>656</text:p>
          </table:table-cell>
          <table:table-cell table:formula="of:=[.$B$55]*(1-[.$B58]/100)*(([.G$76]/5000)*10)" office:value-type="float" office:value="820" calcext:value-type="float">
            <text:p>820</text:p>
          </table:table-cell>
          <table:table-cell table:formula="of:=[.$B$55]*(1-[.$B58]/100)*(([.H$76]/5000)*10)" office:value-type="float" office:value="984" calcext:value-type="float">
            <text:p>984</text:p>
          </table:table-cell>
          <table:table-cell table:formula="of:=[.$B$55]*(1-[.$B58]/100)*(([.I$76]/5000)*10)" office:value-type="float" office:value="1148" calcext:value-type="float">
            <text:p>1148</text:p>
          </table:table-cell>
          <table:table-cell table:formula="of:=[.$B$55]*(1-[.$B58]/100)*(([.J$76]/5000)*10)" office:value-type="float" office:value="1312" calcext:value-type="float">
            <text:p>1312</text:p>
          </table:table-cell>
          <table:table-cell table:formula="of:=[.$B$55]*(1-[.$B58]/100)*(([.K$76]/5000)*10)" office:value-type="float" office:value="1476" calcext:value-type="float">
            <text:p>1476</text:p>
          </table:table-cell>
          <table:table-cell table:formula="of:=[.$B$55]*(1-[.$B58]/100)*(([.L$76]/5000)*10)" office:value-type="float" office:value="1640" calcext:value-type="float">
            <text:p>1640</text:p>
          </table:table-cell>
          <table:table-cell table:number-columns-repeated="2"/>
          <table:table-cell table:style-name="ce80"/>
          <table:table-cell table:style-name="ce57" office:value-type="float" office:value="48.75" calcext:value-type="float">
            <text:p>48,75</text:p>
          </table:table-cell>
          <table:table-cell table:style-name="ce64" table:formula="of:=[.$P$55]*(1-[.$P58]/100)*(([.Q$77]/5000)*10)*(([.Q$34]/100)*20)" office:value-type="float" office:value="65.6" calcext:value-type="float">
            <text:p>65,6</text:p>
          </table:table-cell>
          <table:table-cell table:style-name="ce64" table:formula="of:=[.$P$55]*(1-[.$P58]/100)*(([.R$77]/5000)*10)*(([.R$34]/100)*20)" office:value-type="float" office:value="131.2" calcext:value-type="float">
            <text:p>131,2</text:p>
          </table:table-cell>
          <table:table-cell table:style-name="ce64" table:formula="of:=[.$P$55]*(1-[.$P58]/100)*(([.S$77]/5000)*10)*(([.S$34]/100)*20)" office:value-type="float" office:value="196.8" calcext:value-type="float">
            <text:p>196,8</text:p>
          </table:table-cell>
          <table:table-cell table:style-name="ce64" table:formula="of:=[.$P$55]*(1-[.$P58]/100)*(([.T$77]/5000)*10)*(([.T$34]/100)*20)" office:value-type="float" office:value="262.4" calcext:value-type="float">
            <text:p>262,4</text:p>
          </table:table-cell>
          <table:table-cell table:style-name="ce64" table:formula="of:=[.$P$55]*(1-[.$P58]/100)*(([.U$77]/5000)*10)*(([.U$34]/100)*20)" office:value-type="float" office:value="328" calcext:value-type="float">
            <text:p>328</text:p>
          </table:table-cell>
          <table:table-cell table:style-name="ce64" table:formula="of:=[.$P$55]*(1-[.$P58]/100)*(([.V$77]/5000)*10)*(([.V$34]/100)*20)" office:value-type="float" office:value="131.2" calcext:value-type="float">
            <text:p>131,2</text:p>
          </table:table-cell>
          <table:table-cell table:style-name="ce64" table:formula="of:=[.$P$55]*(1-[.$P58]/100)*(([.W$77]/5000)*10)*(([.W$34]/100)*20)" office:value-type="float" office:value="262.4" calcext:value-type="float">
            <text:p>262,4</text:p>
          </table:table-cell>
          <table:table-cell table:style-name="ce64" table:formula="of:=[.$P$55]*(1-[.$P58]/100)*(([.X$77]/5000)*10)*(([.X$34]/100)*20)" office:value-type="float" office:value="393.6" calcext:value-type="float">
            <text:p>393,6</text:p>
          </table:table-cell>
          <table:table-cell table:style-name="ce64" table:formula="of:=[.$P$55]*(1-[.$P58]/100)*(([.Y$77]/5000)*10)*(([.Y$34]/100)*20)" office:value-type="float" office:value="524.8" calcext:value-type="float">
            <text:p>524,8</text:p>
          </table:table-cell>
          <table:table-cell table:style-name="ce64" table:formula="of:=[.$P$55]*(1-[.$P58]/100)*(([.Z$77]/5000)*10)*(([.Z$34]/100)*20)" office:value-type="float" office:value="656" calcext:value-type="float">
            <text:p>656</text:p>
          </table:table-cell>
          <table:table-cell table:style-name="ce64" table:formula="of:=[.$P$55]*(1-[.$P58]/100)*(([.AA$77]/5000)*10)*(([.AA$34]/100)*20)" office:value-type="float" office:value="196.8" calcext:value-type="float">
            <text:p>196,8</text:p>
          </table:table-cell>
          <table:table-cell table:style-name="ce64" table:formula="of:=[.$P$55]*(1-[.$P58]/100)*(([.AB$77]/5000)*10)*(([.AB$34]/100)*20)" office:value-type="float" office:value="393.6" calcext:value-type="float">
            <text:p>393,6</text:p>
          </table:table-cell>
          <table:table-cell table:style-name="ce64" table:formula="of:=[.$P$55]*(1-[.$P58]/100)*(([.AC$77]/5000)*10)*(([.AC$34]/100)*20)" office:value-type="float" office:value="590.4" calcext:value-type="float">
            <text:p>590,4</text:p>
          </table:table-cell>
          <table:table-cell table:style-name="ce64" table:formula="of:=[.$P$55]*(1-[.$P58]/100)*(([.AD$77]/5000)*10)*(([.AD$34]/100)*20)" office:value-type="float" office:value="787.2" calcext:value-type="float">
            <text:p>787,2</text:p>
          </table:table-cell>
          <table:table-cell table:style-name="ce64" table:formula="of:=[.$P$55]*(1-[.$P58]/100)*(([.AE$77]/5000)*10)*(([.AE$34]/100)*20)" office:value-type="float" office:value="984" calcext:value-type="float">
            <text:p>984</text:p>
          </table:table-cell>
          <table:table-cell table:style-name="ce64" table:formula="of:=[.$P$55]*(1-[.$P58]/100)*(([.AF$77]/5000)*10)*(([.AF$34]/100)*20)" office:value-type="float" office:value="262.4" calcext:value-type="float">
            <text:p>262,4</text:p>
          </table:table-cell>
          <table:table-cell table:style-name="ce64" table:formula="of:=[.$P$55]*(1-[.$P58]/100)*(([.AG$77]/5000)*10)*(([.AG$34]/100)*20)" office:value-type="float" office:value="524.8" calcext:value-type="float">
            <text:p>524,8</text:p>
          </table:table-cell>
          <table:table-cell table:style-name="ce64" table:formula="of:=[.$P$55]*(1-[.$P58]/100)*(([.AH$77]/5000)*10)*(([.AH$34]/100)*20)" office:value-type="float" office:value="787.2" calcext:value-type="float">
            <text:p>787,2</text:p>
          </table:table-cell>
          <table:table-cell table:style-name="ce64" table:formula="of:=[.$P$55]*(1-[.$P58]/100)*(([.AI$77]/5000)*10)*(([.AI$34]/100)*20)" office:value-type="float" office:value="1049.6" calcext:value-type="float">
            <text:p>1049,6</text:p>
          </table:table-cell>
          <table:table-cell table:style-name="ce64" table:formula="of:=[.$P$55]*(1-[.$P58]/100)*(([.AJ$77]/5000)*10)*(([.AJ$34]/100)*20)" office:value-type="float" office:value="1312" calcext:value-type="float">
            <text:p>1312</text:p>
          </table:table-cell>
          <table:table-cell table:style-name="ce64" table:formula="of:=[.$P$55]*(1-[.$P58]/100)*(([.AK$77]/5000)*10)*(([.AK$34]/100)*20)" office:value-type="float" office:value="328" calcext:value-type="float">
            <text:p>328</text:p>
          </table:table-cell>
          <table:table-cell table:style-name="ce64" table:formula="of:=[.$P$55]*(1-[.$P58]/100)*(([.AL$77]/5000)*10)*(([.AL$34]/100)*20)" office:value-type="float" office:value="656" calcext:value-type="float">
            <text:p>656</text:p>
          </table:table-cell>
          <table:table-cell table:style-name="ce64" table:formula="of:=[.$P$55]*(1-[.$P58]/100)*(([.AM$77]/5000)*10)*(([.AM$34]/100)*20)" office:value-type="float" office:value="984" calcext:value-type="float">
            <text:p>984</text:p>
          </table:table-cell>
          <table:table-cell table:style-name="ce64" table:formula="of:=[.$P$55]*(1-[.$P58]/100)*(([.AN$77]/5000)*10)*(([.AN$34]/100)*20)" office:value-type="float" office:value="1312" calcext:value-type="float">
            <text:p>1312</text:p>
          </table:table-cell>
          <table:table-cell table:style-name="ce64" table:formula="of:=[.$P$55]*(1-[.$P58]/100)*(([.AO$77]/5000)*10)*(([.AO$34]/100)*20)" office:value-type="float" office:value="1640" calcext:value-type="float">
            <text:p>1640</text:p>
          </table:table-cell>
          <table:table-cell table:style-name="ce64" table:formula="of:=[.$P$55]*(1-[.$P58]/100)*(([.AP$77]/5000)*10)*(([.AP$34]/100)*20)" office:value-type="float" office:value="393.6" calcext:value-type="float">
            <text:p>393,6</text:p>
          </table:table-cell>
          <table:table-cell table:style-name="ce64" table:formula="of:=[.$P$55]*(1-[.$P58]/100)*(([.AQ$77]/5000)*10)*(([.AQ$34]/100)*20)" office:value-type="float" office:value="787.2" calcext:value-type="float">
            <text:p>787,2</text:p>
          </table:table-cell>
          <table:table-cell table:style-name="ce64" table:formula="of:=[.$P$55]*(1-[.$P58]/100)*(([.AR$77]/5000)*10)*(([.AR$34]/100)*20)" office:value-type="float" office:value="1180.8" calcext:value-type="float">
            <text:p>1180,8</text:p>
          </table:table-cell>
          <table:table-cell table:style-name="ce64" table:formula="of:=[.$P$55]*(1-[.$P58]/100)*(([.AS$77]/5000)*10)*(([.AS$34]/100)*20)" office:value-type="float" office:value="1574.4" calcext:value-type="float">
            <text:p>1574,4</text:p>
          </table:table-cell>
          <table:table-cell table:style-name="ce64" table:formula="of:=[.$P$55]*(1-[.$P58]/100)*(([.AT$77]/5000)*10)*(([.AT$34]/100)*20)" office:value-type="float" office:value="1968" calcext:value-type="float">
            <text:p>1968</text:p>
          </table:table-cell>
          <table:table-cell table:style-name="ce64" table:formula="of:=[.$P$55]*(1-[.$P58]/100)*(([.AU$77]/5000)*10)*(([.AU$34]/100)*20)" office:value-type="float" office:value="459.2" calcext:value-type="float">
            <text:p>459,2</text:p>
          </table:table-cell>
          <table:table-cell table:style-name="ce64" table:formula="of:=[.$P$55]*(1-[.$P58]/100)*(([.AV$77]/5000)*10)*(([.AV$34]/100)*20)" office:value-type="float" office:value="918.4" calcext:value-type="float">
            <text:p>918,4</text:p>
          </table:table-cell>
          <table:table-cell table:style-name="ce64" table:formula="of:=[.$P$55]*(1-[.$P58]/100)*(([.AW$77]/5000)*10)*(([.AW$34]/100)*20)" office:value-type="float" office:value="1377.6" calcext:value-type="float">
            <text:p>1377,6</text:p>
          </table:table-cell>
          <table:table-cell table:style-name="ce64" table:formula="of:=[.$P$55]*(1-[.$P58]/100)*(([.AX$77]/5000)*10)*(([.AX$34]/100)*20)" office:value-type="float" office:value="1836.8" calcext:value-type="float">
            <text:p>1836,8</text:p>
          </table:table-cell>
          <table:table-cell table:style-name="ce64" table:formula="of:=[.$P$55]*(1-[.$P58]/100)*(([.AY$77]/5000)*10)*(([.AY$34]/100)*20)" office:value-type="float" office:value="2296" calcext:value-type="float">
            <text:p>2296</text:p>
          </table:table-cell>
          <table:table-cell table:style-name="ce64" table:formula="of:=[.$P$55]*(1-[.$P58]/100)*(([.AZ$77]/5000)*10)*(([.AZ$34]/100)*20)" office:value-type="float" office:value="524.8" calcext:value-type="float">
            <text:p>524,8</text:p>
          </table:table-cell>
          <table:table-cell table:style-name="ce64" table:formula="of:=[.$P$55]*(1-[.$P58]/100)*(([.BA$77]/5000)*10)*(([.BA$34]/100)*20)" office:value-type="float" office:value="1049.6" calcext:value-type="float">
            <text:p>1049,6</text:p>
          </table:table-cell>
          <table:table-cell table:style-name="ce64" table:formula="of:=[.$P$55]*(1-[.$P58]/100)*(([.BB$77]/5000)*10)*(([.BB$34]/100)*20)" office:value-type="float" office:value="1574.4" calcext:value-type="float">
            <text:p>1574,4</text:p>
          </table:table-cell>
          <table:table-cell table:style-name="ce64" table:formula="of:=[.$P$55]*(1-[.$P58]/100)*(([.BC$77]/5000)*10)*(([.BC$34]/100)*20)" office:value-type="float" office:value="2099.2" calcext:value-type="float">
            <text:p>2099,2</text:p>
          </table:table-cell>
          <table:table-cell table:style-name="ce64" table:formula="of:=[.$P$55]*(1-[.$P58]/100)*(([.BD$77]/5000)*10)*(([.BD$34]/100)*20)" office:value-type="float" office:value="2624" calcext:value-type="float">
            <text:p>2624</text:p>
          </table:table-cell>
          <table:table-cell table:style-name="ce64" table:formula="of:=[.$P$55]*(1-[.$P58]/100)*(([.BE$77]/5000)*10)*(([.BE$34]/100)*20)" office:value-type="float" office:value="590.4" calcext:value-type="float">
            <text:p>590,4</text:p>
          </table:table-cell>
          <table:table-cell table:style-name="ce64" table:formula="of:=[.$P$55]*(1-[.$P58]/100)*(([.BF$77]/5000)*10)*(([.BF$34]/100)*20)" office:value-type="float" office:value="1180.8" calcext:value-type="float">
            <text:p>1180,8</text:p>
          </table:table-cell>
          <table:table-cell table:style-name="ce64" table:formula="of:=[.$P$55]*(1-[.$P58]/100)*(([.BG$77]/5000)*10)*(([.BG$34]/100)*20)" office:value-type="float" office:value="1771.2" calcext:value-type="float">
            <text:p>1771,2</text:p>
          </table:table-cell>
          <table:table-cell table:style-name="ce64" table:formula="of:=[.$P$55]*(1-[.$P58]/100)*(([.BH$77]/5000)*10)*(([.BH$34]/100)*20)" office:value-type="float" office:value="2361.6" calcext:value-type="float">
            <text:p>2361,6</text:p>
          </table:table-cell>
          <table:table-cell table:style-name="ce64" table:formula="of:=[.$P$55]*(1-[.$P58]/100)*(([.BI$77]/5000)*10)*(([.BI$34]/100)*20)" office:value-type="float" office:value="2952" calcext:value-type="float">
            <text:p>2952</text:p>
          </table:table-cell>
          <table:table-cell table:style-name="ce64" table:formula="of:=[.$P$55]*(1-[.$P58]/100)*(([.BJ$77]/5000)*10)*(([.BJ$34]/100)*20)" office:value-type="float" office:value="656" calcext:value-type="float">
            <text:p>656</text:p>
          </table:table-cell>
          <table:table-cell table:style-name="ce64" table:formula="of:=[.$P$55]*(1-[.$P58]/100)*(([.BK$77]/5000)*10)*(([.BK$34]/100)*20)" office:value-type="float" office:value="1312" calcext:value-type="float">
            <text:p>1312</text:p>
          </table:table-cell>
          <table:table-cell table:style-name="ce64" table:formula="of:=[.$P$55]*(1-[.$P58]/100)*(([.BL$77]/5000)*10)*(([.BL$34]/100)*20)" office:value-type="float" office:value="1968" calcext:value-type="float">
            <text:p>1968</text:p>
          </table:table-cell>
          <table:table-cell table:style-name="ce64" table:formula="of:=[.$P$55]*(1-[.$P58]/100)*(([.BM$77]/5000)*10)*(([.BM$34]/100)*20)" office:value-type="float" office:value="2624" calcext:value-type="float">
            <text:p>2624</text:p>
          </table:table-cell>
          <table:table-cell table:style-name="ce64" table:formula="of:=[.$P$55]*(1-[.$P58]/100)*(([.BN$77]/5000)*10)*(([.BN$34]/100)*20)" office:value-type="float" office:value="3280" calcext:value-type="float">
            <text:p>328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[.$B$55]*(1-[.$B59]/100)*(([.C$76]/5000)*10)" office:value-type="float" office:value="160" calcext:value-type="float">
            <text:p>160</text:p>
          </table:table-cell>
          <table:table-cell table:formula="of:=[.$B$55]*(1-[.$B59]/100)*(([.D$76]/5000)*10)" office:value-type="float" office:value="320" calcext:value-type="float">
            <text:p>320</text:p>
          </table:table-cell>
          <table:table-cell table:formula="of:=[.$B$55]*(1-[.$B59]/100)*(([.E$76]/5000)*10)" office:value-type="float" office:value="480" calcext:value-type="float">
            <text:p>480</text:p>
          </table:table-cell>
          <table:table-cell table:formula="of:=[.$B$55]*(1-[.$B59]/100)*(([.F$76]/5000)*10)" office:value-type="float" office:value="640" calcext:value-type="float">
            <text:p>640</text:p>
          </table:table-cell>
          <table:table-cell table:formula="of:=[.$B$55]*(1-[.$B59]/100)*(([.G$76]/5000)*10)" office:value-type="float" office:value="800" calcext:value-type="float">
            <text:p>800</text:p>
          </table:table-cell>
          <table:table-cell table:formula="of:=[.$B$55]*(1-[.$B59]/100)*(([.H$76]/5000)*10)" office:value-type="float" office:value="960" calcext:value-type="float">
            <text:p>960</text:p>
          </table:table-cell>
          <table:table-cell table:formula="of:=[.$B$55]*(1-[.$B59]/100)*(([.I$76]/5000)*10)" office:value-type="float" office:value="1120" calcext:value-type="float">
            <text:p>1120</text:p>
          </table:table-cell>
          <table:table-cell table:formula="of:=[.$B$55]*(1-[.$B59]/100)*(([.J$76]/5000)*10)" office:value-type="float" office:value="1280" calcext:value-type="float">
            <text:p>1280</text:p>
          </table:table-cell>
          <table:table-cell table:formula="of:=[.$B$55]*(1-[.$B59]/100)*(([.K$76]/5000)*10)" office:value-type="float" office:value="1440" calcext:value-type="float">
            <text:p>1440</text:p>
          </table:table-cell>
          <table:table-cell table:formula="of:=[.$B$55]*(1-[.$B59]/100)*(([.L$76]/5000)*10)" office:value-type="float" office:value="1600" calcext:value-type="float">
            <text:p>1600</text:p>
          </table:table-cell>
          <table:table-cell table:number-columns-repeated="2"/>
          <table:table-cell table:style-name="ce80"/>
          <table:table-cell table:style-name="ce57" office:value-type="float" office:value="50" calcext:value-type="float">
            <text:p>50</text:p>
          </table:table-cell>
          <table:table-cell table:style-name="ce64" table:formula="of:=[.$P$55]*(1-[.$P59]/100)*(([.Q$77]/5000)*10)*(([.Q$34]/100)*20)" office:value-type="float" office:value="64" calcext:value-type="float">
            <text:p>64</text:p>
          </table:table-cell>
          <table:table-cell table:style-name="ce64" table:formula="of:=[.$P$55]*(1-[.$P59]/100)*(([.R$77]/5000)*10)*(([.R$34]/100)*20)" office:value-type="float" office:value="128" calcext:value-type="float">
            <text:p>128</text:p>
          </table:table-cell>
          <table:table-cell table:style-name="ce64" table:formula="of:=[.$P$55]*(1-[.$P59]/100)*(([.S$77]/5000)*10)*(([.S$34]/100)*20)" office:value-type="float" office:value="192" calcext:value-type="float">
            <text:p>192</text:p>
          </table:table-cell>
          <table:table-cell table:style-name="ce64" table:formula="of:=[.$P$55]*(1-[.$P59]/100)*(([.T$77]/5000)*10)*(([.T$34]/100)*20)" office:value-type="float" office:value="256" calcext:value-type="float">
            <text:p>256</text:p>
          </table:table-cell>
          <table:table-cell table:style-name="ce64" table:formula="of:=[.$P$55]*(1-[.$P59]/100)*(([.U$77]/5000)*10)*(([.U$34]/100)*20)" office:value-type="float" office:value="320" calcext:value-type="float">
            <text:p>320</text:p>
          </table:table-cell>
          <table:table-cell table:style-name="ce64" table:formula="of:=[.$P$55]*(1-[.$P59]/100)*(([.V$77]/5000)*10)*(([.V$34]/100)*20)" office:value-type="float" office:value="128" calcext:value-type="float">
            <text:p>128</text:p>
          </table:table-cell>
          <table:table-cell table:style-name="ce64" table:formula="of:=[.$P$55]*(1-[.$P59]/100)*(([.W$77]/5000)*10)*(([.W$34]/100)*20)" office:value-type="float" office:value="256" calcext:value-type="float">
            <text:p>256</text:p>
          </table:table-cell>
          <table:table-cell table:style-name="ce64" table:formula="of:=[.$P$55]*(1-[.$P59]/100)*(([.X$77]/5000)*10)*(([.X$34]/100)*20)" office:value-type="float" office:value="384" calcext:value-type="float">
            <text:p>384</text:p>
          </table:table-cell>
          <table:table-cell table:style-name="ce64" table:formula="of:=[.$P$55]*(1-[.$P59]/100)*(([.Y$77]/5000)*10)*(([.Y$34]/100)*20)" office:value-type="float" office:value="512" calcext:value-type="float">
            <text:p>512</text:p>
          </table:table-cell>
          <table:table-cell table:style-name="ce64" table:formula="of:=[.$P$55]*(1-[.$P59]/100)*(([.Z$77]/5000)*10)*(([.Z$34]/100)*20)" office:value-type="float" office:value="640" calcext:value-type="float">
            <text:p>640</text:p>
          </table:table-cell>
          <table:table-cell table:style-name="ce64" table:formula="of:=[.$P$55]*(1-[.$P59]/100)*(([.AA$77]/5000)*10)*(([.AA$34]/100)*20)" office:value-type="float" office:value="192" calcext:value-type="float">
            <text:p>192</text:p>
          </table:table-cell>
          <table:table-cell table:style-name="ce64" table:formula="of:=[.$P$55]*(1-[.$P59]/100)*(([.AB$77]/5000)*10)*(([.AB$34]/100)*20)" office:value-type="float" office:value="384" calcext:value-type="float">
            <text:p>384</text:p>
          </table:table-cell>
          <table:table-cell table:style-name="ce64" table:formula="of:=[.$P$55]*(1-[.$P59]/100)*(([.AC$77]/5000)*10)*(([.AC$34]/100)*20)" office:value-type="float" office:value="576" calcext:value-type="float">
            <text:p>576</text:p>
          </table:table-cell>
          <table:table-cell table:style-name="ce64" table:formula="of:=[.$P$55]*(1-[.$P59]/100)*(([.AD$77]/5000)*10)*(([.AD$34]/100)*20)" office:value-type="float" office:value="768" calcext:value-type="float">
            <text:p>768</text:p>
          </table:table-cell>
          <table:table-cell table:style-name="ce64" table:formula="of:=[.$P$55]*(1-[.$P59]/100)*(([.AE$77]/5000)*10)*(([.AE$34]/100)*20)" office:value-type="float" office:value="960" calcext:value-type="float">
            <text:p>960</text:p>
          </table:table-cell>
          <table:table-cell table:style-name="ce64" table:formula="of:=[.$P$55]*(1-[.$P59]/100)*(([.AF$77]/5000)*10)*(([.AF$34]/100)*20)" office:value-type="float" office:value="256" calcext:value-type="float">
            <text:p>256</text:p>
          </table:table-cell>
          <table:table-cell table:style-name="ce64" table:formula="of:=[.$P$55]*(1-[.$P59]/100)*(([.AG$77]/5000)*10)*(([.AG$34]/100)*20)" office:value-type="float" office:value="512" calcext:value-type="float">
            <text:p>512</text:p>
          </table:table-cell>
          <table:table-cell table:style-name="ce64" table:formula="of:=[.$P$55]*(1-[.$P59]/100)*(([.AH$77]/5000)*10)*(([.AH$34]/100)*20)" office:value-type="float" office:value="768" calcext:value-type="float">
            <text:p>768</text:p>
          </table:table-cell>
          <table:table-cell table:style-name="ce64" table:formula="of:=[.$P$55]*(1-[.$P59]/100)*(([.AI$77]/5000)*10)*(([.AI$34]/100)*20)" office:value-type="float" office:value="1024" calcext:value-type="float">
            <text:p>1024</text:p>
          </table:table-cell>
          <table:table-cell table:style-name="ce64" table:formula="of:=[.$P$55]*(1-[.$P59]/100)*(([.AJ$77]/5000)*10)*(([.AJ$34]/100)*20)" office:value-type="float" office:value="1280" calcext:value-type="float">
            <text:p>1280</text:p>
          </table:table-cell>
          <table:table-cell table:style-name="ce64" table:formula="of:=[.$P$55]*(1-[.$P59]/100)*(([.AK$77]/5000)*10)*(([.AK$34]/100)*20)" office:value-type="float" office:value="320" calcext:value-type="float">
            <text:p>320</text:p>
          </table:table-cell>
          <table:table-cell table:style-name="ce64" table:formula="of:=[.$P$55]*(1-[.$P59]/100)*(([.AL$77]/5000)*10)*(([.AL$34]/100)*20)" office:value-type="float" office:value="640" calcext:value-type="float">
            <text:p>640</text:p>
          </table:table-cell>
          <table:table-cell table:style-name="ce64" table:formula="of:=[.$P$55]*(1-[.$P59]/100)*(([.AM$77]/5000)*10)*(([.AM$34]/100)*20)" office:value-type="float" office:value="960" calcext:value-type="float">
            <text:p>960</text:p>
          </table:table-cell>
          <table:table-cell table:style-name="ce64" table:formula="of:=[.$P$55]*(1-[.$P59]/100)*(([.AN$77]/5000)*10)*(([.AN$34]/100)*20)" office:value-type="float" office:value="1280" calcext:value-type="float">
            <text:p>1280</text:p>
          </table:table-cell>
          <table:table-cell table:style-name="ce64" table:formula="of:=[.$P$55]*(1-[.$P59]/100)*(([.AO$77]/5000)*10)*(([.AO$34]/100)*20)" office:value-type="float" office:value="1600" calcext:value-type="float">
            <text:p>1600</text:p>
          </table:table-cell>
          <table:table-cell table:style-name="ce64" table:formula="of:=[.$P$55]*(1-[.$P59]/100)*(([.AP$77]/5000)*10)*(([.AP$34]/100)*20)" office:value-type="float" office:value="384" calcext:value-type="float">
            <text:p>384</text:p>
          </table:table-cell>
          <table:table-cell table:style-name="ce64" table:formula="of:=[.$P$55]*(1-[.$P59]/100)*(([.AQ$77]/5000)*10)*(([.AQ$34]/100)*20)" office:value-type="float" office:value="768" calcext:value-type="float">
            <text:p>768</text:p>
          </table:table-cell>
          <table:table-cell table:style-name="ce64" table:formula="of:=[.$P$55]*(1-[.$P59]/100)*(([.AR$77]/5000)*10)*(([.AR$34]/100)*20)" office:value-type="float" office:value="1152" calcext:value-type="float">
            <text:p>1152</text:p>
          </table:table-cell>
          <table:table-cell table:style-name="ce64" table:formula="of:=[.$P$55]*(1-[.$P59]/100)*(([.AS$77]/5000)*10)*(([.AS$34]/100)*20)" office:value-type="float" office:value="1536" calcext:value-type="float">
            <text:p>1536</text:p>
          </table:table-cell>
          <table:table-cell table:style-name="ce64" table:formula="of:=[.$P$55]*(1-[.$P59]/100)*(([.AT$77]/5000)*10)*(([.AT$34]/100)*20)" office:value-type="float" office:value="1920" calcext:value-type="float">
            <text:p>1920</text:p>
          </table:table-cell>
          <table:table-cell table:style-name="ce64" table:formula="of:=[.$P$55]*(1-[.$P59]/100)*(([.AU$77]/5000)*10)*(([.AU$34]/100)*20)" office:value-type="float" office:value="448" calcext:value-type="float">
            <text:p>448</text:p>
          </table:table-cell>
          <table:table-cell table:style-name="ce64" table:formula="of:=[.$P$55]*(1-[.$P59]/100)*(([.AV$77]/5000)*10)*(([.AV$34]/100)*20)" office:value-type="float" office:value="896" calcext:value-type="float">
            <text:p>896</text:p>
          </table:table-cell>
          <table:table-cell table:style-name="ce64" table:formula="of:=[.$P$55]*(1-[.$P59]/100)*(([.AW$77]/5000)*10)*(([.AW$34]/100)*20)" office:value-type="float" office:value="1344" calcext:value-type="float">
            <text:p>1344</text:p>
          </table:table-cell>
          <table:table-cell table:style-name="ce64" table:formula="of:=[.$P$55]*(1-[.$P59]/100)*(([.AX$77]/5000)*10)*(([.AX$34]/100)*20)" office:value-type="float" office:value="1792" calcext:value-type="float">
            <text:p>1792</text:p>
          </table:table-cell>
          <table:table-cell table:style-name="ce64" table:formula="of:=[.$P$55]*(1-[.$P59]/100)*(([.AY$77]/5000)*10)*(([.AY$34]/100)*20)" office:value-type="float" office:value="2240" calcext:value-type="float">
            <text:p>2240</text:p>
          </table:table-cell>
          <table:table-cell table:style-name="ce64" table:formula="of:=[.$P$55]*(1-[.$P59]/100)*(([.AZ$77]/5000)*10)*(([.AZ$34]/100)*20)" office:value-type="float" office:value="512" calcext:value-type="float">
            <text:p>512</text:p>
          </table:table-cell>
          <table:table-cell table:style-name="ce64" table:formula="of:=[.$P$55]*(1-[.$P59]/100)*(([.BA$77]/5000)*10)*(([.BA$34]/100)*20)" office:value-type="float" office:value="1024" calcext:value-type="float">
            <text:p>1024</text:p>
          </table:table-cell>
          <table:table-cell table:style-name="ce64" table:formula="of:=[.$P$55]*(1-[.$P59]/100)*(([.BB$77]/5000)*10)*(([.BB$34]/100)*20)" office:value-type="float" office:value="1536" calcext:value-type="float">
            <text:p>1536</text:p>
          </table:table-cell>
          <table:table-cell table:style-name="ce64" table:formula="of:=[.$P$55]*(1-[.$P59]/100)*(([.BC$77]/5000)*10)*(([.BC$34]/100)*20)" office:value-type="float" office:value="2048" calcext:value-type="float">
            <text:p>2048</text:p>
          </table:table-cell>
          <table:table-cell table:style-name="ce64" table:formula="of:=[.$P$55]*(1-[.$P59]/100)*(([.BD$77]/5000)*10)*(([.BD$34]/100)*20)" office:value-type="float" office:value="2560" calcext:value-type="float">
            <text:p>2560</text:p>
          </table:table-cell>
          <table:table-cell table:style-name="ce64" table:formula="of:=[.$P$55]*(1-[.$P59]/100)*(([.BE$77]/5000)*10)*(([.BE$34]/100)*20)" office:value-type="float" office:value="576" calcext:value-type="float">
            <text:p>576</text:p>
          </table:table-cell>
          <table:table-cell table:style-name="ce64" table:formula="of:=[.$P$55]*(1-[.$P59]/100)*(([.BF$77]/5000)*10)*(([.BF$34]/100)*20)" office:value-type="float" office:value="1152" calcext:value-type="float">
            <text:p>1152</text:p>
          </table:table-cell>
          <table:table-cell table:style-name="ce64" table:formula="of:=[.$P$55]*(1-[.$P59]/100)*(([.BG$77]/5000)*10)*(([.BG$34]/100)*20)" office:value-type="float" office:value="1728" calcext:value-type="float">
            <text:p>1728</text:p>
          </table:table-cell>
          <table:table-cell table:style-name="ce64" table:formula="of:=[.$P$55]*(1-[.$P59]/100)*(([.BH$77]/5000)*10)*(([.BH$34]/100)*20)" office:value-type="float" office:value="2304" calcext:value-type="float">
            <text:p>2304</text:p>
          </table:table-cell>
          <table:table-cell table:style-name="ce64" table:formula="of:=[.$P$55]*(1-[.$P59]/100)*(([.BI$77]/5000)*10)*(([.BI$34]/100)*20)" office:value-type="float" office:value="2880" calcext:value-type="float">
            <text:p>2880</text:p>
          </table:table-cell>
          <table:table-cell table:style-name="ce64" table:formula="of:=[.$P$55]*(1-[.$P59]/100)*(([.BJ$77]/5000)*10)*(([.BJ$34]/100)*20)" office:value-type="float" office:value="640" calcext:value-type="float">
            <text:p>640</text:p>
          </table:table-cell>
          <table:table-cell table:style-name="ce64" table:formula="of:=[.$P$55]*(1-[.$P59]/100)*(([.BK$77]/5000)*10)*(([.BK$34]/100)*20)" office:value-type="float" office:value="1280" calcext:value-type="float">
            <text:p>1280</text:p>
          </table:table-cell>
          <table:table-cell table:style-name="ce64" table:formula="of:=[.$P$55]*(1-[.$P59]/100)*(([.BL$77]/5000)*10)*(([.BL$34]/100)*20)" office:value-type="float" office:value="1920" calcext:value-type="float">
            <text:p>1920</text:p>
          </table:table-cell>
          <table:table-cell table:style-name="ce64" table:formula="of:=[.$P$55]*(1-[.$P59]/100)*(([.BM$77]/5000)*10)*(([.BM$34]/100)*20)" office:value-type="float" office:value="2560" calcext:value-type="float">
            <text:p>2560</text:p>
          </table:table-cell>
          <table:table-cell table:style-name="ce64" table:formula="of:=[.$P$55]*(1-[.$P59]/100)*(([.BN$77]/5000)*10)*(([.BN$34]/100)*20)" office:value-type="float" office:value="3200" calcext:value-type="float">
            <text:p>32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formula="of:=[.$B$55]*(1-[.$B60]/100)*(([.C$76]/5000)*10)" office:value-type="float" office:value="80" calcext:value-type="float">
            <text:p>80</text:p>
          </table:table-cell>
          <table:table-cell table:formula="of:=[.$B$55]*(1-[.$B60]/100)*(([.D$76]/5000)*10)" office:value-type="float" office:value="160" calcext:value-type="float">
            <text:p>160</text:p>
          </table:table-cell>
          <table:table-cell table:formula="of:=[.$B$55]*(1-[.$B60]/100)*(([.E$76]/5000)*10)" office:value-type="float" office:value="240" calcext:value-type="float">
            <text:p>240</text:p>
          </table:table-cell>
          <table:table-cell table:formula="of:=[.$B$55]*(1-[.$B60]/100)*(([.F$76]/5000)*10)" office:value-type="float" office:value="320" calcext:value-type="float">
            <text:p>320</text:p>
          </table:table-cell>
          <table:table-cell table:formula="of:=[.$B$55]*(1-[.$B60]/100)*(([.G$76]/5000)*10)" office:value-type="float" office:value="400" calcext:value-type="float">
            <text:p>400</text:p>
          </table:table-cell>
          <table:table-cell table:formula="of:=[.$B$55]*(1-[.$B60]/100)*(([.H$76]/5000)*10)" office:value-type="float" office:value="480" calcext:value-type="float">
            <text:p>480</text:p>
          </table:table-cell>
          <table:table-cell table:formula="of:=[.$B$55]*(1-[.$B60]/100)*(([.I$76]/5000)*10)" office:value-type="float" office:value="560" calcext:value-type="float">
            <text:p>560</text:p>
          </table:table-cell>
          <table:table-cell table:formula="of:=[.$B$55]*(1-[.$B60]/100)*(([.J$76]/5000)*10)" office:value-type="float" office:value="640" calcext:value-type="float">
            <text:p>640</text:p>
          </table:table-cell>
          <table:table-cell table:formula="of:=[.$B$55]*(1-[.$B60]/100)*(([.K$76]/5000)*10)" office:value-type="float" office:value="720" calcext:value-type="float">
            <text:p>720</text:p>
          </table:table-cell>
          <table:table-cell table:formula="of:=[.$B$55]*(1-[.$B60]/100)*(([.L$76]/5000)*10)" office:value-type="float" office:value="800" calcext:value-type="float">
            <text:p>800</text:p>
          </table:table-cell>
          <table:table-cell table:number-columns-repeated="2"/>
          <table:table-cell table:style-name="ce80"/>
          <table:table-cell table:style-name="ce57" office:value-type="float" office:value="75" calcext:value-type="float">
            <text:p>75</text:p>
          </table:table-cell>
          <table:table-cell table:style-name="ce64" table:formula="of:=[.$P$55]*(1-[.$P60]/100)*(([.Q$77]/5000)*10)*(([.Q$34]/100)*20)" office:value-type="float" office:value="32" calcext:value-type="float">
            <text:p>32</text:p>
          </table:table-cell>
          <table:table-cell table:style-name="ce64" table:formula="of:=[.$P$55]*(1-[.$P60]/100)*(([.R$77]/5000)*10)*(([.R$34]/100)*20)" office:value-type="float" office:value="64" calcext:value-type="float">
            <text:p>64</text:p>
          </table:table-cell>
          <table:table-cell table:style-name="ce64" table:formula="of:=[.$P$55]*(1-[.$P60]/100)*(([.S$77]/5000)*10)*(([.S$34]/100)*20)" office:value-type="float" office:value="96" calcext:value-type="float">
            <text:p>96</text:p>
          </table:table-cell>
          <table:table-cell table:style-name="ce64" table:formula="of:=[.$P$55]*(1-[.$P60]/100)*(([.T$77]/5000)*10)*(([.T$34]/100)*20)" office:value-type="float" office:value="128" calcext:value-type="float">
            <text:p>128</text:p>
          </table:table-cell>
          <table:table-cell table:style-name="ce64" table:formula="of:=[.$P$55]*(1-[.$P60]/100)*(([.U$77]/5000)*10)*(([.U$34]/100)*20)" office:value-type="float" office:value="160" calcext:value-type="float">
            <text:p>160</text:p>
          </table:table-cell>
          <table:table-cell table:style-name="ce64" table:formula="of:=[.$P$55]*(1-[.$P60]/100)*(([.V$77]/5000)*10)*(([.V$34]/100)*20)" office:value-type="float" office:value="64" calcext:value-type="float">
            <text:p>64</text:p>
          </table:table-cell>
          <table:table-cell table:style-name="ce64" table:formula="of:=[.$P$55]*(1-[.$P60]/100)*(([.W$77]/5000)*10)*(([.W$34]/100)*20)" office:value-type="float" office:value="128" calcext:value-type="float">
            <text:p>128</text:p>
          </table:table-cell>
          <table:table-cell table:style-name="ce64" table:formula="of:=[.$P$55]*(1-[.$P60]/100)*(([.X$77]/5000)*10)*(([.X$34]/100)*20)" office:value-type="float" office:value="192" calcext:value-type="float">
            <text:p>192</text:p>
          </table:table-cell>
          <table:table-cell table:style-name="ce64" table:formula="of:=[.$P$55]*(1-[.$P60]/100)*(([.Y$77]/5000)*10)*(([.Y$34]/100)*20)" office:value-type="float" office:value="256" calcext:value-type="float">
            <text:p>256</text:p>
          </table:table-cell>
          <table:table-cell table:style-name="ce64" table:formula="of:=[.$P$55]*(1-[.$P60]/100)*(([.Z$77]/5000)*10)*(([.Z$34]/100)*20)" office:value-type="float" office:value="320" calcext:value-type="float">
            <text:p>320</text:p>
          </table:table-cell>
          <table:table-cell table:style-name="ce64" table:formula="of:=[.$P$55]*(1-[.$P60]/100)*(([.AA$77]/5000)*10)*(([.AA$34]/100)*20)" office:value-type="float" office:value="96" calcext:value-type="float">
            <text:p>96</text:p>
          </table:table-cell>
          <table:table-cell table:style-name="ce64" table:formula="of:=[.$P$55]*(1-[.$P60]/100)*(([.AB$77]/5000)*10)*(([.AB$34]/100)*20)" office:value-type="float" office:value="192" calcext:value-type="float">
            <text:p>192</text:p>
          </table:table-cell>
          <table:table-cell table:style-name="ce64" table:formula="of:=[.$P$55]*(1-[.$P60]/100)*(([.AC$77]/5000)*10)*(([.AC$34]/100)*20)" office:value-type="float" office:value="288" calcext:value-type="float">
            <text:p>288</text:p>
          </table:table-cell>
          <table:table-cell table:style-name="ce64" table:formula="of:=[.$P$55]*(1-[.$P60]/100)*(([.AD$77]/5000)*10)*(([.AD$34]/100)*20)" office:value-type="float" office:value="384" calcext:value-type="float">
            <text:p>384</text:p>
          </table:table-cell>
          <table:table-cell table:style-name="ce64" table:formula="of:=[.$P$55]*(1-[.$P60]/100)*(([.AE$77]/5000)*10)*(([.AE$34]/100)*20)" office:value-type="float" office:value="480" calcext:value-type="float">
            <text:p>480</text:p>
          </table:table-cell>
          <table:table-cell table:style-name="ce64" table:formula="of:=[.$P$55]*(1-[.$P60]/100)*(([.AF$77]/5000)*10)*(([.AF$34]/100)*20)" office:value-type="float" office:value="128" calcext:value-type="float">
            <text:p>128</text:p>
          </table:table-cell>
          <table:table-cell table:style-name="ce64" table:formula="of:=[.$P$55]*(1-[.$P60]/100)*(([.AG$77]/5000)*10)*(([.AG$34]/100)*20)" office:value-type="float" office:value="256" calcext:value-type="float">
            <text:p>256</text:p>
          </table:table-cell>
          <table:table-cell table:style-name="ce64" table:formula="of:=[.$P$55]*(1-[.$P60]/100)*(([.AH$77]/5000)*10)*(([.AH$34]/100)*20)" office:value-type="float" office:value="384" calcext:value-type="float">
            <text:p>384</text:p>
          </table:table-cell>
          <table:table-cell table:style-name="ce64" table:formula="of:=[.$P$55]*(1-[.$P60]/100)*(([.AI$77]/5000)*10)*(([.AI$34]/100)*20)" office:value-type="float" office:value="512" calcext:value-type="float">
            <text:p>512</text:p>
          </table:table-cell>
          <table:table-cell table:style-name="ce64" table:formula="of:=[.$P$55]*(1-[.$P60]/100)*(([.AJ$77]/5000)*10)*(([.AJ$34]/100)*20)" office:value-type="float" office:value="640" calcext:value-type="float">
            <text:p>640</text:p>
          </table:table-cell>
          <table:table-cell table:style-name="ce64" table:formula="of:=[.$P$55]*(1-[.$P60]/100)*(([.AK$77]/5000)*10)*(([.AK$34]/100)*20)" office:value-type="float" office:value="160" calcext:value-type="float">
            <text:p>160</text:p>
          </table:table-cell>
          <table:table-cell table:style-name="ce64" table:formula="of:=[.$P$55]*(1-[.$P60]/100)*(([.AL$77]/5000)*10)*(([.AL$34]/100)*20)" office:value-type="float" office:value="320" calcext:value-type="float">
            <text:p>320</text:p>
          </table:table-cell>
          <table:table-cell table:style-name="ce64" table:formula="of:=[.$P$55]*(1-[.$P60]/100)*(([.AM$77]/5000)*10)*(([.AM$34]/100)*20)" office:value-type="float" office:value="480" calcext:value-type="float">
            <text:p>480</text:p>
          </table:table-cell>
          <table:table-cell table:style-name="ce64" table:formula="of:=[.$P$55]*(1-[.$P60]/100)*(([.AN$77]/5000)*10)*(([.AN$34]/100)*20)" office:value-type="float" office:value="640" calcext:value-type="float">
            <text:p>640</text:p>
          </table:table-cell>
          <table:table-cell table:style-name="ce64" table:formula="of:=[.$P$55]*(1-[.$P60]/100)*(([.AO$77]/5000)*10)*(([.AO$34]/100)*20)" office:value-type="float" office:value="800" calcext:value-type="float">
            <text:p>800</text:p>
          </table:table-cell>
          <table:table-cell table:style-name="ce64" table:formula="of:=[.$P$55]*(1-[.$P60]/100)*(([.AP$77]/5000)*10)*(([.AP$34]/100)*20)" office:value-type="float" office:value="192" calcext:value-type="float">
            <text:p>192</text:p>
          </table:table-cell>
          <table:table-cell table:style-name="ce64" table:formula="of:=[.$P$55]*(1-[.$P60]/100)*(([.AQ$77]/5000)*10)*(([.AQ$34]/100)*20)" office:value-type="float" office:value="384" calcext:value-type="float">
            <text:p>384</text:p>
          </table:table-cell>
          <table:table-cell table:style-name="ce64" table:formula="of:=[.$P$55]*(1-[.$P60]/100)*(([.AR$77]/5000)*10)*(([.AR$34]/100)*20)" office:value-type="float" office:value="576" calcext:value-type="float">
            <text:p>576</text:p>
          </table:table-cell>
          <table:table-cell table:style-name="ce64" table:formula="of:=[.$P$55]*(1-[.$P60]/100)*(([.AS$77]/5000)*10)*(([.AS$34]/100)*20)" office:value-type="float" office:value="768" calcext:value-type="float">
            <text:p>768</text:p>
          </table:table-cell>
          <table:table-cell table:style-name="ce64" table:formula="of:=[.$P$55]*(1-[.$P60]/100)*(([.AT$77]/5000)*10)*(([.AT$34]/100)*20)" office:value-type="float" office:value="960" calcext:value-type="float">
            <text:p>960</text:p>
          </table:table-cell>
          <table:table-cell table:style-name="ce64" table:formula="of:=[.$P$55]*(1-[.$P60]/100)*(([.AU$77]/5000)*10)*(([.AU$34]/100)*20)" office:value-type="float" office:value="224" calcext:value-type="float">
            <text:p>224</text:p>
          </table:table-cell>
          <table:table-cell table:style-name="ce64" table:formula="of:=[.$P$55]*(1-[.$P60]/100)*(([.AV$77]/5000)*10)*(([.AV$34]/100)*20)" office:value-type="float" office:value="448" calcext:value-type="float">
            <text:p>448</text:p>
          </table:table-cell>
          <table:table-cell table:style-name="ce64" table:formula="of:=[.$P$55]*(1-[.$P60]/100)*(([.AW$77]/5000)*10)*(([.AW$34]/100)*20)" office:value-type="float" office:value="672" calcext:value-type="float">
            <text:p>672</text:p>
          </table:table-cell>
          <table:table-cell table:style-name="ce64" table:formula="of:=[.$P$55]*(1-[.$P60]/100)*(([.AX$77]/5000)*10)*(([.AX$34]/100)*20)" office:value-type="float" office:value="896" calcext:value-type="float">
            <text:p>896</text:p>
          </table:table-cell>
          <table:table-cell table:style-name="ce64" table:formula="of:=[.$P$55]*(1-[.$P60]/100)*(([.AY$77]/5000)*10)*(([.AY$34]/100)*20)" office:value-type="float" office:value="1120" calcext:value-type="float">
            <text:p>1120</text:p>
          </table:table-cell>
          <table:table-cell table:style-name="ce64" table:formula="of:=[.$P$55]*(1-[.$P60]/100)*(([.AZ$77]/5000)*10)*(([.AZ$34]/100)*20)" office:value-type="float" office:value="256" calcext:value-type="float">
            <text:p>256</text:p>
          </table:table-cell>
          <table:table-cell table:style-name="ce64" table:formula="of:=[.$P$55]*(1-[.$P60]/100)*(([.BA$77]/5000)*10)*(([.BA$34]/100)*20)" office:value-type="float" office:value="512" calcext:value-type="float">
            <text:p>512</text:p>
          </table:table-cell>
          <table:table-cell table:style-name="ce64" table:formula="of:=[.$P$55]*(1-[.$P60]/100)*(([.BB$77]/5000)*10)*(([.BB$34]/100)*20)" office:value-type="float" office:value="768" calcext:value-type="float">
            <text:p>768</text:p>
          </table:table-cell>
          <table:table-cell table:style-name="ce64" table:formula="of:=[.$P$55]*(1-[.$P60]/100)*(([.BC$77]/5000)*10)*(([.BC$34]/100)*20)" office:value-type="float" office:value="1024" calcext:value-type="float">
            <text:p>1024</text:p>
          </table:table-cell>
          <table:table-cell table:style-name="ce64" table:formula="of:=[.$P$55]*(1-[.$P60]/100)*(([.BD$77]/5000)*10)*(([.BD$34]/100)*20)" office:value-type="float" office:value="1280" calcext:value-type="float">
            <text:p>1280</text:p>
          </table:table-cell>
          <table:table-cell table:style-name="ce64" table:formula="of:=[.$P$55]*(1-[.$P60]/100)*(([.BE$77]/5000)*10)*(([.BE$34]/100)*20)" office:value-type="float" office:value="288" calcext:value-type="float">
            <text:p>288</text:p>
          </table:table-cell>
          <table:table-cell table:style-name="ce64" table:formula="of:=[.$P$55]*(1-[.$P60]/100)*(([.BF$77]/5000)*10)*(([.BF$34]/100)*20)" office:value-type="float" office:value="576" calcext:value-type="float">
            <text:p>576</text:p>
          </table:table-cell>
          <table:table-cell table:style-name="ce64" table:formula="of:=[.$P$55]*(1-[.$P60]/100)*(([.BG$77]/5000)*10)*(([.BG$34]/100)*20)" office:value-type="float" office:value="864" calcext:value-type="float">
            <text:p>864</text:p>
          </table:table-cell>
          <table:table-cell table:style-name="ce64" table:formula="of:=[.$P$55]*(1-[.$P60]/100)*(([.BH$77]/5000)*10)*(([.BH$34]/100)*20)" office:value-type="float" office:value="1152" calcext:value-type="float">
            <text:p>1152</text:p>
          </table:table-cell>
          <table:table-cell table:style-name="ce64" table:formula="of:=[.$P$55]*(1-[.$P60]/100)*(([.BI$77]/5000)*10)*(([.BI$34]/100)*20)" office:value-type="float" office:value="1440" calcext:value-type="float">
            <text:p>1440</text:p>
          </table:table-cell>
          <table:table-cell table:style-name="ce64" table:formula="of:=[.$P$55]*(1-[.$P60]/100)*(([.BJ$77]/5000)*10)*(([.BJ$34]/100)*20)" office:value-type="float" office:value="320" calcext:value-type="float">
            <text:p>320</text:p>
          </table:table-cell>
          <table:table-cell table:style-name="ce64" table:formula="of:=[.$P$55]*(1-[.$P60]/100)*(([.BK$77]/5000)*10)*(([.BK$34]/100)*20)" office:value-type="float" office:value="640" calcext:value-type="float">
            <text:p>640</text:p>
          </table:table-cell>
          <table:table-cell table:style-name="ce64" table:formula="of:=[.$P$55]*(1-[.$P60]/100)*(([.BL$77]/5000)*10)*(([.BL$34]/100)*20)" office:value-type="float" office:value="960" calcext:value-type="float">
            <text:p>960</text:p>
          </table:table-cell>
          <table:table-cell table:style-name="ce64" table:formula="of:=[.$P$55]*(1-[.$P60]/100)*(([.BM$77]/5000)*10)*(([.BM$34]/100)*20)" office:value-type="float" office:value="1280" calcext:value-type="float">
            <text:p>1280</text:p>
          </table:table-cell>
          <table:table-cell table:style-name="ce64" table:formula="of:=[.$P$55]*(1-[.$P60]/100)*(([.BN$77]/5000)*10)*(([.BN$34]/100)*20)" office:value-type="float" office:value="1600" calcext:value-type="float">
            <text:p>16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 table:style-name="ce18"/>
          <table:table-cell table:style-name="ce58" office:value-type="float" office:value="99" calcext:value-type="float">
            <text:p>99</text:p>
          </table:table-cell>
          <table:table-cell table:formula="of:=[.$B$55]*(1-[.$B61]/100)*(([.C$76]/5000)*10)" office:value-type="float" office:value="3.2" calcext:value-type="float">
            <text:p>3,2</text:p>
          </table:table-cell>
          <table:table-cell table:formula="of:=[.$B$55]*(1-[.$B61]/100)*(([.D$76]/5000)*10)" office:value-type="float" office:value="6.40000000000001" calcext:value-type="float">
            <text:p>6,40000000000001</text:p>
          </table:table-cell>
          <table:table-cell table:formula="of:=[.$B$55]*(1-[.$B61]/100)*(([.E$76]/5000)*10)" office:value-type="float" office:value="9.60000000000001" calcext:value-type="float">
            <text:p>9,60000000000001</text:p>
          </table:table-cell>
          <table:table-cell table:formula="of:=[.$B$55]*(1-[.$B61]/100)*(([.F$76]/5000)*10)" office:value-type="float" office:value="12.8" calcext:value-type="float">
            <text:p>12,8</text:p>
          </table:table-cell>
          <table:table-cell table:formula="of:=[.$B$55]*(1-[.$B61]/100)*(([.G$76]/5000)*10)" office:value-type="float" office:value="16" calcext:value-type="float">
            <text:p>16</text:p>
          </table:table-cell>
          <table:table-cell table:formula="of:=[.$B$55]*(1-[.$B61]/100)*(([.H$76]/5000)*10)" office:value-type="float" office:value="19.2" calcext:value-type="float">
            <text:p>19,2</text:p>
          </table:table-cell>
          <table:table-cell table:formula="of:=[.$B$55]*(1-[.$B61]/100)*(([.I$76]/5000)*10)" office:value-type="float" office:value="22.4" calcext:value-type="float">
            <text:p>22,4</text:p>
          </table:table-cell>
          <table:table-cell table:formula="of:=[.$B$55]*(1-[.$B61]/100)*(([.J$76]/5000)*10)" office:value-type="float" office:value="25.6" calcext:value-type="float">
            <text:p>25,6</text:p>
          </table:table-cell>
          <table:table-cell table:formula="of:=[.$B$55]*(1-[.$B61]/100)*(([.K$76]/5000)*10)" office:value-type="float" office:value="28.8" calcext:value-type="float">
            <text:p>28,8</text:p>
          </table:table-cell>
          <table:table-cell table:formula="of:=[.$B$55]*(1-[.$B61]/100)*(([.L$76]/5000)*10)" office:value-type="float" office:value="32" calcext:value-type="float">
            <text:p>32</text:p>
          </table:table-cell>
          <table:table-cell table:number-columns-repeated="2"/>
          <table:table-cell table:style-name="ce81"/>
          <table:table-cell table:style-name="ce58" office:value-type="float" office:value="99" calcext:value-type="float">
            <text:p>99</text:p>
          </table:table-cell>
          <table:table-cell table:style-name="ce64" table:formula="of:=[.$P$55]*(1-[.$P61]/100)*(([.Q$77]/5000)*10)*(([.Q$34]/100)*20)" office:value-type="float" office:value="1.28" calcext:value-type="float">
            <text:p>1,28</text:p>
          </table:table-cell>
          <table:table-cell table:style-name="ce64" table:formula="of:=[.$P$55]*(1-[.$P61]/100)*(([.R$77]/5000)*10)*(([.R$34]/100)*20)" office:value-type="float" office:value="2.56" calcext:value-type="float">
            <text:p>2,56</text:p>
          </table:table-cell>
          <table:table-cell table:style-name="ce64" table:formula="of:=[.$P$55]*(1-[.$P61]/100)*(([.S$77]/5000)*10)*(([.S$34]/100)*20)" office:value-type="float" office:value="3.84" calcext:value-type="float">
            <text:p>3,84</text:p>
          </table:table-cell>
          <table:table-cell table:style-name="ce64" table:formula="of:=[.$P$55]*(1-[.$P61]/100)*(([.T$77]/5000)*10)*(([.T$34]/100)*20)" office:value-type="float" office:value="5.12" calcext:value-type="float">
            <text:p>5,12</text:p>
          </table:table-cell>
          <table:table-cell table:style-name="ce64" table:formula="of:=[.$P$55]*(1-[.$P61]/100)*(([.U$77]/5000)*10)*(([.U$34]/100)*20)" office:value-type="float" office:value="6.40000000000001" calcext:value-type="float">
            <text:p>6,40000000000001</text:p>
          </table:table-cell>
          <table:table-cell table:style-name="ce64" table:formula="of:=[.$P$55]*(1-[.$P61]/100)*(([.V$77]/5000)*10)*(([.V$34]/100)*20)" office:value-type="float" office:value="2.56" calcext:value-type="float">
            <text:p>2,56</text:p>
          </table:table-cell>
          <table:table-cell table:style-name="ce64" table:formula="of:=[.$P$55]*(1-[.$P61]/100)*(([.W$77]/5000)*10)*(([.W$34]/100)*20)" office:value-type="float" office:value="5.12" calcext:value-type="float">
            <text:p>5,12</text:p>
          </table:table-cell>
          <table:table-cell table:style-name="ce64" table:formula="of:=[.$P$55]*(1-[.$P61]/100)*(([.X$77]/5000)*10)*(([.X$34]/100)*20)" office:value-type="float" office:value="7.68000000000001" calcext:value-type="float">
            <text:p>7,68000000000001</text:p>
          </table:table-cell>
          <table:table-cell table:style-name="ce64" table:formula="of:=[.$P$55]*(1-[.$P61]/100)*(([.Y$77]/5000)*10)*(([.Y$34]/100)*20)" office:value-type="float" office:value="10.24" calcext:value-type="float">
            <text:p>10,24</text:p>
          </table:table-cell>
          <table:table-cell table:style-name="ce64" table:formula="of:=[.$P$55]*(1-[.$P61]/100)*(([.Z$77]/5000)*10)*(([.Z$34]/100)*20)" office:value-type="float" office:value="12.8" calcext:value-type="float">
            <text:p>12,8</text:p>
          </table:table-cell>
          <table:table-cell table:style-name="ce64" table:formula="of:=[.$P$55]*(1-[.$P61]/100)*(([.AA$77]/5000)*10)*(([.AA$34]/100)*20)" office:value-type="float" office:value="3.84" calcext:value-type="float">
            <text:p>3,84</text:p>
          </table:table-cell>
          <table:table-cell table:style-name="ce64" table:formula="of:=[.$P$55]*(1-[.$P61]/100)*(([.AB$77]/5000)*10)*(([.AB$34]/100)*20)" office:value-type="float" office:value="7.68000000000001" calcext:value-type="float">
            <text:p>7,68000000000001</text:p>
          </table:table-cell>
          <table:table-cell table:style-name="ce64" table:formula="of:=[.$P$55]*(1-[.$P61]/100)*(([.AC$77]/5000)*10)*(([.AC$34]/100)*20)" office:value-type="float" office:value="11.52" calcext:value-type="float">
            <text:p>11,52</text:p>
          </table:table-cell>
          <table:table-cell table:style-name="ce64" table:formula="of:=[.$P$55]*(1-[.$P61]/100)*(([.AD$77]/5000)*10)*(([.AD$34]/100)*20)" office:value-type="float" office:value="15.36" calcext:value-type="float">
            <text:p>15,36</text:p>
          </table:table-cell>
          <table:table-cell table:style-name="ce64" table:formula="of:=[.$P$55]*(1-[.$P61]/100)*(([.AE$77]/5000)*10)*(([.AE$34]/100)*20)" office:value-type="float" office:value="19.2" calcext:value-type="float">
            <text:p>19,2</text:p>
          </table:table-cell>
          <table:table-cell table:style-name="ce64" table:formula="of:=[.$P$55]*(1-[.$P61]/100)*(([.AF$77]/5000)*10)*(([.AF$34]/100)*20)" office:value-type="float" office:value="5.12" calcext:value-type="float">
            <text:p>5,12</text:p>
          </table:table-cell>
          <table:table-cell table:style-name="ce64" table:formula="of:=[.$P$55]*(1-[.$P61]/100)*(([.AG$77]/5000)*10)*(([.AG$34]/100)*20)" office:value-type="float" office:value="10.24" calcext:value-type="float">
            <text:p>10,24</text:p>
          </table:table-cell>
          <table:table-cell table:style-name="ce64" table:formula="of:=[.$P$55]*(1-[.$P61]/100)*(([.AH$77]/5000)*10)*(([.AH$34]/100)*20)" office:value-type="float" office:value="15.36" calcext:value-type="float">
            <text:p>15,36</text:p>
          </table:table-cell>
          <table:table-cell table:style-name="ce64" table:formula="of:=[.$P$55]*(1-[.$P61]/100)*(([.AI$77]/5000)*10)*(([.AI$34]/100)*20)" office:value-type="float" office:value="20.48" calcext:value-type="float">
            <text:p>20,48</text:p>
          </table:table-cell>
          <table:table-cell table:style-name="ce64" table:formula="of:=[.$P$55]*(1-[.$P61]/100)*(([.AJ$77]/5000)*10)*(([.AJ$34]/100)*20)" office:value-type="float" office:value="25.6" calcext:value-type="float">
            <text:p>25,6</text:p>
          </table:table-cell>
          <table:table-cell table:style-name="ce64" table:formula="of:=[.$P$55]*(1-[.$P61]/100)*(([.AK$77]/5000)*10)*(([.AK$34]/100)*20)" office:value-type="float" office:value="6.40000000000001" calcext:value-type="float">
            <text:p>6,40000000000001</text:p>
          </table:table-cell>
          <table:table-cell table:style-name="ce64" table:formula="of:=[.$P$55]*(1-[.$P61]/100)*(([.AL$77]/5000)*10)*(([.AL$34]/100)*20)" office:value-type="float" office:value="12.8" calcext:value-type="float">
            <text:p>12,8</text:p>
          </table:table-cell>
          <table:table-cell table:style-name="ce64" table:formula="of:=[.$P$55]*(1-[.$P61]/100)*(([.AM$77]/5000)*10)*(([.AM$34]/100)*20)" office:value-type="float" office:value="19.2" calcext:value-type="float">
            <text:p>19,2</text:p>
          </table:table-cell>
          <table:table-cell table:style-name="ce64" table:formula="of:=[.$P$55]*(1-[.$P61]/100)*(([.AN$77]/5000)*10)*(([.AN$34]/100)*20)" office:value-type="float" office:value="25.6" calcext:value-type="float">
            <text:p>25,6</text:p>
          </table:table-cell>
          <table:table-cell table:style-name="ce64" table:formula="of:=[.$P$55]*(1-[.$P61]/100)*(([.AO$77]/5000)*10)*(([.AO$34]/100)*20)" office:value-type="float" office:value="32" calcext:value-type="float">
            <text:p>32</text:p>
          </table:table-cell>
          <table:table-cell table:style-name="ce64" table:formula="of:=[.$P$55]*(1-[.$P61]/100)*(([.AP$77]/5000)*10)*(([.AP$34]/100)*20)" office:value-type="float" office:value="7.68000000000001" calcext:value-type="float">
            <text:p>7,68000000000001</text:p>
          </table:table-cell>
          <table:table-cell table:style-name="ce64" table:formula="of:=[.$P$55]*(1-[.$P61]/100)*(([.AQ$77]/5000)*10)*(([.AQ$34]/100)*20)" office:value-type="float" office:value="15.36" calcext:value-type="float">
            <text:p>15,36</text:p>
          </table:table-cell>
          <table:table-cell table:style-name="ce64" table:formula="of:=[.$P$55]*(1-[.$P61]/100)*(([.AR$77]/5000)*10)*(([.AR$34]/100)*20)" office:value-type="float" office:value="23.04" calcext:value-type="float">
            <text:p>23,04</text:p>
          </table:table-cell>
          <table:table-cell table:style-name="ce64" table:formula="of:=[.$P$55]*(1-[.$P61]/100)*(([.AS$77]/5000)*10)*(([.AS$34]/100)*20)" office:value-type="float" office:value="30.72" calcext:value-type="float">
            <text:p>30,72</text:p>
          </table:table-cell>
          <table:table-cell table:style-name="ce64" table:formula="of:=[.$P$55]*(1-[.$P61]/100)*(([.AT$77]/5000)*10)*(([.AT$34]/100)*20)" office:value-type="float" office:value="38.4" calcext:value-type="float">
            <text:p>38,4</text:p>
          </table:table-cell>
          <table:table-cell table:style-name="ce64" table:formula="of:=[.$P$55]*(1-[.$P61]/100)*(([.AU$77]/5000)*10)*(([.AU$34]/100)*20)" office:value-type="float" office:value="8.96000000000001" calcext:value-type="float">
            <text:p>8,96000000000001</text:p>
          </table:table-cell>
          <table:table-cell table:style-name="ce64" table:formula="of:=[.$P$55]*(1-[.$P61]/100)*(([.AV$77]/5000)*10)*(([.AV$34]/100)*20)" office:value-type="float" office:value="17.92" calcext:value-type="float">
            <text:p>17,92</text:p>
          </table:table-cell>
          <table:table-cell table:style-name="ce64" table:formula="of:=[.$P$55]*(1-[.$P61]/100)*(([.AW$77]/5000)*10)*(([.AW$34]/100)*20)" office:value-type="float" office:value="26.88" calcext:value-type="float">
            <text:p>26,88</text:p>
          </table:table-cell>
          <table:table-cell table:style-name="ce64" table:formula="of:=[.$P$55]*(1-[.$P61]/100)*(([.AX$77]/5000)*10)*(([.AX$34]/100)*20)" office:value-type="float" office:value="35.84" calcext:value-type="float">
            <text:p>35,84</text:p>
          </table:table-cell>
          <table:table-cell table:style-name="ce64" table:formula="of:=[.$P$55]*(1-[.$P61]/100)*(([.AY$77]/5000)*10)*(([.AY$34]/100)*20)" office:value-type="float" office:value="44.8" calcext:value-type="float">
            <text:p>44,8</text:p>
          </table:table-cell>
          <table:table-cell table:style-name="ce64" table:formula="of:=[.$P$55]*(1-[.$P61]/100)*(([.AZ$77]/5000)*10)*(([.AZ$34]/100)*20)" office:value-type="float" office:value="10.24" calcext:value-type="float">
            <text:p>10,24</text:p>
          </table:table-cell>
          <table:table-cell table:style-name="ce64" table:formula="of:=[.$P$55]*(1-[.$P61]/100)*(([.BA$77]/5000)*10)*(([.BA$34]/100)*20)" office:value-type="float" office:value="20.48" calcext:value-type="float">
            <text:p>20,48</text:p>
          </table:table-cell>
          <table:table-cell table:style-name="ce64" table:formula="of:=[.$P$55]*(1-[.$P61]/100)*(([.BB$77]/5000)*10)*(([.BB$34]/100)*20)" office:value-type="float" office:value="30.72" calcext:value-type="float">
            <text:p>30,72</text:p>
          </table:table-cell>
          <table:table-cell table:style-name="ce64" table:formula="of:=[.$P$55]*(1-[.$P61]/100)*(([.BC$77]/5000)*10)*(([.BC$34]/100)*20)" office:value-type="float" office:value="40.96" calcext:value-type="float">
            <text:p>40,96</text:p>
          </table:table-cell>
          <table:table-cell table:style-name="ce64" table:formula="of:=[.$P$55]*(1-[.$P61]/100)*(([.BD$77]/5000)*10)*(([.BD$34]/100)*20)" office:value-type="float" office:value="51.2" calcext:value-type="float">
            <text:p>51,2</text:p>
          </table:table-cell>
          <table:table-cell table:style-name="ce64" table:formula="of:=[.$P$55]*(1-[.$P61]/100)*(([.BE$77]/5000)*10)*(([.BE$34]/100)*20)" office:value-type="float" office:value="11.52" calcext:value-type="float">
            <text:p>11,52</text:p>
          </table:table-cell>
          <table:table-cell table:style-name="ce64" table:formula="of:=[.$P$55]*(1-[.$P61]/100)*(([.BF$77]/5000)*10)*(([.BF$34]/100)*20)" office:value-type="float" office:value="23.04" calcext:value-type="float">
            <text:p>23,04</text:p>
          </table:table-cell>
          <table:table-cell table:style-name="ce64" table:formula="of:=[.$P$55]*(1-[.$P61]/100)*(([.BG$77]/5000)*10)*(([.BG$34]/100)*20)" office:value-type="float" office:value="34.56" calcext:value-type="float">
            <text:p>34,56</text:p>
          </table:table-cell>
          <table:table-cell table:style-name="ce64" table:formula="of:=[.$P$55]*(1-[.$P61]/100)*(([.BH$77]/5000)*10)*(([.BH$34]/100)*20)" office:value-type="float" office:value="46.08" calcext:value-type="float">
            <text:p>46,08</text:p>
          </table:table-cell>
          <table:table-cell table:style-name="ce64" table:formula="of:=[.$P$55]*(1-[.$P61]/100)*(([.BI$77]/5000)*10)*(([.BI$34]/100)*20)" office:value-type="float" office:value="57.6000000000001" calcext:value-type="float">
            <text:p>57,6000000000001</text:p>
          </table:table-cell>
          <table:table-cell table:style-name="ce64" table:formula="of:=[.$P$55]*(1-[.$P61]/100)*(([.BJ$77]/5000)*10)*(([.BJ$34]/100)*20)" office:value-type="float" office:value="12.8" calcext:value-type="float">
            <text:p>12,8</text:p>
          </table:table-cell>
          <table:table-cell table:style-name="ce64" table:formula="of:=[.$P$55]*(1-[.$P61]/100)*(([.BK$77]/5000)*10)*(([.BK$34]/100)*20)" office:value-type="float" office:value="25.6" calcext:value-type="float">
            <text:p>25,6</text:p>
          </table:table-cell>
          <table:table-cell table:style-name="ce64" table:formula="of:=[.$P$55]*(1-[.$P61]/100)*(([.BL$77]/5000)*10)*(([.BL$34]/100)*20)" office:value-type="float" office:value="38.4" calcext:value-type="float">
            <text:p>38,4</text:p>
          </table:table-cell>
          <table:table-cell table:style-name="ce64" table:formula="of:=[.$P$55]*(1-[.$P61]/100)*(([.BM$77]/5000)*10)*(([.BM$34]/100)*20)" office:value-type="float" office:value="51.2" calcext:value-type="float">
            <text:p>51,2</text:p>
          </table:table-cell>
          <table:table-cell table:style-name="ce64" table:formula="of:=[.$P$55]*(1-[.$P61]/100)*(([.BN$77]/5000)*10)*(([.BN$34]/100)*20)" office:value-type="float" office:value="64.0000000000001" calcext:value-type="float">
            <text:p>64,0000000000001</text:p>
          </table:table-cell>
          <table:table-cell table:style-name="ce46"/>
          <table:table-cell table:style-name="ce102" table:number-columns-repeated="55"/>
          <table:table-cell table:style-name="ce114"/>
          <table:table-cell table:style-name="ce120"/>
          <table:table-cell table:style-name="ce102" table:number-columns-repeated="10"/>
          <table:table-cell table:style-name="ce17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300" calcext:value-type="float">
            <text:p>300</text:p>
          </table:table-cell>
          <table:table-cell table:style-name="ce63" table:number-columns-repeated="10"/>
          <table:table-cell table:number-columns-repeated="2"/>
          <table:table-cell table:style-name="ce78" office:value-type="string" calcext:value-type="string">
            <text:p>Attack</text:p>
          </table:table-cell>
          <table:table-cell table:style-name="ce56" office:value-type="float" office:value="300" calcext:value-type="float">
            <text:p>300</text:p>
          </table:table-cell>
          <table:table-cell table:style-name="ce63" table:number-columns-repeated="5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100"/>
          <table:table-cell table:style-name="ce105" table:number-columns-repeated="55"/>
          <table:table-cell table:style-name="ce112"/>
          <table:table-cell table:style-name="ce119"/>
          <table:table-cell table:style-name="ce105" table:number-columns-repeated="10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formula="of:=[.$B$62]*(1-[.$B63]/100)*(([.C$76]/5000)*10)" office:value-type="float" office:value="300" calcext:value-type="float">
            <text:p>300</text:p>
          </table:table-cell>
          <table:table-cell table:formula="of:=[.$B$62]*(1-[.$B63]/100)*(([.D$76]/5000)*10)" office:value-type="float" office:value="600" calcext:value-type="float">
            <text:p>600</text:p>
          </table:table-cell>
          <table:table-cell table:formula="of:=[.$B$62]*(1-[.$B63]/100)*(([.E$76]/5000)*10)" office:value-type="float" office:value="900" calcext:value-type="float">
            <text:p>900</text:p>
          </table:table-cell>
          <table:table-cell table:formula="of:=[.$B$62]*(1-[.$B63]/100)*(([.F$76]/5000)*10)" office:value-type="float" office:value="1200" calcext:value-type="float">
            <text:p>1200</text:p>
          </table:table-cell>
          <table:table-cell table:formula="of:=[.$B$62]*(1-[.$B63]/100)*(([.G$76]/5000)*10)" office:value-type="float" office:value="1500" calcext:value-type="float">
            <text:p>1500</text:p>
          </table:table-cell>
          <table:table-cell table:formula="of:=[.$B$62]*(1-[.$B63]/100)*(([.H$76]/5000)*10)" office:value-type="float" office:value="1800" calcext:value-type="float">
            <text:p>1800</text:p>
          </table:table-cell>
          <table:table-cell table:formula="of:=[.$B$62]*(1-[.$B63]/100)*(([.I$76]/5000)*10)" office:value-type="float" office:value="2100" calcext:value-type="float">
            <text:p>2100</text:p>
          </table:table-cell>
          <table:table-cell table:formula="of:=[.$B$62]*(1-[.$B63]/100)*(([.J$76]/5000)*10)" office:value-type="float" office:value="2400" calcext:value-type="float">
            <text:p>2400</text:p>
          </table:table-cell>
          <table:table-cell table:formula="of:=[.$B$62]*(1-[.$B63]/100)*(([.K$76]/5000)*10)" office:value-type="float" office:value="2700" calcext:value-type="float">
            <text:p>2700</text:p>
          </table:table-cell>
          <table:table-cell table:formula="of:=[.$B$62]*(1-[.$B63]/100)*(([.L$76]/5000)*10)" office:value-type="float" office:value="3000" calcext:value-type="float">
            <text:p>3000</text:p>
          </table:table-cell>
          <table:table-cell table:number-columns-repeated="2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4" table:formula="of:=[.$P$62]*(1-[.$P63]/100)*(([.Q$77]/5000)*10)*(([.Q$34]/100)*20)" office:value-type="float" office:value="120" calcext:value-type="float">
            <text:p>120</text:p>
          </table:table-cell>
          <table:table-cell table:style-name="ce64" table:formula="of:=[.$P$62]*(1-[.$P63]/100)*(([.R$77]/5000)*10)*(([.R$34]/100)*20)" office:value-type="float" office:value="240" calcext:value-type="float">
            <text:p>240</text:p>
          </table:table-cell>
          <table:table-cell table:style-name="ce64" table:formula="of:=[.$P$62]*(1-[.$P63]/100)*(([.S$77]/5000)*10)*(([.S$34]/100)*20)" office:value-type="float" office:value="360" calcext:value-type="float">
            <text:p>360</text:p>
          </table:table-cell>
          <table:table-cell table:style-name="ce64" table:formula="of:=[.$P$62]*(1-[.$P63]/100)*(([.T$77]/5000)*10)*(([.T$34]/100)*20)" office:value-type="float" office:value="480" calcext:value-type="float">
            <text:p>480</text:p>
          </table:table-cell>
          <table:table-cell table:style-name="ce64" table:formula="of:=[.$P$62]*(1-[.$P63]/100)*(([.U$77]/5000)*10)*(([.U$34]/100)*20)" office:value-type="float" office:value="600" calcext:value-type="float">
            <text:p>600</text:p>
          </table:table-cell>
          <table:table-cell table:style-name="ce64" table:formula="of:=[.$P$62]*(1-[.$P63]/100)*(([.V$77]/5000)*10)*(([.V$34]/100)*20)" office:value-type="float" office:value="240" calcext:value-type="float">
            <text:p>240</text:p>
          </table:table-cell>
          <table:table-cell table:style-name="ce64" table:formula="of:=[.$P$62]*(1-[.$P63]/100)*(([.W$77]/5000)*10)*(([.W$34]/100)*20)" office:value-type="float" office:value="480" calcext:value-type="float">
            <text:p>480</text:p>
          </table:table-cell>
          <table:table-cell table:style-name="ce64" table:formula="of:=[.$P$62]*(1-[.$P63]/100)*(([.X$77]/5000)*10)*(([.X$34]/100)*20)" office:value-type="float" office:value="720" calcext:value-type="float">
            <text:p>720</text:p>
          </table:table-cell>
          <table:table-cell table:style-name="ce64" table:formula="of:=[.$P$62]*(1-[.$P63]/100)*(([.Y$77]/5000)*10)*(([.Y$34]/100)*20)" office:value-type="float" office:value="960" calcext:value-type="float">
            <text:p>960</text:p>
          </table:table-cell>
          <table:table-cell table:style-name="ce64" table:formula="of:=[.$P$62]*(1-[.$P63]/100)*(([.Z$77]/5000)*10)*(([.Z$34]/100)*20)" office:value-type="float" office:value="1200" calcext:value-type="float">
            <text:p>1200</text:p>
          </table:table-cell>
          <table:table-cell table:style-name="ce64" table:formula="of:=[.$P$62]*(1-[.$P63]/100)*(([.AA$77]/5000)*10)*(([.AA$34]/100)*20)" office:value-type="float" office:value="360" calcext:value-type="float">
            <text:p>360</text:p>
          </table:table-cell>
          <table:table-cell table:style-name="ce64" table:formula="of:=[.$P$62]*(1-[.$P63]/100)*(([.AB$77]/5000)*10)*(([.AB$34]/100)*20)" office:value-type="float" office:value="720" calcext:value-type="float">
            <text:p>720</text:p>
          </table:table-cell>
          <table:table-cell table:style-name="ce64" table:formula="of:=[.$P$62]*(1-[.$P63]/100)*(([.AC$77]/5000)*10)*(([.AC$34]/100)*20)" office:value-type="float" office:value="1080" calcext:value-type="float">
            <text:p>1080</text:p>
          </table:table-cell>
          <table:table-cell table:style-name="ce64" table:formula="of:=[.$P$62]*(1-[.$P63]/100)*(([.AD$77]/5000)*10)*(([.AD$34]/100)*20)" office:value-type="float" office:value="1440" calcext:value-type="float">
            <text:p>1440</text:p>
          </table:table-cell>
          <table:table-cell table:style-name="ce64" table:formula="of:=[.$P$62]*(1-[.$P63]/100)*(([.AE$77]/5000)*10)*(([.AE$34]/100)*20)" office:value-type="float" office:value="1800" calcext:value-type="float">
            <text:p>1800</text:p>
          </table:table-cell>
          <table:table-cell table:style-name="ce64" table:formula="of:=[.$P$62]*(1-[.$P63]/100)*(([.AF$77]/5000)*10)*(([.AF$34]/100)*20)" office:value-type="float" office:value="480" calcext:value-type="float">
            <text:p>480</text:p>
          </table:table-cell>
          <table:table-cell table:style-name="ce64" table:formula="of:=[.$P$62]*(1-[.$P63]/100)*(([.AG$77]/5000)*10)*(([.AG$34]/100)*20)" office:value-type="float" office:value="960" calcext:value-type="float">
            <text:p>960</text:p>
          </table:table-cell>
          <table:table-cell table:style-name="ce64" table:formula="of:=[.$P$62]*(1-[.$P63]/100)*(([.AH$77]/5000)*10)*(([.AH$34]/100)*20)" office:value-type="float" office:value="1440" calcext:value-type="float">
            <text:p>1440</text:p>
          </table:table-cell>
          <table:table-cell table:style-name="ce64" table:formula="of:=[.$P$62]*(1-[.$P63]/100)*(([.AI$77]/5000)*10)*(([.AI$34]/100)*20)" office:value-type="float" office:value="1920" calcext:value-type="float">
            <text:p>1920</text:p>
          </table:table-cell>
          <table:table-cell table:style-name="ce64" table:formula="of:=[.$P$62]*(1-[.$P63]/100)*(([.AJ$77]/5000)*10)*(([.AJ$34]/100)*20)" office:value-type="float" office:value="2400" calcext:value-type="float">
            <text:p>2400</text:p>
          </table:table-cell>
          <table:table-cell table:style-name="ce64" table:formula="of:=[.$P$62]*(1-[.$P63]/100)*(([.AK$77]/5000)*10)*(([.AK$34]/100)*20)" office:value-type="float" office:value="600" calcext:value-type="float">
            <text:p>600</text:p>
          </table:table-cell>
          <table:table-cell table:style-name="ce64" table:formula="of:=[.$P$62]*(1-[.$P63]/100)*(([.AL$77]/5000)*10)*(([.AL$34]/100)*20)" office:value-type="float" office:value="1200" calcext:value-type="float">
            <text:p>1200</text:p>
          </table:table-cell>
          <table:table-cell table:style-name="ce64" table:formula="of:=[.$P$62]*(1-[.$P63]/100)*(([.AM$77]/5000)*10)*(([.AM$34]/100)*20)" office:value-type="float" office:value="1800" calcext:value-type="float">
            <text:p>1800</text:p>
          </table:table-cell>
          <table:table-cell table:style-name="ce64" table:formula="of:=[.$P$62]*(1-[.$P63]/100)*(([.AN$77]/5000)*10)*(([.AN$34]/100)*20)" office:value-type="float" office:value="2400" calcext:value-type="float">
            <text:p>2400</text:p>
          </table:table-cell>
          <table:table-cell table:style-name="ce64" table:formula="of:=[.$P$62]*(1-[.$P63]/100)*(([.AO$77]/5000)*10)*(([.AO$34]/100)*20)" office:value-type="float" office:value="3000" calcext:value-type="float">
            <text:p>3000</text:p>
          </table:table-cell>
          <table:table-cell table:style-name="ce64" table:formula="of:=[.$P$62]*(1-[.$P63]/100)*(([.AP$77]/5000)*10)*(([.AP$34]/100)*20)" office:value-type="float" office:value="720" calcext:value-type="float">
            <text:p>720</text:p>
          </table:table-cell>
          <table:table-cell table:style-name="ce64" table:formula="of:=[.$P$62]*(1-[.$P63]/100)*(([.AQ$77]/5000)*10)*(([.AQ$34]/100)*20)" office:value-type="float" office:value="1440" calcext:value-type="float">
            <text:p>1440</text:p>
          </table:table-cell>
          <table:table-cell table:style-name="ce64" table:formula="of:=[.$P$62]*(1-[.$P63]/100)*(([.AR$77]/5000)*10)*(([.AR$34]/100)*20)" office:value-type="float" office:value="2160" calcext:value-type="float">
            <text:p>2160</text:p>
          </table:table-cell>
          <table:table-cell table:style-name="ce64" table:formula="of:=[.$P$62]*(1-[.$P63]/100)*(([.AS$77]/5000)*10)*(([.AS$34]/100)*20)" office:value-type="float" office:value="2880" calcext:value-type="float">
            <text:p>2880</text:p>
          </table:table-cell>
          <table:table-cell table:style-name="ce64" table:formula="of:=[.$P$62]*(1-[.$P63]/100)*(([.AT$77]/5000)*10)*(([.AT$34]/100)*20)" office:value-type="float" office:value="3600" calcext:value-type="float">
            <text:p>3600</text:p>
          </table:table-cell>
          <table:table-cell table:style-name="ce64" table:formula="of:=[.$P$62]*(1-[.$P63]/100)*(([.AU$77]/5000)*10)*(([.AU$34]/100)*20)" office:value-type="float" office:value="840" calcext:value-type="float">
            <text:p>840</text:p>
          </table:table-cell>
          <table:table-cell table:style-name="ce64" table:formula="of:=[.$P$62]*(1-[.$P63]/100)*(([.AV$77]/5000)*10)*(([.AV$34]/100)*20)" office:value-type="float" office:value="1680" calcext:value-type="float">
            <text:p>1680</text:p>
          </table:table-cell>
          <table:table-cell table:style-name="ce64" table:formula="of:=[.$P$62]*(1-[.$P63]/100)*(([.AW$77]/5000)*10)*(([.AW$34]/100)*20)" office:value-type="float" office:value="2520" calcext:value-type="float">
            <text:p>2520</text:p>
          </table:table-cell>
          <table:table-cell table:style-name="ce64" table:formula="of:=[.$P$62]*(1-[.$P63]/100)*(([.AX$77]/5000)*10)*(([.AX$34]/100)*20)" office:value-type="float" office:value="3360" calcext:value-type="float">
            <text:p>3360</text:p>
          </table:table-cell>
          <table:table-cell table:style-name="ce64" table:formula="of:=[.$P$62]*(1-[.$P63]/100)*(([.AY$77]/5000)*10)*(([.AY$34]/100)*20)" office:value-type="float" office:value="4200" calcext:value-type="float">
            <text:p>4200</text:p>
          </table:table-cell>
          <table:table-cell table:style-name="ce64" table:formula="of:=[.$P$62]*(1-[.$P63]/100)*(([.AZ$77]/5000)*10)*(([.AZ$34]/100)*20)" office:value-type="float" office:value="960" calcext:value-type="float">
            <text:p>960</text:p>
          </table:table-cell>
          <table:table-cell table:style-name="ce64" table:formula="of:=[.$P$62]*(1-[.$P63]/100)*(([.BA$77]/5000)*10)*(([.BA$34]/100)*20)" office:value-type="float" office:value="1920" calcext:value-type="float">
            <text:p>1920</text:p>
          </table:table-cell>
          <table:table-cell table:style-name="ce64" table:formula="of:=[.$P$62]*(1-[.$P63]/100)*(([.BB$77]/5000)*10)*(([.BB$34]/100)*20)" office:value-type="float" office:value="2880" calcext:value-type="float">
            <text:p>2880</text:p>
          </table:table-cell>
          <table:table-cell table:style-name="ce64" table:formula="of:=[.$P$62]*(1-[.$P63]/100)*(([.BC$77]/5000)*10)*(([.BC$34]/100)*20)" office:value-type="float" office:value="3840" calcext:value-type="float">
            <text:p>3840</text:p>
          </table:table-cell>
          <table:table-cell table:style-name="ce64" table:formula="of:=[.$P$62]*(1-[.$P63]/100)*(([.BD$77]/5000)*10)*(([.BD$34]/100)*20)" office:value-type="float" office:value="4800" calcext:value-type="float">
            <text:p>4800</text:p>
          </table:table-cell>
          <table:table-cell table:style-name="ce64" table:formula="of:=[.$P$62]*(1-[.$P63]/100)*(([.BE$77]/5000)*10)*(([.BE$34]/100)*20)" office:value-type="float" office:value="1080" calcext:value-type="float">
            <text:p>1080</text:p>
          </table:table-cell>
          <table:table-cell table:style-name="ce64" table:formula="of:=[.$P$62]*(1-[.$P63]/100)*(([.BF$77]/5000)*10)*(([.BF$34]/100)*20)" office:value-type="float" office:value="2160" calcext:value-type="float">
            <text:p>2160</text:p>
          </table:table-cell>
          <table:table-cell table:style-name="ce64" table:formula="of:=[.$P$62]*(1-[.$P63]/100)*(([.BG$77]/5000)*10)*(([.BG$34]/100)*20)" office:value-type="float" office:value="3240" calcext:value-type="float">
            <text:p>3240</text:p>
          </table:table-cell>
          <table:table-cell table:style-name="ce64" table:formula="of:=[.$P$62]*(1-[.$P63]/100)*(([.BH$77]/5000)*10)*(([.BH$34]/100)*20)" office:value-type="float" office:value="4320" calcext:value-type="float">
            <text:p>4320</text:p>
          </table:table-cell>
          <table:table-cell table:style-name="ce64" table:formula="of:=[.$P$62]*(1-[.$P63]/100)*(([.BI$77]/5000)*10)*(([.BI$34]/100)*20)" office:value-type="float" office:value="5400" calcext:value-type="float">
            <text:p>5400</text:p>
          </table:table-cell>
          <table:table-cell table:style-name="ce64" table:formula="of:=[.$P$62]*(1-[.$P63]/100)*(([.BJ$77]/5000)*10)*(([.BJ$34]/100)*20)" office:value-type="float" office:value="1200" calcext:value-type="float">
            <text:p>1200</text:p>
          </table:table-cell>
          <table:table-cell table:style-name="ce64" table:formula="of:=[.$P$62]*(1-[.$P63]/100)*(([.BK$77]/5000)*10)*(([.BK$34]/100)*20)" office:value-type="float" office:value="2400" calcext:value-type="float">
            <text:p>2400</text:p>
          </table:table-cell>
          <table:table-cell table:style-name="ce64" table:formula="of:=[.$P$62]*(1-[.$P63]/100)*(([.BL$77]/5000)*10)*(([.BL$34]/100)*20)" office:value-type="float" office:value="3600" calcext:value-type="float">
            <text:p>3600</text:p>
          </table:table-cell>
          <table:table-cell table:style-name="ce64" table:formula="of:=[.$P$62]*(1-[.$P63]/100)*(([.BM$77]/5000)*10)*(([.BM$34]/100)*20)" office:value-type="float" office:value="4800" calcext:value-type="float">
            <text:p>4800</text:p>
          </table:table-cell>
          <table:table-cell table:style-name="ce64" table:formula="of:=[.$P$62]*(1-[.$P63]/100)*(([.BN$77]/5000)*10)*(([.BN$34]/100)*20)" office:value-type="float" office:value="6000" calcext:value-type="float">
            <text:p>6000</text:p>
          </table:table-cell>
          <table:table-cell table:style-name="ce46"/>
          <table:table-cell table:style-name="ce102" table:number-columns-repeated="55"/>
          <table:table-cell table:style-name="ce112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formula="of:=[.$B$62]*(1-[.$B64]/100)*(([.C$76]/5000)*10)" office:value-type="float" office:value="225" calcext:value-type="float">
            <text:p>225</text:p>
          </table:table-cell>
          <table:table-cell table:formula="of:=[.$B$62]*(1-[.$B64]/100)*(([.D$76]/5000)*10)" office:value-type="float" office:value="450" calcext:value-type="float">
            <text:p>450</text:p>
          </table:table-cell>
          <table:table-cell table:formula="of:=[.$B$62]*(1-[.$B64]/100)*(([.E$76]/5000)*10)" office:value-type="float" office:value="675" calcext:value-type="float">
            <text:p>675</text:p>
          </table:table-cell>
          <table:table-cell table:formula="of:=[.$B$62]*(1-[.$B64]/100)*(([.F$76]/5000)*10)" office:value-type="float" office:value="900" calcext:value-type="float">
            <text:p>900</text:p>
          </table:table-cell>
          <table:table-cell table:formula="of:=[.$B$62]*(1-[.$B64]/100)*(([.G$76]/5000)*10)" office:value-type="float" office:value="1125" calcext:value-type="float">
            <text:p>1125</text:p>
          </table:table-cell>
          <table:table-cell table:formula="of:=[.$B$62]*(1-[.$B64]/100)*(([.H$76]/5000)*10)" office:value-type="float" office:value="1350" calcext:value-type="float">
            <text:p>1350</text:p>
          </table:table-cell>
          <table:table-cell table:formula="of:=[.$B$62]*(1-[.$B64]/100)*(([.I$76]/5000)*10)" office:value-type="float" office:value="1575" calcext:value-type="float">
            <text:p>1575</text:p>
          </table:table-cell>
          <table:table-cell table:formula="of:=[.$B$62]*(1-[.$B64]/100)*(([.J$76]/5000)*10)" office:value-type="float" office:value="1800" calcext:value-type="float">
            <text:p>1800</text:p>
          </table:table-cell>
          <table:table-cell table:formula="of:=[.$B$62]*(1-[.$B64]/100)*(([.K$76]/5000)*10)" office:value-type="float" office:value="2025" calcext:value-type="float">
            <text:p>2025</text:p>
          </table:table-cell>
          <table:table-cell table:formula="of:=[.$B$62]*(1-[.$B64]/100)*(([.L$76]/5000)*10)" office:value-type="float" office:value="2250" calcext:value-type="float">
            <text:p>2250</text:p>
          </table:table-cell>
          <table:table-cell table:number-columns-repeated="2"/>
          <table:table-cell table:style-name="ce80"/>
          <table:table-cell table:style-name="ce57" office:value-type="float" office:value="25" calcext:value-type="float">
            <text:p>25</text:p>
          </table:table-cell>
          <table:table-cell table:style-name="ce64" table:formula="of:=[.$P$62]*(1-[.$P64]/100)*(([.Q$77]/5000)*10)*(([.Q$34]/100)*20)" office:value-type="float" office:value="90" calcext:value-type="float">
            <text:p>90</text:p>
          </table:table-cell>
          <table:table-cell table:style-name="ce64" table:formula="of:=[.$P$62]*(1-[.$P64]/100)*(([.R$77]/5000)*10)*(([.R$34]/100)*20)" office:value-type="float" office:value="180" calcext:value-type="float">
            <text:p>180</text:p>
          </table:table-cell>
          <table:table-cell table:style-name="ce64" table:formula="of:=[.$P$62]*(1-[.$P64]/100)*(([.S$77]/5000)*10)*(([.S$34]/100)*20)" office:value-type="float" office:value="270" calcext:value-type="float">
            <text:p>270</text:p>
          </table:table-cell>
          <table:table-cell table:style-name="ce64" table:formula="of:=[.$P$62]*(1-[.$P64]/100)*(([.T$77]/5000)*10)*(([.T$34]/100)*20)" office:value-type="float" office:value="360" calcext:value-type="float">
            <text:p>360</text:p>
          </table:table-cell>
          <table:table-cell table:style-name="ce64" table:formula="of:=[.$P$62]*(1-[.$P64]/100)*(([.U$77]/5000)*10)*(([.U$34]/100)*20)" office:value-type="float" office:value="450" calcext:value-type="float">
            <text:p>450</text:p>
          </table:table-cell>
          <table:table-cell table:style-name="ce64" table:formula="of:=[.$P$62]*(1-[.$P64]/100)*(([.V$77]/5000)*10)*(([.V$34]/100)*20)" office:value-type="float" office:value="180" calcext:value-type="float">
            <text:p>180</text:p>
          </table:table-cell>
          <table:table-cell table:style-name="ce64" table:formula="of:=[.$P$62]*(1-[.$P64]/100)*(([.W$77]/5000)*10)*(([.W$34]/100)*20)" office:value-type="float" office:value="360" calcext:value-type="float">
            <text:p>360</text:p>
          </table:table-cell>
          <table:table-cell table:style-name="ce64" table:formula="of:=[.$P$62]*(1-[.$P64]/100)*(([.X$77]/5000)*10)*(([.X$34]/100)*20)" office:value-type="float" office:value="540" calcext:value-type="float">
            <text:p>540</text:p>
          </table:table-cell>
          <table:table-cell table:style-name="ce64" table:formula="of:=[.$P$62]*(1-[.$P64]/100)*(([.Y$77]/5000)*10)*(([.Y$34]/100)*20)" office:value-type="float" office:value="720" calcext:value-type="float">
            <text:p>720</text:p>
          </table:table-cell>
          <table:table-cell table:style-name="ce64" table:formula="of:=[.$P$62]*(1-[.$P64]/100)*(([.Z$77]/5000)*10)*(([.Z$34]/100)*20)" office:value-type="float" office:value="900" calcext:value-type="float">
            <text:p>900</text:p>
          </table:table-cell>
          <table:table-cell table:style-name="ce64" table:formula="of:=[.$P$62]*(1-[.$P64]/100)*(([.AA$77]/5000)*10)*(([.AA$34]/100)*20)" office:value-type="float" office:value="270" calcext:value-type="float">
            <text:p>270</text:p>
          </table:table-cell>
          <table:table-cell table:style-name="ce64" table:formula="of:=[.$P$62]*(1-[.$P64]/100)*(([.AB$77]/5000)*10)*(([.AB$34]/100)*20)" office:value-type="float" office:value="540" calcext:value-type="float">
            <text:p>540</text:p>
          </table:table-cell>
          <table:table-cell table:style-name="ce64" table:formula="of:=[.$P$62]*(1-[.$P64]/100)*(([.AC$77]/5000)*10)*(([.AC$34]/100)*20)" office:value-type="float" office:value="810" calcext:value-type="float">
            <text:p>810</text:p>
          </table:table-cell>
          <table:table-cell table:style-name="ce64" table:formula="of:=[.$P$62]*(1-[.$P64]/100)*(([.AD$77]/5000)*10)*(([.AD$34]/100)*20)" office:value-type="float" office:value="1080" calcext:value-type="float">
            <text:p>1080</text:p>
          </table:table-cell>
          <table:table-cell table:style-name="ce64" table:formula="of:=[.$P$62]*(1-[.$P64]/100)*(([.AE$77]/5000)*10)*(([.AE$34]/100)*20)" office:value-type="float" office:value="1350" calcext:value-type="float">
            <text:p>1350</text:p>
          </table:table-cell>
          <table:table-cell table:style-name="ce64" table:formula="of:=[.$P$62]*(1-[.$P64]/100)*(([.AF$77]/5000)*10)*(([.AF$34]/100)*20)" office:value-type="float" office:value="360" calcext:value-type="float">
            <text:p>360</text:p>
          </table:table-cell>
          <table:table-cell table:style-name="ce64" table:formula="of:=[.$P$62]*(1-[.$P64]/100)*(([.AG$77]/5000)*10)*(([.AG$34]/100)*20)" office:value-type="float" office:value="720" calcext:value-type="float">
            <text:p>720</text:p>
          </table:table-cell>
          <table:table-cell table:style-name="ce64" table:formula="of:=[.$P$62]*(1-[.$P64]/100)*(([.AH$77]/5000)*10)*(([.AH$34]/100)*20)" office:value-type="float" office:value="1080" calcext:value-type="float">
            <text:p>1080</text:p>
          </table:table-cell>
          <table:table-cell table:style-name="ce64" table:formula="of:=[.$P$62]*(1-[.$P64]/100)*(([.AI$77]/5000)*10)*(([.AI$34]/100)*20)" office:value-type="float" office:value="1440" calcext:value-type="float">
            <text:p>1440</text:p>
          </table:table-cell>
          <table:table-cell table:style-name="ce64" table:formula="of:=[.$P$62]*(1-[.$P64]/100)*(([.AJ$77]/5000)*10)*(([.AJ$34]/100)*20)" office:value-type="float" office:value="1800" calcext:value-type="float">
            <text:p>1800</text:p>
          </table:table-cell>
          <table:table-cell table:style-name="ce64" table:formula="of:=[.$P$62]*(1-[.$P64]/100)*(([.AK$77]/5000)*10)*(([.AK$34]/100)*20)" office:value-type="float" office:value="450" calcext:value-type="float">
            <text:p>450</text:p>
          </table:table-cell>
          <table:table-cell table:style-name="ce64" table:formula="of:=[.$P$62]*(1-[.$P64]/100)*(([.AL$77]/5000)*10)*(([.AL$34]/100)*20)" office:value-type="float" office:value="900" calcext:value-type="float">
            <text:p>900</text:p>
          </table:table-cell>
          <table:table-cell table:style-name="ce64" table:formula="of:=[.$P$62]*(1-[.$P64]/100)*(([.AM$77]/5000)*10)*(([.AM$34]/100)*20)" office:value-type="float" office:value="1350" calcext:value-type="float">
            <text:p>1350</text:p>
          </table:table-cell>
          <table:table-cell table:style-name="ce64" table:formula="of:=[.$P$62]*(1-[.$P64]/100)*(([.AN$77]/5000)*10)*(([.AN$34]/100)*20)" office:value-type="float" office:value="1800" calcext:value-type="float">
            <text:p>1800</text:p>
          </table:table-cell>
          <table:table-cell table:style-name="ce64" table:formula="of:=[.$P$62]*(1-[.$P64]/100)*(([.AO$77]/5000)*10)*(([.AO$34]/100)*20)" office:value-type="float" office:value="2250" calcext:value-type="float">
            <text:p>2250</text:p>
          </table:table-cell>
          <table:table-cell table:style-name="ce64" table:formula="of:=[.$P$62]*(1-[.$P64]/100)*(([.AP$77]/5000)*10)*(([.AP$34]/100)*20)" office:value-type="float" office:value="540" calcext:value-type="float">
            <text:p>540</text:p>
          </table:table-cell>
          <table:table-cell table:style-name="ce64" table:formula="of:=[.$P$62]*(1-[.$P64]/100)*(([.AQ$77]/5000)*10)*(([.AQ$34]/100)*20)" office:value-type="float" office:value="1080" calcext:value-type="float">
            <text:p>1080</text:p>
          </table:table-cell>
          <table:table-cell table:style-name="ce64" table:formula="of:=[.$P$62]*(1-[.$P64]/100)*(([.AR$77]/5000)*10)*(([.AR$34]/100)*20)" office:value-type="float" office:value="1620" calcext:value-type="float">
            <text:p>1620</text:p>
          </table:table-cell>
          <table:table-cell table:style-name="ce64" table:formula="of:=[.$P$62]*(1-[.$P64]/100)*(([.AS$77]/5000)*10)*(([.AS$34]/100)*20)" office:value-type="float" office:value="2160" calcext:value-type="float">
            <text:p>2160</text:p>
          </table:table-cell>
          <table:table-cell table:style-name="ce64" table:formula="of:=[.$P$62]*(1-[.$P64]/100)*(([.AT$77]/5000)*10)*(([.AT$34]/100)*20)" office:value-type="float" office:value="2700" calcext:value-type="float">
            <text:p>2700</text:p>
          </table:table-cell>
          <table:table-cell table:style-name="ce64" table:formula="of:=[.$P$62]*(1-[.$P64]/100)*(([.AU$77]/5000)*10)*(([.AU$34]/100)*20)" office:value-type="float" office:value="630" calcext:value-type="float">
            <text:p>630</text:p>
          </table:table-cell>
          <table:table-cell table:style-name="ce64" table:formula="of:=[.$P$62]*(1-[.$P64]/100)*(([.AV$77]/5000)*10)*(([.AV$34]/100)*20)" office:value-type="float" office:value="1260" calcext:value-type="float">
            <text:p>1260</text:p>
          </table:table-cell>
          <table:table-cell table:style-name="ce64" table:formula="of:=[.$P$62]*(1-[.$P64]/100)*(([.AW$77]/5000)*10)*(([.AW$34]/100)*20)" office:value-type="float" office:value="1890" calcext:value-type="float">
            <text:p>1890</text:p>
          </table:table-cell>
          <table:table-cell table:style-name="ce64" table:formula="of:=[.$P$62]*(1-[.$P64]/100)*(([.AX$77]/5000)*10)*(([.AX$34]/100)*20)" office:value-type="float" office:value="2520" calcext:value-type="float">
            <text:p>2520</text:p>
          </table:table-cell>
          <table:table-cell table:style-name="ce64" table:formula="of:=[.$P$62]*(1-[.$P64]/100)*(([.AY$77]/5000)*10)*(([.AY$34]/100)*20)" office:value-type="float" office:value="3150" calcext:value-type="float">
            <text:p>3150</text:p>
          </table:table-cell>
          <table:table-cell table:style-name="ce64" table:formula="of:=[.$P$62]*(1-[.$P64]/100)*(([.AZ$77]/5000)*10)*(([.AZ$34]/100)*20)" office:value-type="float" office:value="720" calcext:value-type="float">
            <text:p>720</text:p>
          </table:table-cell>
          <table:table-cell table:style-name="ce64" table:formula="of:=[.$P$62]*(1-[.$P64]/100)*(([.BA$77]/5000)*10)*(([.BA$34]/100)*20)" office:value-type="float" office:value="1440" calcext:value-type="float">
            <text:p>1440</text:p>
          </table:table-cell>
          <table:table-cell table:style-name="ce64" table:formula="of:=[.$P$62]*(1-[.$P64]/100)*(([.BB$77]/5000)*10)*(([.BB$34]/100)*20)" office:value-type="float" office:value="2160" calcext:value-type="float">
            <text:p>2160</text:p>
          </table:table-cell>
          <table:table-cell table:style-name="ce64" table:formula="of:=[.$P$62]*(1-[.$P64]/100)*(([.BC$77]/5000)*10)*(([.BC$34]/100)*20)" office:value-type="float" office:value="2880" calcext:value-type="float">
            <text:p>2880</text:p>
          </table:table-cell>
          <table:table-cell table:style-name="ce64" table:formula="of:=[.$P$62]*(1-[.$P64]/100)*(([.BD$77]/5000)*10)*(([.BD$34]/100)*20)" office:value-type="float" office:value="3600" calcext:value-type="float">
            <text:p>3600</text:p>
          </table:table-cell>
          <table:table-cell table:style-name="ce64" table:formula="of:=[.$P$62]*(1-[.$P64]/100)*(([.BE$77]/5000)*10)*(([.BE$34]/100)*20)" office:value-type="float" office:value="810" calcext:value-type="float">
            <text:p>810</text:p>
          </table:table-cell>
          <table:table-cell table:style-name="ce64" table:formula="of:=[.$P$62]*(1-[.$P64]/100)*(([.BF$77]/5000)*10)*(([.BF$34]/100)*20)" office:value-type="float" office:value="1620" calcext:value-type="float">
            <text:p>1620</text:p>
          </table:table-cell>
          <table:table-cell table:style-name="ce64" table:formula="of:=[.$P$62]*(1-[.$P64]/100)*(([.BG$77]/5000)*10)*(([.BG$34]/100)*20)" office:value-type="float" office:value="2430" calcext:value-type="float">
            <text:p>2430</text:p>
          </table:table-cell>
          <table:table-cell table:style-name="ce64" table:formula="of:=[.$P$62]*(1-[.$P64]/100)*(([.BH$77]/5000)*10)*(([.BH$34]/100)*20)" office:value-type="float" office:value="3240" calcext:value-type="float">
            <text:p>3240</text:p>
          </table:table-cell>
          <table:table-cell table:style-name="ce64" table:formula="of:=[.$P$62]*(1-[.$P64]/100)*(([.BI$77]/5000)*10)*(([.BI$34]/100)*20)" office:value-type="float" office:value="4050" calcext:value-type="float">
            <text:p>4050</text:p>
          </table:table-cell>
          <table:table-cell table:style-name="ce64" table:formula="of:=[.$P$62]*(1-[.$P64]/100)*(([.BJ$77]/5000)*10)*(([.BJ$34]/100)*20)" office:value-type="float" office:value="900" calcext:value-type="float">
            <text:p>900</text:p>
          </table:table-cell>
          <table:table-cell table:style-name="ce64" table:formula="of:=[.$P$62]*(1-[.$P64]/100)*(([.BK$77]/5000)*10)*(([.BK$34]/100)*20)" office:value-type="float" office:value="1800" calcext:value-type="float">
            <text:p>1800</text:p>
          </table:table-cell>
          <table:table-cell table:style-name="ce64" table:formula="of:=[.$P$62]*(1-[.$P64]/100)*(([.BL$77]/5000)*10)*(([.BL$34]/100)*20)" office:value-type="float" office:value="2700" calcext:value-type="float">
            <text:p>2700</text:p>
          </table:table-cell>
          <table:table-cell table:style-name="ce64" table:formula="of:=[.$P$62]*(1-[.$P64]/100)*(([.BM$77]/5000)*10)*(([.BM$34]/100)*20)" office:value-type="float" office:value="3600" calcext:value-type="float">
            <text:p>3600</text:p>
          </table:table-cell>
          <table:table-cell table:style-name="ce64" table:formula="of:=[.$P$62]*(1-[.$P64]/100)*(([.BN$77]/5000)*10)*(([.BN$34]/100)*20)" office:value-type="float" office:value="4500" calcext:value-type="float">
            <text:p>45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48.75" calcext:value-type="float">
            <text:p>48,75</text:p>
          </table:table-cell>
          <table:table-cell table:formula="of:=[.$B$62]*(1-[.$B65]/100)*(([.C$76]/5000)*10)" office:value-type="float" office:value="153.75" calcext:value-type="float">
            <text:p>153,75</text:p>
          </table:table-cell>
          <table:table-cell table:formula="of:=[.$B$62]*(1-[.$B65]/100)*(([.D$76]/5000)*10)" office:value-type="float" office:value="307.5" calcext:value-type="float">
            <text:p>307,5</text:p>
          </table:table-cell>
          <table:table-cell table:formula="of:=[.$B$62]*(1-[.$B65]/100)*(([.E$76]/5000)*10)" office:value-type="float" office:value="461.25" calcext:value-type="float">
            <text:p>461,25</text:p>
          </table:table-cell>
          <table:table-cell table:formula="of:=[.$B$62]*(1-[.$B65]/100)*(([.F$76]/5000)*10)" office:value-type="float" office:value="615" calcext:value-type="float">
            <text:p>615</text:p>
          </table:table-cell>
          <table:table-cell table:formula="of:=[.$B$62]*(1-[.$B65]/100)*(([.G$76]/5000)*10)" office:value-type="float" office:value="768.75" calcext:value-type="float">
            <text:p>768,75</text:p>
          </table:table-cell>
          <table:table-cell table:formula="of:=[.$B$62]*(1-[.$B65]/100)*(([.H$76]/5000)*10)" office:value-type="float" office:value="922.5" calcext:value-type="float">
            <text:p>922,5</text:p>
          </table:table-cell>
          <table:table-cell table:formula="of:=[.$B$62]*(1-[.$B65]/100)*(([.I$76]/5000)*10)" office:value-type="float" office:value="1076.25" calcext:value-type="float">
            <text:p>1076,25</text:p>
          </table:table-cell>
          <table:table-cell table:formula="of:=[.$B$62]*(1-[.$B65]/100)*(([.J$76]/5000)*10)" office:value-type="float" office:value="1230" calcext:value-type="float">
            <text:p>1230</text:p>
          </table:table-cell>
          <table:table-cell table:formula="of:=[.$B$62]*(1-[.$B65]/100)*(([.K$76]/5000)*10)" office:value-type="float" office:value="1383.75" calcext:value-type="float">
            <text:p>1383,75</text:p>
          </table:table-cell>
          <table:table-cell table:formula="of:=[.$B$62]*(1-[.$B65]/100)*(([.L$76]/5000)*10)" office:value-type="float" office:value="1537.5" calcext:value-type="float">
            <text:p>1537,5</text:p>
          </table:table-cell>
          <table:table-cell table:number-columns-repeated="2"/>
          <table:table-cell table:style-name="ce80"/>
          <table:table-cell table:style-name="ce57" office:value-type="float" office:value="48.75" calcext:value-type="float">
            <text:p>48,75</text:p>
          </table:table-cell>
          <table:table-cell table:style-name="ce64" table:formula="of:=[.$P$62]*(1-[.$P65]/100)*(([.Q$77]/5000)*10)*(([.Q$34]/100)*20)" office:value-type="float" office:value="61.5" calcext:value-type="float">
            <text:p>61,5</text:p>
          </table:table-cell>
          <table:table-cell table:style-name="ce64" table:formula="of:=[.$P$62]*(1-[.$P65]/100)*(([.R$77]/5000)*10)*(([.R$34]/100)*20)" office:value-type="float" office:value="123" calcext:value-type="float">
            <text:p>123</text:p>
          </table:table-cell>
          <table:table-cell table:style-name="ce64" table:formula="of:=[.$P$62]*(1-[.$P65]/100)*(([.S$77]/5000)*10)*(([.S$34]/100)*20)" office:value-type="float" office:value="184.5" calcext:value-type="float">
            <text:p>184,5</text:p>
          </table:table-cell>
          <table:table-cell table:style-name="ce64" table:formula="of:=[.$P$62]*(1-[.$P65]/100)*(([.T$77]/5000)*10)*(([.T$34]/100)*20)" office:value-type="float" office:value="246" calcext:value-type="float">
            <text:p>246</text:p>
          </table:table-cell>
          <table:table-cell table:style-name="ce64" table:formula="of:=[.$P$62]*(1-[.$P65]/100)*(([.U$77]/5000)*10)*(([.U$34]/100)*20)" office:value-type="float" office:value="307.5" calcext:value-type="float">
            <text:p>307,5</text:p>
          </table:table-cell>
          <table:table-cell table:style-name="ce64" table:formula="of:=[.$P$62]*(1-[.$P65]/100)*(([.V$77]/5000)*10)*(([.V$34]/100)*20)" office:value-type="float" office:value="123" calcext:value-type="float">
            <text:p>123</text:p>
          </table:table-cell>
          <table:table-cell table:style-name="ce64" table:formula="of:=[.$P$62]*(1-[.$P65]/100)*(([.W$77]/5000)*10)*(([.W$34]/100)*20)" office:value-type="float" office:value="246" calcext:value-type="float">
            <text:p>246</text:p>
          </table:table-cell>
          <table:table-cell table:style-name="ce64" table:formula="of:=[.$P$62]*(1-[.$P65]/100)*(([.X$77]/5000)*10)*(([.X$34]/100)*20)" office:value-type="float" office:value="369" calcext:value-type="float">
            <text:p>369</text:p>
          </table:table-cell>
          <table:table-cell table:style-name="ce64" table:formula="of:=[.$P$62]*(1-[.$P65]/100)*(([.Y$77]/5000)*10)*(([.Y$34]/100)*20)" office:value-type="float" office:value="492" calcext:value-type="float">
            <text:p>492</text:p>
          </table:table-cell>
          <table:table-cell table:style-name="ce64" table:formula="of:=[.$P$62]*(1-[.$P65]/100)*(([.Z$77]/5000)*10)*(([.Z$34]/100)*20)" office:value-type="float" office:value="615" calcext:value-type="float">
            <text:p>615</text:p>
          </table:table-cell>
          <table:table-cell table:style-name="ce64" table:formula="of:=[.$P$62]*(1-[.$P65]/100)*(([.AA$77]/5000)*10)*(([.AA$34]/100)*20)" office:value-type="float" office:value="184.5" calcext:value-type="float">
            <text:p>184,5</text:p>
          </table:table-cell>
          <table:table-cell table:style-name="ce64" table:formula="of:=[.$P$62]*(1-[.$P65]/100)*(([.AB$77]/5000)*10)*(([.AB$34]/100)*20)" office:value-type="float" office:value="369" calcext:value-type="float">
            <text:p>369</text:p>
          </table:table-cell>
          <table:table-cell table:style-name="ce64" table:formula="of:=[.$P$62]*(1-[.$P65]/100)*(([.AC$77]/5000)*10)*(([.AC$34]/100)*20)" office:value-type="float" office:value="553.5" calcext:value-type="float">
            <text:p>553,5</text:p>
          </table:table-cell>
          <table:table-cell table:style-name="ce64" table:formula="of:=[.$P$62]*(1-[.$P65]/100)*(([.AD$77]/5000)*10)*(([.AD$34]/100)*20)" office:value-type="float" office:value="738" calcext:value-type="float">
            <text:p>738</text:p>
          </table:table-cell>
          <table:table-cell table:style-name="ce64" table:formula="of:=[.$P$62]*(1-[.$P65]/100)*(([.AE$77]/5000)*10)*(([.AE$34]/100)*20)" office:value-type="float" office:value="922.5" calcext:value-type="float">
            <text:p>922,5</text:p>
          </table:table-cell>
          <table:table-cell table:style-name="ce64" table:formula="of:=[.$P$62]*(1-[.$P65]/100)*(([.AF$77]/5000)*10)*(([.AF$34]/100)*20)" office:value-type="float" office:value="246" calcext:value-type="float">
            <text:p>246</text:p>
          </table:table-cell>
          <table:table-cell table:style-name="ce64" table:formula="of:=[.$P$62]*(1-[.$P65]/100)*(([.AG$77]/5000)*10)*(([.AG$34]/100)*20)" office:value-type="float" office:value="492" calcext:value-type="float">
            <text:p>492</text:p>
          </table:table-cell>
          <table:table-cell table:style-name="ce64" table:formula="of:=[.$P$62]*(1-[.$P65]/100)*(([.AH$77]/5000)*10)*(([.AH$34]/100)*20)" office:value-type="float" office:value="738" calcext:value-type="float">
            <text:p>738</text:p>
          </table:table-cell>
          <table:table-cell table:style-name="ce64" table:formula="of:=[.$P$62]*(1-[.$P65]/100)*(([.AI$77]/5000)*10)*(([.AI$34]/100)*20)" office:value-type="float" office:value="984" calcext:value-type="float">
            <text:p>984</text:p>
          </table:table-cell>
          <table:table-cell table:style-name="ce64" table:formula="of:=[.$P$62]*(1-[.$P65]/100)*(([.AJ$77]/5000)*10)*(([.AJ$34]/100)*20)" office:value-type="float" office:value="1230" calcext:value-type="float">
            <text:p>1230</text:p>
          </table:table-cell>
          <table:table-cell table:style-name="ce64" table:formula="of:=[.$P$62]*(1-[.$P65]/100)*(([.AK$77]/5000)*10)*(([.AK$34]/100)*20)" office:value-type="float" office:value="307.5" calcext:value-type="float">
            <text:p>307,5</text:p>
          </table:table-cell>
          <table:table-cell table:style-name="ce64" table:formula="of:=[.$P$62]*(1-[.$P65]/100)*(([.AL$77]/5000)*10)*(([.AL$34]/100)*20)" office:value-type="float" office:value="615" calcext:value-type="float">
            <text:p>615</text:p>
          </table:table-cell>
          <table:table-cell table:style-name="ce64" table:formula="of:=[.$P$62]*(1-[.$P65]/100)*(([.AM$77]/5000)*10)*(([.AM$34]/100)*20)" office:value-type="float" office:value="922.5" calcext:value-type="float">
            <text:p>922,5</text:p>
          </table:table-cell>
          <table:table-cell table:style-name="ce64" table:formula="of:=[.$P$62]*(1-[.$P65]/100)*(([.AN$77]/5000)*10)*(([.AN$34]/100)*20)" office:value-type="float" office:value="1230" calcext:value-type="float">
            <text:p>1230</text:p>
          </table:table-cell>
          <table:table-cell table:style-name="ce64" table:formula="of:=[.$P$62]*(1-[.$P65]/100)*(([.AO$77]/5000)*10)*(([.AO$34]/100)*20)" office:value-type="float" office:value="1537.5" calcext:value-type="float">
            <text:p>1537,5</text:p>
          </table:table-cell>
          <table:table-cell table:style-name="ce64" table:formula="of:=[.$P$62]*(1-[.$P65]/100)*(([.AP$77]/5000)*10)*(([.AP$34]/100)*20)" office:value-type="float" office:value="369" calcext:value-type="float">
            <text:p>369</text:p>
          </table:table-cell>
          <table:table-cell table:style-name="ce64" table:formula="of:=[.$P$62]*(1-[.$P65]/100)*(([.AQ$77]/5000)*10)*(([.AQ$34]/100)*20)" office:value-type="float" office:value="738" calcext:value-type="float">
            <text:p>738</text:p>
          </table:table-cell>
          <table:table-cell table:style-name="ce64" table:formula="of:=[.$P$62]*(1-[.$P65]/100)*(([.AR$77]/5000)*10)*(([.AR$34]/100)*20)" office:value-type="float" office:value="1107" calcext:value-type="float">
            <text:p>1107</text:p>
          </table:table-cell>
          <table:table-cell table:style-name="ce64" table:formula="of:=[.$P$62]*(1-[.$P65]/100)*(([.AS$77]/5000)*10)*(([.AS$34]/100)*20)" office:value-type="float" office:value="1476" calcext:value-type="float">
            <text:p>1476</text:p>
          </table:table-cell>
          <table:table-cell table:style-name="ce64" table:formula="of:=[.$P$62]*(1-[.$P65]/100)*(([.AT$77]/5000)*10)*(([.AT$34]/100)*20)" office:value-type="float" office:value="1845" calcext:value-type="float">
            <text:p>1845</text:p>
          </table:table-cell>
          <table:table-cell table:style-name="ce64" table:formula="of:=[.$P$62]*(1-[.$P65]/100)*(([.AU$77]/5000)*10)*(([.AU$34]/100)*20)" office:value-type="float" office:value="430.5" calcext:value-type="float">
            <text:p>430,5</text:p>
          </table:table-cell>
          <table:table-cell table:style-name="ce64" table:formula="of:=[.$P$62]*(1-[.$P65]/100)*(([.AV$77]/5000)*10)*(([.AV$34]/100)*20)" office:value-type="float" office:value="861" calcext:value-type="float">
            <text:p>861</text:p>
          </table:table-cell>
          <table:table-cell table:style-name="ce64" table:formula="of:=[.$P$62]*(1-[.$P65]/100)*(([.AW$77]/5000)*10)*(([.AW$34]/100)*20)" office:value-type="float" office:value="1291.5" calcext:value-type="float">
            <text:p>1291,5</text:p>
          </table:table-cell>
          <table:table-cell table:style-name="ce64" table:formula="of:=[.$P$62]*(1-[.$P65]/100)*(([.AX$77]/5000)*10)*(([.AX$34]/100)*20)" office:value-type="float" office:value="1722" calcext:value-type="float">
            <text:p>1722</text:p>
          </table:table-cell>
          <table:table-cell table:style-name="ce64" table:formula="of:=[.$P$62]*(1-[.$P65]/100)*(([.AY$77]/5000)*10)*(([.AY$34]/100)*20)" office:value-type="float" office:value="2152.5" calcext:value-type="float">
            <text:p>2152,5</text:p>
          </table:table-cell>
          <table:table-cell table:style-name="ce64" table:formula="of:=[.$P$62]*(1-[.$P65]/100)*(([.AZ$77]/5000)*10)*(([.AZ$34]/100)*20)" office:value-type="float" office:value="492" calcext:value-type="float">
            <text:p>492</text:p>
          </table:table-cell>
          <table:table-cell table:style-name="ce64" table:formula="of:=[.$P$62]*(1-[.$P65]/100)*(([.BA$77]/5000)*10)*(([.BA$34]/100)*20)" office:value-type="float" office:value="984" calcext:value-type="float">
            <text:p>984</text:p>
          </table:table-cell>
          <table:table-cell table:style-name="ce64" table:formula="of:=[.$P$62]*(1-[.$P65]/100)*(([.BB$77]/5000)*10)*(([.BB$34]/100)*20)" office:value-type="float" office:value="1476" calcext:value-type="float">
            <text:p>1476</text:p>
          </table:table-cell>
          <table:table-cell table:style-name="ce64" table:formula="of:=[.$P$62]*(1-[.$P65]/100)*(([.BC$77]/5000)*10)*(([.BC$34]/100)*20)" office:value-type="float" office:value="1968" calcext:value-type="float">
            <text:p>1968</text:p>
          </table:table-cell>
          <table:table-cell table:style-name="ce64" table:formula="of:=[.$P$62]*(1-[.$P65]/100)*(([.BD$77]/5000)*10)*(([.BD$34]/100)*20)" office:value-type="float" office:value="2460" calcext:value-type="float">
            <text:p>2460</text:p>
          </table:table-cell>
          <table:table-cell table:style-name="ce64" table:formula="of:=[.$P$62]*(1-[.$P65]/100)*(([.BE$77]/5000)*10)*(([.BE$34]/100)*20)" office:value-type="float" office:value="553.5" calcext:value-type="float">
            <text:p>553,5</text:p>
          </table:table-cell>
          <table:table-cell table:style-name="ce64" table:formula="of:=[.$P$62]*(1-[.$P65]/100)*(([.BF$77]/5000)*10)*(([.BF$34]/100)*20)" office:value-type="float" office:value="1107" calcext:value-type="float">
            <text:p>1107</text:p>
          </table:table-cell>
          <table:table-cell table:style-name="ce64" table:formula="of:=[.$P$62]*(1-[.$P65]/100)*(([.BG$77]/5000)*10)*(([.BG$34]/100)*20)" office:value-type="float" office:value="1660.5" calcext:value-type="float">
            <text:p>1660,5</text:p>
          </table:table-cell>
          <table:table-cell table:style-name="ce64" table:formula="of:=[.$P$62]*(1-[.$P65]/100)*(([.BH$77]/5000)*10)*(([.BH$34]/100)*20)" office:value-type="float" office:value="2214" calcext:value-type="float">
            <text:p>2214</text:p>
          </table:table-cell>
          <table:table-cell table:style-name="ce64" table:formula="of:=[.$P$62]*(1-[.$P65]/100)*(([.BI$77]/5000)*10)*(([.BI$34]/100)*20)" office:value-type="float" office:value="2767.5" calcext:value-type="float">
            <text:p>2767,5</text:p>
          </table:table-cell>
          <table:table-cell table:style-name="ce64" table:formula="of:=[.$P$62]*(1-[.$P65]/100)*(([.BJ$77]/5000)*10)*(([.BJ$34]/100)*20)" office:value-type="float" office:value="615" calcext:value-type="float">
            <text:p>615</text:p>
          </table:table-cell>
          <table:table-cell table:style-name="ce64" table:formula="of:=[.$P$62]*(1-[.$P65]/100)*(([.BK$77]/5000)*10)*(([.BK$34]/100)*20)" office:value-type="float" office:value="1230" calcext:value-type="float">
            <text:p>1230</text:p>
          </table:table-cell>
          <table:table-cell table:style-name="ce64" table:formula="of:=[.$P$62]*(1-[.$P65]/100)*(([.BL$77]/5000)*10)*(([.BL$34]/100)*20)" office:value-type="float" office:value="1845" calcext:value-type="float">
            <text:p>1845</text:p>
          </table:table-cell>
          <table:table-cell table:style-name="ce64" table:formula="of:=[.$P$62]*(1-[.$P65]/100)*(([.BM$77]/5000)*10)*(([.BM$34]/100)*20)" office:value-type="float" office:value="2460" calcext:value-type="float">
            <text:p>2460</text:p>
          </table:table-cell>
          <table:table-cell table:style-name="ce64" table:formula="of:=[.$P$62]*(1-[.$P65]/100)*(([.BN$77]/5000)*10)*(([.BN$34]/100)*20)" office:value-type="float" office:value="3075" calcext:value-type="float">
            <text:p>3075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[.$B$62]*(1-[.$B66]/100)*(([.C$76]/5000)*10)" office:value-type="float" office:value="150" calcext:value-type="float">
            <text:p>150</text:p>
          </table:table-cell>
          <table:table-cell table:formula="of:=[.$B$62]*(1-[.$B66]/100)*(([.D$76]/5000)*10)" office:value-type="float" office:value="300" calcext:value-type="float">
            <text:p>300</text:p>
          </table:table-cell>
          <table:table-cell table:formula="of:=[.$B$62]*(1-[.$B66]/100)*(([.E$76]/5000)*10)" office:value-type="float" office:value="450" calcext:value-type="float">
            <text:p>450</text:p>
          </table:table-cell>
          <table:table-cell table:formula="of:=[.$B$62]*(1-[.$B66]/100)*(([.F$76]/5000)*10)" office:value-type="float" office:value="600" calcext:value-type="float">
            <text:p>600</text:p>
          </table:table-cell>
          <table:table-cell table:formula="of:=[.$B$62]*(1-[.$B66]/100)*(([.G$76]/5000)*10)" office:value-type="float" office:value="750" calcext:value-type="float">
            <text:p>750</text:p>
          </table:table-cell>
          <table:table-cell table:formula="of:=[.$B$62]*(1-[.$B66]/100)*(([.H$76]/5000)*10)" office:value-type="float" office:value="900" calcext:value-type="float">
            <text:p>900</text:p>
          </table:table-cell>
          <table:table-cell table:formula="of:=[.$B$62]*(1-[.$B66]/100)*(([.I$76]/5000)*10)" office:value-type="float" office:value="1050" calcext:value-type="float">
            <text:p>1050</text:p>
          </table:table-cell>
          <table:table-cell table:formula="of:=[.$B$62]*(1-[.$B66]/100)*(([.J$76]/5000)*10)" office:value-type="float" office:value="1200" calcext:value-type="float">
            <text:p>1200</text:p>
          </table:table-cell>
          <table:table-cell table:formula="of:=[.$B$62]*(1-[.$B66]/100)*(([.K$76]/5000)*10)" office:value-type="float" office:value="1350" calcext:value-type="float">
            <text:p>1350</text:p>
          </table:table-cell>
          <table:table-cell table:formula="of:=[.$B$62]*(1-[.$B66]/100)*(([.L$76]/5000)*10)" office:value-type="float" office:value="1500" calcext:value-type="float">
            <text:p>1500</text:p>
          </table:table-cell>
          <table:table-cell table:number-columns-repeated="2"/>
          <table:table-cell table:style-name="ce80"/>
          <table:table-cell table:style-name="ce57" office:value-type="float" office:value="50" calcext:value-type="float">
            <text:p>50</text:p>
          </table:table-cell>
          <table:table-cell table:style-name="ce64" table:formula="of:=[.$P$62]*(1-[.$P66]/100)*(([.Q$77]/5000)*10)*(([.Q$34]/100)*20)" office:value-type="float" office:value="60" calcext:value-type="float">
            <text:p>60</text:p>
          </table:table-cell>
          <table:table-cell table:style-name="ce64" table:formula="of:=[.$P$62]*(1-[.$P66]/100)*(([.R$77]/5000)*10)*(([.R$34]/100)*20)" office:value-type="float" office:value="120" calcext:value-type="float">
            <text:p>120</text:p>
          </table:table-cell>
          <table:table-cell table:style-name="ce64" table:formula="of:=[.$P$62]*(1-[.$P66]/100)*(([.S$77]/5000)*10)*(([.S$34]/100)*20)" office:value-type="float" office:value="180" calcext:value-type="float">
            <text:p>180</text:p>
          </table:table-cell>
          <table:table-cell table:style-name="ce64" table:formula="of:=[.$P$62]*(1-[.$P66]/100)*(([.T$77]/5000)*10)*(([.T$34]/100)*20)" office:value-type="float" office:value="240" calcext:value-type="float">
            <text:p>240</text:p>
          </table:table-cell>
          <table:table-cell table:style-name="ce64" table:formula="of:=[.$P$62]*(1-[.$P66]/100)*(([.U$77]/5000)*10)*(([.U$34]/100)*20)" office:value-type="float" office:value="300" calcext:value-type="float">
            <text:p>300</text:p>
          </table:table-cell>
          <table:table-cell table:style-name="ce64" table:formula="of:=[.$P$62]*(1-[.$P66]/100)*(([.V$77]/5000)*10)*(([.V$34]/100)*20)" office:value-type="float" office:value="120" calcext:value-type="float">
            <text:p>120</text:p>
          </table:table-cell>
          <table:table-cell table:style-name="ce64" table:formula="of:=[.$P$62]*(1-[.$P66]/100)*(([.W$77]/5000)*10)*(([.W$34]/100)*20)" office:value-type="float" office:value="240" calcext:value-type="float">
            <text:p>240</text:p>
          </table:table-cell>
          <table:table-cell table:style-name="ce64" table:formula="of:=[.$P$62]*(1-[.$P66]/100)*(([.X$77]/5000)*10)*(([.X$34]/100)*20)" office:value-type="float" office:value="360" calcext:value-type="float">
            <text:p>360</text:p>
          </table:table-cell>
          <table:table-cell table:style-name="ce64" table:formula="of:=[.$P$62]*(1-[.$P66]/100)*(([.Y$77]/5000)*10)*(([.Y$34]/100)*20)" office:value-type="float" office:value="480" calcext:value-type="float">
            <text:p>480</text:p>
          </table:table-cell>
          <table:table-cell table:style-name="ce64" table:formula="of:=[.$P$62]*(1-[.$P66]/100)*(([.Z$77]/5000)*10)*(([.Z$34]/100)*20)" office:value-type="float" office:value="600" calcext:value-type="float">
            <text:p>600</text:p>
          </table:table-cell>
          <table:table-cell table:style-name="ce64" table:formula="of:=[.$P$62]*(1-[.$P66]/100)*(([.AA$77]/5000)*10)*(([.AA$34]/100)*20)" office:value-type="float" office:value="180" calcext:value-type="float">
            <text:p>180</text:p>
          </table:table-cell>
          <table:table-cell table:style-name="ce64" table:formula="of:=[.$P$62]*(1-[.$P66]/100)*(([.AB$77]/5000)*10)*(([.AB$34]/100)*20)" office:value-type="float" office:value="360" calcext:value-type="float">
            <text:p>360</text:p>
          </table:table-cell>
          <table:table-cell table:style-name="ce64" table:formula="of:=[.$P$62]*(1-[.$P66]/100)*(([.AC$77]/5000)*10)*(([.AC$34]/100)*20)" office:value-type="float" office:value="540" calcext:value-type="float">
            <text:p>540</text:p>
          </table:table-cell>
          <table:table-cell table:style-name="ce64" table:formula="of:=[.$P$62]*(1-[.$P66]/100)*(([.AD$77]/5000)*10)*(([.AD$34]/100)*20)" office:value-type="float" office:value="720" calcext:value-type="float">
            <text:p>720</text:p>
          </table:table-cell>
          <table:table-cell table:style-name="ce64" table:formula="of:=[.$P$62]*(1-[.$P66]/100)*(([.AE$77]/5000)*10)*(([.AE$34]/100)*20)" office:value-type="float" office:value="900" calcext:value-type="float">
            <text:p>900</text:p>
          </table:table-cell>
          <table:table-cell table:style-name="ce64" table:formula="of:=[.$P$62]*(1-[.$P66]/100)*(([.AF$77]/5000)*10)*(([.AF$34]/100)*20)" office:value-type="float" office:value="240" calcext:value-type="float">
            <text:p>240</text:p>
          </table:table-cell>
          <table:table-cell table:style-name="ce64" table:formula="of:=[.$P$62]*(1-[.$P66]/100)*(([.AG$77]/5000)*10)*(([.AG$34]/100)*20)" office:value-type="float" office:value="480" calcext:value-type="float">
            <text:p>480</text:p>
          </table:table-cell>
          <table:table-cell table:style-name="ce64" table:formula="of:=[.$P$62]*(1-[.$P66]/100)*(([.AH$77]/5000)*10)*(([.AH$34]/100)*20)" office:value-type="float" office:value="720" calcext:value-type="float">
            <text:p>720</text:p>
          </table:table-cell>
          <table:table-cell table:style-name="ce64" table:formula="of:=[.$P$62]*(1-[.$P66]/100)*(([.AI$77]/5000)*10)*(([.AI$34]/100)*20)" office:value-type="float" office:value="960" calcext:value-type="float">
            <text:p>960</text:p>
          </table:table-cell>
          <table:table-cell table:style-name="ce64" table:formula="of:=[.$P$62]*(1-[.$P66]/100)*(([.AJ$77]/5000)*10)*(([.AJ$34]/100)*20)" office:value-type="float" office:value="1200" calcext:value-type="float">
            <text:p>1200</text:p>
          </table:table-cell>
          <table:table-cell table:style-name="ce64" table:formula="of:=[.$P$62]*(1-[.$P66]/100)*(([.AK$77]/5000)*10)*(([.AK$34]/100)*20)" office:value-type="float" office:value="300" calcext:value-type="float">
            <text:p>300</text:p>
          </table:table-cell>
          <table:table-cell table:style-name="ce64" table:formula="of:=[.$P$62]*(1-[.$P66]/100)*(([.AL$77]/5000)*10)*(([.AL$34]/100)*20)" office:value-type="float" office:value="600" calcext:value-type="float">
            <text:p>600</text:p>
          </table:table-cell>
          <table:table-cell table:style-name="ce64" table:formula="of:=[.$P$62]*(1-[.$P66]/100)*(([.AM$77]/5000)*10)*(([.AM$34]/100)*20)" office:value-type="float" office:value="900" calcext:value-type="float">
            <text:p>900</text:p>
          </table:table-cell>
          <table:table-cell table:style-name="ce64" table:formula="of:=[.$P$62]*(1-[.$P66]/100)*(([.AN$77]/5000)*10)*(([.AN$34]/100)*20)" office:value-type="float" office:value="1200" calcext:value-type="float">
            <text:p>1200</text:p>
          </table:table-cell>
          <table:table-cell table:style-name="ce64" table:formula="of:=[.$P$62]*(1-[.$P66]/100)*(([.AO$77]/5000)*10)*(([.AO$34]/100)*20)" office:value-type="float" office:value="1500" calcext:value-type="float">
            <text:p>1500</text:p>
          </table:table-cell>
          <table:table-cell table:style-name="ce64" table:formula="of:=[.$P$62]*(1-[.$P66]/100)*(([.AP$77]/5000)*10)*(([.AP$34]/100)*20)" office:value-type="float" office:value="360" calcext:value-type="float">
            <text:p>360</text:p>
          </table:table-cell>
          <table:table-cell table:style-name="ce64" table:formula="of:=[.$P$62]*(1-[.$P66]/100)*(([.AQ$77]/5000)*10)*(([.AQ$34]/100)*20)" office:value-type="float" office:value="720" calcext:value-type="float">
            <text:p>720</text:p>
          </table:table-cell>
          <table:table-cell table:style-name="ce64" table:formula="of:=[.$P$62]*(1-[.$P66]/100)*(([.AR$77]/5000)*10)*(([.AR$34]/100)*20)" office:value-type="float" office:value="1080" calcext:value-type="float">
            <text:p>1080</text:p>
          </table:table-cell>
          <table:table-cell table:style-name="ce64" table:formula="of:=[.$P$62]*(1-[.$P66]/100)*(([.AS$77]/5000)*10)*(([.AS$34]/100)*20)" office:value-type="float" office:value="1440" calcext:value-type="float">
            <text:p>1440</text:p>
          </table:table-cell>
          <table:table-cell table:style-name="ce64" table:formula="of:=[.$P$62]*(1-[.$P66]/100)*(([.AT$77]/5000)*10)*(([.AT$34]/100)*20)" office:value-type="float" office:value="1800" calcext:value-type="float">
            <text:p>1800</text:p>
          </table:table-cell>
          <table:table-cell table:style-name="ce64" table:formula="of:=[.$P$62]*(1-[.$P66]/100)*(([.AU$77]/5000)*10)*(([.AU$34]/100)*20)" office:value-type="float" office:value="420" calcext:value-type="float">
            <text:p>420</text:p>
          </table:table-cell>
          <table:table-cell table:style-name="ce64" table:formula="of:=[.$P$62]*(1-[.$P66]/100)*(([.AV$77]/5000)*10)*(([.AV$34]/100)*20)" office:value-type="float" office:value="840" calcext:value-type="float">
            <text:p>840</text:p>
          </table:table-cell>
          <table:table-cell table:style-name="ce64" table:formula="of:=[.$P$62]*(1-[.$P66]/100)*(([.AW$77]/5000)*10)*(([.AW$34]/100)*20)" office:value-type="float" office:value="1260" calcext:value-type="float">
            <text:p>1260</text:p>
          </table:table-cell>
          <table:table-cell table:style-name="ce64" table:formula="of:=[.$P$62]*(1-[.$P66]/100)*(([.AX$77]/5000)*10)*(([.AX$34]/100)*20)" office:value-type="float" office:value="1680" calcext:value-type="float">
            <text:p>1680</text:p>
          </table:table-cell>
          <table:table-cell table:style-name="ce64" table:formula="of:=[.$P$62]*(1-[.$P66]/100)*(([.AY$77]/5000)*10)*(([.AY$34]/100)*20)" office:value-type="float" office:value="2100" calcext:value-type="float">
            <text:p>2100</text:p>
          </table:table-cell>
          <table:table-cell table:style-name="ce64" table:formula="of:=[.$P$62]*(1-[.$P66]/100)*(([.AZ$77]/5000)*10)*(([.AZ$34]/100)*20)" office:value-type="float" office:value="480" calcext:value-type="float">
            <text:p>480</text:p>
          </table:table-cell>
          <table:table-cell table:style-name="ce64" table:formula="of:=[.$P$62]*(1-[.$P66]/100)*(([.BA$77]/5000)*10)*(([.BA$34]/100)*20)" office:value-type="float" office:value="960" calcext:value-type="float">
            <text:p>960</text:p>
          </table:table-cell>
          <table:table-cell table:style-name="ce64" table:formula="of:=[.$P$62]*(1-[.$P66]/100)*(([.BB$77]/5000)*10)*(([.BB$34]/100)*20)" office:value-type="float" office:value="1440" calcext:value-type="float">
            <text:p>1440</text:p>
          </table:table-cell>
          <table:table-cell table:style-name="ce64" table:formula="of:=[.$P$62]*(1-[.$P66]/100)*(([.BC$77]/5000)*10)*(([.BC$34]/100)*20)" office:value-type="float" office:value="1920" calcext:value-type="float">
            <text:p>1920</text:p>
          </table:table-cell>
          <table:table-cell table:style-name="ce64" table:formula="of:=[.$P$62]*(1-[.$P66]/100)*(([.BD$77]/5000)*10)*(([.BD$34]/100)*20)" office:value-type="float" office:value="2400" calcext:value-type="float">
            <text:p>2400</text:p>
          </table:table-cell>
          <table:table-cell table:style-name="ce64" table:formula="of:=[.$P$62]*(1-[.$P66]/100)*(([.BE$77]/5000)*10)*(([.BE$34]/100)*20)" office:value-type="float" office:value="540" calcext:value-type="float">
            <text:p>540</text:p>
          </table:table-cell>
          <table:table-cell table:style-name="ce64" table:formula="of:=[.$P$62]*(1-[.$P66]/100)*(([.BF$77]/5000)*10)*(([.BF$34]/100)*20)" office:value-type="float" office:value="1080" calcext:value-type="float">
            <text:p>1080</text:p>
          </table:table-cell>
          <table:table-cell table:style-name="ce64" table:formula="of:=[.$P$62]*(1-[.$P66]/100)*(([.BG$77]/5000)*10)*(([.BG$34]/100)*20)" office:value-type="float" office:value="1620" calcext:value-type="float">
            <text:p>1620</text:p>
          </table:table-cell>
          <table:table-cell table:style-name="ce64" table:formula="of:=[.$P$62]*(1-[.$P66]/100)*(([.BH$77]/5000)*10)*(([.BH$34]/100)*20)" office:value-type="float" office:value="2160" calcext:value-type="float">
            <text:p>2160</text:p>
          </table:table-cell>
          <table:table-cell table:style-name="ce64" table:formula="of:=[.$P$62]*(1-[.$P66]/100)*(([.BI$77]/5000)*10)*(([.BI$34]/100)*20)" office:value-type="float" office:value="2700" calcext:value-type="float">
            <text:p>2700</text:p>
          </table:table-cell>
          <table:table-cell table:style-name="ce64" table:formula="of:=[.$P$62]*(1-[.$P66]/100)*(([.BJ$77]/5000)*10)*(([.BJ$34]/100)*20)" office:value-type="float" office:value="600" calcext:value-type="float">
            <text:p>600</text:p>
          </table:table-cell>
          <table:table-cell table:style-name="ce64" table:formula="of:=[.$P$62]*(1-[.$P66]/100)*(([.BK$77]/5000)*10)*(([.BK$34]/100)*20)" office:value-type="float" office:value="1200" calcext:value-type="float">
            <text:p>1200</text:p>
          </table:table-cell>
          <table:table-cell table:style-name="ce64" table:formula="of:=[.$P$62]*(1-[.$P66]/100)*(([.BL$77]/5000)*10)*(([.BL$34]/100)*20)" office:value-type="float" office:value="1800" calcext:value-type="float">
            <text:p>1800</text:p>
          </table:table-cell>
          <table:table-cell table:style-name="ce64" table:formula="of:=[.$P$62]*(1-[.$P66]/100)*(([.BM$77]/5000)*10)*(([.BM$34]/100)*20)" office:value-type="float" office:value="2400" calcext:value-type="float">
            <text:p>2400</text:p>
          </table:table-cell>
          <table:table-cell table:style-name="ce64" table:formula="of:=[.$P$62]*(1-[.$P66]/100)*(([.BN$77]/5000)*10)*(([.BN$34]/100)*20)" office:value-type="float" office:value="3000" calcext:value-type="float">
            <text:p>30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formula="of:=[.$B$62]*(1-[.$B67]/100)*(([.C$76]/5000)*10)" office:value-type="float" office:value="75" calcext:value-type="float">
            <text:p>75</text:p>
          </table:table-cell>
          <table:table-cell table:formula="of:=[.$B$62]*(1-[.$B67]/100)*(([.D$76]/5000)*10)" office:value-type="float" office:value="150" calcext:value-type="float">
            <text:p>150</text:p>
          </table:table-cell>
          <table:table-cell table:formula="of:=[.$B$62]*(1-[.$B67]/100)*(([.E$76]/5000)*10)" office:value-type="float" office:value="225" calcext:value-type="float">
            <text:p>225</text:p>
          </table:table-cell>
          <table:table-cell table:formula="of:=[.$B$62]*(1-[.$B67]/100)*(([.F$76]/5000)*10)" office:value-type="float" office:value="300" calcext:value-type="float">
            <text:p>300</text:p>
          </table:table-cell>
          <table:table-cell table:formula="of:=[.$B$62]*(1-[.$B67]/100)*(([.G$76]/5000)*10)" office:value-type="float" office:value="375" calcext:value-type="float">
            <text:p>375</text:p>
          </table:table-cell>
          <table:table-cell table:formula="of:=[.$B$62]*(1-[.$B67]/100)*(([.H$76]/5000)*10)" office:value-type="float" office:value="450" calcext:value-type="float">
            <text:p>450</text:p>
          </table:table-cell>
          <table:table-cell table:formula="of:=[.$B$62]*(1-[.$B67]/100)*(([.I$76]/5000)*10)" office:value-type="float" office:value="525" calcext:value-type="float">
            <text:p>525</text:p>
          </table:table-cell>
          <table:table-cell table:formula="of:=[.$B$62]*(1-[.$B67]/100)*(([.J$76]/5000)*10)" office:value-type="float" office:value="600" calcext:value-type="float">
            <text:p>600</text:p>
          </table:table-cell>
          <table:table-cell table:formula="of:=[.$B$62]*(1-[.$B67]/100)*(([.K$76]/5000)*10)" office:value-type="float" office:value="675" calcext:value-type="float">
            <text:p>675</text:p>
          </table:table-cell>
          <table:table-cell table:formula="of:=[.$B$62]*(1-[.$B67]/100)*(([.L$76]/5000)*10)" office:value-type="float" office:value="750" calcext:value-type="float">
            <text:p>750</text:p>
          </table:table-cell>
          <table:table-cell table:number-columns-repeated="2"/>
          <table:table-cell table:style-name="ce80"/>
          <table:table-cell table:style-name="ce57" office:value-type="float" office:value="75" calcext:value-type="float">
            <text:p>75</text:p>
          </table:table-cell>
          <table:table-cell table:style-name="ce64" table:formula="of:=[.$P$62]*(1-[.$P67]/100)*(([.Q$77]/5000)*10)*(([.Q$34]/100)*20)" office:value-type="float" office:value="30" calcext:value-type="float">
            <text:p>30</text:p>
          </table:table-cell>
          <table:table-cell table:style-name="ce64" table:formula="of:=[.$P$62]*(1-[.$P67]/100)*(([.R$77]/5000)*10)*(([.R$34]/100)*20)" office:value-type="float" office:value="60" calcext:value-type="float">
            <text:p>60</text:p>
          </table:table-cell>
          <table:table-cell table:style-name="ce64" table:formula="of:=[.$P$62]*(1-[.$P67]/100)*(([.S$77]/5000)*10)*(([.S$34]/100)*20)" office:value-type="float" office:value="90" calcext:value-type="float">
            <text:p>90</text:p>
          </table:table-cell>
          <table:table-cell table:style-name="ce64" table:formula="of:=[.$P$62]*(1-[.$P67]/100)*(([.T$77]/5000)*10)*(([.T$34]/100)*20)" office:value-type="float" office:value="120" calcext:value-type="float">
            <text:p>120</text:p>
          </table:table-cell>
          <table:table-cell table:style-name="ce64" table:formula="of:=[.$P$62]*(1-[.$P67]/100)*(([.U$77]/5000)*10)*(([.U$34]/100)*20)" office:value-type="float" office:value="150" calcext:value-type="float">
            <text:p>150</text:p>
          </table:table-cell>
          <table:table-cell table:style-name="ce64" table:formula="of:=[.$P$62]*(1-[.$P67]/100)*(([.V$77]/5000)*10)*(([.V$34]/100)*20)" office:value-type="float" office:value="60" calcext:value-type="float">
            <text:p>60</text:p>
          </table:table-cell>
          <table:table-cell table:style-name="ce64" table:formula="of:=[.$P$62]*(1-[.$P67]/100)*(([.W$77]/5000)*10)*(([.W$34]/100)*20)" office:value-type="float" office:value="120" calcext:value-type="float">
            <text:p>120</text:p>
          </table:table-cell>
          <table:table-cell table:style-name="ce64" table:formula="of:=[.$P$62]*(1-[.$P67]/100)*(([.X$77]/5000)*10)*(([.X$34]/100)*20)" office:value-type="float" office:value="180" calcext:value-type="float">
            <text:p>180</text:p>
          </table:table-cell>
          <table:table-cell table:style-name="ce64" table:formula="of:=[.$P$62]*(1-[.$P67]/100)*(([.Y$77]/5000)*10)*(([.Y$34]/100)*20)" office:value-type="float" office:value="240" calcext:value-type="float">
            <text:p>240</text:p>
          </table:table-cell>
          <table:table-cell table:style-name="ce64" table:formula="of:=[.$P$62]*(1-[.$P67]/100)*(([.Z$77]/5000)*10)*(([.Z$34]/100)*20)" office:value-type="float" office:value="300" calcext:value-type="float">
            <text:p>300</text:p>
          </table:table-cell>
          <table:table-cell table:style-name="ce64" table:formula="of:=[.$P$62]*(1-[.$P67]/100)*(([.AA$77]/5000)*10)*(([.AA$34]/100)*20)" office:value-type="float" office:value="90" calcext:value-type="float">
            <text:p>90</text:p>
          </table:table-cell>
          <table:table-cell table:style-name="ce64" table:formula="of:=[.$P$62]*(1-[.$P67]/100)*(([.AB$77]/5000)*10)*(([.AB$34]/100)*20)" office:value-type="float" office:value="180" calcext:value-type="float">
            <text:p>180</text:p>
          </table:table-cell>
          <table:table-cell table:style-name="ce64" table:formula="of:=[.$P$62]*(1-[.$P67]/100)*(([.AC$77]/5000)*10)*(([.AC$34]/100)*20)" office:value-type="float" office:value="270" calcext:value-type="float">
            <text:p>270</text:p>
          </table:table-cell>
          <table:table-cell table:style-name="ce64" table:formula="of:=[.$P$62]*(1-[.$P67]/100)*(([.AD$77]/5000)*10)*(([.AD$34]/100)*20)" office:value-type="float" office:value="360" calcext:value-type="float">
            <text:p>360</text:p>
          </table:table-cell>
          <table:table-cell table:style-name="ce64" table:formula="of:=[.$P$62]*(1-[.$P67]/100)*(([.AE$77]/5000)*10)*(([.AE$34]/100)*20)" office:value-type="float" office:value="450" calcext:value-type="float">
            <text:p>450</text:p>
          </table:table-cell>
          <table:table-cell table:style-name="ce64" table:formula="of:=[.$P$62]*(1-[.$P67]/100)*(([.AF$77]/5000)*10)*(([.AF$34]/100)*20)" office:value-type="float" office:value="120" calcext:value-type="float">
            <text:p>120</text:p>
          </table:table-cell>
          <table:table-cell table:style-name="ce64" table:formula="of:=[.$P$62]*(1-[.$P67]/100)*(([.AG$77]/5000)*10)*(([.AG$34]/100)*20)" office:value-type="float" office:value="240" calcext:value-type="float">
            <text:p>240</text:p>
          </table:table-cell>
          <table:table-cell table:style-name="ce64" table:formula="of:=[.$P$62]*(1-[.$P67]/100)*(([.AH$77]/5000)*10)*(([.AH$34]/100)*20)" office:value-type="float" office:value="360" calcext:value-type="float">
            <text:p>360</text:p>
          </table:table-cell>
          <table:table-cell table:style-name="ce64" table:formula="of:=[.$P$62]*(1-[.$P67]/100)*(([.AI$77]/5000)*10)*(([.AI$34]/100)*20)" office:value-type="float" office:value="480" calcext:value-type="float">
            <text:p>480</text:p>
          </table:table-cell>
          <table:table-cell table:style-name="ce64" table:formula="of:=[.$P$62]*(1-[.$P67]/100)*(([.AJ$77]/5000)*10)*(([.AJ$34]/100)*20)" office:value-type="float" office:value="600" calcext:value-type="float">
            <text:p>600</text:p>
          </table:table-cell>
          <table:table-cell table:style-name="ce64" table:formula="of:=[.$P$62]*(1-[.$P67]/100)*(([.AK$77]/5000)*10)*(([.AK$34]/100)*20)" office:value-type="float" office:value="150" calcext:value-type="float">
            <text:p>150</text:p>
          </table:table-cell>
          <table:table-cell table:style-name="ce64" table:formula="of:=[.$P$62]*(1-[.$P67]/100)*(([.AL$77]/5000)*10)*(([.AL$34]/100)*20)" office:value-type="float" office:value="300" calcext:value-type="float">
            <text:p>300</text:p>
          </table:table-cell>
          <table:table-cell table:style-name="ce64" table:formula="of:=[.$P$62]*(1-[.$P67]/100)*(([.AM$77]/5000)*10)*(([.AM$34]/100)*20)" office:value-type="float" office:value="450" calcext:value-type="float">
            <text:p>450</text:p>
          </table:table-cell>
          <table:table-cell table:style-name="ce64" table:formula="of:=[.$P$62]*(1-[.$P67]/100)*(([.AN$77]/5000)*10)*(([.AN$34]/100)*20)" office:value-type="float" office:value="600" calcext:value-type="float">
            <text:p>600</text:p>
          </table:table-cell>
          <table:table-cell table:style-name="ce64" table:formula="of:=[.$P$62]*(1-[.$P67]/100)*(([.AO$77]/5000)*10)*(([.AO$34]/100)*20)" office:value-type="float" office:value="750" calcext:value-type="float">
            <text:p>750</text:p>
          </table:table-cell>
          <table:table-cell table:style-name="ce64" table:formula="of:=[.$P$62]*(1-[.$P67]/100)*(([.AP$77]/5000)*10)*(([.AP$34]/100)*20)" office:value-type="float" office:value="180" calcext:value-type="float">
            <text:p>180</text:p>
          </table:table-cell>
          <table:table-cell table:style-name="ce64" table:formula="of:=[.$P$62]*(1-[.$P67]/100)*(([.AQ$77]/5000)*10)*(([.AQ$34]/100)*20)" office:value-type="float" office:value="360" calcext:value-type="float">
            <text:p>360</text:p>
          </table:table-cell>
          <table:table-cell table:style-name="ce64" table:formula="of:=[.$P$62]*(1-[.$P67]/100)*(([.AR$77]/5000)*10)*(([.AR$34]/100)*20)" office:value-type="float" office:value="540" calcext:value-type="float">
            <text:p>540</text:p>
          </table:table-cell>
          <table:table-cell table:style-name="ce64" table:formula="of:=[.$P$62]*(1-[.$P67]/100)*(([.AS$77]/5000)*10)*(([.AS$34]/100)*20)" office:value-type="float" office:value="720" calcext:value-type="float">
            <text:p>720</text:p>
          </table:table-cell>
          <table:table-cell table:style-name="ce64" table:formula="of:=[.$P$62]*(1-[.$P67]/100)*(([.AT$77]/5000)*10)*(([.AT$34]/100)*20)" office:value-type="float" office:value="900" calcext:value-type="float">
            <text:p>900</text:p>
          </table:table-cell>
          <table:table-cell table:style-name="ce64" table:formula="of:=[.$P$62]*(1-[.$P67]/100)*(([.AU$77]/5000)*10)*(([.AU$34]/100)*20)" office:value-type="float" office:value="210" calcext:value-type="float">
            <text:p>210</text:p>
          </table:table-cell>
          <table:table-cell table:style-name="ce64" table:formula="of:=[.$P$62]*(1-[.$P67]/100)*(([.AV$77]/5000)*10)*(([.AV$34]/100)*20)" office:value-type="float" office:value="420" calcext:value-type="float">
            <text:p>420</text:p>
          </table:table-cell>
          <table:table-cell table:style-name="ce64" table:formula="of:=[.$P$62]*(1-[.$P67]/100)*(([.AW$77]/5000)*10)*(([.AW$34]/100)*20)" office:value-type="float" office:value="630" calcext:value-type="float">
            <text:p>630</text:p>
          </table:table-cell>
          <table:table-cell table:style-name="ce64" table:formula="of:=[.$P$62]*(1-[.$P67]/100)*(([.AX$77]/5000)*10)*(([.AX$34]/100)*20)" office:value-type="float" office:value="840" calcext:value-type="float">
            <text:p>840</text:p>
          </table:table-cell>
          <table:table-cell table:style-name="ce64" table:formula="of:=[.$P$62]*(1-[.$P67]/100)*(([.AY$77]/5000)*10)*(([.AY$34]/100)*20)" office:value-type="float" office:value="1050" calcext:value-type="float">
            <text:p>1050</text:p>
          </table:table-cell>
          <table:table-cell table:style-name="ce64" table:formula="of:=[.$P$62]*(1-[.$P67]/100)*(([.AZ$77]/5000)*10)*(([.AZ$34]/100)*20)" office:value-type="float" office:value="240" calcext:value-type="float">
            <text:p>240</text:p>
          </table:table-cell>
          <table:table-cell table:style-name="ce64" table:formula="of:=[.$P$62]*(1-[.$P67]/100)*(([.BA$77]/5000)*10)*(([.BA$34]/100)*20)" office:value-type="float" office:value="480" calcext:value-type="float">
            <text:p>480</text:p>
          </table:table-cell>
          <table:table-cell table:style-name="ce64" table:formula="of:=[.$P$62]*(1-[.$P67]/100)*(([.BB$77]/5000)*10)*(([.BB$34]/100)*20)" office:value-type="float" office:value="720" calcext:value-type="float">
            <text:p>720</text:p>
          </table:table-cell>
          <table:table-cell table:style-name="ce64" table:formula="of:=[.$P$62]*(1-[.$P67]/100)*(([.BC$77]/5000)*10)*(([.BC$34]/100)*20)" office:value-type="float" office:value="960" calcext:value-type="float">
            <text:p>960</text:p>
          </table:table-cell>
          <table:table-cell table:style-name="ce64" table:formula="of:=[.$P$62]*(1-[.$P67]/100)*(([.BD$77]/5000)*10)*(([.BD$34]/100)*20)" office:value-type="float" office:value="1200" calcext:value-type="float">
            <text:p>1200</text:p>
          </table:table-cell>
          <table:table-cell table:style-name="ce64" table:formula="of:=[.$P$62]*(1-[.$P67]/100)*(([.BE$77]/5000)*10)*(([.BE$34]/100)*20)" office:value-type="float" office:value="270" calcext:value-type="float">
            <text:p>270</text:p>
          </table:table-cell>
          <table:table-cell table:style-name="ce64" table:formula="of:=[.$P$62]*(1-[.$P67]/100)*(([.BF$77]/5000)*10)*(([.BF$34]/100)*20)" office:value-type="float" office:value="540" calcext:value-type="float">
            <text:p>540</text:p>
          </table:table-cell>
          <table:table-cell table:style-name="ce64" table:formula="of:=[.$P$62]*(1-[.$P67]/100)*(([.BG$77]/5000)*10)*(([.BG$34]/100)*20)" office:value-type="float" office:value="810" calcext:value-type="float">
            <text:p>810</text:p>
          </table:table-cell>
          <table:table-cell table:style-name="ce64" table:formula="of:=[.$P$62]*(1-[.$P67]/100)*(([.BH$77]/5000)*10)*(([.BH$34]/100)*20)" office:value-type="float" office:value="1080" calcext:value-type="float">
            <text:p>1080</text:p>
          </table:table-cell>
          <table:table-cell table:style-name="ce64" table:formula="of:=[.$P$62]*(1-[.$P67]/100)*(([.BI$77]/5000)*10)*(([.BI$34]/100)*20)" office:value-type="float" office:value="1350" calcext:value-type="float">
            <text:p>1350</text:p>
          </table:table-cell>
          <table:table-cell table:style-name="ce64" table:formula="of:=[.$P$62]*(1-[.$P67]/100)*(([.BJ$77]/5000)*10)*(([.BJ$34]/100)*20)" office:value-type="float" office:value="300" calcext:value-type="float">
            <text:p>300</text:p>
          </table:table-cell>
          <table:table-cell table:style-name="ce64" table:formula="of:=[.$P$62]*(1-[.$P67]/100)*(([.BK$77]/5000)*10)*(([.BK$34]/100)*20)" office:value-type="float" office:value="600" calcext:value-type="float">
            <text:p>600</text:p>
          </table:table-cell>
          <table:table-cell table:style-name="ce64" table:formula="of:=[.$P$62]*(1-[.$P67]/100)*(([.BL$77]/5000)*10)*(([.BL$34]/100)*20)" office:value-type="float" office:value="900" calcext:value-type="float">
            <text:p>900</text:p>
          </table:table-cell>
          <table:table-cell table:style-name="ce64" table:formula="of:=[.$P$62]*(1-[.$P67]/100)*(([.BM$77]/5000)*10)*(([.BM$34]/100)*20)" office:value-type="float" office:value="1200" calcext:value-type="float">
            <text:p>1200</text:p>
          </table:table-cell>
          <table:table-cell table:style-name="ce64" table:formula="of:=[.$P$62]*(1-[.$P67]/100)*(([.BN$77]/5000)*10)*(([.BN$34]/100)*20)" office:value-type="float" office:value="1500" calcext:value-type="float">
            <text:p>1500</text:p>
          </table:table-cell>
          <table:table-cell table:style-name="ce46"/>
          <table:table-cell table:style-name="ce102" table:number-columns-repeated="55"/>
          <table:table-cell table:style-name="ce113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 table:style-name="ce18"/>
          <table:table-cell table:style-name="ce58" office:value-type="float" office:value="99" calcext:value-type="float">
            <text:p>99</text:p>
          </table:table-cell>
          <table:table-cell table:formula="of:=[.$B$62]*(1-[.$B68]/100)*(([.C$76]/5000)*10)" office:value-type="float" office:value="3" calcext:value-type="float">
            <text:p>3</text:p>
          </table:table-cell>
          <table:table-cell table:formula="of:=[.$B$62]*(1-[.$B68]/100)*(([.D$76]/5000)*10)" office:value-type="float" office:value="6.00000000000001" calcext:value-type="float">
            <text:p>6,00000000000001</text:p>
          </table:table-cell>
          <table:table-cell table:formula="of:=[.$B$62]*(1-[.$B68]/100)*(([.E$76]/5000)*10)" office:value-type="float" office:value="9.00000000000001" calcext:value-type="float">
            <text:p>9,00000000000001</text:p>
          </table:table-cell>
          <table:table-cell table:formula="of:=[.$B$62]*(1-[.$B68]/100)*(([.F$76]/5000)*10)" office:value-type="float" office:value="12" calcext:value-type="float">
            <text:p>12</text:p>
          </table:table-cell>
          <table:table-cell table:formula="of:=[.$B$62]*(1-[.$B68]/100)*(([.G$76]/5000)*10)" office:value-type="float" office:value="15" calcext:value-type="float">
            <text:p>15</text:p>
          </table:table-cell>
          <table:table-cell table:formula="of:=[.$B$62]*(1-[.$B68]/100)*(([.H$76]/5000)*10)" office:value-type="float" office:value="18" calcext:value-type="float">
            <text:p>18</text:p>
          </table:table-cell>
          <table:table-cell table:formula="of:=[.$B$62]*(1-[.$B68]/100)*(([.I$76]/5000)*10)" office:value-type="float" office:value="21" calcext:value-type="float">
            <text:p>21</text:p>
          </table:table-cell>
          <table:table-cell table:formula="of:=[.$B$62]*(1-[.$B68]/100)*(([.J$76]/5000)*10)" office:value-type="float" office:value="24" calcext:value-type="float">
            <text:p>24</text:p>
          </table:table-cell>
          <table:table-cell table:formula="of:=[.$B$62]*(1-[.$B68]/100)*(([.K$76]/5000)*10)" office:value-type="float" office:value="27" calcext:value-type="float">
            <text:p>27</text:p>
          </table:table-cell>
          <table:table-cell table:formula="of:=[.$B$62]*(1-[.$B68]/100)*(([.L$76]/5000)*10)" office:value-type="float" office:value="30" calcext:value-type="float">
            <text:p>30</text:p>
          </table:table-cell>
          <table:table-cell table:number-columns-repeated="2"/>
          <table:table-cell table:style-name="ce81"/>
          <table:table-cell table:style-name="ce58" office:value-type="float" office:value="99" calcext:value-type="float">
            <text:p>99</text:p>
          </table:table-cell>
          <table:table-cell table:style-name="ce64" table:formula="of:=[.$P$62]*(1-[.$P68]/100)*(([.Q$77]/5000)*10)*(([.Q$34]/100)*20)" office:value-type="float" office:value="1.2" calcext:value-type="float">
            <text:p>1,2</text:p>
          </table:table-cell>
          <table:table-cell table:style-name="ce64" table:formula="of:=[.$P$62]*(1-[.$P68]/100)*(([.R$77]/5000)*10)*(([.R$34]/100)*20)" office:value-type="float" office:value="2.4" calcext:value-type="float">
            <text:p>2,4</text:p>
          </table:table-cell>
          <table:table-cell table:style-name="ce64" table:formula="of:=[.$P$62]*(1-[.$P68]/100)*(([.S$77]/5000)*10)*(([.S$34]/100)*20)" office:value-type="float" office:value="3.6" calcext:value-type="float">
            <text:p>3,6</text:p>
          </table:table-cell>
          <table:table-cell table:style-name="ce64" table:formula="of:=[.$P$62]*(1-[.$P68]/100)*(([.T$77]/5000)*10)*(([.T$34]/100)*20)" office:value-type="float" office:value="4.8" calcext:value-type="float">
            <text:p>4,8</text:p>
          </table:table-cell>
          <table:table-cell table:style-name="ce64" table:formula="of:=[.$P$62]*(1-[.$P68]/100)*(([.U$77]/5000)*10)*(([.U$34]/100)*20)" office:value-type="float" office:value="6.00000000000001" calcext:value-type="float">
            <text:p>6,00000000000001</text:p>
          </table:table-cell>
          <table:table-cell table:style-name="ce64" table:formula="of:=[.$P$62]*(1-[.$P68]/100)*(([.V$77]/5000)*10)*(([.V$34]/100)*20)" office:value-type="float" office:value="2.4" calcext:value-type="float">
            <text:p>2,4</text:p>
          </table:table-cell>
          <table:table-cell table:style-name="ce64" table:formula="of:=[.$P$62]*(1-[.$P68]/100)*(([.W$77]/5000)*10)*(([.W$34]/100)*20)" office:value-type="float" office:value="4.8" calcext:value-type="float">
            <text:p>4,8</text:p>
          </table:table-cell>
          <table:table-cell table:style-name="ce64" table:formula="of:=[.$P$62]*(1-[.$P68]/100)*(([.X$77]/5000)*10)*(([.X$34]/100)*20)" office:value-type="float" office:value="7.20000000000001" calcext:value-type="float">
            <text:p>7,20000000000001</text:p>
          </table:table-cell>
          <table:table-cell table:style-name="ce64" table:formula="of:=[.$P$62]*(1-[.$P68]/100)*(([.Y$77]/5000)*10)*(([.Y$34]/100)*20)" office:value-type="float" office:value="9.60000000000001" calcext:value-type="float">
            <text:p>9,60000000000001</text:p>
          </table:table-cell>
          <table:table-cell table:style-name="ce64" table:formula="of:=[.$P$62]*(1-[.$P68]/100)*(([.Z$77]/5000)*10)*(([.Z$34]/100)*20)" office:value-type="float" office:value="12" calcext:value-type="float">
            <text:p>12</text:p>
          </table:table-cell>
          <table:table-cell table:style-name="ce64" table:formula="of:=[.$P$62]*(1-[.$P68]/100)*(([.AA$77]/5000)*10)*(([.AA$34]/100)*20)" office:value-type="float" office:value="3.6" calcext:value-type="float">
            <text:p>3,6</text:p>
          </table:table-cell>
          <table:table-cell table:style-name="ce64" table:formula="of:=[.$P$62]*(1-[.$P68]/100)*(([.AB$77]/5000)*10)*(([.AB$34]/100)*20)" office:value-type="float" office:value="7.20000000000001" calcext:value-type="float">
            <text:p>7,20000000000001</text:p>
          </table:table-cell>
          <table:table-cell table:style-name="ce64" table:formula="of:=[.$P$62]*(1-[.$P68]/100)*(([.AC$77]/5000)*10)*(([.AC$34]/100)*20)" office:value-type="float" office:value="10.8" calcext:value-type="float">
            <text:p>10,8</text:p>
          </table:table-cell>
          <table:table-cell table:style-name="ce64" table:formula="of:=[.$P$62]*(1-[.$P68]/100)*(([.AD$77]/5000)*10)*(([.AD$34]/100)*20)" office:value-type="float" office:value="14.4" calcext:value-type="float">
            <text:p>14,4</text:p>
          </table:table-cell>
          <table:table-cell table:style-name="ce64" table:formula="of:=[.$P$62]*(1-[.$P68]/100)*(([.AE$77]/5000)*10)*(([.AE$34]/100)*20)" office:value-type="float" office:value="18" calcext:value-type="float">
            <text:p>18</text:p>
          </table:table-cell>
          <table:table-cell table:style-name="ce64" table:formula="of:=[.$P$62]*(1-[.$P68]/100)*(([.AF$77]/5000)*10)*(([.AF$34]/100)*20)" office:value-type="float" office:value="4.8" calcext:value-type="float">
            <text:p>4,8</text:p>
          </table:table-cell>
          <table:table-cell table:style-name="ce64" table:formula="of:=[.$P$62]*(1-[.$P68]/100)*(([.AG$77]/5000)*10)*(([.AG$34]/100)*20)" office:value-type="float" office:value="9.60000000000001" calcext:value-type="float">
            <text:p>9,60000000000001</text:p>
          </table:table-cell>
          <table:table-cell table:style-name="ce64" table:formula="of:=[.$P$62]*(1-[.$P68]/100)*(([.AH$77]/5000)*10)*(([.AH$34]/100)*20)" office:value-type="float" office:value="14.4" calcext:value-type="float">
            <text:p>14,4</text:p>
          </table:table-cell>
          <table:table-cell table:style-name="ce64" table:formula="of:=[.$P$62]*(1-[.$P68]/100)*(([.AI$77]/5000)*10)*(([.AI$34]/100)*20)" office:value-type="float" office:value="19.2" calcext:value-type="float">
            <text:p>19,2</text:p>
          </table:table-cell>
          <table:table-cell table:style-name="ce64" table:formula="of:=[.$P$62]*(1-[.$P68]/100)*(([.AJ$77]/5000)*10)*(([.AJ$34]/100)*20)" office:value-type="float" office:value="24" calcext:value-type="float">
            <text:p>24</text:p>
          </table:table-cell>
          <table:table-cell table:style-name="ce64" table:formula="of:=[.$P$62]*(1-[.$P68]/100)*(([.AK$77]/5000)*10)*(([.AK$34]/100)*20)" office:value-type="float" office:value="6.00000000000001" calcext:value-type="float">
            <text:p>6,00000000000001</text:p>
          </table:table-cell>
          <table:table-cell table:style-name="ce64" table:formula="of:=[.$P$62]*(1-[.$P68]/100)*(([.AL$77]/5000)*10)*(([.AL$34]/100)*20)" office:value-type="float" office:value="12" calcext:value-type="float">
            <text:p>12</text:p>
          </table:table-cell>
          <table:table-cell table:style-name="ce64" table:formula="of:=[.$P$62]*(1-[.$P68]/100)*(([.AM$77]/5000)*10)*(([.AM$34]/100)*20)" office:value-type="float" office:value="18" calcext:value-type="float">
            <text:p>18</text:p>
          </table:table-cell>
          <table:table-cell table:style-name="ce64" table:formula="of:=[.$P$62]*(1-[.$P68]/100)*(([.AN$77]/5000)*10)*(([.AN$34]/100)*20)" office:value-type="float" office:value="24" calcext:value-type="float">
            <text:p>24</text:p>
          </table:table-cell>
          <table:table-cell table:style-name="ce64" table:formula="of:=[.$P$62]*(1-[.$P68]/100)*(([.AO$77]/5000)*10)*(([.AO$34]/100)*20)" office:value-type="float" office:value="30" calcext:value-type="float">
            <text:p>30</text:p>
          </table:table-cell>
          <table:table-cell table:style-name="ce64" table:formula="of:=[.$P$62]*(1-[.$P68]/100)*(([.AP$77]/5000)*10)*(([.AP$34]/100)*20)" office:value-type="float" office:value="7.20000000000001" calcext:value-type="float">
            <text:p>7,20000000000001</text:p>
          </table:table-cell>
          <table:table-cell table:style-name="ce64" table:formula="of:=[.$P$62]*(1-[.$P68]/100)*(([.AQ$77]/5000)*10)*(([.AQ$34]/100)*20)" office:value-type="float" office:value="14.4" calcext:value-type="float">
            <text:p>14,4</text:p>
          </table:table-cell>
          <table:table-cell table:style-name="ce64" table:formula="of:=[.$P$62]*(1-[.$P68]/100)*(([.AR$77]/5000)*10)*(([.AR$34]/100)*20)" office:value-type="float" office:value="21.6" calcext:value-type="float">
            <text:p>21,6</text:p>
          </table:table-cell>
          <table:table-cell table:style-name="ce64" table:formula="of:=[.$P$62]*(1-[.$P68]/100)*(([.AS$77]/5000)*10)*(([.AS$34]/100)*20)" office:value-type="float" office:value="28.8" calcext:value-type="float">
            <text:p>28,8</text:p>
          </table:table-cell>
          <table:table-cell table:style-name="ce64" table:formula="of:=[.$P$62]*(1-[.$P68]/100)*(([.AT$77]/5000)*10)*(([.AT$34]/100)*20)" office:value-type="float" office:value="36" calcext:value-type="float">
            <text:p>36</text:p>
          </table:table-cell>
          <table:table-cell table:style-name="ce64" table:formula="of:=[.$P$62]*(1-[.$P68]/100)*(([.AU$77]/5000)*10)*(([.AU$34]/100)*20)" office:value-type="float" office:value="8.40000000000001" calcext:value-type="float">
            <text:p>8,40000000000001</text:p>
          </table:table-cell>
          <table:table-cell table:style-name="ce64" table:formula="of:=[.$P$62]*(1-[.$P68]/100)*(([.AV$77]/5000)*10)*(([.AV$34]/100)*20)" office:value-type="float" office:value="16.8" calcext:value-type="float">
            <text:p>16,8</text:p>
          </table:table-cell>
          <table:table-cell table:style-name="ce64" table:formula="of:=[.$P$62]*(1-[.$P68]/100)*(([.AW$77]/5000)*10)*(([.AW$34]/100)*20)" office:value-type="float" office:value="25.2" calcext:value-type="float">
            <text:p>25,2</text:p>
          </table:table-cell>
          <table:table-cell table:style-name="ce64" table:formula="of:=[.$P$62]*(1-[.$P68]/100)*(([.AX$77]/5000)*10)*(([.AX$34]/100)*20)" office:value-type="float" office:value="33.6" calcext:value-type="float">
            <text:p>33,6</text:p>
          </table:table-cell>
          <table:table-cell table:style-name="ce64" table:formula="of:=[.$P$62]*(1-[.$P68]/100)*(([.AY$77]/5000)*10)*(([.AY$34]/100)*20)" office:value-type="float" office:value="42" calcext:value-type="float">
            <text:p>42</text:p>
          </table:table-cell>
          <table:table-cell table:style-name="ce64" table:formula="of:=[.$P$62]*(1-[.$P68]/100)*(([.AZ$77]/5000)*10)*(([.AZ$34]/100)*20)" office:value-type="float" office:value="9.60000000000001" calcext:value-type="float">
            <text:p>9,60000000000001</text:p>
          </table:table-cell>
          <table:table-cell table:style-name="ce64" table:formula="of:=[.$P$62]*(1-[.$P68]/100)*(([.BA$77]/5000)*10)*(([.BA$34]/100)*20)" office:value-type="float" office:value="19.2" calcext:value-type="float">
            <text:p>19,2</text:p>
          </table:table-cell>
          <table:table-cell table:style-name="ce64" table:formula="of:=[.$P$62]*(1-[.$P68]/100)*(([.BB$77]/5000)*10)*(([.BB$34]/100)*20)" office:value-type="float" office:value="28.8" calcext:value-type="float">
            <text:p>28,8</text:p>
          </table:table-cell>
          <table:table-cell table:style-name="ce64" table:formula="of:=[.$P$62]*(1-[.$P68]/100)*(([.BC$77]/5000)*10)*(([.BC$34]/100)*20)" office:value-type="float" office:value="38.4" calcext:value-type="float">
            <text:p>38,4</text:p>
          </table:table-cell>
          <table:table-cell table:style-name="ce64" table:formula="of:=[.$P$62]*(1-[.$P68]/100)*(([.BD$77]/5000)*10)*(([.BD$34]/100)*20)" office:value-type="float" office:value="48" calcext:value-type="float">
            <text:p>48</text:p>
          </table:table-cell>
          <table:table-cell table:style-name="ce64" table:formula="of:=[.$P$62]*(1-[.$P68]/100)*(([.BE$77]/5000)*10)*(([.BE$34]/100)*20)" office:value-type="float" office:value="10.8" calcext:value-type="float">
            <text:p>10,8</text:p>
          </table:table-cell>
          <table:table-cell table:style-name="ce64" table:formula="of:=[.$P$62]*(1-[.$P68]/100)*(([.BF$77]/5000)*10)*(([.BF$34]/100)*20)" office:value-type="float" office:value="21.6" calcext:value-type="float">
            <text:p>21,6</text:p>
          </table:table-cell>
          <table:table-cell table:style-name="ce64" table:formula="of:=[.$P$62]*(1-[.$P68]/100)*(([.BG$77]/5000)*10)*(([.BG$34]/100)*20)" office:value-type="float" office:value="32.4" calcext:value-type="float">
            <text:p>32,4</text:p>
          </table:table-cell>
          <table:table-cell table:style-name="ce64" table:formula="of:=[.$P$62]*(1-[.$P68]/100)*(([.BH$77]/5000)*10)*(([.BH$34]/100)*20)" office:value-type="float" office:value="43.2000000000001" calcext:value-type="float">
            <text:p>43,2000000000001</text:p>
          </table:table-cell>
          <table:table-cell table:style-name="ce64" table:formula="of:=[.$P$62]*(1-[.$P68]/100)*(([.BI$77]/5000)*10)*(([.BI$34]/100)*20)" office:value-type="float" office:value="54.0000000000001" calcext:value-type="float">
            <text:p>54,0000000000001</text:p>
          </table:table-cell>
          <table:table-cell table:style-name="ce64" table:formula="of:=[.$P$62]*(1-[.$P68]/100)*(([.BJ$77]/5000)*10)*(([.BJ$34]/100)*20)" office:value-type="float" office:value="12" calcext:value-type="float">
            <text:p>12</text:p>
          </table:table-cell>
          <table:table-cell table:style-name="ce64" table:formula="of:=[.$P$62]*(1-[.$P68]/100)*(([.BK$77]/5000)*10)*(([.BK$34]/100)*20)" office:value-type="float" office:value="24" calcext:value-type="float">
            <text:p>24</text:p>
          </table:table-cell>
          <table:table-cell table:style-name="ce64" table:formula="of:=[.$P$62]*(1-[.$P68]/100)*(([.BL$77]/5000)*10)*(([.BL$34]/100)*20)" office:value-type="float" office:value="36" calcext:value-type="float">
            <text:p>36</text:p>
          </table:table-cell>
          <table:table-cell table:style-name="ce64" table:formula="of:=[.$P$62]*(1-[.$P68]/100)*(([.BM$77]/5000)*10)*(([.BM$34]/100)*20)" office:value-type="float" office:value="48.0000000000001" calcext:value-type="float">
            <text:p>48,0000000000001</text:p>
          </table:table-cell>
          <table:table-cell table:style-name="ce64" table:formula="of:=[.$P$62]*(1-[.$P68]/100)*(([.BN$77]/5000)*10)*(([.BN$34]/100)*20)" office:value-type="float" office:value="60.0000000000001" calcext:value-type="float">
            <text:p>60,0000000000001</text:p>
          </table:table-cell>
          <table:table-cell table:style-name="ce46"/>
          <table:table-cell table:style-name="ce102" table:number-columns-repeated="55"/>
          <table:table-cell table:style-name="ce114"/>
          <table:table-cell table:style-name="ce120"/>
          <table:table-cell table:style-name="ce102" table:number-columns-repeated="10"/>
          <table:table-cell table:style-name="ce17"/>
        </table:table-row>
        <table:table-row table:style-name="ro3">
          <table:table-cell table:style-name="ce13" office:value-type="string" calcext:value-type="string">
            <text:p>Attack</text:p>
          </table:table-cell>
          <table:table-cell table:style-name="ce56" office:value-type="float" office:value="250" calcext:value-type="float">
            <text:p>250</text:p>
          </table:table-cell>
          <table:table-cell table:style-name="ce63" table:number-columns-repeated="10"/>
          <table:table-cell table:number-columns-repeated="2"/>
          <table:table-cell table:style-name="ce78" office:value-type="string" calcext:value-type="string">
            <text:p>Attack</text:p>
          </table:table-cell>
          <table:table-cell table:style-name="ce56" office:value-type="float" office:value="250" calcext:value-type="float">
            <text:p>250</text:p>
          </table:table-cell>
          <table:table-cell table:style-name="ce63" table:number-columns-repeated="5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90"/>
          <table:table-cell table:style-name="ce95"/>
          <table:table-cell table:style-name="ce63" table:number-columns-repeated="3"/>
          <table:table-cell table:style-name="ce100"/>
          <table:table-cell table:style-name="ce105" table:number-columns-repeated="55"/>
          <table:table-cell table:style-name="ce112"/>
          <table:table-cell table:style-name="ce119"/>
          <table:table-cell table:style-name="ce105" table:number-columns-repeated="10"/>
          <table:table-cell table:style-name="ce17"/>
        </table:table-row>
        <table:table-row table:style-name="ro3">
          <table:table-cell table:style-name="ce14" office:value-type="string" calcext:value-type="string">
            <text:p>Defense</text:p>
          </table:table-cell>
          <table:table-cell office:value-type="float" office:value="0" calcext:value-type="float">
            <text:p>0</text:p>
          </table:table-cell>
          <table:table-cell table:formula="of:=([.$B$69]*(1-[.$B70]/100))*(([.C$76]/5000)*10)" office:value-type="float" office:value="250" calcext:value-type="float">
            <text:p>250</text:p>
          </table:table-cell>
          <table:table-cell table:formula="of:=([.$B$69]*(1-[.$B70]/100))*(([.D$76]/5000)*10)" office:value-type="float" office:value="500" calcext:value-type="float">
            <text:p>500</text:p>
          </table:table-cell>
          <table:table-cell table:formula="of:=([.$B$69]*(1-[.$B70]/100))*(([.E$76]/5000)*10)" office:value-type="float" office:value="750" calcext:value-type="float">
            <text:p>750</text:p>
          </table:table-cell>
          <table:table-cell table:formula="of:=([.$B$69]*(1-[.$B70]/100))*(([.F$76]/5000)*10)" office:value-type="float" office:value="1000" calcext:value-type="float">
            <text:p>1000</text:p>
          </table:table-cell>
          <table:table-cell table:formula="of:=([.$B$69]*(1-[.$B70]/100))*(([.G$76]/5000)*10)" office:value-type="float" office:value="1250" calcext:value-type="float">
            <text:p>1250</text:p>
          </table:table-cell>
          <table:table-cell table:formula="of:=([.$B$69]*(1-[.$B70]/100))*(([.H$76]/5000)*10)" office:value-type="float" office:value="1500" calcext:value-type="float">
            <text:p>1500</text:p>
          </table:table-cell>
          <table:table-cell table:formula="of:=([.$B$69]*(1-[.$B70]/100))*(([.I$76]/5000)*10)" office:value-type="float" office:value="1750" calcext:value-type="float">
            <text:p>1750</text:p>
          </table:table-cell>
          <table:table-cell table:formula="of:=([.$B$69]*(1-[.$B70]/100))*(([.J$76]/5000)*10)" office:value-type="float" office:value="2000" calcext:value-type="float">
            <text:p>2000</text:p>
          </table:table-cell>
          <table:table-cell table:formula="of:=([.$B$69]*(1-[.$B70]/100))*(([.K$76]/5000)*10)" office:value-type="float" office:value="2250" calcext:value-type="float">
            <text:p>2250</text:p>
          </table:table-cell>
          <table:table-cell table:formula="of:=([.$B$69]*(1-[.$B70]/100))*(([.L$76]/5000)*10)" office:value-type="float" office:value="2500" calcext:value-type="float">
            <text:p>2500</text:p>
          </table:table-cell>
          <table:table-cell table:number-columns-repeated="2"/>
          <table:table-cell table:style-name="ce79" office:value-type="string" calcext:value-type="string">
            <text:p>Defense</text:p>
          </table:table-cell>
          <table:table-cell table:style-name="ce57" office:value-type="float" office:value="0" calcext:value-type="float">
            <text:p>0</text:p>
          </table:table-cell>
          <table:table-cell table:style-name="ce64" table:formula="of:=[.$P$69]*(1-[.$P70]/100)*(([.Q$77]/5000)*10)*(([.Q$34]/100)*20)" office:value-type="float" office:value="100" calcext:value-type="float">
            <text:p>100</text:p>
          </table:table-cell>
          <table:table-cell table:style-name="ce64" table:formula="of:=[.$P$69]*(1-[.$P70]/100)*(([.R$77]/5000)*10)*(([.R$34]/100)*20)" office:value-type="float" office:value="200" calcext:value-type="float">
            <text:p>200</text:p>
          </table:table-cell>
          <table:table-cell table:style-name="ce64" table:formula="of:=[.$P$69]*(1-[.$P70]/100)*(([.S$77]/5000)*10)*(([.S$34]/100)*20)" office:value-type="float" office:value="300" calcext:value-type="float">
            <text:p>300</text:p>
          </table:table-cell>
          <table:table-cell table:style-name="ce64" table:formula="of:=[.$P$69]*(1-[.$P70]/100)*(([.T$77]/5000)*10)*(([.T$34]/100)*20)" office:value-type="float" office:value="400" calcext:value-type="float">
            <text:p>400</text:p>
          </table:table-cell>
          <table:table-cell table:style-name="ce64" table:formula="of:=[.$P$69]*(1-[.$P70]/100)*(([.U$77]/5000)*10)*(([.U$34]/100)*20)" office:value-type="float" office:value="500" calcext:value-type="float">
            <text:p>500</text:p>
          </table:table-cell>
          <table:table-cell table:style-name="ce64" table:formula="of:=[.$P$69]*(1-[.$P70]/100)*(([.V$77]/5000)*10)*(([.V$34]/100)*20)" office:value-type="float" office:value="200" calcext:value-type="float">
            <text:p>200</text:p>
          </table:table-cell>
          <table:table-cell table:style-name="ce64" table:formula="of:=[.$P$69]*(1-[.$P70]/100)*(([.W$77]/5000)*10)*(([.W$34]/100)*20)" office:value-type="float" office:value="400" calcext:value-type="float">
            <text:p>400</text:p>
          </table:table-cell>
          <table:table-cell table:style-name="ce64" table:formula="of:=[.$P$69]*(1-[.$P70]/100)*(([.X$77]/5000)*10)*(([.X$34]/100)*20)" office:value-type="float" office:value="600" calcext:value-type="float">
            <text:p>600</text:p>
          </table:table-cell>
          <table:table-cell table:style-name="ce64" table:formula="of:=[.$P$69]*(1-[.$P70]/100)*(([.Y$77]/5000)*10)*(([.Y$34]/100)*20)" office:value-type="float" office:value="800" calcext:value-type="float">
            <text:p>800</text:p>
          </table:table-cell>
          <table:table-cell table:style-name="ce64" table:formula="of:=[.$P$69]*(1-[.$P70]/100)*(([.Z$77]/5000)*10)*(([.Z$34]/100)*20)" office:value-type="float" office:value="1000" calcext:value-type="float">
            <text:p>1000</text:p>
          </table:table-cell>
          <table:table-cell table:style-name="ce64" table:formula="of:=[.$P$69]*(1-[.$P70]/100)*(([.AA$77]/5000)*10)*(([.AA$34]/100)*20)" office:value-type="float" office:value="300" calcext:value-type="float">
            <text:p>300</text:p>
          </table:table-cell>
          <table:table-cell table:style-name="ce64" table:formula="of:=[.$P$69]*(1-[.$P70]/100)*(([.AB$77]/5000)*10)*(([.AB$34]/100)*20)" office:value-type="float" office:value="600" calcext:value-type="float">
            <text:p>600</text:p>
          </table:table-cell>
          <table:table-cell table:style-name="ce64" table:formula="of:=[.$P$69]*(1-[.$P70]/100)*(([.AC$77]/5000)*10)*(([.AC$34]/100)*20)" office:value-type="float" office:value="900" calcext:value-type="float">
            <text:p>900</text:p>
          </table:table-cell>
          <table:table-cell table:style-name="ce64" table:formula="of:=[.$P$69]*(1-[.$P70]/100)*(([.AD$77]/5000)*10)*(([.AD$34]/100)*20)" office:value-type="float" office:value="1200" calcext:value-type="float">
            <text:p>1200</text:p>
          </table:table-cell>
          <table:table-cell table:style-name="ce64" table:formula="of:=[.$P$69]*(1-[.$P70]/100)*(([.AE$77]/5000)*10)*(([.AE$34]/100)*20)" office:value-type="float" office:value="1500" calcext:value-type="float">
            <text:p>1500</text:p>
          </table:table-cell>
          <table:table-cell table:style-name="ce64" table:formula="of:=[.$P$69]*(1-[.$P70]/100)*(([.AF$77]/5000)*10)*(([.AF$34]/100)*20)" office:value-type="float" office:value="400" calcext:value-type="float">
            <text:p>400</text:p>
          </table:table-cell>
          <table:table-cell table:style-name="ce64" table:formula="of:=[.$P$69]*(1-[.$P70]/100)*(([.AG$77]/5000)*10)*(([.AG$34]/100)*20)" office:value-type="float" office:value="800" calcext:value-type="float">
            <text:p>800</text:p>
          </table:table-cell>
          <table:table-cell table:style-name="ce64" table:formula="of:=[.$P$69]*(1-[.$P70]/100)*(([.AH$77]/5000)*10)*(([.AH$34]/100)*20)" office:value-type="float" office:value="1200" calcext:value-type="float">
            <text:p>1200</text:p>
          </table:table-cell>
          <table:table-cell table:style-name="ce64" table:formula="of:=[.$P$69]*(1-[.$P70]/100)*(([.AI$77]/5000)*10)*(([.AI$34]/100)*20)" office:value-type="float" office:value="1600" calcext:value-type="float">
            <text:p>1600</text:p>
          </table:table-cell>
          <table:table-cell table:style-name="ce64" table:formula="of:=[.$P$69]*(1-[.$P70]/100)*(([.AJ$77]/5000)*10)*(([.AJ$34]/100)*20)" office:value-type="float" office:value="2000" calcext:value-type="float">
            <text:p>2000</text:p>
          </table:table-cell>
          <table:table-cell table:style-name="ce64" table:formula="of:=[.$P$69]*(1-[.$P70]/100)*(([.AK$77]/5000)*10)*(([.AK$34]/100)*20)" office:value-type="float" office:value="500" calcext:value-type="float">
            <text:p>500</text:p>
          </table:table-cell>
          <table:table-cell table:style-name="ce64" table:formula="of:=[.$P$69]*(1-[.$P70]/100)*(([.AL$77]/5000)*10)*(([.AL$34]/100)*20)" office:value-type="float" office:value="1000" calcext:value-type="float">
            <text:p>1000</text:p>
          </table:table-cell>
          <table:table-cell table:style-name="ce64" table:formula="of:=[.$P$69]*(1-[.$P70]/100)*(([.AM$77]/5000)*10)*(([.AM$34]/100)*20)" office:value-type="float" office:value="1500" calcext:value-type="float">
            <text:p>1500</text:p>
          </table:table-cell>
          <table:table-cell table:style-name="ce64" table:formula="of:=[.$P$69]*(1-[.$P70]/100)*(([.AN$77]/5000)*10)*(([.AN$34]/100)*20)" office:value-type="float" office:value="2000" calcext:value-type="float">
            <text:p>2000</text:p>
          </table:table-cell>
          <table:table-cell table:style-name="ce64" table:formula="of:=[.$P$69]*(1-[.$P70]/100)*(([.AO$77]/5000)*10)*(([.AO$34]/100)*20)" office:value-type="float" office:value="2500" calcext:value-type="float">
            <text:p>2500</text:p>
          </table:table-cell>
          <table:table-cell table:style-name="ce64" table:formula="of:=[.$P$69]*(1-[.$P70]/100)*(([.AP$77]/5000)*10)*(([.AP$34]/100)*20)" office:value-type="float" office:value="600" calcext:value-type="float">
            <text:p>600</text:p>
          </table:table-cell>
          <table:table-cell table:style-name="ce64" table:formula="of:=[.$P$69]*(1-[.$P70]/100)*(([.AQ$77]/5000)*10)*(([.AQ$34]/100)*20)" office:value-type="float" office:value="1200" calcext:value-type="float">
            <text:p>1200</text:p>
          </table:table-cell>
          <table:table-cell table:style-name="ce64" table:formula="of:=[.$P$69]*(1-[.$P70]/100)*(([.AR$77]/5000)*10)*(([.AR$34]/100)*20)" office:value-type="float" office:value="1800" calcext:value-type="float">
            <text:p>1800</text:p>
          </table:table-cell>
          <table:table-cell table:style-name="ce64" table:formula="of:=[.$P$69]*(1-[.$P70]/100)*(([.AS$77]/5000)*10)*(([.AS$34]/100)*20)" office:value-type="float" office:value="2400" calcext:value-type="float">
            <text:p>2400</text:p>
          </table:table-cell>
          <table:table-cell table:style-name="ce64" table:formula="of:=[.$P$69]*(1-[.$P70]/100)*(([.AT$77]/5000)*10)*(([.AT$34]/100)*20)" office:value-type="float" office:value="3000" calcext:value-type="float">
            <text:p>3000</text:p>
          </table:table-cell>
          <table:table-cell table:style-name="ce64" table:formula="of:=[.$P$69]*(1-[.$P70]/100)*(([.AU$77]/5000)*10)*(([.AU$34]/100)*20)" office:value-type="float" office:value="700" calcext:value-type="float">
            <text:p>700</text:p>
          </table:table-cell>
          <table:table-cell table:style-name="ce64" table:formula="of:=[.$P$69]*(1-[.$P70]/100)*(([.AV$77]/5000)*10)*(([.AV$34]/100)*20)" office:value-type="float" office:value="1400" calcext:value-type="float">
            <text:p>1400</text:p>
          </table:table-cell>
          <table:table-cell table:style-name="ce64" table:formula="of:=[.$P$69]*(1-[.$P70]/100)*(([.AW$77]/5000)*10)*(([.AW$34]/100)*20)" office:value-type="float" office:value="2100" calcext:value-type="float">
            <text:p>2100</text:p>
          </table:table-cell>
          <table:table-cell table:style-name="ce64" table:formula="of:=[.$P$69]*(1-[.$P70]/100)*(([.AX$77]/5000)*10)*(([.AX$34]/100)*20)" office:value-type="float" office:value="2800" calcext:value-type="float">
            <text:p>2800</text:p>
          </table:table-cell>
          <table:table-cell table:style-name="ce64" table:formula="of:=[.$P$69]*(1-[.$P70]/100)*(([.AY$77]/5000)*10)*(([.AY$34]/100)*20)" office:value-type="float" office:value="3500" calcext:value-type="float">
            <text:p>3500</text:p>
          </table:table-cell>
          <table:table-cell table:style-name="ce64" table:formula="of:=[.$P$69]*(1-[.$P70]/100)*(([.AZ$77]/5000)*10)*(([.AZ$34]/100)*20)" office:value-type="float" office:value="800" calcext:value-type="float">
            <text:p>800</text:p>
          </table:table-cell>
          <table:table-cell table:style-name="ce64" table:formula="of:=[.$P$69]*(1-[.$P70]/100)*(([.BA$77]/5000)*10)*(([.BA$34]/100)*20)" office:value-type="float" office:value="1600" calcext:value-type="float">
            <text:p>1600</text:p>
          </table:table-cell>
          <table:table-cell table:style-name="ce64" table:formula="of:=[.$P$69]*(1-[.$P70]/100)*(([.BB$77]/5000)*10)*(([.BB$34]/100)*20)" office:value-type="float" office:value="2400" calcext:value-type="float">
            <text:p>2400</text:p>
          </table:table-cell>
          <table:table-cell table:style-name="ce64" table:formula="of:=[.$P$69]*(1-[.$P70]/100)*(([.BC$77]/5000)*10)*(([.BC$34]/100)*20)" office:value-type="float" office:value="3200" calcext:value-type="float">
            <text:p>3200</text:p>
          </table:table-cell>
          <table:table-cell table:style-name="ce64" table:formula="of:=[.$P$69]*(1-[.$P70]/100)*(([.BD$77]/5000)*10)*(([.BD$34]/100)*20)" office:value-type="float" office:value="4000" calcext:value-type="float">
            <text:p>4000</text:p>
          </table:table-cell>
          <table:table-cell table:style-name="ce64" table:formula="of:=[.$P$69]*(1-[.$P70]/100)*(([.BE$77]/5000)*10)*(([.BE$34]/100)*20)" office:value-type="float" office:value="900" calcext:value-type="float">
            <text:p>900</text:p>
          </table:table-cell>
          <table:table-cell table:style-name="ce64" table:formula="of:=[.$P$69]*(1-[.$P70]/100)*(([.BF$77]/5000)*10)*(([.BF$34]/100)*20)" office:value-type="float" office:value="1800" calcext:value-type="float">
            <text:p>1800</text:p>
          </table:table-cell>
          <table:table-cell table:style-name="ce64" table:formula="of:=[.$P$69]*(1-[.$P70]/100)*(([.BG$77]/5000)*10)*(([.BG$34]/100)*20)" office:value-type="float" office:value="2700" calcext:value-type="float">
            <text:p>2700</text:p>
          </table:table-cell>
          <table:table-cell table:style-name="ce64" table:formula="of:=[.$P$69]*(1-[.$P70]/100)*(([.BH$77]/5000)*10)*(([.BH$34]/100)*20)" office:value-type="float" office:value="3600" calcext:value-type="float">
            <text:p>3600</text:p>
          </table:table-cell>
          <table:table-cell table:style-name="ce64" table:formula="of:=[.$P$69]*(1-[.$P70]/100)*(([.BI$77]/5000)*10)*(([.BI$34]/100)*20)" office:value-type="float" office:value="4500" calcext:value-type="float">
            <text:p>4500</text:p>
          </table:table-cell>
          <table:table-cell table:style-name="ce64" table:formula="of:=[.$P$69]*(1-[.$P70]/100)*(([.BJ$77]/5000)*10)*(([.BJ$34]/100)*20)" office:value-type="float" office:value="1000" calcext:value-type="float">
            <text:p>1000</text:p>
          </table:table-cell>
          <table:table-cell table:style-name="ce64" table:formula="of:=[.$P$69]*(1-[.$P70]/100)*(([.BK$77]/5000)*10)*(([.BK$34]/100)*20)" office:value-type="float" office:value="2000" calcext:value-type="float">
            <text:p>2000</text:p>
          </table:table-cell>
          <table:table-cell table:style-name="ce64" table:formula="of:=[.$P$69]*(1-[.$P70]/100)*(([.BL$77]/5000)*10)*(([.BL$34]/100)*20)" office:value-type="float" office:value="3000" calcext:value-type="float">
            <text:p>3000</text:p>
          </table:table-cell>
          <table:table-cell table:style-name="ce64" table:formula="of:=[.$P$69]*(1-[.$P70]/100)*(([.BM$77]/5000)*10)*(([.BM$34]/100)*20)" office:value-type="float" office:value="4000" calcext:value-type="float">
            <text:p>4000</text:p>
          </table:table-cell>
          <table:table-cell table:style-name="ce64" table:formula="of:=[.$P$69]*(1-[.$P70]/100)*(([.BN$77]/5000)*10)*(([.BN$34]/100)*20)" office:value-type="float" office:value="5000" calcext:value-type="float">
            <text:p>5000</text:p>
          </table:table-cell>
          <table:table-cell table:style-name="ce46"/>
          <table:table-cell table:style-name="ce102" table:number-columns-repeated="55"/>
          <table:table-cell table:style-name="ce112"/>
          <table:table-cell table:style-name="ce119"/>
          <table:table-cell table:style-name="ce102" table:number-columns-repeated="10"/>
          <table:table-cell table:style-name="ce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formula="of:=([.$B$69]*(1-[.$B71]/100))*(([.C$76]/5000)*10)" office:value-type="float" office:value="187.5" calcext:value-type="float">
            <text:p>187,5</text:p>
          </table:table-cell>
          <table:table-cell table:formula="of:=([.$B$69]*(1-[.$B71]/100))*(([.D$76]/5000)*10)" office:value-type="float" office:value="375" calcext:value-type="float">
            <text:p>375</text:p>
          </table:table-cell>
          <table:table-cell table:formula="of:=([.$B$69]*(1-[.$B71]/100))*(([.E$76]/5000)*10)" office:value-type="float" office:value="562.5" calcext:value-type="float">
            <text:p>562,5</text:p>
          </table:table-cell>
          <table:table-cell table:formula="of:=([.$B$69]*(1-[.$B71]/100))*(([.F$76]/5000)*10)" office:value-type="float" office:value="750" calcext:value-type="float">
            <text:p>750</text:p>
          </table:table-cell>
          <table:table-cell table:formula="of:=([.$B$69]*(1-[.$B71]/100))*(([.G$76]/5000)*10)" office:value-type="float" office:value="937.5" calcext:value-type="float">
            <text:p>937,5</text:p>
          </table:table-cell>
          <table:table-cell table:formula="of:=([.$B$69]*(1-[.$B71]/100))*(([.H$76]/5000)*10)" office:value-type="float" office:value="1125" calcext:value-type="float">
            <text:p>1125</text:p>
          </table:table-cell>
          <table:table-cell table:formula="of:=([.$B$69]*(1-[.$B71]/100))*(([.I$76]/5000)*10)" office:value-type="float" office:value="1312.5" calcext:value-type="float">
            <text:p>1312,5</text:p>
          </table:table-cell>
          <table:table-cell table:formula="of:=([.$B$69]*(1-[.$B71]/100))*(([.J$76]/5000)*10)" office:value-type="float" office:value="1500" calcext:value-type="float">
            <text:p>1500</text:p>
          </table:table-cell>
          <table:table-cell table:formula="of:=([.$B$69]*(1-[.$B71]/100))*(([.K$76]/5000)*10)" office:value-type="float" office:value="1687.5" calcext:value-type="float">
            <text:p>1687,5</text:p>
          </table:table-cell>
          <table:table-cell table:formula="of:=([.$B$69]*(1-[.$B71]/100))*(([.L$76]/5000)*10)" office:value-type="float" office:value="1875" calcext:value-type="float">
            <text:p>1875</text:p>
          </table:table-cell>
          <table:table-cell table:number-columns-repeated="2"/>
          <table:table-cell table:style-name="ce82"/>
          <table:table-cell table:style-name="ce57" office:value-type="float" office:value="25" calcext:value-type="float">
            <text:p>25</text:p>
          </table:table-cell>
          <table:table-cell table:style-name="ce64" table:formula="of:=[.$P$69]*(1-[.$P71]/100)*(([.Q$77]/5000)*10)*(([.Q$34]/100)*20)" office:value-type="float" office:value="75" calcext:value-type="float">
            <text:p>75</text:p>
          </table:table-cell>
          <table:table-cell table:style-name="ce64" table:formula="of:=[.$P$69]*(1-[.$P71]/100)*(([.R$77]/5000)*10)*(([.R$34]/100)*20)" office:value-type="float" office:value="150" calcext:value-type="float">
            <text:p>150</text:p>
          </table:table-cell>
          <table:table-cell table:style-name="ce64" table:formula="of:=[.$P$69]*(1-[.$P71]/100)*(([.S$77]/5000)*10)*(([.S$34]/100)*20)" office:value-type="float" office:value="225" calcext:value-type="float">
            <text:p>225</text:p>
          </table:table-cell>
          <table:table-cell table:style-name="ce64" table:formula="of:=[.$P$69]*(1-[.$P71]/100)*(([.T$77]/5000)*10)*(([.T$34]/100)*20)" office:value-type="float" office:value="300" calcext:value-type="float">
            <text:p>300</text:p>
          </table:table-cell>
          <table:table-cell table:style-name="ce64" table:formula="of:=[.$P$69]*(1-[.$P71]/100)*(([.U$77]/5000)*10)*(([.U$34]/100)*20)" office:value-type="float" office:value="375" calcext:value-type="float">
            <text:p>375</text:p>
          </table:table-cell>
          <table:table-cell table:style-name="ce64" table:formula="of:=[.$P$69]*(1-[.$P71]/100)*(([.V$77]/5000)*10)*(([.V$34]/100)*20)" office:value-type="float" office:value="150" calcext:value-type="float">
            <text:p>150</text:p>
          </table:table-cell>
          <table:table-cell table:style-name="ce64" table:formula="of:=[.$P$69]*(1-[.$P71]/100)*(([.W$77]/5000)*10)*(([.W$34]/100)*20)" office:value-type="float" office:value="300" calcext:value-type="float">
            <text:p>300</text:p>
          </table:table-cell>
          <table:table-cell table:style-name="ce64" table:formula="of:=[.$P$69]*(1-[.$P71]/100)*(([.X$77]/5000)*10)*(([.X$34]/100)*20)" office:value-type="float" office:value="450" calcext:value-type="float">
            <text:p>450</text:p>
          </table:table-cell>
          <table:table-cell table:style-name="ce64" table:formula="of:=[.$P$69]*(1-[.$P71]/100)*(([.Y$77]/5000)*10)*(([.Y$34]/100)*20)" office:value-type="float" office:value="600" calcext:value-type="float">
            <text:p>600</text:p>
          </table:table-cell>
          <table:table-cell table:style-name="ce64" table:formula="of:=[.$P$69]*(1-[.$P71]/100)*(([.Z$77]/5000)*10)*(([.Z$34]/100)*20)" office:value-type="float" office:value="750" calcext:value-type="float">
            <text:p>750</text:p>
          </table:table-cell>
          <table:table-cell table:style-name="ce64" table:formula="of:=[.$P$69]*(1-[.$P71]/100)*(([.AA$77]/5000)*10)*(([.AA$34]/100)*20)" office:value-type="float" office:value="225" calcext:value-type="float">
            <text:p>225</text:p>
          </table:table-cell>
          <table:table-cell table:style-name="ce64" table:formula="of:=[.$P$69]*(1-[.$P71]/100)*(([.AB$77]/5000)*10)*(([.AB$34]/100)*20)" office:value-type="float" office:value="450" calcext:value-type="float">
            <text:p>450</text:p>
          </table:table-cell>
          <table:table-cell table:style-name="ce64" table:formula="of:=[.$P$69]*(1-[.$P71]/100)*(([.AC$77]/5000)*10)*(([.AC$34]/100)*20)" office:value-type="float" office:value="675" calcext:value-type="float">
            <text:p>675</text:p>
          </table:table-cell>
          <table:table-cell table:style-name="ce64" table:formula="of:=[.$P$69]*(1-[.$P71]/100)*(([.AD$77]/5000)*10)*(([.AD$34]/100)*20)" office:value-type="float" office:value="900" calcext:value-type="float">
            <text:p>900</text:p>
          </table:table-cell>
          <table:table-cell table:style-name="ce64" table:formula="of:=[.$P$69]*(1-[.$P71]/100)*(([.AE$77]/5000)*10)*(([.AE$34]/100)*20)" office:value-type="float" office:value="1125" calcext:value-type="float">
            <text:p>1125</text:p>
          </table:table-cell>
          <table:table-cell table:style-name="ce64" table:formula="of:=[.$P$69]*(1-[.$P71]/100)*(([.AF$77]/5000)*10)*(([.AF$34]/100)*20)" office:value-type="float" office:value="300" calcext:value-type="float">
            <text:p>300</text:p>
          </table:table-cell>
          <table:table-cell table:style-name="ce64" table:formula="of:=[.$P$69]*(1-[.$P71]/100)*(([.AG$77]/5000)*10)*(([.AG$34]/100)*20)" office:value-type="float" office:value="600" calcext:value-type="float">
            <text:p>600</text:p>
          </table:table-cell>
          <table:table-cell table:style-name="ce64" table:formula="of:=[.$P$69]*(1-[.$P71]/100)*(([.AH$77]/5000)*10)*(([.AH$34]/100)*20)" office:value-type="float" office:value="900" calcext:value-type="float">
            <text:p>900</text:p>
          </table:table-cell>
          <table:table-cell table:style-name="ce64" table:formula="of:=[.$P$69]*(1-[.$P71]/100)*(([.AI$77]/5000)*10)*(([.AI$34]/100)*20)" office:value-type="float" office:value="1200" calcext:value-type="float">
            <text:p>1200</text:p>
          </table:table-cell>
          <table:table-cell table:style-name="ce64" table:formula="of:=[.$P$69]*(1-[.$P71]/100)*(([.AJ$77]/5000)*10)*(([.AJ$34]/100)*20)" office:value-type="float" office:value="1500" calcext:value-type="float">
            <text:p>1500</text:p>
          </table:table-cell>
          <table:table-cell table:style-name="ce64" table:formula="of:=[.$P$69]*(1-[.$P71]/100)*(([.AK$77]/5000)*10)*(([.AK$34]/100)*20)" office:value-type="float" office:value="375" calcext:value-type="float">
            <text:p>375</text:p>
          </table:table-cell>
          <table:table-cell table:style-name="ce64" table:formula="of:=[.$P$69]*(1-[.$P71]/100)*(([.AL$77]/5000)*10)*(([.AL$34]/100)*20)" office:value-type="float" office:value="750" calcext:value-type="float">
            <text:p>750</text:p>
          </table:table-cell>
          <table:table-cell table:style-name="ce64" table:formula="of:=[.$P$69]*(1-[.$P71]/100)*(([.AM$77]/5000)*10)*(([.AM$34]/100)*20)" office:value-type="float" office:value="1125" calcext:value-type="float">
            <text:p>1125</text:p>
          </table:table-cell>
          <table:table-cell table:style-name="ce64" table:formula="of:=[.$P$69]*(1-[.$P71]/100)*(([.AN$77]/5000)*10)*(([.AN$34]/100)*20)" office:value-type="float" office:value="1500" calcext:value-type="float">
            <text:p>1500</text:p>
          </table:table-cell>
          <table:table-cell table:style-name="ce64" table:formula="of:=[.$P$69]*(1-[.$P71]/100)*(([.AO$77]/5000)*10)*(([.AO$34]/100)*20)" office:value-type="float" office:value="1875" calcext:value-type="float">
            <text:p>1875</text:p>
          </table:table-cell>
          <table:table-cell table:style-name="ce64" table:formula="of:=[.$P$69]*(1-[.$P71]/100)*(([.AP$77]/5000)*10)*(([.AP$34]/100)*20)" office:value-type="float" office:value="450" calcext:value-type="float">
            <text:p>450</text:p>
          </table:table-cell>
          <table:table-cell table:style-name="ce64" table:formula="of:=[.$P$69]*(1-[.$P71]/100)*(([.AQ$77]/5000)*10)*(([.AQ$34]/100)*20)" office:value-type="float" office:value="900" calcext:value-type="float">
            <text:p>900</text:p>
          </table:table-cell>
          <table:table-cell table:style-name="ce64" table:formula="of:=[.$P$69]*(1-[.$P71]/100)*(([.AR$77]/5000)*10)*(([.AR$34]/100)*20)" office:value-type="float" office:value="1350" calcext:value-type="float">
            <text:p>1350</text:p>
          </table:table-cell>
          <table:table-cell table:style-name="ce64" table:formula="of:=[.$P$69]*(1-[.$P71]/100)*(([.AS$77]/5000)*10)*(([.AS$34]/100)*20)" office:value-type="float" office:value="1800" calcext:value-type="float">
            <text:p>1800</text:p>
          </table:table-cell>
          <table:table-cell table:style-name="ce64" table:formula="of:=[.$P$69]*(1-[.$P71]/100)*(([.AT$77]/5000)*10)*(([.AT$34]/100)*20)" office:value-type="float" office:value="2250" calcext:value-type="float">
            <text:p>2250</text:p>
          </table:table-cell>
          <table:table-cell table:style-name="ce64" table:formula="of:=[.$P$69]*(1-[.$P71]/100)*(([.AU$77]/5000)*10)*(([.AU$34]/100)*20)" office:value-type="float" office:value="525" calcext:value-type="float">
            <text:p>525</text:p>
          </table:table-cell>
          <table:table-cell table:style-name="ce64" table:formula="of:=[.$P$69]*(1-[.$P71]/100)*(([.AV$77]/5000)*10)*(([.AV$34]/100)*20)" office:value-type="float" office:value="1050" calcext:value-type="float">
            <text:p>1050</text:p>
          </table:table-cell>
          <table:table-cell table:style-name="ce64" table:formula="of:=[.$P$69]*(1-[.$P71]/100)*(([.AW$77]/5000)*10)*(([.AW$34]/100)*20)" office:value-type="float" office:value="1575" calcext:value-type="float">
            <text:p>1575</text:p>
          </table:table-cell>
          <table:table-cell table:style-name="ce64" table:formula="of:=[.$P$69]*(1-[.$P71]/100)*(([.AX$77]/5000)*10)*(([.AX$34]/100)*20)" office:value-type="float" office:value="2100" calcext:value-type="float">
            <text:p>2100</text:p>
          </table:table-cell>
          <table:table-cell table:style-name="ce64" table:formula="of:=[.$P$69]*(1-[.$P71]/100)*(([.AY$77]/5000)*10)*(([.AY$34]/100)*20)" office:value-type="float" office:value="2625" calcext:value-type="float">
            <text:p>2625</text:p>
          </table:table-cell>
          <table:table-cell table:style-name="ce64" table:formula="of:=[.$P$69]*(1-[.$P71]/100)*(([.AZ$77]/5000)*10)*(([.AZ$34]/100)*20)" office:value-type="float" office:value="600" calcext:value-type="float">
            <text:p>600</text:p>
          </table:table-cell>
          <table:table-cell table:style-name="ce64" table:formula="of:=[.$P$69]*(1-[.$P71]/100)*(([.BA$77]/5000)*10)*(([.BA$34]/100)*20)" office:value-type="float" office:value="1200" calcext:value-type="float">
            <text:p>1200</text:p>
          </table:table-cell>
          <table:table-cell table:style-name="ce64" table:formula="of:=[.$P$69]*(1-[.$P71]/100)*(([.BB$77]/5000)*10)*(([.BB$34]/100)*20)" office:value-type="float" office:value="1800" calcext:value-type="float">
            <text:p>1800</text:p>
          </table:table-cell>
          <table:table-cell table:style-name="ce64" table:formula="of:=[.$P$69]*(1-[.$P71]/100)*(([.BC$77]/5000)*10)*(([.BC$34]/100)*20)" office:value-type="float" office:value="2400" calcext:value-type="float">
            <text:p>2400</text:p>
          </table:table-cell>
          <table:table-cell table:style-name="ce64" table:formula="of:=[.$P$69]*(1-[.$P71]/100)*(([.BD$77]/5000)*10)*(([.BD$34]/100)*20)" office:value-type="float" office:value="3000" calcext:value-type="float">
            <text:p>3000</text:p>
          </table:table-cell>
          <table:table-cell table:style-name="ce64" table:formula="of:=[.$P$69]*(1-[.$P71]/100)*(([.BE$77]/5000)*10)*(([.BE$34]/100)*20)" office:value-type="float" office:value="675" calcext:value-type="float">
            <text:p>675</text:p>
          </table:table-cell>
          <table:table-cell table:style-name="ce64" table:formula="of:=[.$P$69]*(1-[.$P71]/100)*(([.BF$77]/5000)*10)*(([.BF$34]/100)*20)" office:value-type="float" office:value="1350" calcext:value-type="float">
            <text:p>1350</text:p>
          </table:table-cell>
          <table:table-cell table:style-name="ce64" table:formula="of:=[.$P$69]*(1-[.$P71]/100)*(([.BG$77]/5000)*10)*(([.BG$34]/100)*20)" office:value-type="float" office:value="2025" calcext:value-type="float">
            <text:p>2025</text:p>
          </table:table-cell>
          <table:table-cell table:style-name="ce64" table:formula="of:=[.$P$69]*(1-[.$P71]/100)*(([.BH$77]/5000)*10)*(([.BH$34]/100)*20)" office:value-type="float" office:value="2700" calcext:value-type="float">
            <text:p>2700</text:p>
          </table:table-cell>
          <table:table-cell table:style-name="ce64" table:formula="of:=[.$P$69]*(1-[.$P71]/100)*(([.BI$77]/5000)*10)*(([.BI$34]/100)*20)" office:value-type="float" office:value="3375" calcext:value-type="float">
            <text:p>3375</text:p>
          </table:table-cell>
          <table:table-cell table:style-name="ce64" table:formula="of:=[.$P$69]*(1-[.$P71]/100)*(([.BJ$77]/5000)*10)*(([.BJ$34]/100)*20)" office:value-type="float" office:value="750" calcext:value-type="float">
            <text:p>750</text:p>
          </table:table-cell>
          <table:table-cell table:style-name="ce64" table:formula="of:=[.$P$69]*(1-[.$P71]/100)*(([.BK$77]/5000)*10)*(([.BK$34]/100)*20)" office:value-type="float" office:value="1500" calcext:value-type="float">
            <text:p>1500</text:p>
          </table:table-cell>
          <table:table-cell table:style-name="ce64" table:formula="of:=[.$P$69]*(1-[.$P71]/100)*(([.BL$77]/5000)*10)*(([.BL$34]/100)*20)" office:value-type="float" office:value="2250" calcext:value-type="float">
            <text:p>2250</text:p>
          </table:table-cell>
          <table:table-cell table:style-name="ce64" table:formula="of:=[.$P$69]*(1-[.$P71]/100)*(([.BM$77]/5000)*10)*(([.BM$34]/100)*20)" office:value-type="float" office:value="3000" calcext:value-type="float">
            <text:p>3000</text:p>
          </table:table-cell>
          <table:table-cell table:style-name="ce64" table:formula="of:=[.$P$69]*(1-[.$P71]/100)*(([.BN$77]/5000)*10)*(([.BN$34]/100)*20)" office:value-type="float" office:value="3750" calcext:value-type="float">
            <text:p>3750</text:p>
          </table:table-cell>
          <table:table-cell table:style-name="ce46"/>
          <table:table-cell table:style-name="ce102" table:number-columns-repeated="55"/>
          <table:table-cell table:style-name="ce115"/>
          <table:table-cell table:style-name="ce119"/>
          <table:table-cell table:style-name="ce102" table:number-columns-repeated="10"/>
          <table:table-cell table:style-name="ce17"/>
        </table:table-row>
        <table:table-row table:style-name="ro2">
          <table:table-cell table:style-name="ce28"/>
          <table:table-cell office:value-type="float" office:value="48.75" calcext:value-type="float">
            <text:p>48,75</text:p>
          </table:table-cell>
          <table:table-cell table:formula="of:=([.$B$69]*(1-[.$B72]/100))*(([.C$76]/5000)*10)" office:value-type="float" office:value="128.125" calcext:value-type="float">
            <text:p>128,125</text:p>
          </table:table-cell>
          <table:table-cell table:formula="of:=([.$B$69]*(1-[.$B72]/100))*(([.D$76]/5000)*10)" office:value-type="float" office:value="256.25" calcext:value-type="float">
            <text:p>256,25</text:p>
          </table:table-cell>
          <table:table-cell table:formula="of:=([.$B$69]*(1-[.$B72]/100))*(([.E$76]/5000)*10)" office:value-type="float" office:value="384.375" calcext:value-type="float">
            <text:p>384,375</text:p>
          </table:table-cell>
          <table:table-cell table:formula="of:=([.$B$69]*(1-[.$B72]/100))*(([.F$76]/5000)*10)" office:value-type="float" office:value="512.5" calcext:value-type="float">
            <text:p>512,5</text:p>
          </table:table-cell>
          <table:table-cell table:formula="of:=([.$B$69]*(1-[.$B72]/100))*(([.G$76]/5000)*10)" office:value-type="float" office:value="640.625" calcext:value-type="float">
            <text:p>640,625</text:p>
          </table:table-cell>
          <table:table-cell table:formula="of:=([.$B$69]*(1-[.$B72]/100))*(([.H$76]/5000)*10)" office:value-type="float" office:value="768.75" calcext:value-type="float">
            <text:p>768,75</text:p>
          </table:table-cell>
          <table:table-cell table:formula="of:=([.$B$69]*(1-[.$B72]/100))*(([.I$76]/5000)*10)" office:value-type="float" office:value="896.875" calcext:value-type="float">
            <text:p>896,875</text:p>
          </table:table-cell>
          <table:table-cell table:formula="of:=([.$B$69]*(1-[.$B72]/100))*(([.J$76]/5000)*10)" office:value-type="float" office:value="1025" calcext:value-type="float">
            <text:p>1025</text:p>
          </table:table-cell>
          <table:table-cell table:formula="of:=([.$B$69]*(1-[.$B72]/100))*(([.K$76]/5000)*10)" office:value-type="float" office:value="1153.125" calcext:value-type="float">
            <text:p>1153,125</text:p>
          </table:table-cell>
          <table:table-cell table:formula="of:=([.$B$69]*(1-[.$B72]/100))*(([.L$76]/5000)*10)" office:value-type="float" office:value="1281.25" calcext:value-type="float">
            <text:p>1281,25</text:p>
          </table:table-cell>
          <table:table-cell table:number-columns-repeated="2"/>
          <table:table-cell table:style-name="ce82"/>
          <table:table-cell table:style-name="ce57" office:value-type="float" office:value="48.75" calcext:value-type="float">
            <text:p>48,75</text:p>
          </table:table-cell>
          <table:table-cell table:style-name="ce64" table:formula="of:=[.$P$69]*(1-[.$P72]/100)*(([.Q$77]/5000)*10)*(([.Q$34]/100)*20)" office:value-type="float" office:value="51.25" calcext:value-type="float">
            <text:p>51,25</text:p>
          </table:table-cell>
          <table:table-cell table:style-name="ce64" table:formula="of:=[.$P$69]*(1-[.$P72]/100)*(([.R$77]/5000)*10)*(([.R$34]/100)*20)" office:value-type="float" office:value="102.5" calcext:value-type="float">
            <text:p>102,5</text:p>
          </table:table-cell>
          <table:table-cell table:style-name="ce64" table:formula="of:=[.$P$69]*(1-[.$P72]/100)*(([.S$77]/5000)*10)*(([.S$34]/100)*20)" office:value-type="float" office:value="153.75" calcext:value-type="float">
            <text:p>153,75</text:p>
          </table:table-cell>
          <table:table-cell table:style-name="ce64" table:formula="of:=[.$P$69]*(1-[.$P72]/100)*(([.T$77]/5000)*10)*(([.T$34]/100)*20)" office:value-type="float" office:value="205" calcext:value-type="float">
            <text:p>205</text:p>
          </table:table-cell>
          <table:table-cell table:style-name="ce64" table:formula="of:=[.$P$69]*(1-[.$P72]/100)*(([.U$77]/5000)*10)*(([.U$34]/100)*20)" office:value-type="float" office:value="256.25" calcext:value-type="float">
            <text:p>256,25</text:p>
          </table:table-cell>
          <table:table-cell table:style-name="ce64" table:formula="of:=[.$P$69]*(1-[.$P72]/100)*(([.V$77]/5000)*10)*(([.V$34]/100)*20)" office:value-type="float" office:value="102.5" calcext:value-type="float">
            <text:p>102,5</text:p>
          </table:table-cell>
          <table:table-cell table:style-name="ce64" table:formula="of:=[.$P$69]*(1-[.$P72]/100)*(([.W$77]/5000)*10)*(([.W$34]/100)*20)" office:value-type="float" office:value="205" calcext:value-type="float">
            <text:p>205</text:p>
          </table:table-cell>
          <table:table-cell table:style-name="ce64" table:formula="of:=[.$P$69]*(1-[.$P72]/100)*(([.X$77]/5000)*10)*(([.X$34]/100)*20)" office:value-type="float" office:value="307.5" calcext:value-type="float">
            <text:p>307,5</text:p>
          </table:table-cell>
          <table:table-cell table:style-name="ce64" table:formula="of:=[.$P$69]*(1-[.$P72]/100)*(([.Y$77]/5000)*10)*(([.Y$34]/100)*20)" office:value-type="float" office:value="410" calcext:value-type="float">
            <text:p>410</text:p>
          </table:table-cell>
          <table:table-cell table:style-name="ce64" table:formula="of:=[.$P$69]*(1-[.$P72]/100)*(([.Z$77]/5000)*10)*(([.Z$34]/100)*20)" office:value-type="float" office:value="512.5" calcext:value-type="float">
            <text:p>512,5</text:p>
          </table:table-cell>
          <table:table-cell table:style-name="ce64" table:formula="of:=[.$P$69]*(1-[.$P72]/100)*(([.AA$77]/5000)*10)*(([.AA$34]/100)*20)" office:value-type="float" office:value="153.75" calcext:value-type="float">
            <text:p>153,75</text:p>
          </table:table-cell>
          <table:table-cell table:style-name="ce64" table:formula="of:=[.$P$69]*(1-[.$P72]/100)*(([.AB$77]/5000)*10)*(([.AB$34]/100)*20)" office:value-type="float" office:value="307.5" calcext:value-type="float">
            <text:p>307,5</text:p>
          </table:table-cell>
          <table:table-cell table:style-name="ce64" table:formula="of:=[.$P$69]*(1-[.$P72]/100)*(([.AC$77]/5000)*10)*(([.AC$34]/100)*20)" office:value-type="float" office:value="461.25" calcext:value-type="float">
            <text:p>461,25</text:p>
          </table:table-cell>
          <table:table-cell table:style-name="ce64" table:formula="of:=[.$P$69]*(1-[.$P72]/100)*(([.AD$77]/5000)*10)*(([.AD$34]/100)*20)" office:value-type="float" office:value="615" calcext:value-type="float">
            <text:p>615</text:p>
          </table:table-cell>
          <table:table-cell table:style-name="ce64" table:formula="of:=[.$P$69]*(1-[.$P72]/100)*(([.AE$77]/5000)*10)*(([.AE$34]/100)*20)" office:value-type="float" office:value="768.75" calcext:value-type="float">
            <text:p>768,75</text:p>
          </table:table-cell>
          <table:table-cell table:style-name="ce64" table:formula="of:=[.$P$69]*(1-[.$P72]/100)*(([.AF$77]/5000)*10)*(([.AF$34]/100)*20)" office:value-type="float" office:value="205" calcext:value-type="float">
            <text:p>205</text:p>
          </table:table-cell>
          <table:table-cell table:style-name="ce64" table:formula="of:=[.$P$69]*(1-[.$P72]/100)*(([.AG$77]/5000)*10)*(([.AG$34]/100)*20)" office:value-type="float" office:value="410" calcext:value-type="float">
            <text:p>410</text:p>
          </table:table-cell>
          <table:table-cell table:style-name="ce64" table:formula="of:=[.$P$69]*(1-[.$P72]/100)*(([.AH$77]/5000)*10)*(([.AH$34]/100)*20)" office:value-type="float" office:value="615" calcext:value-type="float">
            <text:p>615</text:p>
          </table:table-cell>
          <table:table-cell table:style-name="ce64" table:formula="of:=[.$P$69]*(1-[.$P72]/100)*(([.AI$77]/5000)*10)*(([.AI$34]/100)*20)" office:value-type="float" office:value="820" calcext:value-type="float">
            <text:p>820</text:p>
          </table:table-cell>
          <table:table-cell table:style-name="ce64" table:formula="of:=[.$P$69]*(1-[.$P72]/100)*(([.AJ$77]/5000)*10)*(([.AJ$34]/100)*20)" office:value-type="float" office:value="1025" calcext:value-type="float">
            <text:p>1025</text:p>
          </table:table-cell>
          <table:table-cell table:style-name="ce64" table:formula="of:=[.$P$69]*(1-[.$P72]/100)*(([.AK$77]/5000)*10)*(([.AK$34]/100)*20)" office:value-type="float" office:value="256.25" calcext:value-type="float">
            <text:p>256,25</text:p>
          </table:table-cell>
          <table:table-cell table:style-name="ce64" table:formula="of:=[.$P$69]*(1-[.$P72]/100)*(([.AL$77]/5000)*10)*(([.AL$34]/100)*20)" office:value-type="float" office:value="512.5" calcext:value-type="float">
            <text:p>512,5</text:p>
          </table:table-cell>
          <table:table-cell table:style-name="ce64" table:formula="of:=[.$P$69]*(1-[.$P72]/100)*(([.AM$77]/5000)*10)*(([.AM$34]/100)*20)" office:value-type="float" office:value="768.75" calcext:value-type="float">
            <text:p>768,75</text:p>
          </table:table-cell>
          <table:table-cell table:style-name="ce64" table:formula="of:=[.$P$69]*(1-[.$P72]/100)*(([.AN$77]/5000)*10)*(([.AN$34]/100)*20)" office:value-type="float" office:value="1025" calcext:value-type="float">
            <text:p>1025</text:p>
          </table:table-cell>
          <table:table-cell table:style-name="ce64" table:formula="of:=[.$P$69]*(1-[.$P72]/100)*(([.AO$77]/5000)*10)*(([.AO$34]/100)*20)" office:value-type="float" office:value="1281.25" calcext:value-type="float">
            <text:p>1281,25</text:p>
          </table:table-cell>
          <table:table-cell table:style-name="ce64" table:formula="of:=[.$P$69]*(1-[.$P72]/100)*(([.AP$77]/5000)*10)*(([.AP$34]/100)*20)" office:value-type="float" office:value="307.5" calcext:value-type="float">
            <text:p>307,5</text:p>
          </table:table-cell>
          <table:table-cell table:style-name="ce64" table:formula="of:=[.$P$69]*(1-[.$P72]/100)*(([.AQ$77]/5000)*10)*(([.AQ$34]/100)*20)" office:value-type="float" office:value="615" calcext:value-type="float">
            <text:p>615</text:p>
          </table:table-cell>
          <table:table-cell table:style-name="ce64" table:formula="of:=[.$P$69]*(1-[.$P72]/100)*(([.AR$77]/5000)*10)*(([.AR$34]/100)*20)" office:value-type="float" office:value="922.5" calcext:value-type="float">
            <text:p>922,5</text:p>
          </table:table-cell>
          <table:table-cell table:style-name="ce64" table:formula="of:=[.$P$69]*(1-[.$P72]/100)*(([.AS$77]/5000)*10)*(([.AS$34]/100)*20)" office:value-type="float" office:value="1230" calcext:value-type="float">
            <text:p>1230</text:p>
          </table:table-cell>
          <table:table-cell table:style-name="ce64" table:formula="of:=[.$P$69]*(1-[.$P72]/100)*(([.AT$77]/5000)*10)*(([.AT$34]/100)*20)" office:value-type="float" office:value="1537.5" calcext:value-type="float">
            <text:p>1537,5</text:p>
          </table:table-cell>
          <table:table-cell table:style-name="ce64" table:formula="of:=[.$P$69]*(1-[.$P72]/100)*(([.AU$77]/5000)*10)*(([.AU$34]/100)*20)" office:value-type="float" office:value="358.75" calcext:value-type="float">
            <text:p>358,75</text:p>
          </table:table-cell>
          <table:table-cell table:style-name="ce64" table:formula="of:=[.$P$69]*(1-[.$P72]/100)*(([.AV$77]/5000)*10)*(([.AV$34]/100)*20)" office:value-type="float" office:value="717.5" calcext:value-type="float">
            <text:p>717,5</text:p>
          </table:table-cell>
          <table:table-cell table:style-name="ce64" table:formula="of:=[.$P$69]*(1-[.$P72]/100)*(([.AW$77]/5000)*10)*(([.AW$34]/100)*20)" office:value-type="float" office:value="1076.25" calcext:value-type="float">
            <text:p>1076,25</text:p>
          </table:table-cell>
          <table:table-cell table:style-name="ce64" table:formula="of:=[.$P$69]*(1-[.$P72]/100)*(([.AX$77]/5000)*10)*(([.AX$34]/100)*20)" office:value-type="float" office:value="1435" calcext:value-type="float">
            <text:p>1435</text:p>
          </table:table-cell>
          <table:table-cell table:style-name="ce64" table:formula="of:=[.$P$69]*(1-[.$P72]/100)*(([.AY$77]/5000)*10)*(([.AY$34]/100)*20)" office:value-type="float" office:value="1793.75" calcext:value-type="float">
            <text:p>1793,75</text:p>
          </table:table-cell>
          <table:table-cell table:style-name="ce64" table:formula="of:=[.$P$69]*(1-[.$P72]/100)*(([.AZ$77]/5000)*10)*(([.AZ$34]/100)*20)" office:value-type="float" office:value="410" calcext:value-type="float">
            <text:p>410</text:p>
          </table:table-cell>
          <table:table-cell table:style-name="ce64" table:formula="of:=[.$P$69]*(1-[.$P72]/100)*(([.BA$77]/5000)*10)*(([.BA$34]/100)*20)" office:value-type="float" office:value="820" calcext:value-type="float">
            <text:p>820</text:p>
          </table:table-cell>
          <table:table-cell table:style-name="ce64" table:formula="of:=[.$P$69]*(1-[.$P72]/100)*(([.BB$77]/5000)*10)*(([.BB$34]/100)*20)" office:value-type="float" office:value="1230" calcext:value-type="float">
            <text:p>1230</text:p>
          </table:table-cell>
          <table:table-cell table:style-name="ce64" table:formula="of:=[.$P$69]*(1-[.$P72]/100)*(([.BC$77]/5000)*10)*(([.BC$34]/100)*20)" office:value-type="float" office:value="1640" calcext:value-type="float">
            <text:p>1640</text:p>
          </table:table-cell>
          <table:table-cell table:style-name="ce64" table:formula="of:=[.$P$69]*(1-[.$P72]/100)*(([.BD$77]/5000)*10)*(([.BD$34]/100)*20)" office:value-type="float" office:value="2050" calcext:value-type="float">
            <text:p>2050</text:p>
          </table:table-cell>
          <table:table-cell table:style-name="ce64" table:formula="of:=[.$P$69]*(1-[.$P72]/100)*(([.BE$77]/5000)*10)*(([.BE$34]/100)*20)" office:value-type="float" office:value="461.25" calcext:value-type="float">
            <text:p>461,25</text:p>
          </table:table-cell>
          <table:table-cell table:style-name="ce64" table:formula="of:=[.$P$69]*(1-[.$P72]/100)*(([.BF$77]/5000)*10)*(([.BF$34]/100)*20)" office:value-type="float" office:value="922.5" calcext:value-type="float">
            <text:p>922,5</text:p>
          </table:table-cell>
          <table:table-cell table:style-name="ce64" table:formula="of:=[.$P$69]*(1-[.$P72]/100)*(([.BG$77]/5000)*10)*(([.BG$34]/100)*20)" office:value-type="float" office:value="1383.75" calcext:value-type="float">
            <text:p>1383,75</text:p>
          </table:table-cell>
          <table:table-cell table:style-name="ce64" table:formula="of:=[.$P$69]*(1-[.$P72]/100)*(([.BH$77]/5000)*10)*(([.BH$34]/100)*20)" office:value-type="float" office:value="1845" calcext:value-type="float">
            <text:p>1845</text:p>
          </table:table-cell>
          <table:table-cell table:style-name="ce64" table:formula="of:=[.$P$69]*(1-[.$P72]/100)*(([.BI$77]/5000)*10)*(([.BI$34]/100)*20)" office:value-type="float" office:value="2306.25" calcext:value-type="float">
            <text:p>2306,25</text:p>
          </table:table-cell>
          <table:table-cell table:style-name="ce64" table:formula="of:=[.$P$69]*(1-[.$P72]/100)*(([.BJ$77]/5000)*10)*(([.BJ$34]/100)*20)" office:value-type="float" office:value="512.5" calcext:value-type="float">
            <text:p>512,5</text:p>
          </table:table-cell>
          <table:table-cell table:style-name="ce64" table:formula="of:=[.$P$69]*(1-[.$P72]/100)*(([.BK$77]/5000)*10)*(([.BK$34]/100)*20)" office:value-type="float" office:value="1025" calcext:value-type="float">
            <text:p>1025</text:p>
          </table:table-cell>
          <table:table-cell table:style-name="ce64" table:formula="of:=[.$P$69]*(1-[.$P72]/100)*(([.BL$77]/5000)*10)*(([.BL$34]/100)*20)" office:value-type="float" office:value="1537.5" calcext:value-type="float">
            <text:p>1537,5</text:p>
          </table:table-cell>
          <table:table-cell table:style-name="ce64" table:formula="of:=[.$P$69]*(1-[.$P72]/100)*(([.BM$77]/5000)*10)*(([.BM$34]/100)*20)" office:value-type="float" office:value="2050" calcext:value-type="float">
            <text:p>2050</text:p>
          </table:table-cell>
          <table:table-cell table:style-name="ce64" table:formula="of:=[.$P$69]*(1-[.$P72]/100)*(([.BN$77]/5000)*10)*(([.BN$34]/100)*20)" office:value-type="float" office:value="2562.5" calcext:value-type="float">
            <text:p>2562,5</text:p>
          </table:table-cell>
          <table:table-cell table:style-name="ce46"/>
          <table:table-cell table:style-name="ce102" table:number-columns-repeated="55"/>
          <table:table-cell table:style-name="ce115"/>
          <table:table-cell table:style-name="ce119"/>
          <table:table-cell table:style-name="ce102" table:number-columns-repeated="10"/>
          <table:table-cell table:style-name="ce17"/>
        </table:table-row>
        <table:table-row table:style-name="ro2">
          <table:table-cell table:style-name="ce44"/>
          <table:table-cell office:value-type="float" office:value="50" calcext:value-type="float">
            <text:p>50</text:p>
          </table:table-cell>
          <table:table-cell table:formula="of:=([.$B$69]*(1-[.$B73]/100))*(([.C$76]/5000)*10)" office:value-type="float" office:value="125" calcext:value-type="float">
            <text:p>125</text:p>
          </table:table-cell>
          <table:table-cell table:formula="of:=([.$B$69]*(1-[.$B73]/100))*(([.D$76]/5000)*10)" office:value-type="float" office:value="250" calcext:value-type="float">
            <text:p>250</text:p>
          </table:table-cell>
          <table:table-cell table:formula="of:=([.$B$69]*(1-[.$B73]/100))*(([.E$76]/5000)*10)" office:value-type="float" office:value="375" calcext:value-type="float">
            <text:p>375</text:p>
          </table:table-cell>
          <table:table-cell table:formula="of:=([.$B$69]*(1-[.$B73]/100))*(([.F$76]/5000)*10)" office:value-type="float" office:value="500" calcext:value-type="float">
            <text:p>500</text:p>
          </table:table-cell>
          <table:table-cell table:formula="of:=([.$B$69]*(1-[.$B73]/100))*(([.G$76]/5000)*10)" office:value-type="float" office:value="625" calcext:value-type="float">
            <text:p>625</text:p>
          </table:table-cell>
          <table:table-cell table:formula="of:=([.$B$69]*(1-[.$B73]/100))*(([.H$76]/5000)*10)" office:value-type="float" office:value="750" calcext:value-type="float">
            <text:p>750</text:p>
          </table:table-cell>
          <table:table-cell table:formula="of:=([.$B$69]*(1-[.$B73]/100))*(([.I$76]/5000)*10)" office:value-type="float" office:value="875" calcext:value-type="float">
            <text:p>875</text:p>
          </table:table-cell>
          <table:table-cell table:formula="of:=([.$B$69]*(1-[.$B73]/100))*(([.J$76]/5000)*10)" office:value-type="float" office:value="1000" calcext:value-type="float">
            <text:p>1000</text:p>
          </table:table-cell>
          <table:table-cell table:formula="of:=([.$B$69]*(1-[.$B73]/100))*(([.K$76]/5000)*10)" office:value-type="float" office:value="1125" calcext:value-type="float">
            <text:p>1125</text:p>
          </table:table-cell>
          <table:table-cell table:formula="of:=([.$B$69]*(1-[.$B73]/100))*(([.L$76]/5000)*10)" office:value-type="float" office:value="1250" calcext:value-type="float">
            <text:p>1250</text:p>
          </table:table-cell>
          <table:table-cell table:number-columns-repeated="2"/>
          <table:table-cell table:style-name="ce83"/>
          <table:table-cell table:style-name="ce57" office:value-type="float" office:value="50" calcext:value-type="float">
            <text:p>50</text:p>
          </table:table-cell>
          <table:table-cell table:style-name="ce64" table:formula="of:=[.$P$69]*(1-[.$P73]/100)*(([.Q$77]/5000)*10)*(([.Q$34]/100)*20)" office:value-type="float" office:value="50" calcext:value-type="float">
            <text:p>50</text:p>
          </table:table-cell>
          <table:table-cell table:style-name="ce64" table:formula="of:=[.$P$69]*(1-[.$P73]/100)*(([.R$77]/5000)*10)*(([.R$34]/100)*20)" office:value-type="float" office:value="100" calcext:value-type="float">
            <text:p>100</text:p>
          </table:table-cell>
          <table:table-cell table:style-name="ce64" table:formula="of:=[.$P$69]*(1-[.$P73]/100)*(([.S$77]/5000)*10)*(([.S$34]/100)*20)" office:value-type="float" office:value="150" calcext:value-type="float">
            <text:p>150</text:p>
          </table:table-cell>
          <table:table-cell table:style-name="ce64" table:formula="of:=[.$P$69]*(1-[.$P73]/100)*(([.T$77]/5000)*10)*(([.T$34]/100)*20)" office:value-type="float" office:value="200" calcext:value-type="float">
            <text:p>200</text:p>
          </table:table-cell>
          <table:table-cell table:style-name="ce64" table:formula="of:=[.$P$69]*(1-[.$P73]/100)*(([.U$77]/5000)*10)*(([.U$34]/100)*20)" office:value-type="float" office:value="250" calcext:value-type="float">
            <text:p>250</text:p>
          </table:table-cell>
          <table:table-cell table:style-name="ce64" table:formula="of:=[.$P$69]*(1-[.$P73]/100)*(([.V$77]/5000)*10)*(([.V$34]/100)*20)" office:value-type="float" office:value="100" calcext:value-type="float">
            <text:p>100</text:p>
          </table:table-cell>
          <table:table-cell table:style-name="ce64" table:formula="of:=[.$P$69]*(1-[.$P73]/100)*(([.W$77]/5000)*10)*(([.W$34]/100)*20)" office:value-type="float" office:value="200" calcext:value-type="float">
            <text:p>200</text:p>
          </table:table-cell>
          <table:table-cell table:style-name="ce64" table:formula="of:=[.$P$69]*(1-[.$P73]/100)*(([.X$77]/5000)*10)*(([.X$34]/100)*20)" office:value-type="float" office:value="300" calcext:value-type="float">
            <text:p>300</text:p>
          </table:table-cell>
          <table:table-cell table:style-name="ce64" table:formula="of:=[.$P$69]*(1-[.$P73]/100)*(([.Y$77]/5000)*10)*(([.Y$34]/100)*20)" office:value-type="float" office:value="400" calcext:value-type="float">
            <text:p>400</text:p>
          </table:table-cell>
          <table:table-cell table:style-name="ce64" table:formula="of:=[.$P$69]*(1-[.$P73]/100)*(([.Z$77]/5000)*10)*(([.Z$34]/100)*20)" office:value-type="float" office:value="500" calcext:value-type="float">
            <text:p>500</text:p>
          </table:table-cell>
          <table:table-cell table:style-name="ce64" table:formula="of:=[.$P$69]*(1-[.$P73]/100)*(([.AA$77]/5000)*10)*(([.AA$34]/100)*20)" office:value-type="float" office:value="150" calcext:value-type="float">
            <text:p>150</text:p>
          </table:table-cell>
          <table:table-cell table:style-name="ce64" table:formula="of:=[.$P$69]*(1-[.$P73]/100)*(([.AB$77]/5000)*10)*(([.AB$34]/100)*20)" office:value-type="float" office:value="300" calcext:value-type="float">
            <text:p>300</text:p>
          </table:table-cell>
          <table:table-cell table:style-name="ce64" table:formula="of:=[.$P$69]*(1-[.$P73]/100)*(([.AC$77]/5000)*10)*(([.AC$34]/100)*20)" office:value-type="float" office:value="450" calcext:value-type="float">
            <text:p>450</text:p>
          </table:table-cell>
          <table:table-cell table:style-name="ce64" table:formula="of:=[.$P$69]*(1-[.$P73]/100)*(([.AD$77]/5000)*10)*(([.AD$34]/100)*20)" office:value-type="float" office:value="600" calcext:value-type="float">
            <text:p>600</text:p>
          </table:table-cell>
          <table:table-cell table:style-name="ce64" table:formula="of:=[.$P$69]*(1-[.$P73]/100)*(([.AE$77]/5000)*10)*(([.AE$34]/100)*20)" office:value-type="float" office:value="750" calcext:value-type="float">
            <text:p>750</text:p>
          </table:table-cell>
          <table:table-cell table:style-name="ce64" table:formula="of:=[.$P$69]*(1-[.$P73]/100)*(([.AF$77]/5000)*10)*(([.AF$34]/100)*20)" office:value-type="float" office:value="200" calcext:value-type="float">
            <text:p>200</text:p>
          </table:table-cell>
          <table:table-cell table:style-name="ce64" table:formula="of:=[.$P$69]*(1-[.$P73]/100)*(([.AG$77]/5000)*10)*(([.AG$34]/100)*20)" office:value-type="float" office:value="400" calcext:value-type="float">
            <text:p>400</text:p>
          </table:table-cell>
          <table:table-cell table:style-name="ce64" table:formula="of:=[.$P$69]*(1-[.$P73]/100)*(([.AH$77]/5000)*10)*(([.AH$34]/100)*20)" office:value-type="float" office:value="600" calcext:value-type="float">
            <text:p>600</text:p>
          </table:table-cell>
          <table:table-cell table:style-name="ce64" table:formula="of:=[.$P$69]*(1-[.$P73]/100)*(([.AI$77]/5000)*10)*(([.AI$34]/100)*20)" office:value-type="float" office:value="800" calcext:value-type="float">
            <text:p>800</text:p>
          </table:table-cell>
          <table:table-cell table:style-name="ce64" table:formula="of:=[.$P$69]*(1-[.$P73]/100)*(([.AJ$77]/5000)*10)*(([.AJ$34]/100)*20)" office:value-type="float" office:value="1000" calcext:value-type="float">
            <text:p>1000</text:p>
          </table:table-cell>
          <table:table-cell table:style-name="ce64" table:formula="of:=[.$P$69]*(1-[.$P73]/100)*(([.AK$77]/5000)*10)*(([.AK$34]/100)*20)" office:value-type="float" office:value="250" calcext:value-type="float">
            <text:p>250</text:p>
          </table:table-cell>
          <table:table-cell table:style-name="ce64" table:formula="of:=[.$P$69]*(1-[.$P73]/100)*(([.AL$77]/5000)*10)*(([.AL$34]/100)*20)" office:value-type="float" office:value="500" calcext:value-type="float">
            <text:p>500</text:p>
          </table:table-cell>
          <table:table-cell table:style-name="ce64" table:formula="of:=[.$P$69]*(1-[.$P73]/100)*(([.AM$77]/5000)*10)*(([.AM$34]/100)*20)" office:value-type="float" office:value="750" calcext:value-type="float">
            <text:p>750</text:p>
          </table:table-cell>
          <table:table-cell table:style-name="ce64" table:formula="of:=[.$P$69]*(1-[.$P73]/100)*(([.AN$77]/5000)*10)*(([.AN$34]/100)*20)" office:value-type="float" office:value="1000" calcext:value-type="float">
            <text:p>1000</text:p>
          </table:table-cell>
          <table:table-cell table:style-name="ce64" table:formula="of:=[.$P$69]*(1-[.$P73]/100)*(([.AO$77]/5000)*10)*(([.AO$34]/100)*20)" office:value-type="float" office:value="1250" calcext:value-type="float">
            <text:p>1250</text:p>
          </table:table-cell>
          <table:table-cell table:style-name="ce64" table:formula="of:=[.$P$69]*(1-[.$P73]/100)*(([.AP$77]/5000)*10)*(([.AP$34]/100)*20)" office:value-type="float" office:value="300" calcext:value-type="float">
            <text:p>300</text:p>
          </table:table-cell>
          <table:table-cell table:style-name="ce64" table:formula="of:=[.$P$69]*(1-[.$P73]/100)*(([.AQ$77]/5000)*10)*(([.AQ$34]/100)*20)" office:value-type="float" office:value="600" calcext:value-type="float">
            <text:p>600</text:p>
          </table:table-cell>
          <table:table-cell table:style-name="ce64" table:formula="of:=[.$P$69]*(1-[.$P73]/100)*(([.AR$77]/5000)*10)*(([.AR$34]/100)*20)" office:value-type="float" office:value="900" calcext:value-type="float">
            <text:p>900</text:p>
          </table:table-cell>
          <table:table-cell table:style-name="ce64" table:formula="of:=[.$P$69]*(1-[.$P73]/100)*(([.AS$77]/5000)*10)*(([.AS$34]/100)*20)" office:value-type="float" office:value="1200" calcext:value-type="float">
            <text:p>1200</text:p>
          </table:table-cell>
          <table:table-cell table:style-name="ce64" table:formula="of:=[.$P$69]*(1-[.$P73]/100)*(([.AT$77]/5000)*10)*(([.AT$34]/100)*20)" office:value-type="float" office:value="1500" calcext:value-type="float">
            <text:p>1500</text:p>
          </table:table-cell>
          <table:table-cell table:style-name="ce64" table:formula="of:=[.$P$69]*(1-[.$P73]/100)*(([.AU$77]/5000)*10)*(([.AU$34]/100)*20)" office:value-type="float" office:value="350" calcext:value-type="float">
            <text:p>350</text:p>
          </table:table-cell>
          <table:table-cell table:style-name="ce64" table:formula="of:=[.$P$69]*(1-[.$P73]/100)*(([.AV$77]/5000)*10)*(([.AV$34]/100)*20)" office:value-type="float" office:value="700" calcext:value-type="float">
            <text:p>700</text:p>
          </table:table-cell>
          <table:table-cell table:style-name="ce64" table:formula="of:=[.$P$69]*(1-[.$P73]/100)*(([.AW$77]/5000)*10)*(([.AW$34]/100)*20)" office:value-type="float" office:value="1050" calcext:value-type="float">
            <text:p>1050</text:p>
          </table:table-cell>
          <table:table-cell table:style-name="ce64" table:formula="of:=[.$P$69]*(1-[.$P73]/100)*(([.AX$77]/5000)*10)*(([.AX$34]/100)*20)" office:value-type="float" office:value="1400" calcext:value-type="float">
            <text:p>1400</text:p>
          </table:table-cell>
          <table:table-cell table:style-name="ce64" table:formula="of:=[.$P$69]*(1-[.$P73]/100)*(([.AY$77]/5000)*10)*(([.AY$34]/100)*20)" office:value-type="float" office:value="1750" calcext:value-type="float">
            <text:p>1750</text:p>
          </table:table-cell>
          <table:table-cell table:style-name="ce64" table:formula="of:=[.$P$69]*(1-[.$P73]/100)*(([.AZ$77]/5000)*10)*(([.AZ$34]/100)*20)" office:value-type="float" office:value="400" calcext:value-type="float">
            <text:p>400</text:p>
          </table:table-cell>
          <table:table-cell table:style-name="ce64" table:formula="of:=[.$P$69]*(1-[.$P73]/100)*(([.BA$77]/5000)*10)*(([.BA$34]/100)*20)" office:value-type="float" office:value="800" calcext:value-type="float">
            <text:p>800</text:p>
          </table:table-cell>
          <table:table-cell table:style-name="ce64" table:formula="of:=[.$P$69]*(1-[.$P73]/100)*(([.BB$77]/5000)*10)*(([.BB$34]/100)*20)" office:value-type="float" office:value="1200" calcext:value-type="float">
            <text:p>1200</text:p>
          </table:table-cell>
          <table:table-cell table:style-name="ce64" table:formula="of:=[.$P$69]*(1-[.$P73]/100)*(([.BC$77]/5000)*10)*(([.BC$34]/100)*20)" office:value-type="float" office:value="1600" calcext:value-type="float">
            <text:p>1600</text:p>
          </table:table-cell>
          <table:table-cell table:style-name="ce64" table:formula="of:=[.$P$69]*(1-[.$P73]/100)*(([.BD$77]/5000)*10)*(([.BD$34]/100)*20)" office:value-type="float" office:value="2000" calcext:value-type="float">
            <text:p>2000</text:p>
          </table:table-cell>
          <table:table-cell table:style-name="ce64" table:formula="of:=[.$P$69]*(1-[.$P73]/100)*(([.BE$77]/5000)*10)*(([.BE$34]/100)*20)" office:value-type="float" office:value="450" calcext:value-type="float">
            <text:p>450</text:p>
          </table:table-cell>
          <table:table-cell table:style-name="ce64" table:formula="of:=[.$P$69]*(1-[.$P73]/100)*(([.BF$77]/5000)*10)*(([.BF$34]/100)*20)" office:value-type="float" office:value="900" calcext:value-type="float">
            <text:p>900</text:p>
          </table:table-cell>
          <table:table-cell table:style-name="ce64" table:formula="of:=[.$P$69]*(1-[.$P73]/100)*(([.BG$77]/5000)*10)*(([.BG$34]/100)*20)" office:value-type="float" office:value="1350" calcext:value-type="float">
            <text:p>1350</text:p>
          </table:table-cell>
          <table:table-cell table:style-name="ce64" table:formula="of:=[.$P$69]*(1-[.$P73]/100)*(([.BH$77]/5000)*10)*(([.BH$34]/100)*20)" office:value-type="float" office:value="1800" calcext:value-type="float">
            <text:p>1800</text:p>
          </table:table-cell>
          <table:table-cell table:style-name="ce64" table:formula="of:=[.$P$69]*(1-[.$P73]/100)*(([.BI$77]/5000)*10)*(([.BI$34]/100)*20)" office:value-type="float" office:value="2250" calcext:value-type="float">
            <text:p>2250</text:p>
          </table:table-cell>
          <table:table-cell table:style-name="ce64" table:formula="of:=[.$P$69]*(1-[.$P73]/100)*(([.BJ$77]/5000)*10)*(([.BJ$34]/100)*20)" office:value-type="float" office:value="500" calcext:value-type="float">
            <text:p>500</text:p>
          </table:table-cell>
          <table:table-cell table:style-name="ce64" table:formula="of:=[.$P$69]*(1-[.$P73]/100)*(([.BK$77]/5000)*10)*(([.BK$34]/100)*20)" office:value-type="float" office:value="1000" calcext:value-type="float">
            <text:p>1000</text:p>
          </table:table-cell>
          <table:table-cell table:style-name="ce64" table:formula="of:=[.$P$69]*(1-[.$P73]/100)*(([.BL$77]/5000)*10)*(([.BL$34]/100)*20)" office:value-type="float" office:value="1500" calcext:value-type="float">
            <text:p>1500</text:p>
          </table:table-cell>
          <table:table-cell table:style-name="ce64" table:formula="of:=[.$P$69]*(1-[.$P73]/100)*(([.BM$77]/5000)*10)*(([.BM$34]/100)*20)" office:value-type="float" office:value="2000" calcext:value-type="float">
            <text:p>2000</text:p>
          </table:table-cell>
          <table:table-cell table:style-name="ce64" table:formula="of:=[.$P$69]*(1-[.$P73]/100)*(([.BN$77]/5000)*10)*(([.BN$34]/100)*20)" office:value-type="float" office:value="2500" calcext:value-type="float">
            <text:p>2500</text:p>
          </table:table-cell>
          <table:table-cell table:style-name="ce46"/>
          <table:table-cell table:style-name="ce102" table:number-columns-repeated="55"/>
          <table:table-cell table:style-name="ce116"/>
          <table:table-cell table:style-name="ce119"/>
          <table:table-cell table:style-name="ce102" table:number-columns-repeated="10"/>
          <table:table-cell table:style-name="ce17"/>
        </table:table-row>
        <table:table-row table:style-name="ro2">
          <table:table-cell table:style-name="ce44"/>
          <table:table-cell office:value-type="float" office:value="75" calcext:value-type="float">
            <text:p>75</text:p>
          </table:table-cell>
          <table:table-cell table:formula="of:=([.$B$69]*(1-[.$B74]/100))*(([.C$76]/5000)*10)" office:value-type="float" office:value="62.5" calcext:value-type="float">
            <text:p>62,5</text:p>
          </table:table-cell>
          <table:table-cell table:formula="of:=([.$B$69]*(1-[.$B74]/100))*(([.D$76]/5000)*10)" office:value-type="float" office:value="125" calcext:value-type="float">
            <text:p>125</text:p>
          </table:table-cell>
          <table:table-cell table:formula="of:=([.$B$69]*(1-[.$B74]/100))*(([.E$76]/5000)*10)" office:value-type="float" office:value="187.5" calcext:value-type="float">
            <text:p>187,5</text:p>
          </table:table-cell>
          <table:table-cell table:formula="of:=([.$B$69]*(1-[.$B74]/100))*(([.F$76]/5000)*10)" office:value-type="float" office:value="250" calcext:value-type="float">
            <text:p>250</text:p>
          </table:table-cell>
          <table:table-cell table:formula="of:=([.$B$69]*(1-[.$B74]/100))*(([.G$76]/5000)*10)" office:value-type="float" office:value="312.5" calcext:value-type="float">
            <text:p>312,5</text:p>
          </table:table-cell>
          <table:table-cell table:formula="of:=([.$B$69]*(1-[.$B74]/100))*(([.H$76]/5000)*10)" office:value-type="float" office:value="375" calcext:value-type="float">
            <text:p>375</text:p>
          </table:table-cell>
          <table:table-cell table:formula="of:=([.$B$69]*(1-[.$B74]/100))*(([.I$76]/5000)*10)" office:value-type="float" office:value="437.5" calcext:value-type="float">
            <text:p>437,5</text:p>
          </table:table-cell>
          <table:table-cell table:formula="of:=([.$B$69]*(1-[.$B74]/100))*(([.J$76]/5000)*10)" office:value-type="float" office:value="500" calcext:value-type="float">
            <text:p>500</text:p>
          </table:table-cell>
          <table:table-cell table:formula="of:=([.$B$69]*(1-[.$B74]/100))*(([.K$76]/5000)*10)" office:value-type="float" office:value="562.5" calcext:value-type="float">
            <text:p>562,5</text:p>
          </table:table-cell>
          <table:table-cell table:formula="of:=([.$B$69]*(1-[.$B74]/100))*(([.L$76]/5000)*10)" office:value-type="float" office:value="625" calcext:value-type="float">
            <text:p>625</text:p>
          </table:table-cell>
          <table:table-cell table:number-columns-repeated="2"/>
          <table:table-cell table:style-name="ce44"/>
          <table:table-cell table:style-name="ce57" office:value-type="float" office:value="75" calcext:value-type="float">
            <text:p>75</text:p>
          </table:table-cell>
          <table:table-cell table:style-name="ce64" table:formula="of:=[.$P$69]*(1-[.$P74]/100)*(([.Q$77]/5000)*10)*(([.Q$34]/100)*20)" office:value-type="float" office:value="25" calcext:value-type="float">
            <text:p>25</text:p>
          </table:table-cell>
          <table:table-cell table:style-name="ce64" table:formula="of:=[.$P$69]*(1-[.$P74]/100)*(([.R$77]/5000)*10)*(([.R$34]/100)*20)" office:value-type="float" office:value="50" calcext:value-type="float">
            <text:p>50</text:p>
          </table:table-cell>
          <table:table-cell table:style-name="ce64" table:formula="of:=[.$P$69]*(1-[.$P74]/100)*(([.S$77]/5000)*10)*(([.S$34]/100)*20)" office:value-type="float" office:value="75" calcext:value-type="float">
            <text:p>75</text:p>
          </table:table-cell>
          <table:table-cell table:style-name="ce64" table:formula="of:=[.$P$69]*(1-[.$P74]/100)*(([.T$77]/5000)*10)*(([.T$34]/100)*20)" office:value-type="float" office:value="100" calcext:value-type="float">
            <text:p>100</text:p>
          </table:table-cell>
          <table:table-cell table:style-name="ce64" table:formula="of:=[.$P$69]*(1-[.$P74]/100)*(([.U$77]/5000)*10)*(([.U$34]/100)*20)" office:value-type="float" office:value="125" calcext:value-type="float">
            <text:p>125</text:p>
          </table:table-cell>
          <table:table-cell table:style-name="ce64" table:formula="of:=[.$P$69]*(1-[.$P74]/100)*(([.V$77]/5000)*10)*(([.V$34]/100)*20)" office:value-type="float" office:value="50" calcext:value-type="float">
            <text:p>50</text:p>
          </table:table-cell>
          <table:table-cell table:style-name="ce64" table:formula="of:=[.$P$69]*(1-[.$P74]/100)*(([.W$77]/5000)*10)*(([.W$34]/100)*20)" office:value-type="float" office:value="100" calcext:value-type="float">
            <text:p>100</text:p>
          </table:table-cell>
          <table:table-cell table:style-name="ce64" table:formula="of:=[.$P$69]*(1-[.$P74]/100)*(([.X$77]/5000)*10)*(([.X$34]/100)*20)" office:value-type="float" office:value="150" calcext:value-type="float">
            <text:p>150</text:p>
          </table:table-cell>
          <table:table-cell table:style-name="ce64" table:formula="of:=[.$P$69]*(1-[.$P74]/100)*(([.Y$77]/5000)*10)*(([.Y$34]/100)*20)" office:value-type="float" office:value="200" calcext:value-type="float">
            <text:p>200</text:p>
          </table:table-cell>
          <table:table-cell table:style-name="ce64" table:formula="of:=[.$P$69]*(1-[.$P74]/100)*(([.Z$77]/5000)*10)*(([.Z$34]/100)*20)" office:value-type="float" office:value="250" calcext:value-type="float">
            <text:p>250</text:p>
          </table:table-cell>
          <table:table-cell table:style-name="ce64" table:formula="of:=[.$P$69]*(1-[.$P74]/100)*(([.AA$77]/5000)*10)*(([.AA$34]/100)*20)" office:value-type="float" office:value="75" calcext:value-type="float">
            <text:p>75</text:p>
          </table:table-cell>
          <table:table-cell table:style-name="ce64" table:formula="of:=[.$P$69]*(1-[.$P74]/100)*(([.AB$77]/5000)*10)*(([.AB$34]/100)*20)" office:value-type="float" office:value="150" calcext:value-type="float">
            <text:p>150</text:p>
          </table:table-cell>
          <table:table-cell table:style-name="ce64" table:formula="of:=[.$P$69]*(1-[.$P74]/100)*(([.AC$77]/5000)*10)*(([.AC$34]/100)*20)" office:value-type="float" office:value="225" calcext:value-type="float">
            <text:p>225</text:p>
          </table:table-cell>
          <table:table-cell table:style-name="ce64" table:formula="of:=[.$P$69]*(1-[.$P74]/100)*(([.AD$77]/5000)*10)*(([.AD$34]/100)*20)" office:value-type="float" office:value="300" calcext:value-type="float">
            <text:p>300</text:p>
          </table:table-cell>
          <table:table-cell table:style-name="ce64" table:formula="of:=[.$P$69]*(1-[.$P74]/100)*(([.AE$77]/5000)*10)*(([.AE$34]/100)*20)" office:value-type="float" office:value="375" calcext:value-type="float">
            <text:p>375</text:p>
          </table:table-cell>
          <table:table-cell table:style-name="ce64" table:formula="of:=[.$P$69]*(1-[.$P74]/100)*(([.AF$77]/5000)*10)*(([.AF$34]/100)*20)" office:value-type="float" office:value="100" calcext:value-type="float">
            <text:p>100</text:p>
          </table:table-cell>
          <table:table-cell table:style-name="ce64" table:formula="of:=[.$P$69]*(1-[.$P74]/100)*(([.AG$77]/5000)*10)*(([.AG$34]/100)*20)" office:value-type="float" office:value="200" calcext:value-type="float">
            <text:p>200</text:p>
          </table:table-cell>
          <table:table-cell table:style-name="ce64" table:formula="of:=[.$P$69]*(1-[.$P74]/100)*(([.AH$77]/5000)*10)*(([.AH$34]/100)*20)" office:value-type="float" office:value="300" calcext:value-type="float">
            <text:p>300</text:p>
          </table:table-cell>
          <table:table-cell table:style-name="ce64" table:formula="of:=[.$P$69]*(1-[.$P74]/100)*(([.AI$77]/5000)*10)*(([.AI$34]/100)*20)" office:value-type="float" office:value="400" calcext:value-type="float">
            <text:p>400</text:p>
          </table:table-cell>
          <table:table-cell table:style-name="ce64" table:formula="of:=[.$P$69]*(1-[.$P74]/100)*(([.AJ$77]/5000)*10)*(([.AJ$34]/100)*20)" office:value-type="float" office:value="500" calcext:value-type="float">
            <text:p>500</text:p>
          </table:table-cell>
          <table:table-cell table:style-name="ce64" table:formula="of:=[.$P$69]*(1-[.$P74]/100)*(([.AK$77]/5000)*10)*(([.AK$34]/100)*20)" office:value-type="float" office:value="125" calcext:value-type="float">
            <text:p>125</text:p>
          </table:table-cell>
          <table:table-cell table:style-name="ce64" table:formula="of:=[.$P$69]*(1-[.$P74]/100)*(([.AL$77]/5000)*10)*(([.AL$34]/100)*20)" office:value-type="float" office:value="250" calcext:value-type="float">
            <text:p>250</text:p>
          </table:table-cell>
          <table:table-cell table:style-name="ce64" table:formula="of:=[.$P$69]*(1-[.$P74]/100)*(([.AM$77]/5000)*10)*(([.AM$34]/100)*20)" office:value-type="float" office:value="375" calcext:value-type="float">
            <text:p>375</text:p>
          </table:table-cell>
          <table:table-cell table:style-name="ce64" table:formula="of:=[.$P$69]*(1-[.$P74]/100)*(([.AN$77]/5000)*10)*(([.AN$34]/100)*20)" office:value-type="float" office:value="500" calcext:value-type="float">
            <text:p>500</text:p>
          </table:table-cell>
          <table:table-cell table:style-name="ce64" table:formula="of:=[.$P$69]*(1-[.$P74]/100)*(([.AO$77]/5000)*10)*(([.AO$34]/100)*20)" office:value-type="float" office:value="625" calcext:value-type="float">
            <text:p>625</text:p>
          </table:table-cell>
          <table:table-cell table:style-name="ce64" table:formula="of:=[.$P$69]*(1-[.$P74]/100)*(([.AP$77]/5000)*10)*(([.AP$34]/100)*20)" office:value-type="float" office:value="150" calcext:value-type="float">
            <text:p>150</text:p>
          </table:table-cell>
          <table:table-cell table:style-name="ce64" table:formula="of:=[.$P$69]*(1-[.$P74]/100)*(([.AQ$77]/5000)*10)*(([.AQ$34]/100)*20)" office:value-type="float" office:value="300" calcext:value-type="float">
            <text:p>300</text:p>
          </table:table-cell>
          <table:table-cell table:style-name="ce64" table:formula="of:=[.$P$69]*(1-[.$P74]/100)*(([.AR$77]/5000)*10)*(([.AR$34]/100)*20)" office:value-type="float" office:value="450" calcext:value-type="float">
            <text:p>450</text:p>
          </table:table-cell>
          <table:table-cell table:style-name="ce64" table:formula="of:=[.$P$69]*(1-[.$P74]/100)*(([.AS$77]/5000)*10)*(([.AS$34]/100)*20)" office:value-type="float" office:value="600" calcext:value-type="float">
            <text:p>600</text:p>
          </table:table-cell>
          <table:table-cell table:style-name="ce64" table:formula="of:=[.$P$69]*(1-[.$P74]/100)*(([.AT$77]/5000)*10)*(([.AT$34]/100)*20)" office:value-type="float" office:value="750" calcext:value-type="float">
            <text:p>750</text:p>
          </table:table-cell>
          <table:table-cell table:style-name="ce64" table:formula="of:=[.$P$69]*(1-[.$P74]/100)*(([.AU$77]/5000)*10)*(([.AU$34]/100)*20)" office:value-type="float" office:value="175" calcext:value-type="float">
            <text:p>175</text:p>
          </table:table-cell>
          <table:table-cell table:style-name="ce64" table:formula="of:=[.$P$69]*(1-[.$P74]/100)*(([.AV$77]/5000)*10)*(([.AV$34]/100)*20)" office:value-type="float" office:value="350" calcext:value-type="float">
            <text:p>350</text:p>
          </table:table-cell>
          <table:table-cell table:style-name="ce64" table:formula="of:=[.$P$69]*(1-[.$P74]/100)*(([.AW$77]/5000)*10)*(([.AW$34]/100)*20)" office:value-type="float" office:value="525" calcext:value-type="float">
            <text:p>525</text:p>
          </table:table-cell>
          <table:table-cell table:style-name="ce64" table:formula="of:=[.$P$69]*(1-[.$P74]/100)*(([.AX$77]/5000)*10)*(([.AX$34]/100)*20)" office:value-type="float" office:value="700" calcext:value-type="float">
            <text:p>700</text:p>
          </table:table-cell>
          <table:table-cell table:style-name="ce64" table:formula="of:=[.$P$69]*(1-[.$P74]/100)*(([.AY$77]/5000)*10)*(([.AY$34]/100)*20)" office:value-type="float" office:value="875" calcext:value-type="float">
            <text:p>875</text:p>
          </table:table-cell>
          <table:table-cell table:style-name="ce64" table:formula="of:=[.$P$69]*(1-[.$P74]/100)*(([.AZ$77]/5000)*10)*(([.AZ$34]/100)*20)" office:value-type="float" office:value="200" calcext:value-type="float">
            <text:p>200</text:p>
          </table:table-cell>
          <table:table-cell table:style-name="ce64" table:formula="of:=[.$P$69]*(1-[.$P74]/100)*(([.BA$77]/5000)*10)*(([.BA$34]/100)*20)" office:value-type="float" office:value="400" calcext:value-type="float">
            <text:p>400</text:p>
          </table:table-cell>
          <table:table-cell table:style-name="ce64" table:formula="of:=[.$P$69]*(1-[.$P74]/100)*(([.BB$77]/5000)*10)*(([.BB$34]/100)*20)" office:value-type="float" office:value="600" calcext:value-type="float">
            <text:p>600</text:p>
          </table:table-cell>
          <table:table-cell table:style-name="ce64" table:formula="of:=[.$P$69]*(1-[.$P74]/100)*(([.BC$77]/5000)*10)*(([.BC$34]/100)*20)" office:value-type="float" office:value="800" calcext:value-type="float">
            <text:p>800</text:p>
          </table:table-cell>
          <table:table-cell table:style-name="ce64" table:formula="of:=[.$P$69]*(1-[.$P74]/100)*(([.BD$77]/5000)*10)*(([.BD$34]/100)*20)" office:value-type="float" office:value="1000" calcext:value-type="float">
            <text:p>1000</text:p>
          </table:table-cell>
          <table:table-cell table:style-name="ce64" table:formula="of:=[.$P$69]*(1-[.$P74]/100)*(([.BE$77]/5000)*10)*(([.BE$34]/100)*20)" office:value-type="float" office:value="225" calcext:value-type="float">
            <text:p>225</text:p>
          </table:table-cell>
          <table:table-cell table:style-name="ce64" table:formula="of:=[.$P$69]*(1-[.$P74]/100)*(([.BF$77]/5000)*10)*(([.BF$34]/100)*20)" office:value-type="float" office:value="450" calcext:value-type="float">
            <text:p>450</text:p>
          </table:table-cell>
          <table:table-cell table:style-name="ce64" table:formula="of:=[.$P$69]*(1-[.$P74]/100)*(([.BG$77]/5000)*10)*(([.BG$34]/100)*20)" office:value-type="float" office:value="675" calcext:value-type="float">
            <text:p>675</text:p>
          </table:table-cell>
          <table:table-cell table:style-name="ce64" table:formula="of:=[.$P$69]*(1-[.$P74]/100)*(([.BH$77]/5000)*10)*(([.BH$34]/100)*20)" office:value-type="float" office:value="900" calcext:value-type="float">
            <text:p>900</text:p>
          </table:table-cell>
          <table:table-cell table:style-name="ce64" table:formula="of:=[.$P$69]*(1-[.$P74]/100)*(([.BI$77]/5000)*10)*(([.BI$34]/100)*20)" office:value-type="float" office:value="1125" calcext:value-type="float">
            <text:p>1125</text:p>
          </table:table-cell>
          <table:table-cell table:style-name="ce64" table:formula="of:=[.$P$69]*(1-[.$P74]/100)*(([.BJ$77]/5000)*10)*(([.BJ$34]/100)*20)" office:value-type="float" office:value="250" calcext:value-type="float">
            <text:p>250</text:p>
          </table:table-cell>
          <table:table-cell table:style-name="ce64" table:formula="of:=[.$P$69]*(1-[.$P74]/100)*(([.BK$77]/5000)*10)*(([.BK$34]/100)*20)" office:value-type="float" office:value="500" calcext:value-type="float">
            <text:p>500</text:p>
          </table:table-cell>
          <table:table-cell table:style-name="ce64" table:formula="of:=[.$P$69]*(1-[.$P74]/100)*(([.BL$77]/5000)*10)*(([.BL$34]/100)*20)" office:value-type="float" office:value="750" calcext:value-type="float">
            <text:p>750</text:p>
          </table:table-cell>
          <table:table-cell table:style-name="ce64" table:formula="of:=[.$P$69]*(1-[.$P74]/100)*(([.BM$77]/5000)*10)*(([.BM$34]/100)*20)" office:value-type="float" office:value="1000" calcext:value-type="float">
            <text:p>1000</text:p>
          </table:table-cell>
          <table:table-cell table:style-name="ce64" table:formula="of:=[.$P$69]*(1-[.$P74]/100)*(([.BN$77]/5000)*10)*(([.BN$34]/100)*20)" office:value-type="float" office:value="1250" calcext:value-type="float">
            <text:p>1250</text:p>
          </table:table-cell>
          <table:table-cell table:style-name="ce46"/>
          <table:table-cell table:style-name="ce102" table:number-columns-repeated="55"/>
          <table:table-cell table:style-name="ce117"/>
          <table:table-cell table:style-name="ce119"/>
          <table:table-cell table:style-name="ce102" table:number-columns-repeated="10"/>
          <table:table-cell table:style-name="ce17"/>
        </table:table-row>
        <table:table-row table:style-name="ro2">
          <table:table-cell table:style-name="ce45"/>
          <table:table-cell table:style-name="ce58" office:value-type="float" office:value="99" calcext:value-type="float">
            <text:p>99</text:p>
          </table:table-cell>
          <table:table-cell table:formula="of:=([.$B$69]*(1-[.$B75]/100))*(([.C$76]/5000)*10)" office:value-type="float" office:value="2.5" calcext:value-type="float">
            <text:p>2,5</text:p>
          </table:table-cell>
          <table:table-cell table:formula="of:=([.$B$69]*(1-[.$B75]/100))*(([.D$76]/5000)*10)" office:value-type="float" office:value="5" calcext:value-type="float">
            <text:p>5</text:p>
          </table:table-cell>
          <table:table-cell table:formula="of:=([.$B$69]*(1-[.$B75]/100))*(([.E$76]/5000)*10)" office:value-type="float" office:value="7.50000000000001" calcext:value-type="float">
            <text:p>7,50000000000001</text:p>
          </table:table-cell>
          <table:table-cell table:formula="of:=([.$B$69]*(1-[.$B75]/100))*(([.F$76]/5000)*10)" office:value-type="float" office:value="10" calcext:value-type="float">
            <text:p>10</text:p>
          </table:table-cell>
          <table:table-cell table:formula="of:=([.$B$69]*(1-[.$B75]/100))*(([.G$76]/5000)*10)" office:value-type="float" office:value="12.5" calcext:value-type="float">
            <text:p>12,5</text:p>
          </table:table-cell>
          <table:table-cell table:formula="of:=([.$B$69]*(1-[.$B75]/100))*(([.H$76]/5000)*10)" office:value-type="float" office:value="15" calcext:value-type="float">
            <text:p>15</text:p>
          </table:table-cell>
          <table:table-cell table:formula="of:=([.$B$69]*(1-[.$B75]/100))*(([.I$76]/5000)*10)" office:value-type="float" office:value="17.5" calcext:value-type="float">
            <text:p>17,5</text:p>
          </table:table-cell>
          <table:table-cell table:formula="of:=([.$B$69]*(1-[.$B75]/100))*(([.J$76]/5000)*10)" office:value-type="float" office:value="20" calcext:value-type="float">
            <text:p>20</text:p>
          </table:table-cell>
          <table:table-cell table:formula="of:=([.$B$69]*(1-[.$B75]/100))*(([.K$76]/5000)*10)" office:value-type="float" office:value="22.5" calcext:value-type="float">
            <text:p>22,5</text:p>
          </table:table-cell>
          <table:table-cell table:formula="of:=([.$B$69]*(1-[.$B75]/100))*(([.L$76]/5000)*10)" office:value-type="float" office:value="25" calcext:value-type="float">
            <text:p>25</text:p>
          </table:table-cell>
          <table:table-cell table:number-columns-repeated="2"/>
          <table:table-cell table:style-name="ce45"/>
          <table:table-cell table:style-name="ce58" office:value-type="float" office:value="99" calcext:value-type="float">
            <text:p>99</text:p>
          </table:table-cell>
          <table:table-cell table:style-name="ce64" table:formula="of:=[.$P$69]*(1-[.$P75]/100)*(([.Q$77]/5000)*10)*(([.Q$34]/100)*20)" office:value-type="float" office:value="1" calcext:value-type="float">
            <text:p>1</text:p>
          </table:table-cell>
          <table:table-cell table:style-name="ce64" table:formula="of:=[.$P$69]*(1-[.$P75]/100)*(([.R$77]/5000)*10)*(([.R$34]/100)*20)" office:value-type="float" office:value="2" calcext:value-type="float">
            <text:p>2</text:p>
          </table:table-cell>
          <table:table-cell table:style-name="ce64" table:formula="of:=[.$P$69]*(1-[.$P75]/100)*(([.S$77]/5000)*10)*(([.S$34]/100)*20)" office:value-type="float" office:value="3" calcext:value-type="float">
            <text:p>3</text:p>
          </table:table-cell>
          <table:table-cell table:style-name="ce64" table:formula="of:=[.$P$69]*(1-[.$P75]/100)*(([.T$77]/5000)*10)*(([.T$34]/100)*20)" office:value-type="float" office:value="4" calcext:value-type="float">
            <text:p>4</text:p>
          </table:table-cell>
          <table:table-cell table:style-name="ce64" table:formula="of:=[.$P$69]*(1-[.$P75]/100)*(([.U$77]/5000)*10)*(([.U$34]/100)*20)" office:value-type="float" office:value="5" calcext:value-type="float">
            <text:p>5</text:p>
          </table:table-cell>
          <table:table-cell table:style-name="ce64" table:formula="of:=[.$P$69]*(1-[.$P75]/100)*(([.V$77]/5000)*10)*(([.V$34]/100)*20)" office:value-type="float" office:value="2" calcext:value-type="float">
            <text:p>2</text:p>
          </table:table-cell>
          <table:table-cell table:style-name="ce64" table:formula="of:=[.$P$69]*(1-[.$P75]/100)*(([.W$77]/5000)*10)*(([.W$34]/100)*20)" office:value-type="float" office:value="4" calcext:value-type="float">
            <text:p>4</text:p>
          </table:table-cell>
          <table:table-cell table:style-name="ce64" table:formula="of:=[.$P$69]*(1-[.$P75]/100)*(([.X$77]/5000)*10)*(([.X$34]/100)*20)" office:value-type="float" office:value="6.00000000000001" calcext:value-type="float">
            <text:p>6,00000000000001</text:p>
          </table:table-cell>
          <table:table-cell table:style-name="ce64" table:formula="of:=[.$P$69]*(1-[.$P75]/100)*(([.Y$77]/5000)*10)*(([.Y$34]/100)*20)" office:value-type="float" office:value="8.00000000000001" calcext:value-type="float">
            <text:p>8,00000000000001</text:p>
          </table:table-cell>
          <table:table-cell table:style-name="ce64" table:formula="of:=[.$P$69]*(1-[.$P75]/100)*(([.Z$77]/5000)*10)*(([.Z$34]/100)*20)" office:value-type="float" office:value="10" calcext:value-type="float">
            <text:p>10</text:p>
          </table:table-cell>
          <table:table-cell table:style-name="ce64" table:formula="of:=[.$P$69]*(1-[.$P75]/100)*(([.AA$77]/5000)*10)*(([.AA$34]/100)*20)" office:value-type="float" office:value="3" calcext:value-type="float">
            <text:p>3</text:p>
          </table:table-cell>
          <table:table-cell table:style-name="ce64" table:formula="of:=[.$P$69]*(1-[.$P75]/100)*(([.AB$77]/5000)*10)*(([.AB$34]/100)*20)" office:value-type="float" office:value="6.00000000000001" calcext:value-type="float">
            <text:p>6,00000000000001</text:p>
          </table:table-cell>
          <table:table-cell table:style-name="ce64" table:formula="of:=[.$P$69]*(1-[.$P75]/100)*(([.AC$77]/5000)*10)*(([.AC$34]/100)*20)" office:value-type="float" office:value="9.00000000000001" calcext:value-type="float">
            <text:p>9,00000000000001</text:p>
          </table:table-cell>
          <table:table-cell table:style-name="ce64" table:formula="of:=[.$P$69]*(1-[.$P75]/100)*(([.AD$77]/5000)*10)*(([.AD$34]/100)*20)" office:value-type="float" office:value="12" calcext:value-type="float">
            <text:p>12</text:p>
          </table:table-cell>
          <table:table-cell table:style-name="ce64" table:formula="of:=[.$P$69]*(1-[.$P75]/100)*(([.AE$77]/5000)*10)*(([.AE$34]/100)*20)" office:value-type="float" office:value="15" calcext:value-type="float">
            <text:p>15</text:p>
          </table:table-cell>
          <table:table-cell table:style-name="ce64" table:formula="of:=[.$P$69]*(1-[.$P75]/100)*(([.AF$77]/5000)*10)*(([.AF$34]/100)*20)" office:value-type="float" office:value="4" calcext:value-type="float">
            <text:p>4</text:p>
          </table:table-cell>
          <table:table-cell table:style-name="ce64" table:formula="of:=[.$P$69]*(1-[.$P75]/100)*(([.AG$77]/5000)*10)*(([.AG$34]/100)*20)" office:value-type="float" office:value="8.00000000000001" calcext:value-type="float">
            <text:p>8,00000000000001</text:p>
          </table:table-cell>
          <table:table-cell table:style-name="ce64" table:formula="of:=[.$P$69]*(1-[.$P75]/100)*(([.AH$77]/5000)*10)*(([.AH$34]/100)*20)" office:value-type="float" office:value="12" calcext:value-type="float">
            <text:p>12</text:p>
          </table:table-cell>
          <table:table-cell table:style-name="ce64" table:formula="of:=[.$P$69]*(1-[.$P75]/100)*(([.AI$77]/5000)*10)*(([.AI$34]/100)*20)" office:value-type="float" office:value="16" calcext:value-type="float">
            <text:p>16</text:p>
          </table:table-cell>
          <table:table-cell table:style-name="ce64" table:formula="of:=[.$P$69]*(1-[.$P75]/100)*(([.AJ$77]/5000)*10)*(([.AJ$34]/100)*20)" office:value-type="float" office:value="20" calcext:value-type="float">
            <text:p>20</text:p>
          </table:table-cell>
          <table:table-cell table:style-name="ce64" table:formula="of:=[.$P$69]*(1-[.$P75]/100)*(([.AK$77]/5000)*10)*(([.AK$34]/100)*20)" office:value-type="float" office:value="5" calcext:value-type="float">
            <text:p>5</text:p>
          </table:table-cell>
          <table:table-cell table:style-name="ce64" table:formula="of:=[.$P$69]*(1-[.$P75]/100)*(([.AL$77]/5000)*10)*(([.AL$34]/100)*20)" office:value-type="float" office:value="10" calcext:value-type="float">
            <text:p>10</text:p>
          </table:table-cell>
          <table:table-cell table:style-name="ce64" table:formula="of:=[.$P$69]*(1-[.$P75]/100)*(([.AM$77]/5000)*10)*(([.AM$34]/100)*20)" office:value-type="float" office:value="15" calcext:value-type="float">
            <text:p>15</text:p>
          </table:table-cell>
          <table:table-cell table:style-name="ce64" table:formula="of:=[.$P$69]*(1-[.$P75]/100)*(([.AN$77]/5000)*10)*(([.AN$34]/100)*20)" office:value-type="float" office:value="20" calcext:value-type="float">
            <text:p>20</text:p>
          </table:table-cell>
          <table:table-cell table:style-name="ce64" table:formula="of:=[.$P$69]*(1-[.$P75]/100)*(([.AO$77]/5000)*10)*(([.AO$34]/100)*20)" office:value-type="float" office:value="25" calcext:value-type="float">
            <text:p>25</text:p>
          </table:table-cell>
          <table:table-cell table:style-name="ce64" table:formula="of:=[.$P$69]*(1-[.$P75]/100)*(([.AP$77]/5000)*10)*(([.AP$34]/100)*20)" office:value-type="float" office:value="6.00000000000001" calcext:value-type="float">
            <text:p>6,00000000000001</text:p>
          </table:table-cell>
          <table:table-cell table:style-name="ce64" table:formula="of:=[.$P$69]*(1-[.$P75]/100)*(([.AQ$77]/5000)*10)*(([.AQ$34]/100)*20)" office:value-type="float" office:value="12" calcext:value-type="float">
            <text:p>12</text:p>
          </table:table-cell>
          <table:table-cell table:style-name="ce64" table:formula="of:=[.$P$69]*(1-[.$P75]/100)*(([.AR$77]/5000)*10)*(([.AR$34]/100)*20)" office:value-type="float" office:value="18" calcext:value-type="float">
            <text:p>18</text:p>
          </table:table-cell>
          <table:table-cell table:style-name="ce64" table:formula="of:=[.$P$69]*(1-[.$P75]/100)*(([.AS$77]/5000)*10)*(([.AS$34]/100)*20)" office:value-type="float" office:value="24" calcext:value-type="float">
            <text:p>24</text:p>
          </table:table-cell>
          <table:table-cell table:style-name="ce64" table:formula="of:=[.$P$69]*(1-[.$P75]/100)*(([.AT$77]/5000)*10)*(([.AT$34]/100)*20)" office:value-type="float" office:value="30" calcext:value-type="float">
            <text:p>30</text:p>
          </table:table-cell>
          <table:table-cell table:style-name="ce64" table:formula="of:=[.$P$69]*(1-[.$P75]/100)*(([.AU$77]/5000)*10)*(([.AU$34]/100)*20)" office:value-type="float" office:value="7.00000000000001" calcext:value-type="float">
            <text:p>7,00000000000001</text:p>
          </table:table-cell>
          <table:table-cell table:style-name="ce64" table:formula="of:=[.$P$69]*(1-[.$P75]/100)*(([.AV$77]/5000)*10)*(([.AV$34]/100)*20)" office:value-type="float" office:value="14" calcext:value-type="float">
            <text:p>14</text:p>
          </table:table-cell>
          <table:table-cell table:style-name="ce64" table:formula="of:=[.$P$69]*(1-[.$P75]/100)*(([.AW$77]/5000)*10)*(([.AW$34]/100)*20)" office:value-type="float" office:value="21" calcext:value-type="float">
            <text:p>21</text:p>
          </table:table-cell>
          <table:table-cell table:style-name="ce64" table:formula="of:=[.$P$69]*(1-[.$P75]/100)*(([.AX$77]/5000)*10)*(([.AX$34]/100)*20)" office:value-type="float" office:value="28" calcext:value-type="float">
            <text:p>28</text:p>
          </table:table-cell>
          <table:table-cell table:style-name="ce64" table:formula="of:=[.$P$69]*(1-[.$P75]/100)*(([.AY$77]/5000)*10)*(([.AY$34]/100)*20)" office:value-type="float" office:value="35" calcext:value-type="float">
            <text:p>35</text:p>
          </table:table-cell>
          <table:table-cell table:style-name="ce64" table:formula="of:=[.$P$69]*(1-[.$P75]/100)*(([.AZ$77]/5000)*10)*(([.AZ$34]/100)*20)" office:value-type="float" office:value="8.00000000000001" calcext:value-type="float">
            <text:p>8,00000000000001</text:p>
          </table:table-cell>
          <table:table-cell table:style-name="ce64" table:formula="of:=[.$P$69]*(1-[.$P75]/100)*(([.BA$77]/5000)*10)*(([.BA$34]/100)*20)" office:value-type="float" office:value="16" calcext:value-type="float">
            <text:p>16</text:p>
          </table:table-cell>
          <table:table-cell table:style-name="ce64" table:formula="of:=[.$P$69]*(1-[.$P75]/100)*(([.BB$77]/5000)*10)*(([.BB$34]/100)*20)" office:value-type="float" office:value="24" calcext:value-type="float">
            <text:p>24</text:p>
          </table:table-cell>
          <table:table-cell table:style-name="ce64" table:formula="of:=[.$P$69]*(1-[.$P75]/100)*(([.BC$77]/5000)*10)*(([.BC$34]/100)*20)" office:value-type="float" office:value="32" calcext:value-type="float">
            <text:p>32</text:p>
          </table:table-cell>
          <table:table-cell table:style-name="ce64" table:formula="of:=[.$P$69]*(1-[.$P75]/100)*(([.BD$77]/5000)*10)*(([.BD$34]/100)*20)" office:value-type="float" office:value="40" calcext:value-type="float">
            <text:p>40</text:p>
          </table:table-cell>
          <table:table-cell table:style-name="ce64" table:formula="of:=[.$P$69]*(1-[.$P75]/100)*(([.BE$77]/5000)*10)*(([.BE$34]/100)*20)" office:value-type="float" office:value="9.00000000000001" calcext:value-type="float">
            <text:p>9,00000000000001</text:p>
          </table:table-cell>
          <table:table-cell table:style-name="ce64" table:formula="of:=[.$P$69]*(1-[.$P75]/100)*(([.BF$77]/5000)*10)*(([.BF$34]/100)*20)" office:value-type="float" office:value="18" calcext:value-type="float">
            <text:p>18</text:p>
          </table:table-cell>
          <table:table-cell table:style-name="ce64" table:formula="of:=[.$P$69]*(1-[.$P75]/100)*(([.BG$77]/5000)*10)*(([.BG$34]/100)*20)" office:value-type="float" office:value="27" calcext:value-type="float">
            <text:p>27</text:p>
          </table:table-cell>
          <table:table-cell table:style-name="ce64" table:formula="of:=[.$P$69]*(1-[.$P75]/100)*(([.BH$77]/5000)*10)*(([.BH$34]/100)*20)" office:value-type="float" office:value="36" calcext:value-type="float">
            <text:p>36</text:p>
          </table:table-cell>
          <table:table-cell table:style-name="ce64" table:formula="of:=[.$P$69]*(1-[.$P75]/100)*(([.BI$77]/5000)*10)*(([.BI$34]/100)*20)" office:value-type="float" office:value="45" calcext:value-type="float">
            <text:p>45</text:p>
          </table:table-cell>
          <table:table-cell table:style-name="ce64" table:formula="of:=[.$P$69]*(1-[.$P75]/100)*(([.BJ$77]/5000)*10)*(([.BJ$34]/100)*20)" office:value-type="float" office:value="10" calcext:value-type="float">
            <text:p>10</text:p>
          </table:table-cell>
          <table:table-cell table:style-name="ce64" table:formula="of:=[.$P$69]*(1-[.$P75]/100)*(([.BK$77]/5000)*10)*(([.BK$34]/100)*20)" office:value-type="float" office:value="20" calcext:value-type="float">
            <text:p>20</text:p>
          </table:table-cell>
          <table:table-cell table:style-name="ce64" table:formula="of:=[.$P$69]*(1-[.$P75]/100)*(([.BL$77]/5000)*10)*(([.BL$34]/100)*20)" office:value-type="float" office:value="30" calcext:value-type="float">
            <text:p>30</text:p>
          </table:table-cell>
          <table:table-cell table:style-name="ce64" table:formula="of:=[.$P$69]*(1-[.$P75]/100)*(([.BM$77]/5000)*10)*(([.BM$34]/100)*20)" office:value-type="float" office:value="40" calcext:value-type="float">
            <text:p>40</text:p>
          </table:table-cell>
          <table:table-cell table:style-name="ce64" table:formula="of:=[.$P$69]*(1-[.$P75]/100)*(([.BN$77]/5000)*10)*(([.BN$34]/100)*20)" office:value-type="float" office:value="50" calcext:value-type="float">
            <text:p>50</text:p>
          </table:table-cell>
          <table:table-cell table:style-name="ce46"/>
          <table:table-cell table:style-name="ce102" table:number-columns-repeated="55"/>
          <table:table-cell table:style-name="ce118"/>
          <table:table-cell table:style-name="ce120"/>
          <table:table-cell table:style-name="ce102" table:number-columns-repeated="10"/>
          <table:table-cell table:style-name="ce17"/>
        </table:table-row>
        <table:table-row table:style-name="ro3">
          <table:table-cell table:style-name="ce46"/>
          <table:table-cell table:style-name="ce48" office:value-type="string" calcext:value-type="string">
            <text:p>Life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table:formula="of:=[.C76]+500" office:value-type="float" office:value="1000" calcext:value-type="float">
            <text:p>1000</text:p>
          </table:table-cell>
          <table:table-cell table:style-name="ce65" table:formula="of:=[.D76]+500" office:value-type="float" office:value="1500" calcext:value-type="float">
            <text:p>1500</text:p>
          </table:table-cell>
          <table:table-cell table:style-name="ce65" table:formula="of:=[.E76]+500" office:value-type="float" office:value="2000" calcext:value-type="float">
            <text:p>2000</text:p>
          </table:table-cell>
          <table:table-cell table:style-name="ce65" table:formula="of:=[.F76]+500" office:value-type="float" office:value="2500" calcext:value-type="float">
            <text:p>2500</text:p>
          </table:table-cell>
          <table:table-cell table:style-name="ce65" table:formula="of:=[.G76]+500" office:value-type="float" office:value="3000" calcext:value-type="float">
            <text:p>3000</text:p>
          </table:table-cell>
          <table:table-cell table:style-name="ce65" table:formula="of:=[.H76]+500" office:value-type="float" office:value="3500" calcext:value-type="float">
            <text:p>3500</text:p>
          </table:table-cell>
          <table:table-cell table:style-name="ce65" table:formula="of:=[.I76]+500" office:value-type="float" office:value="4000" calcext:value-type="float">
            <text:p>4000</text:p>
          </table:table-cell>
          <table:table-cell table:style-name="ce65" table:formula="of:=[.J76]+500" office:value-type="float" office:value="4500" calcext:value-type="float">
            <text:p>4500</text:p>
          </table:table-cell>
          <table:table-cell table:style-name="ce65" table:formula="of:=[.K76]+500" office:value-type="float" office:value="5000" calcext:value-type="float">
            <text:p>5000</text:p>
          </table:table-cell>
          <table:table-cell table:number-columns-repeated="2"/>
          <table:table-cell table:style-name="ce46" table:number-columns-repeated="7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4"/>
          <table:table-cell table:style-name="ce102" table:number-columns-repeated="67"/>
          <table:table-cell table:style-name="ce17"/>
        </table:table-row>
        <table:table-row table:style-name="ro3">
          <table:table-cell table:style-name="ce46"/>
          <table:table-cell table:style-name="ce29" table:number-columns-repeated="12"/>
          <table:table-cell/>
          <table:table-cell table:style-name="ce46"/>
          <table:table-cell table:style-name="ce48" office:value-type="string" calcext:value-type="string">
            <text:p>Life</text:p>
          </table:table-cell>
          <table:table-cell table:style-name="ce134" office:value-type="float" office:value="500" calcext:value-type="float" table:number-columns-spanned="5" table:number-rows-spanned="1">
            <text:p>500</text:p>
          </table:table-cell>
          <table:covered-table-cell table:style-name="ce135" table:formula="of:=500" office:value-type="float" office:value="500" calcext:value-type="float">
            <text:p>500</text:p>
          </table:covered-table-cell>
          <table:covered-table-cell table:style-name="ce135" table:formula="of:=500" office:value-type="float" office:value="500" calcext:value-type="float">
            <text:p>500</text:p>
          </table:covered-table-cell>
          <table:covered-table-cell table:style-name="ce135" table:formula="of:=500" office:value-type="float" office:value="500" calcext:value-type="float">
            <text:p>500</text:p>
          </table:covered-table-cell>
          <table:covered-table-cell table:style-name="ce135" table:formula="of:=500" office:value-type="float" office:value="500" calcext:value-type="float">
            <text:p>500</text:p>
          </table:covered-table-cell>
          <table:table-cell table:style-name="ce140" table:formula="of:=1000" office:value-type="float" office:value="1000" calcext:value-type="float" table:number-columns-spanned="5" table:number-rows-spanned="1">
            <text:p>1000</text:p>
          </table:table-cell>
          <table:covered-table-cell table:style-name="ce146" table:formula="of:=1000" office:value-type="float" office:value="1000" calcext:value-type="float">
            <text:p>1000</text:p>
          </table:covered-table-cell>
          <table:covered-table-cell table:style-name="ce135" table:formula="of:=1000" office:value-type="float" office:value="1000" calcext:value-type="float">
            <text:p>1000</text:p>
          </table:covered-table-cell>
          <table:covered-table-cell table:style-name="ce135" table:formula="of:=1000" office:value-type="float" office:value="1000" calcext:value-type="float">
            <text:p>1000</text:p>
          </table:covered-table-cell>
          <table:covered-table-cell table:style-name="ce135" table:formula="of:=1000" office:value-type="float" office:value="1000" calcext:value-type="float">
            <text:p>1000</text:p>
          </table:covered-table-cell>
          <table:table-cell table:style-name="ce140" table:formula="of:=1500" office:value-type="float" office:value="1500" calcext:value-type="float" table:number-columns-spanned="5" table:number-rows-spanned="1">
            <text:p>1500</text:p>
          </table:table-cell>
          <table:covered-table-cell table:style-name="ce147" table:formula="of:=1500" office:value-type="float" office:value="1500" calcext:value-type="float">
            <text:p>1500</text:p>
          </table:covered-table-cell>
          <table:covered-table-cell table:style-name="ce147" table:formula="of:=1500" office:value-type="float" office:value="1500" calcext:value-type="float">
            <text:p>1500</text:p>
          </table:covered-table-cell>
          <table:covered-table-cell table:style-name="ce147" table:formula="of:=1500" office:value-type="float" office:value="1500" calcext:value-type="float">
            <text:p>1500</text:p>
          </table:covered-table-cell>
          <table:covered-table-cell table:style-name="ce147" table:formula="of:=1500" office:value-type="float" office:value="1500" calcext:value-type="float">
            <text:p>1500</text:p>
          </table:covered-table-cell>
          <table:table-cell table:style-name="ce140" table:formula="of:=2000" office:value-type="float" office:value="2000" calcext:value-type="float" table:number-columns-spanned="5" table:number-rows-spanned="1">
            <text:p>2000</text:p>
          </table:table-cell>
          <table:covered-table-cell table:style-name="ce147" table:formula="of:=2000" office:value-type="float" office:value="2000" calcext:value-type="float">
            <text:p>2000</text:p>
          </table:covered-table-cell>
          <table:covered-table-cell table:style-name="ce147" table:formula="of:=2000" office:value-type="float" office:value="2000" calcext:value-type="float">
            <text:p>2000</text:p>
          </table:covered-table-cell>
          <table:covered-table-cell table:style-name="ce147" table:formula="of:=2000" office:value-type="float" office:value="2000" calcext:value-type="float">
            <text:p>2000</text:p>
          </table:covered-table-cell>
          <table:covered-table-cell table:style-name="ce135" office:value-type="float" office:value="2000" calcext:value-type="float">
            <text:p>2000</text:p>
          </table:covered-table-cell>
          <table:table-cell table:style-name="ce134" table:formula="of:=2500" office:value-type="float" office:value="2500" calcext:value-type="float" table:number-columns-spanned="5" table:number-rows-spanned="1">
            <text:p>2500</text:p>
          </table:table-cell>
          <table:covered-table-cell table:style-name="ce135" table:formula="of:=2500" office:value-type="float" office:value="2500" calcext:value-type="float">
            <text:p>2500</text:p>
          </table:covered-table-cell>
          <table:covered-table-cell table:style-name="ce135" table:formula="of:=2500" office:value-type="float" office:value="2500" calcext:value-type="float">
            <text:p>2500</text:p>
          </table:covered-table-cell>
          <table:covered-table-cell table:style-name="ce135" table:formula="of:=2500" office:value-type="float" office:value="2500" calcext:value-type="float">
            <text:p>2500</text:p>
          </table:covered-table-cell>
          <table:covered-table-cell table:style-name="ce135" table:formula="of:=2500" office:value-type="float" office:value="2500" calcext:value-type="float">
            <text:p>2500</text:p>
          </table:covered-table-cell>
          <table:table-cell table:style-name="ce140" table:formula="of:=3000" office:value-type="float" office:value="3000" calcext:value-type="float" table:number-columns-spanned="5" table:number-rows-spanned="1">
            <text:p>3000</text:p>
          </table:table-cell>
          <table:covered-table-cell table:style-name="ce147" table:formula="of:=3000" office:value-type="float" office:value="3000" calcext:value-type="float">
            <text:p>3000</text:p>
          </table:covered-table-cell>
          <table:covered-table-cell table:style-name="ce147" table:formula="of:=3000" office:value-type="float" office:value="3000" calcext:value-type="float">
            <text:p>3000</text:p>
          </table:covered-table-cell>
          <table:covered-table-cell table:style-name="ce147" table:formula="of:=3000" office:value-type="float" office:value="3000" calcext:value-type="float">
            <text:p>3000</text:p>
          </table:covered-table-cell>
          <table:covered-table-cell table:style-name="ce147" table:formula="of:=3000" office:value-type="float" office:value="3000" calcext:value-type="float">
            <text:p>3000</text:p>
          </table:covered-table-cell>
          <table:table-cell table:style-name="ce140" table:formula="of:=3500" office:value-type="float" office:value="3500" calcext:value-type="float" table:number-columns-spanned="5" table:number-rows-spanned="1">
            <text:p>3500</text:p>
          </table:table-cell>
          <table:covered-table-cell table:style-name="ce147" table:formula="of:=3500" office:value-type="float" office:value="3500" calcext:value-type="float">
            <text:p>3500</text:p>
          </table:covered-table-cell>
          <table:covered-table-cell table:style-name="ce147" table:formula="of:=3500" office:value-type="float" office:value="3500" calcext:value-type="float">
            <text:p>3500</text:p>
          </table:covered-table-cell>
          <table:covered-table-cell table:style-name="ce147" table:formula="of:=3500" office:value-type="float" office:value="3500" calcext:value-type="float">
            <text:p>3500</text:p>
          </table:covered-table-cell>
          <table:covered-table-cell table:style-name="ce147" table:formula="of:=3500" office:value-type="float" office:value="3500" calcext:value-type="float">
            <text:p>3500</text:p>
          </table:covered-table-cell>
          <table:table-cell table:style-name="ce140" table:formula="of:=4000" office:value-type="float" office:value="4000" calcext:value-type="float" table:number-columns-spanned="5" table:number-rows-spanned="1">
            <text:p>4000</text:p>
          </table:table-cell>
          <table:covered-table-cell table:style-name="ce147" table:formula="of:=4000" office:value-type="float" office:value="4000" calcext:value-type="float">
            <text:p>4000</text:p>
          </table:covered-table-cell>
          <table:covered-table-cell table:style-name="ce147" table:formula="of:=4000" office:value-type="float" office:value="4000" calcext:value-type="float">
            <text:p>4000</text:p>
          </table:covered-table-cell>
          <table:covered-table-cell table:style-name="ce147" table:formula="of:=4000" office:value-type="float" office:value="4000" calcext:value-type="float">
            <text:p>4000</text:p>
          </table:covered-table-cell>
          <table:covered-table-cell table:style-name="ce147" table:formula="of:=4000" office:value-type="float" office:value="4000" calcext:value-type="float">
            <text:p>4000</text:p>
          </table:covered-table-cell>
          <table:table-cell table:style-name="ce140" table:formula="of:=4500" office:value-type="float" office:value="4500" calcext:value-type="float" table:number-columns-spanned="5" table:number-rows-spanned="1">
            <text:p>4500</text:p>
          </table:table-cell>
          <table:covered-table-cell table:style-name="ce147" table:formula="of:=4500" office:value-type="float" office:value="4500" calcext:value-type="float">
            <text:p>4500</text:p>
          </table:covered-table-cell>
          <table:covered-table-cell table:style-name="ce147" table:formula="of:=4500" office:value-type="float" office:value="4500" calcext:value-type="float">
            <text:p>4500</text:p>
          </table:covered-table-cell>
          <table:covered-table-cell table:style-name="ce147" table:formula="of:=4500" office:value-type="float" office:value="4500" calcext:value-type="float">
            <text:p>4500</text:p>
          </table:covered-table-cell>
          <table:covered-table-cell table:style-name="ce147" table:formula="of:=4500" office:value-type="float" office:value="4500" calcext:value-type="float">
            <text:p>4500</text:p>
          </table:covered-table-cell>
          <table:table-cell table:style-name="ce140" table:formula="of:=5000" office:value-type="float" office:value="5000" calcext:value-type="float" table:number-columns-spanned="5" table:number-rows-spanned="1">
            <text:p>5000</text:p>
          </table:table-cell>
          <table:covered-table-cell table:style-name="ce147" table:formula="of:=5000" office:value-type="float" office:value="5000" calcext:value-type="float">
            <text:p>5000</text:p>
          </table:covered-table-cell>
          <table:covered-table-cell table:style-name="ce147" table:formula="of:=5000" office:value-type="float" office:value="5000" calcext:value-type="float">
            <text:p>5000</text:p>
          </table:covered-table-cell>
          <table:covered-table-cell table:style-name="ce147" table:formula="of:=5000" office:value-type="float" office:value="5000" calcext:value-type="float">
            <text:p>5000</text:p>
          </table:covered-table-cell>
          <table:covered-table-cell table:style-name="ce147" table:formula="of:=5000" office:value-type="float" office:value="5000" calcext:value-type="float">
            <text:p>5000</text:p>
          </table:covered-table-cell>
          <table:table-cell table:style-name="ce101"/>
          <table:table-cell table:style-name="ce106" table:number-columns-repeated="55"/>
          <table:table-cell table:style-name="ce102"/>
          <table:table-cell table:style-name="ce121"/>
          <table:table-cell table:style-name="ce106" table:number-columns-repeated="10"/>
          <table:table-cell table:style-name="ce17"/>
        </table:table-row>
        <table:table-row table:style-name="ro2">
          <table:table-cell table:style-name="ce46" table:number-columns-repeated="12"/>
          <table:table-cell table:number-columns-repeated="2"/>
          <table:table-cell table:style-name="ce46" table:number-columns-repeated="7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3"/>
          <table:table-cell table:style-name="ce87"/>
          <table:table-cell table:style-name="ce96"/>
          <table:table-cell table:style-name="ce46" table:number-columns-repeated="4"/>
          <table:table-cell table:style-name="ce102" table:number-columns-repeated="67"/>
          <table:table-cell table:style-name="ce17"/>
        </table:table-row>
        <table:table-row table:style-name="ro2" table:number-rows-repeated="2">
          <table:table-cell table:style-name="Default" table:number-columns-repeated="13"/>
          <table:table-cell table:number-columns-repeated="23"/>
          <table:table-cell table:style-name="ce17" table:number-columns-repeated="69"/>
          <table:table-cell table:number-columns-repeated="25"/>
          <table:table-cell table:style-name="ce17" table:number-columns-repeated="5"/>
        </table:table-row>
        <table:table-row table:style-name="ro1">
          <table:table-cell table:style-name="ce16"/>
          <table:table-cell table:style-name="ce55"/>
          <table:table-cell table:style-name="ce60" office:value-type="string" calcext:value-type="string">
            <text:p>dodgevalue=(char1.agi – char2.acr) +1</text:p>
          </table:table-cell>
          <table:table-cell table:style-name="ce55"/>
          <table:table-cell table:style-name="ce46" table:number-columns-repeated="3"/>
          <table:table-cell table:style-name="ce46" office:value-type="string" calcext:value-type="string">
            <text:p>Avg. Def=48,75</text:p>
          </table:table-cell>
          <table:table-cell table:style-name="ce46"/>
          <table:table-cell table:style-name="ce46" office:value-type="string" calcext:value-type="string">
            <text:p>Avg. Atk=320</text:p>
          </table:table-cell>
          <table:table-cell table:style-name="ce46" table:number-columns-repeated="2"/>
          <table:table-cell table:number-columns-repeated="24"/>
          <table:table-cell table:style-name="ce17" table:number-columns-repeated="69"/>
          <table:table-cell table:number-columns-repeated="25"/>
          <table:table-cell table:style-name="ce17" table:number-columns-repeated="5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0" calcext:value-type="float">
            <text:p>0</text:p>
          </table:table-cell>
          <table:table-cell table:style-name="ce61" table:number-columns-repeated="5"/>
          <table:table-cell table:style-name="ce63" table:number-columns-repeated="5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style-name="ce69" table:formula="of:=([.$B$82]-[.$B83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style-name="ce69" table:formula="of:=([.$B$82]-[.$B84])+1" office:value-type="float" office:value="-1" calcext:value-type="float">
            <text:p>-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style-name="ce69" table:formula="of:=([.$B$82]-[.$B85])+1" office:value-type="float" office:value="-3" calcext:value-type="float">
            <text:p>-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style-name="ce69" table:formula="of:=([.$B$82]-[.$B86])+1" office:value-type="float" office:value="-5" calcext:value-type="float">
            <text:p>-5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style-name="ce69" table:formula="of:=([.$B$82]-[.$B87])+1" office:value-type="float" office:value="-7" calcext:value-type="float">
            <text:p>-7</text:p>
          </table:table-cell>
          <table:table-cell table:number-columns-repeated="123"/>
        </table:table-row>
        <table:table-row table:style-name="ro3">
          <table:table-cell table:style-name="ce18"/>
          <table:table-cell table:style-name="ce58" office:value-type="float" office:value="10" calcext:value-type="float">
            <text:p>10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style-name="ce69" table:formula="of:=([.$B$82]-[.$B88])+1" office:value-type="float" office:value="-9" calcext:value-type="float">
            <text:p>-9</text:p>
          </table:table-cell>
          <table:table-cell table:number-columns-repeated="123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2" calcext:value-type="float">
            <text:p>2</text:p>
          </table:table-cell>
          <table:table-cell table:style-name="ce70" table:number-columns-repeated="10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style-name="ce73" table:formula="of:=([.$B$89]-[.$B90])+1" office:value-type="float" office:value="3" calcext:value-type="float">
            <text:p>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style-name="ce73" table:formula="of:=([.$B$89]-[.$B91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style-name="ce73" table:formula="of:=([.$B$89]-[.$B92])+1" office:value-type="float" office:value="-1" calcext:value-type="float">
            <text:p>-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style-name="ce73" table:formula="of:=([.$B$89]-[.$B93])+1" office:value-type="float" office:value="-3" calcext:value-type="float">
            <text:p>-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style-name="ce73" table:formula="of:=([.$B$89]-[.$B94])+1" office:value-type="float" office:value="-5" calcext:value-type="float">
            <text:p>-5</text:p>
          </table:table-cell>
          <table:table-cell table:number-columns-repeated="123"/>
        </table:table-row>
        <table:table-row table:style-name="ro3">
          <table:table-cell table:style-name="ce18"/>
          <table:table-cell table:style-name="ce58" office:value-type="float" office:value="10" calcext:value-type="float">
            <text:p>10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style-name="ce73" table:formula="of:=([.$B$89]-[.$B95])+1" office:value-type="float" office:value="-7" calcext:value-type="float">
            <text:p>-7</text:p>
          </table:table-cell>
          <table:table-cell table:number-columns-repeated="123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number-columns-repeated="10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style-name="ce73" table:formula="of:=([.$B$96]-[.$B97])+1" office:value-type="float" office:value="5" calcext:value-type="float">
            <text:p>5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style-name="ce73" table:formula="of:=([.$B$96]-[.$B98])+1" office:value-type="float" office:value="3" calcext:value-type="float">
            <text:p>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style-name="ce73" table:formula="of:=([.$B$96]-[.$B99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style-name="ce73" table:formula="of:=([.$B$96]-[.$B100])+1" office:value-type="float" office:value="-1" calcext:value-type="float">
            <text:p>-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style-name="ce73" table:formula="of:=([.$B$96]-[.$B101])+1" office:value-type="float" office:value="-3" calcext:value-type="float">
            <text:p>-3</text:p>
          </table:table-cell>
          <table:table-cell table:number-columns-repeated="123"/>
        </table:table-row>
        <table:table-row table:style-name="ro3">
          <table:table-cell table:style-name="ce18"/>
          <table:table-cell table:style-name="ce58" office:value-type="float" office:value="10" calcext:value-type="float">
            <text:p>10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style-name="ce73" table:formula="of:=([.$B$96]-[.$B102])+1" office:value-type="float" office:value="-5" calcext:value-type="float">
            <text:p>-5</text:p>
          </table:table-cell>
          <table:table-cell table:number-columns-repeated="123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6" calcext:value-type="float">
            <text:p>6</text:p>
          </table:table-cell>
          <table:table-cell table:style-name="ce70" table:number-columns-repeated="10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style-name="ce73" table:formula="of:=([.$B$103]-[.$B104])+1" office:value-type="float" office:value="7" calcext:value-type="float">
            <text:p>7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style-name="ce73" table:formula="of:=([.$B$103]-[.$B105])+1" office:value-type="float" office:value="5" calcext:value-type="float">
            <text:p>5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style-name="ce73" table:formula="of:=([.$B$103]-[.$B106])+1" office:value-type="float" office:value="3" calcext:value-type="float">
            <text:p>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style-name="ce73" table:formula="of:=([.$B$103]-[.$B107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style-name="ce73" table:formula="of:=([.$B$103]-[.$B108])+1" office:value-type="float" office:value="-1" calcext:value-type="float">
            <text:p>-1</text:p>
          </table:table-cell>
          <table:table-cell table:number-columns-repeated="123"/>
        </table:table-row>
        <table:table-row table:style-name="ro3">
          <table:table-cell table:style-name="ce18"/>
          <table:table-cell table:style-name="ce58" office:value-type="float" office:value="10" calcext:value-type="float">
            <text:p>10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style-name="ce73" table:formula="of:=([.$B$103]-[.$B109])+1" office:value-type="float" office:value="-3" calcext:value-type="float">
            <text:p>-3</text:p>
          </table:table-cell>
          <table:table-cell table:number-columns-repeated="123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8" calcext:value-type="float">
            <text:p>8</text:p>
          </table:table-cell>
          <table:table-cell table:style-name="ce70" table:number-columns-repeated="10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style-name="ce73" table:formula="of:=([.$B$110]-[.$B111])+1" office:value-type="float" office:value="9" calcext:value-type="float">
            <text:p>9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style-name="ce73" table:formula="of:=([.$B$110]-[.$B112])+1" office:value-type="float" office:value="7" calcext:value-type="float">
            <text:p>7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style-name="ce73" table:formula="of:=([.$B$110]-[.$B113])+1" office:value-type="float" office:value="5" calcext:value-type="float">
            <text:p>5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style-name="ce73" table:formula="of:=([.$B$110]-[.$B114])+1" office:value-type="float" office:value="3" calcext:value-type="float">
            <text:p>3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style-name="ce73" table:formula="of:=([.$B$110]-[.$B115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 table:style-name="ce18"/>
          <table:table-cell table:style-name="ce58" office:value-type="float" office:value="10" calcext:value-type="float">
            <text:p>10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style-name="ce73" table:formula="of:=([.$B$110]-[.$B116])+1" office:value-type="float" office:value="-1" calcext:value-type="float">
            <text:p>-1</text:p>
          </table:table-cell>
          <table:table-cell table:number-columns-repeated="123"/>
        </table:table-row>
        <table:table-row table:style-name="ro3">
          <table:table-cell table:style-name="ce13" office:value-type="string" calcext:value-type="string">
            <text:p>Agility</text:p>
          </table:table-cell>
          <table:table-cell table:style-name="ce56" office:value-type="float" office:value="10" calcext:value-type="float">
            <text:p>10</text:p>
          </table:table-cell>
          <table:table-cell table:style-name="ce70" table:number-columns-repeated="10"/>
          <table:table-cell table:number-columns-repeated="123"/>
        </table:table-row>
        <table:table-row table:style-name="ro3">
          <table:table-cell table:style-name="ce14"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style-name="ce73" table:formula="of:=([.$B$117]-[.$B118])+1" office:value-type="float" office:value="11" calcext:value-type="float">
            <text:p>11</text:p>
          </table:table-cell>
          <table:table-cell table:number-columns-repeated="12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style-name="ce73" table:formula="of:=([.$B$117]-[.$B119])+1" office:value-type="float" office:value="9" calcext:value-type="float">
            <text:p>9</text:p>
          </table:table-cell>
          <table:table-cell table:number-columns-repeated="123"/>
        </table:table-row>
        <table:table-row table:style-name="ro2">
          <table:table-cell table:style-name="ce28"/>
          <table:table-cell office:value-type="float" office:value="4" calcext:value-type="float">
            <text:p>4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style-name="ce73" table:formula="of:=([.$B$117]-[.$B120])+1" office:value-type="float" office:value="7" calcext:value-type="float">
            <text:p>7</text:p>
          </table:table-cell>
          <table:table-cell table:number-columns-repeated="123"/>
        </table:table-row>
        <table:table-row table:style-name="ro2">
          <table:table-cell table:style-name="ce44"/>
          <table:table-cell office:value-type="float" office:value="6" calcext:value-type="float">
            <text:p>6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style-name="ce73" table:formula="of:=([.$B$117]-[.$B121])+1" office:value-type="float" office:value="5" calcext:value-type="float">
            <text:p>5</text:p>
          </table:table-cell>
          <table:table-cell table:number-columns-repeated="123"/>
        </table:table-row>
        <table:table-row table:style-name="ro2">
          <table:table-cell table:style-name="ce44"/>
          <table:table-cell office:value-type="float" office:value="8" calcext:value-type="float">
            <text:p>8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style-name="ce73" table:formula="of:=([.$B$117]-[.$B122])+1" office:value-type="float" office:value="3" calcext:value-type="float">
            <text:p>3</text:p>
          </table:table-cell>
          <table:table-cell table:number-columns-repeated="123"/>
        </table:table-row>
        <table:table-row table:style-name="ro2">
          <table:table-cell table:style-name="ce45"/>
          <table:table-cell table:style-name="ce58" office:value-type="float" office:value="10" calcext:value-type="float">
            <text:p>10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style-name="ce73" table:formula="of:=([.$B$117]-[.$B123])+1" office:value-type="float" office:value="1" calcext:value-type="float">
            <text:p>1</text:p>
          </table:table-cell>
          <table:table-cell table:number-columns-repeated="123"/>
        </table:table-row>
        <table:table-row table:style-name="ro3">
          <table:table-cell table:style-name="ce46"/>
          <table:table-cell table:style-name="ce48" office:value-type="string" calcext:value-type="string">
            <text:p>Diceroll</text:p>
          </table:table-cell>
          <table:table-cell table:style-name="ce65" table:formula="of:=0+1" office:value-type="float" office:value="1" calcext:value-type="float">
            <text:p>1</text:p>
          </table:table-cell>
          <table:table-cell table:style-name="ce65" table:formula="of:=[.C124]+1" office:value-type="float" office:value="2" calcext:value-type="float">
            <text:p>2</text:p>
          </table:table-cell>
          <table:table-cell table:style-name="ce65" table:formula="of:=[.D124]+1" office:value-type="float" office:value="3" calcext:value-type="float">
            <text:p>3</text:p>
          </table:table-cell>
          <table:table-cell table:style-name="ce65" table:formula="of:=[.E124]+1" office:value-type="float" office:value="4" calcext:value-type="float">
            <text:p>4</text:p>
          </table:table-cell>
          <table:table-cell table:style-name="ce65" table:formula="of:=[.F124]+1" office:value-type="float" office:value="5" calcext:value-type="float">
            <text:p>5</text:p>
          </table:table-cell>
          <table:table-cell table:style-name="ce65" table:formula="of:=[.G124]+1" office:value-type="float" office:value="6" calcext:value-type="float">
            <text:p>6</text:p>
          </table:table-cell>
          <table:table-cell table:style-name="ce65" table:formula="of:=[.H124]+1" office:value-type="float" office:value="7" calcext:value-type="float">
            <text:p>7</text:p>
          </table:table-cell>
          <table:table-cell table:style-name="ce65" table:formula="of:=[.I124]+1" office:value-type="float" office:value="8" calcext:value-type="float">
            <text:p>8</text:p>
          </table:table-cell>
          <table:table-cell table:style-name="ce65" table:formula="of:=[.J124]+1" office:value-type="float" office:value="9" calcext:value-type="float">
            <text:p>9</text:p>
          </table:table-cell>
          <table:table-cell table:style-name="ce65" table:formula="of:=[.K124]+1" office:value-type="float" office:value="10" calcext:value-type="float">
            <text:p>10</text:p>
          </table:table-cell>
          <table:table-cell table:number-columns-repeated="123"/>
        </table:table-row>
        <table:table-row table:style-name="ro2">
          <table:table-cell table:style-name="ce46"/>
          <table:table-cell table:style-name="ce29" table:number-columns-repeated="12"/>
          <table:table-cell table:number-columns-repeated="122"/>
        </table:table-row>
        <table:table-row table:style-name="ro2">
          <table:table-cell table:style-name="ce46" table:number-columns-repeated="12"/>
          <table:table-cell table:number-columns-repeated="123"/>
        </table:table-row>
        <calcext:conditional-formats>
          <calcext:conditional-format calcext:target-range-address="Feuille1.C83:Feuille1.L123">
            <calcext:condition calcext:apply-style-name="Good" calcext:value="&gt;[.C$124]" calcext:base-cell-address="Feuille1.C83"/>
            <calcext:condition calcext:apply-style-name="Bad" calcext:value="&lt;[.C$124]" calcext:base-cell-address="Feuille1.C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6:14:59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2:51:23.262000000</meta:creation-date>
    <dc:date>2019-07-04T17:47:14.748000000</dc:date>
    <meta:editing-duration>PT5H40M13S</meta:editing-duration>
    <meta:editing-cycles>22</meta:editing-cycles>
    <meta:generator>LibreOffice/6.1.2.1$Windows_X86_64 LibreOffice_project/65905a128db06ba48db947242809d14d3f9a93fe</meta:generator>
    <meta:document-statistic meta:table-count="1" meta:cell-count="3062" meta:object-count="0"/>
  </office:meta>
</office:document-meta>
</file>